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Times New Roman" svg:font-family="&quot;Times New Roman&quot;"/>
    <style:font-face style:name="Cambria" svg:font-family="Cambria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brancha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transparent" style:cell-protect="protected"/>
      <style:text-properties fo:color="#008000"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fo:background-color="transparent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cell-protect="protected"/>
      <style:text-properties fo:font-size="12pt" style:font-size-asian="12pt" style:font-size-complex="12pt"/>
    </style:style>
    <style:style style:name="ce10" style:family="table-cell" style:parent-style-name="Hyperlink" style:data-style-name="N0">
      <style:table-cell-properties style:vertical-align="middle" fo:background-color="transparent" style:repeat-content="false"/>
      <style:paragraph-properties fo:text-align="center"/>
      <style:text-properties fo:color="#0000FF" fo:font-size="12pt" style:font-size-asian="12pt" style:font-size-complex="12pt" style:text-underline-style="solid" style:text-underline-type="single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 style:writing-mode="l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FF00FF" fo:font-size="12pt" style:font-size-asian="12pt" style:font-size-complex="12pt"/>
    </style:style>
    <style:style style:name="ce13" style:family="table-cell" style:parent-style-name="Hyperlink" style:data-style-name="N1">
      <style:table-cell-properties style:vertical-align="automatic" fo:background-color="transparent" style:repeat-content="false"/>
      <style:paragraph-properties fo:text-align="end" fo:margin-right="0cm"/>
      <style:text-properties fo:color="#FF00FF" fo:font-size="12pt" style:font-size-asian="12pt" style:font-size-complex="12pt" style:text-underline-style="solid" style:text-underline-type="single"/>
    </style:style>
    <style:style style:name="ce14" style:family="table-cell" style:parent-style-name="Normal_32_4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Hyperlink" style:data-style-name="N1">
      <style:table-cell-properties style:vertical-align="automatic" fo:background-color="transparent" style:repeat-content="false"/>
      <style:paragraph-properties fo:text-align="end" fo:margin-right="0cm"/>
      <style:text-properties fo:color="#0000F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0">
      <style:table-cell-properties fo:background-color="transparent"/>
      <style:text-properties style:font-name="Arial Unicode MS" style:font-name-asian="Arial Unicode MS" style:font-name-complex="Arial Unicode MS" fo:font-size="12pt" style:font-size-asian="12pt" style:font-size-complex="12pt"/>
    </style:style>
    <style:style style:name="ce18" style:family="table-cell" style:parent-style-name="Normal_rpihist2" style:data-style-name="N22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9" style:family="table-cell" style:parent-style-name="Default" style:data-style-name="N0">
      <style:table-cell-properties style:vertical-align="automatic" fo:background-color="#FFFFCC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ackground-color="#FFFFCC"/>
    </style:style>
    <style:style style:name="ce21" style:family="table-cell" style:parent-style-name="Default" style:data-style-name="N0">
      <style:table-cell-properties style:vertical-align="automatic" fo:background-color="#FFFFCC" style:cell-protect="protected" style:repeat-content="false"/>
      <style:paragraph-properties fo:text-align="end" fo:margin-right="0cm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23" style:family="table-cell" style:parent-style-name="Default" style:data-style-name="N3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Normal_brancha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e26" style:family="table-cell" style:parent-style-name="Default" style:data-style-name="N20">
      <style:table-cell-properties style:vertical-align="middle" style:cell-protect="protected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color="#FF00FF"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middle" style:cell-protect="protected"/>
      <style:text-properties fo:color="#FF00FF" fo:font-size="12pt" style:font-size-asian="12pt" style:font-size-complex="12pt"/>
    </style:style>
    <style:style style:name="ce30" style:family="table-cell" style:parent-style-name="Hyperlink" style:data-style-name="N1">
      <style:table-cell-properties style:vertical-align="middle" style:repeat-content="false"/>
      <style:paragraph-properties fo:text-align="end" fo:margin-right="0cm"/>
      <style:text-properties fo:color="#FF00FF" fo:font-size="12pt" style:font-size-asian="12pt" style:font-size-complex="12pt" style:text-underline-style="solid" style:text-underline-type="single"/>
    </style:style>
    <style:style style:name="ce31" style:family="table-cell" style:parent-style-name="Default" style:data-style-name="N0">
      <style:table-cell-properties style:vertical-align="middle" fo:background-color="transparent" style:cell-protect="protected"/>
      <style:text-properties fo:color="#008000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background-color="transparent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4" style:family="table-cell" style:parent-style-name="Hyperlink" style:data-style-name="N0">
      <style:table-cell-properties style:vertical-align="middle" fo:background-color="transparent" style:repeat-content="false"/>
      <style:paragraph-properties fo:text-align="end" fo:margin-right="0cm"/>
      <style:text-properties fo:color="#0000FF" fo:font-size="12pt" style:font-size-asian="12pt" style:font-size-complex="12pt" style:text-underline-style="solid" style:text-underline-type="single"/>
    </style:style>
    <style:style style:name="ce35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style:vertical-align="middle" fo:background-color="transparent" style:cell-protect="protected"/>
      <style:text-properties fo:font-size="12pt" style:font-size-asian="12pt" style:font-size-complex="12pt"/>
    </style:style>
    <style:style style:name="ce37" style:family="table-cell" style:parent-style-name="Default" style:data-style-name="N1">
      <style:table-cell-properties style:vertical-align="middle" fo:background-color="transparent"/>
      <style:text-properties fo:font-size="12pt" style:font-size-asian="12pt" style:font-size-complex="12pt"/>
    </style:style>
    <style:style style:name="ce38" style:family="table-cell" style:parent-style-name="Default" style:data-style-name="N1">
      <style:table-cell-properties style:vertical-align="middle" fo:background-color="transparent" style:cell-protect="protected"/>
      <style:text-properties fo:font-size="12pt" style:font-size-asian="12pt" style:font-size-complex="12pt"/>
    </style:style>
    <style:style style:name="ce39" style:family="table-cell" style:parent-style-name="Default" style:data-style-name="N1">
      <style:table-cell-properties style:vertical-align="middle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40" style:family="table-cell" style:parent-style-name="Percent" style:data-style-name="N38">
      <style:table-cell-properties style:vertical-align="middle" fo:background-color="transparent"/>
      <style:text-properties fo:font-size="12pt" style:font-size-asian="12pt" style:font-size-complex="12pt"/>
    </style:style>
    <style:style style:name="ce41" style:family="table-cell" style:parent-style-name="Default" style:data-style-name="N40">
      <style:table-cell-properties style:vertical-align="middle" fo:background-color="transparent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Normal_C5_fiuk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3" style:family="table-cell" style:parent-style-name="Default" style:data-style-name="N3">
      <style:table-cell-properties style:vertical-align="middle" fo:background-color="transparent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style:vertical-align="middle" fo:background-color="transparent" style:cell-protect="none"/>
      <style:text-properties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protected"/>
      <style:text-properties fo:font-size="12pt" style:font-size-asian="12pt" style:font-size-complex="12pt"/>
    </style:style>
    <style:style style:name="ce50" style:family="table-cell" style:parent-style-name="Comma" style:data-style-name="N39">
      <style:table-cell-properties fo:border-top="none" fo:border-bottom="thin solid #000000" fo:border-left="none" fo:border-right="none" style:vertical-align="middle" fo:background-color="transparent"/>
      <style:text-properties fo:font-size="12pt" style:font-size-asian="12pt" style:font-size-complex="12pt"/>
    </style:style>
    <style:style style:name="ce51" style:family="table-cell" style:parent-style-name="Comma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52" style:family="table-cell" style:parent-style-name="Default" style:data-style-name="N1">
      <style:table-cell-properties fo:border-top="thin solid #000000" fo:border-bottom="none" fo:border-left="none" fo:border-right="none" style:vertical-align="middle" fo:background-color="transparent" style:cell-protect="protected"/>
      <style:text-properties fo:font-size="12pt" style:font-size-asian="12pt" style:font-size-complex="12pt"/>
    </style:style>
    <style:style style:name="ce53" style:family="table-cell" style:parent-style-name="Default" style:data-style-name="N1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54" style:family="table-cell" style:parent-style-name="Default" style:data-style-name="N3">
      <style:table-cell-properties style:vertical-align="middle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55" style:family="table-cell" style:parent-style-name="Percent" style:data-style-name="N13">
      <style:table-cell-properties style:vertical-align="middle" fo:background-color="transparent"/>
      <style:text-properties fo:font-size="12pt" style:font-size-asian="12pt" style:font-size-complex="12pt"/>
    </style:style>
    <style:style style:name="ce56" style:family="table-cell" style:parent-style-name="Default" style:data-style-name="N41">
      <style:table-cell-properties style:vertical-align="middle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57" style:family="table-cell" style:parent-style-name="Percent" style:data-style-name="N13">
      <style:table-cell-properties style:vertical-align="middle" fo:background-color="transparent"/>
      <style:text-properties fo:font-size="12pt" style:font-size-asian="12pt" style:font-size-complex="12pt"/>
    </style:style>
    <style:style style:name="ce58" style:family="table-cell" style:parent-style-name="Default" style:data-style-name="N4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59" style:family="table-cell" style:parent-style-name="Percent" style:data-style-name="N3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60" style:family="table-cell" style:parent-style-name="Default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61" style:family="table-cell" style:parent-style-name="Default" style:data-style-name="N14">
      <style:table-cell-properties style:vertical-align="middle" fo:background-color="transparent"/>
      <style:text-properties fo:font-size="12pt" style:font-size-asian="12pt" style:font-size-complex="12pt"/>
    </style:style>
    <style:style style:name="ce62" style:family="table-cell" style:parent-style-name="Default" style:data-style-name="N37">
      <style:table-cell-properties fo:border-top="none" fo:border-bottom="thin solid #000000" fo:border-left="none" fo:border-right="none" style:vertical-align="middle" fo:background-color="transparent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6" style:family="table-cell" style:parent-style-name="Percent_32_2" style:data-style-name="N41">
      <style:table-cell-properties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67" style:family="table-cell" style:parent-style-name="Percent_32_2" style:data-style-name="N38">
      <style:table-cell-properties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68" style:family="table-cell" style:parent-style-name="Default" style:data-style-name="N38">
      <style:table-cell-properties style:vertical-align="middle" fo:background-color="transparent"/>
      <style:text-properties fo:font-size="12pt" style:font-size-asian="12pt" style:font-size-complex="12pt"/>
    </style:style>
    <style:style style:name="ce69" style:family="table-cell" style:parent-style-name="Default" style:data-style-name="N40">
      <style:table-cell-properties style:vertical-align="middle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e71" style:family="table-cell" style:parent-style-name="Percent_32_2" style:data-style-name="N41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72" style:family="table-cell" style:parent-style-name="Percent_32_2" style:data-style-name="N3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73" style:family="table-cell" style:parent-style-name="Default" style:data-style-name="N38">
      <style:table-cell-properties fo:border-top="none" fo:border-bottom="thin solid #000000" fo:border-left="none" fo:border-right="none" style:vertical-align="middle" fo:background-color="transparent"/>
      <style:text-properties fo:font-size="12pt" style:font-size-asian="12pt" style:font-size-complex="12pt"/>
    </style:style>
    <style:style style:name="ce74" style:family="table-cell" style:parent-style-name="Default" style:data-style-name="N42">
      <style:table-cell-properties style:vertical-align="middle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75" style:family="table-cell" style:parent-style-name="Default" style:data-style-name="N1">
      <style:table-cell-properties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/>
      <style:text-properties fo:font-size="12pt" style:font-size-asian="12pt" style:font-size-complex="12pt"/>
    </style:style>
    <style:style style:name="ce77" style:family="table-cell" style:parent-style-name="Default" style:data-style-name="N1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8" style:family="table-cell" style:parent-style-name="Default" style:data-style-name="N1">
      <style:table-cell-properties fo:border-top="none" fo:border-bottom="thin solid #000000" fo:border-left="none" fo:border-right="none" style:vertical-align="middle" fo:background-color="transparent"/>
      <style:text-properties fo:font-size="12pt" style:font-size-asian="12pt" style:font-size-complex="12pt"/>
    </style:style>
    <style:style style:name="ce79" style:family="table-cell" style:parent-style-name="Default" style:data-style-name="N3">
      <style:table-cell-properties style:vertical-align="middle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80" style:family="table-cell" style:parent-style-name="Default" style:data-style-name="N37">
      <style:table-cell-properties style:vertical-align="middle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81" style:family="table-cell" style:parent-style-name="Default" style:data-style-name="N37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font-size="12pt" style:font-size-asian="12pt" style:font-size-complex="12pt"/>
    </style:style>
    <style:style style:name="ce83" style:family="table-cell" style:parent-style-name="Default" style:data-style-name="N37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84" style:family="table-cell" style:parent-style-name="Default" style:data-style-name="N43">
      <style:table-cell-properties style:vertical-align="middle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85" style:family="table-cell" style:parent-style-name="Default" style:data-style-name="N43">
      <style:table-cell-properties style:vertical-align="middle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86" style:family="table-cell" style:parent-style-name="Default" style:data-style-name="N42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87" style:family="table-cell" style:parent-style-name="Default" style:data-style-name="N2">
      <style:table-cell-properties style:vertical-align="middle" fo:background-color="transparent" style:cell-protect="protected"/>
      <style:text-properties fo:font-size="12pt" style:font-size-asian="12pt" style:font-size-complex="12pt"/>
    </style:style>
    <style:style style:name="ce88" style:family="table-cell" style:parent-style-name="Default" style:data-style-name="N2">
      <style:table-cell-properties style:vertical-align="middle" fo:background-color="transparent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style:vertical-align="middle"/>
    </style:style>
    <style:style style:name="ce90" style:family="table-cell" style:parent-style-name="Default" style:data-style-name="N0">
      <style:table-cell-properties style:vertical-align="middle" style:cell-protect="protected"/>
      <style:text-properties fo:font-size="12pt" style:font-size-asian="12pt" style:font-size-complex="12pt"/>
    </style:style>
    <style:style style:name="ce91" style:family="table-cell" style:parent-style-name="Default" style:data-style-name="N44">
      <style:table-cell-properties style:vertical-align="middle" fo:background-color="transparent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5" style:family="table-cell" style:parent-style-name="Normal_sschart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ce96" style:family="table-cell" style:parent-style-name="Hyperlink" style:data-style-name="N0">
      <style:table-cell-properties style:vertical-align="middle" style:repeat-content="false"/>
      <style:paragraph-properties fo:text-align="end" fo:margin-right="0cm"/>
      <style:text-properties fo:color="#0000FF" fo:font-size="12pt" style:font-size-asian="12pt" style:font-size-complex="12pt" style:text-underline-style="solid" style:text-underline-type="single"/>
    </style:style>
    <style:style style:name="ce97" style:family="table-cell" style:parent-style-name="Normal_sschar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98" style:family="table-cell" style:parent-style-name="Normal_sschar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99" style:family="table-cell" style:parent-style-name="Normal_sschart" style:data-style-name="N1">
      <style:table-cell-properties style:vertical-align="middle" fo:background-color="transparent"/>
      <style:text-properties fo:font-size="12pt" style:font-size-asian="12pt" style:font-size-complex="12pt"/>
    </style:style>
    <style:style style:name="ce100" style:family="table-cell" style:parent-style-name="Comma" style:data-style-name="N39">
      <style:table-cell-properties style:vertical-align="middle" fo:background-color="transparent"/>
      <style:text-properties fo:font-size="12pt" style:font-size-asian="12pt" style:font-size-complex="12pt"/>
    </style:style>
    <style:style style:name="ce101" style:family="table-cell" style:parent-style-name="Normal_sschart" style:data-style-name="N0">
      <style:table-cell-properties style:vertical-align="middle" fo:background-color="transparent"/>
      <style:text-properties fo:color="#FF00FF" fo:font-size="12pt" style:font-size-asian="12pt" style:font-size-complex="12pt" fo:font-weight="bold" style:font-weight-asian="bold" style:font-weight-complex="bold"/>
    </style:style>
    <style:style style:name="ce102" style:family="table-cell" style:parent-style-name="Normal_sschart" style:data-style-name="N19">
      <style:table-cell-properties style:vertical-align="middle" fo:background-color="transparent"/>
      <style:text-properties fo:color="#FF00FF" fo:font-size="12pt" style:font-size-asian="12pt" style:font-size-complex="12pt" fo:font-weight="bold" style:font-weight-asian="bold" style:font-weight-complex="bold"/>
    </style:style>
    <style:style style:name="ce103" style:family="table-cell" style:parent-style-name="Normal_sschart" style:data-style-name="N0">
      <style:table-cell-properties fo:border-top="none" fo:border-bottom="thin solid #000000" fo:border-left="none" fo:border-right="none" style:vertical-align="middle" fo:background-color="transparent"/>
      <style:text-properties fo:font-size="12pt" style:font-size-asian="12pt" style:font-size-complex="12pt"/>
    </style:style>
    <style:style style:name="ce104" style:family="table-cell" style:parent-style-name="Comma" style:data-style-name="N39">
      <style:table-cell-properties fo:border-top="none" fo:border-bottom="thin solid #000000" fo:border-left="none" fo:border-right="none" style:vertical-align="middle" fo:background-color="transparent"/>
      <style:text-properties fo:font-size="12pt" style:font-size-asian="12pt" style:font-size-complex="12pt"/>
    </style:style>
    <style:style style:name="ce105" style:family="table-cell" style:parent-style-name="Normal_sschart" style:data-style-name="N37">
      <style:table-cell-properties style:vertical-align="middle" fo:background-color="transparent"/>
      <style:text-properties fo:font-size="12pt" style:font-size-asian="12pt" style:font-size-complex="12pt"/>
    </style:style>
    <style:style style:name="ce106" style:family="table-cell" style:parent-style-name="Default" style:data-style-name="N41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FF0000" fo:font-size="12pt" style:font-size-asian="12pt" style:font-size-complex="12pt"/>
    </style:style>
    <style:style style:name="ce107" style:family="table-cell" style:parent-style-name="Default" style:data-style-name="N20">
      <style:table-cell-properties style:vertical-align="middle" fo:background-color="transparent" style:cell-protect="protected"/>
      <style:text-properties fo:font-size="12pt" style:font-size-asian="12pt" style:font-size-complex="12pt"/>
    </style:style>
    <style:style style:name="ce108" style:family="table-cell" style:parent-style-name="Normal_32_2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ce109" style:family="table-cell" style:parent-style-name="Normal_32_2" style:data-style-name="N0">
      <style:table-cell-properties fo:border-top="thin solid #000000" fo:border-bottom="none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10" style:family="table-cell" style:parent-style-name="Normal_32_2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111" style:family="table-cell" style:parent-style-name="Normal_32_2" style:data-style-name="N0">
      <style:table-cell-properties fo:border-top="thin solid #000000" fo:border-bottom="none" fo:border-left="none" fo:border-right="none" style:vertical-align="middle" fo:background-color="transparent"/>
      <style:text-properties fo:font-size="12pt" style:font-size-asian="12pt" style:font-size-complex="12pt"/>
    </style:style>
    <style:style style:name="ce112" style:family="table-cell" style:parent-style-name="Normal_32_2" style:data-style-name="N0">
      <style:table-cell-properties fo:border-top="none" fo:border-bottom="thin solid #000000" fo:border-left="none" fo:border-right="none" style:vertical-align="middle" fo:background-color="transparent"/>
      <style:text-properties fo:font-size="12pt" style:font-size-asian="12pt" style:font-size-complex="12pt"/>
    </style:style>
    <style:style style:name="ce113" style:family="table-cell" style:parent-style-name="Normal_32_2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14" style:family="table-cell" style:parent-style-name="Percent_32_2" style:data-style-name="N13">
      <style:table-cell-properties style:vertical-align="middle" fo:background-color="transparent"/>
      <style:text-properties fo:font-size="12pt" style:font-size-asian="12pt" style:font-size-complex="12pt"/>
    </style:style>
    <style:style style:name="ce115" style:family="table-cell" style:parent-style-name="Percent_32_2" style:data-style-name="N13">
      <style:table-cell-properties fo:border-top="none" fo:border-bottom="thin solid #000000" fo:border-left="none" fo:border-right="none" style:vertical-align="middle" fo:background-color="transparent"/>
      <style:text-properties fo:font-size="12pt" style:font-size-asian="12pt" style:font-size-complex="12pt"/>
    </style:style>
    <style:style style:name="ce116" style:family="table-cell" style:parent-style-name="Normal_32_2" style:data-style-name="N0">
      <style:table-cell-properties style:vertical-align="middle" fo:background-color="transparent"/>
      <style:text-properties fo:color="#FF0000" fo:font-size="12pt" style:font-size-asian="12pt" style:font-size-complex="12pt" fo:font-weight="bold" style:font-weight-asian="bold" style:font-weight-complex="bold"/>
    </style:style>
    <style:style style:name="ce117" style:family="table-cell" style:parent-style-name="Normal_32_2" style:data-style-name="N0">
      <style:table-cell-properties style:vertical-align="middle" fo:background-color="transparent"/>
      <style:text-properties fo:color="#0000FF" fo:font-size="12pt" style:font-size-asian="12pt" style:font-size-complex="12pt" fo:font-weight="bold" style:font-weight-asian="bold" style:font-weight-complex="bold"/>
    </style:style>
    <style:style style:name="ce118" style:family="table-cell" style:parent-style-name="Default" style:data-style-name="N0">
      <style:table-cell-properties style:vertical-align="middle" fo:background-color="transparent" style:cell-protect="protected"/>
      <style:text-properties fo:color="#FF00FF" fo:font-size="12pt" style:font-size-asian="12pt" style:font-size-complex="12pt"/>
    </style:style>
    <style:style style:name="ce119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FF00FF" fo:font-size="12pt" style:font-size-asian="12pt" style:font-size-complex="12pt"/>
    </style:style>
    <style:style style:name="ce120" style:family="table-cell" style:parent-style-name="Hyperlink" style:data-style-name="N1">
      <style:table-cell-properties style:vertical-align="middle" fo:background-color="transparent" style:repeat-content="false"/>
      <style:paragraph-properties fo:text-align="end" fo:margin-right="0cm"/>
      <style:text-properties fo:color="#FF00FF" fo:font-size="12pt" style:font-size-asian="12pt" style:font-size-complex="12pt" style:text-underline-style="solid" style:text-underline-type="single"/>
    </style:style>
    <style:style style:name="ce121" style:family="table-cell" style:parent-style-name="Hyperlink" style:data-style-name="N1">
      <style:table-cell-properties style:vertical-align="middle" style:repeat-content="false"/>
      <style:paragraph-properties fo:text-align="end" fo:margin-right="0cm"/>
      <style:text-properties fo:color="#0000FF" fo:font-size="12pt" style:font-size-asian="12pt" style:font-size-complex="12pt" style:text-underline-style="solid" style:text-underline-type="single"/>
    </style:style>
    <style:style style:name="ce122" style:family="table-cell" style:parent-style-name="Normal_32_4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23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24" style:family="table-cell" style:parent-style-name="Normal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25" style:family="table-cell" style:parent-style-name="Normal_32_4" style:data-style-name="N36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26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27" style:family="table-cell" style:parent-style-name="Default" style:data-style-name="N36">
      <style:table-cell-properties style:vertical-align="middle"/>
      <style:text-properties fo:font-size="12pt" style:font-size-asian="12pt" style:font-size-complex="12pt"/>
    </style:style>
    <style:style style:name="ce128" style:family="table-cell" style:parent-style-name="Normal_32_4" style:data-style-name="N2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29" style:family="table-cell" style:parent-style-name="Normal_32_4" style:data-style-name="N36">
      <style:table-cell-properties fo:border-top="none" fo:border-bottom="thin solid #000000" fo:border-left="none" fo:border-right="none" style:vertical-align="middle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0" style:family="table-cell" style:parent-style-name="Normal_32_4" style:data-style-name="N14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1" style:family="table-cell" style:parent-style-name="Default" style:data-style-name="N0">
      <style:text-properties fo:font-size="12pt" style:font-size-asian="12pt" style:font-size-complex="12pt"/>
    </style:style>
    <style:style style:name="ce132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33" style:family="table-cell" style:parent-style-name="Normal_rpihist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4" style:family="table-cell" style:parent-style-name="Normal_rpihist2" style:data-style-name="N22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5" style:family="table-cell" style:parent-style-name="Normal_rpihist2" style:data-style-name="N22">
      <style:table-cell-properties fo:border-top="thin solid #000000" fo:border-bottom="none" fo:border-left="none" fo:border-right="none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6" style:family="table-cell" style:parent-style-name="Normal_rpihist2" style:data-style-name="N22">
      <style:table-cell-properties fo:border-top="none" fo:border-bottom="thin solid #000000" fo:border-left="none" fo:border-right="none"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7" style:family="table-cell" style:parent-style-name="Normal_rpihist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9" style:family="table-cell" style:parent-style-name="Normal_32_4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40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fo:font-size="12pt" style:font-size-asian="12pt" style:font-size-complex="12pt"/>
    </style:style>
    <style:style style:name="ce14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4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44" style:family="table-cell" style:parent-style-name="Hyperlink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FF" fo:font-size="12pt" style:font-size-asian="12pt" style:font-size-complex="12pt" style:text-underline-style="solid" style:text-underline-type="single"/>
    </style:style>
    <style:style style:name="ce14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94291666666667cm"/>
    </style:style>
    <style:style style:name="co3" style:family="table-column">
      <style:table-column-properties fo:break-before="auto" style:column-width="1.825625cm" style:use-optimal-column-width="true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3.01625cm" style:use-optimal-column-width="true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80458333333333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1.87854166666667cm" style:use-optimal-column-width="true"/>
    </style:style>
    <style:style style:name="co12" style:family="table-column">
      <style:table-column-properties fo:break-before="auto" style:column-width="6.82625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1979166666667cm" style:use-optimal-column-width="true"/>
    </style:style>
    <style:style style:name="co15" style:family="table-column">
      <style:table-column-properties fo:break-before="auto" style:column-width="1.74625cm" style:use-optimal-column-width="true"/>
    </style:style>
    <style:style style:name="co16" style:family="table-column">
      <style:table-column-properties fo:break-before="auto" style:column-width="1.85208333333333cm"/>
    </style:style>
    <style:style style:name="co17" style:family="table-column">
      <style:table-column-properties fo:break-before="auto" style:column-width="1.825625cm"/>
    </style:style>
    <style:style style:name="co18" style:family="table-column">
      <style:table-column-properties fo:break-before="auto" style:column-width="1.66687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1.77270833333333cm"/>
    </style:style>
    <style:style style:name="co21" style:family="table-column">
      <style:table-column-properties fo:break-before="auto" style:column-width="2.143125cm"/>
    </style:style>
    <style:style style:name="co22" style:family="table-column">
      <style:table-column-properties fo:break-before="auto" style:column-width="2.32833333333333cm"/>
    </style:style>
    <style:style style:name="co23" style:family="table-column">
      <style:table-column-properties fo:break-before="auto" style:column-width="3.36020833333333cm" style:use-optimal-column-width="true"/>
    </style:style>
    <style:style style:name="co24" style:family="table-column">
      <style:table-column-properties fo:break-before="auto" style:column-width="2.09020833333333cm" style:use-optimal-column-width="true"/>
    </style:style>
    <style:style style:name="co25" style:family="table-column">
      <style:table-column-properties fo:break-before="auto" style:column-width="1.61395833333333cm"/>
    </style:style>
    <style:style style:name="co26" style:family="table-column">
      <style:table-column-properties fo:break-before="auto" style:column-width="1.87854166666667cm"/>
    </style:style>
    <style:style style:name="co27" style:family="table-column">
      <style:table-column-properties fo:break-before="auto" style:column-width="2.301875cm" style:use-optimal-column-width="true"/>
    </style:style>
    <style:style style:name="co28" style:family="table-column">
      <style:table-column-properties fo:break-before="auto" style:column-width="2.35479166666667cm"/>
    </style:style>
    <style:style style:name="co29" style:family="table-column">
      <style:table-column-properties fo:break-before="auto" style:column-width="2.06375cm" style:use-optimal-column-width="true"/>
    </style:style>
    <style:style style:name="co30" style:family="table-column">
      <style:table-column-properties fo:break-before="auto" style:column-width="5.76791666666667cm"/>
    </style:style>
    <style:style style:name="co31" style:family="table-column">
      <style:table-column-properties fo:break-before="auto" style:column-width="2.83104166666667cm"/>
    </style:style>
    <style:style style:name="co32" style:family="table-column">
      <style:table-column-properties fo:break-before="auto" style:column-width="2.672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3.1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7.2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ro11" style:family="table-row">
      <style:table-row-properties style:row-height="25.5pt" style:use-optimal-row-height="true" fo:break-before="auto"/>
    </style:style>
    <style:style style:name="ro12" style:family="table-row">
      <style:table-row-properties style:row-height="40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_14_1" table:style-name="ta1">
        <table:table-column table:style-name="co1" table:number-columns-repeated="3" table:default-cell-style-name="ce27"/>
        <table:table-column table:style-name="co2" table:default-cell-style-name="ce27"/>
        <table:table-column table:style-name="co3" table:number-columns-repeated="26" table:default-cell-style-name="ce27"/>
        <table:table-column table:style-name="co4" table:number-columns-repeated="22" table:default-cell-style-name="ce27"/>
        <table:table-column table:style-name="co5" table:default-cell-style-name="ce27"/>
        <table:table-column table:style-name="co6" table:default-cell-style-name="ce27"/>
        <table:table-column table:style-name="co1" table:number-columns-repeated="16330" table:default-cell-style-name="ce27"/>
        <table:table-row table:style-name="ro1">
          <table:table-cell office:value-type="string" table:style-name="ce24">
            <text:p>Date of update: 22 July 2021</text:p>
          </table:table-cell>
          <table:table-cell table:style-name="ce24"/>
          <table:table-cell table:style-name="ce25"/>
          <table:table-cell table:style-name="ce26"/>
          <table:table-cell table:style-name="ce24"/>
          <table:table-cell table:number-columns-repeated="16379" table:style-name="ce27"/>
        </table:table-row>
        <table:table-row table:style-name="ro1">
          <table:table-cell office:value-type="string" table:style-name="ce24">
            <text:p>Next update: June 2022</text:p>
          </table:table-cell>
          <table:table-cell table:style-name="ce24"/>
          <table:table-cell table:style-name="ce25"/>
          <table:table-cell table:style-name="ce26"/>
          <table:table-cell table:style-name="ce24"/>
          <table:table-cell table:number-columns-repeated="16379" table:style-name="ce27"/>
        </table:table-row>
        <table:table-row table:style-name="ro1">
          <table:table-cell table:number-columns-repeated="44" table:style-name="ce27"/>
          <table:table-cell table:style-name="ce28"/>
          <table:table-cell table:style-name="ce29"/>
          <table:table-cell table:number-columns-repeated="2" table:style-name="ce30"/>
          <table:table-cell table:number-columns-repeated="16336" table:style-name="ce27"/>
        </table:table-row>
        <table:table-row table:style-name="ro2">
          <table:table-cell office:value-type="string" table:style-name="ce31">
            <text:p>Table 14.1 Agri-food sector contribution to the national economy; United Kingdom</text:p>
          </table:table-cell>
          <table:table-cell table:number-columns-repeated="43" table:style-name="ce32"/>
          <table:table-cell table:number-columns-repeated="2" table:style-name="ce33"/>
          <table:table-cell table:number-columns-repeated="2" table:style-name="ce34"/>
          <table:table-cell table:number-columns-repeated="16336" table:style-name="ce27"/>
        </table:table-row>
        <table:table-row table:style-name="ro2">
          <table:table-cell table:style-name="ce31"/>
          <table:table-cell table:number-columns-repeated="43" table:style-name="ce32"/>
          <table:table-cell table:number-columns-repeated="2" table:style-name="ce33"/>
          <table:table-cell table:number-columns-repeated="2" table:style-name="ce34"/>
          <table:table-cell table:number-columns-repeated="16336" table:style-name="ce27"/>
        </table:table-row>
        <table:table-row table:style-name="ro1">
          <table:table-cell office:value-type="string" table:style-name="ce35">
            <text:p>Enquiries: David Lee on +44 (0) 208 026 3006<text:s text:c="2"/></text:p>
          </table:table-cell>
          <table:table-cell table:number-columns-repeated="2" table:style-name="ce8"/>
          <table:table-cell table:style-name="ce36"/>
          <table:table-cell table:number-columns-repeated="3" table:style-name="ce37"/>
          <table:table-cell table:number-columns-repeated="27" table:style-name="ce38"/>
          <table:table-cell table:style-name="ce37"/>
          <table:table-cell table:number-columns-repeated="9" table:style-name="ce39"/>
          <table:table-cell table:style-name="ce28"/>
          <table:table-cell table:style-name="ce33"/>
          <table:table-cell table:style-name="ce34"/>
          <table:table-cell table:number-columns-repeated="2" table:style-name="ce27"/>
          <table:table-cell table:style-name="ce40"/>
          <table:table-cell table:style-name="ce27"/>
          <table:table-cell office:value-type="string" table:style-name="ce34">
            <text:p><text:a xlink:href="mailto:david.lee@defra.gov.uk">email:david.lee@defra.gov.uk</text:a></text:p>
          </table:table-cell>
          <table:table-cell table:number-columns-repeated="16332" table:style-name="ce27"/>
        </table:table-row>
        <table:table-row table:style-name="ro2">
          <table:table-cell table:number-columns-repeated="33" table:style-name="ce32"/>
          <table:table-cell table:style-name="ce41"/>
          <table:table-cell table:style-name="ce32"/>
          <table:table-cell table:number-columns-repeated="13" table:style-name="ce42"/>
          <table:table-cell table:style-name="ce27"/>
          <table:table-cell table:style-name="ce43"/>
          <table:table-cell table:number-columns-repeated="16334" table:style-name="ce27"/>
        </table:table-row>
        <table:table-row table:style-name="ro2">
          <table:table-cell office:value-type="string" table:style-name="ce36">
            <text:p>£ million (unless otherwise specified)</text:p>
          </table:table-cell>
          <table:table-cell table:number-columns-repeated="32" table:style-name="ce32"/>
          <table:table-cell table:style-name="ce8"/>
          <table:table-cell table:style-name="ce32"/>
          <table:table-cell table:number-columns-repeated="3" table:style-name="ce44"/>
          <table:table-cell table:style-name="ce8"/>
          <table:table-cell table:style-name="ce27"/>
          <table:table-cell table:style-name="ce8"/>
          <table:table-cell table:number-columns-repeated="10" table:style-name="ce45"/>
          <table:table-cell office:value-type="string" table:style-name="ce45">
            <text:p>Calendar years</text:p>
          </table:table-cell>
          <table:table-cell table:number-columns-repeated="2" table:style-name="ce46"/>
          <table:table-cell table:number-columns-repeated="16330" table:style-name="ce27"/>
        </table:table-row>
        <table:table-row table:style-name="ro1">
          <table:table-cell table:number-columns-repeated="4" table:style-name="ce47"/>
          <table:table-cell office:value-type="float" office:value="1973" table:style-name="ce47">
            <text:p>1973</text:p>
          </table:table-cell>
          <table:table-cell office:value-type="float" office:value="1974" table:style-name="ce47">
            <text:p>1974</text:p>
          </table:table-cell>
          <table:table-cell office:value-type="float" office:value="1975" table:style-name="ce47">
            <text:p>1975</text:p>
          </table:table-cell>
          <table:table-cell office:value-type="float" office:value="1976" table:style-name="ce47">
            <text:p>1976</text:p>
          </table:table-cell>
          <table:table-cell office:value-type="float" office:value="1977" table:style-name="ce47">
            <text:p>1977</text:p>
          </table:table-cell>
          <table:table-cell office:value-type="float" office:value="1978" table:style-name="ce47">
            <text:p>1978</text:p>
          </table:table-cell>
          <table:table-cell office:value-type="float" office:value="1979" table:style-name="ce47">
            <text:p>1979</text:p>
          </table:table-cell>
          <table:table-cell office:value-type="float" office:value="1980" table:style-name="ce47">
            <text:p>1980</text:p>
          </table:table-cell>
          <table:table-cell office:value-type="float" office:value="1981" table:style-name="ce47">
            <text:p>1981</text:p>
          </table:table-cell>
          <table:table-cell office:value-type="float" office:value="1982" table:style-name="ce47">
            <text:p>1982</text:p>
          </table:table-cell>
          <table:table-cell office:value-type="float" office:value="1983" table:style-name="ce47">
            <text:p>1983</text:p>
          </table:table-cell>
          <table:table-cell office:value-type="float" office:value="1984" table:style-name="ce47">
            <text:p>1984</text:p>
          </table:table-cell>
          <table:table-cell office:value-type="float" office:value="1985" table:style-name="ce47">
            <text:p>1985</text:p>
          </table:table-cell>
          <table:table-cell office:value-type="float" office:value="1986" table:style-name="ce47">
            <text:p>1986</text:p>
          </table:table-cell>
          <table:table-cell office:value-type="float" office:value="1987" table:style-name="ce47">
            <text:p>1987</text:p>
          </table:table-cell>
          <table:table-cell office:value-type="float" office:value="1988" table:style-name="ce47">
            <text:p>1988</text:p>
          </table:table-cell>
          <table:table-cell office:value-type="float" office:value="1989" table:style-name="ce47">
            <text:p>1989</text:p>
          </table:table-cell>
          <table:table-cell office:value-type="float" office:value="1990" table:style-name="ce47">
            <text:p>1990</text:p>
          </table:table-cell>
          <table:table-cell office:value-type="float" office:value="1991" table:style-name="ce47">
            <text:p>1991</text:p>
          </table:table-cell>
          <table:table-cell office:value-type="float" office:value="1992" table:style-name="ce47">
            <text:p>1992</text:p>
          </table:table-cell>
          <table:table-cell office:value-type="float" office:value="1993" table:style-name="ce47">
            <text:p>1993</text:p>
          </table:table-cell>
          <table:table-cell office:value-type="float" office:value="1994" table:style-name="ce47">
            <text:p>1994</text:p>
          </table:table-cell>
          <table:table-cell office:value-type="float" office:value="1995" table:style-name="ce47">
            <text:p>1995</text:p>
          </table:table-cell>
          <table:table-cell office:value-type="float" office:value="1996" table:style-name="ce47">
            <text:p>1996</text:p>
          </table:table-cell>
          <table:table-cell office:value-type="float" office:value="1997" table:style-name="ce47">
            <text:p>1997</text:p>
          </table:table-cell>
          <table:table-cell office:value-type="float" office:value="1998" table:style-name="ce47">
            <text:p>1998</text:p>
          </table:table-cell>
          <table:table-cell office:value-type="float" office:value="1999" table:style-name="ce47">
            <text:p>1999</text:p>
          </table:table-cell>
          <table:table-cell office:value-type="float" office:value="2000" table:style-name="ce47">
            <text:p>2000</text:p>
          </table:table-cell>
          <table:table-cell office:value-type="float" office:value="2001" table:style-name="ce7">
            <text:p>2001</text:p>
          </table:table-cell>
          <table:table-cell office:value-type="float" office:value="2002" table:style-name="ce7">
            <text:p>2002</text:p>
          </table:table-cell>
          <table:table-cell office:value-type="float" office:value="2003" table:style-name="ce7">
            <text:p>2003</text:p>
          </table:table-cell>
          <table:table-cell office:value-type="float" office:value="2004" table:style-name="ce7">
            <text:p>2004</text:p>
          </table:table-cell>
          <table:table-cell office:value-type="float" office:value="2005" table:style-name="ce7">
            <text:p>2005</text:p>
          </table:table-cell>
          <table:table-cell office:value-type="float" office:value="2006" table:style-name="ce7">
            <text:p>2006</text:p>
          </table:table-cell>
          <table:table-cell office:value-type="float" office:value="2007" table:style-name="ce7">
            <text:p>2007</text:p>
          </table:table-cell>
          <table:table-cell office:value-type="float" office:value="2008" table:style-name="ce7">
            <text:p>2008</text:p>
          </table:table-cell>
          <table:table-cell office:value-type="float" office:value="2009" table:style-name="ce7">
            <text:p>2009</text:p>
          </table:table-cell>
          <table:table-cell office:value-type="float" office:value="2010" table:style-name="ce8">
            <text:p>2010</text:p>
          </table:table-cell>
          <table:table-cell office:value-type="float" office:value="2011" table:style-name="ce8">
            <text:p>2011</text:p>
          </table:table-cell>
          <table:table-cell office:value-type="float" office:value="2012" table:style-name="ce8">
            <text:p>2012</text:p>
          </table:table-cell>
          <table:table-cell office:value-type="float" office:value="2013" table:style-name="ce8">
            <text:p>2013</text:p>
          </table:table-cell>
          <table:table-cell office:value-type="float" office:value="2014" table:style-name="ce8">
            <text:p>2014</text:p>
          </table:table-cell>
          <table:table-cell office:value-type="float" office:value="2015" table:style-name="ce8">
            <text:p>2015</text:p>
          </table:table-cell>
          <table:table-cell office:value-type="float" office:value="2016" table:style-name="ce8">
            <text:p>2016</text:p>
          </table:table-cell>
          <table:table-cell office:value-type="float" office:value="2017" table:style-name="ce8">
            <text:p>2017</text:p>
          </table:table-cell>
          <table:table-cell office:value-type="float" office:value="2018" table:style-name="ce8">
            <text:p>2018</text:p>
          </table:table-cell>
          <table:table-cell office:value-type="float" office:value="2019" table:style-name="ce8">
            <text:p>2019</text:p>
          </table:table-cell>
          <table:table-cell office:value-type="float" office:value="2020" table:style-name="ce8">
            <text:p>2020</text:p>
          </table:table-cell>
          <table:table-cell table:number-columns-repeated="2" table:style-name="ce46"/>
          <table:table-cell table:number-columns-repeated="2" table:style-name="ce27"/>
          <table:table-cell table:style-name="ce48"/>
          <table:table-cell table:number-columns-repeated="16327"/>
        </table:table-row>
        <table:table-row table:style-name="ro1">
          <table:table-cell table:number-columns-repeated="25" table:style-name="ce49"/>
          <table:table-cell table:number-columns-repeated="6" table:style-name="ce45"/>
          <table:table-cell table:number-columns-repeated="2" table:style-name="ce50"/>
          <table:table-cell table:number-columns-repeated="18" table:style-name="ce51"/>
          <table:table-cell office:value-type="string" table:style-name="ce45">
            <text:p>(provisional)</text:p>
          </table:table-cell>
          <table:table-cell table:number-columns-repeated="16332" table:style-name="ce27"/>
        </table:table-row>
        <table:table-row table:style-name="ro2">
          <table:table-cell office:value-type="string" table:style-name="ce92">
            <text:p>Agri-food sector's contribution to total economy gross value added</text:p>
          </table:table-cell>
          <table:table-cell table:number-columns-repeated="3" table:style-name="ce47"/>
          <table:table-cell table:number-columns-repeated="24" table:style-name="ce52"/>
          <table:table-cell table:style-name="ce53"/>
          <table:table-cell table:number-columns-repeated="10" table:style-name="ce52"/>
          <table:table-cell table:number-columns-repeated="2" table:style-name="ce38"/>
          <table:table-cell office:value-type="float" office:value="89071.069683253678" table:formula="of:=SUM([.AP12:.AP16])" table:style-name="ce43">
            <text:p>89,071</text:p>
          </table:table-cell>
          <table:table-cell office:value-type="float" office:value="96901.239870570396" table:formula="of:=SUM([.AQ12:.AQ16])" table:style-name="ce43">
            <text:p>96,901</text:p>
          </table:table-cell>
          <table:table-cell office:value-type="float" office:value="96763.356951590991" table:formula="of:=SUM([.AR12:.AR16])" table:style-name="ce43">
            <text:p>96,763</text:p>
          </table:table-cell>
          <table:table-cell office:value-type="float" office:value="104512.56020417163" table:formula="of:=SUM([.AS12:.AS16])" table:style-name="ce43">
            <text:p>104,513</text:p>
          </table:table-cell>
          <table:table-cell office:value-type="float" office:value="107324.54207713186" table:formula="of:=SUM([.AT12:.AT16])" table:style-name="ce43">
            <text:p>107,325</text:p>
          </table:table-cell>
          <table:table-cell office:value-type="float" office:value="110050.5086378292" table:formula="of:=SUM([.AU12:.AU16])" table:style-name="ce43">
            <text:p>110,051</text:p>
          </table:table-cell>
          <table:table-cell office:value-type="float" office:value="108980.61758347464" table:formula="of:=SUM([.AV12:.AV16])" table:style-name="ce43">
            <text:p>108,981</text:p>
          </table:table-cell>
          <table:table-cell office:value-type="float" office:value="116874.82996932125" table:formula="of:=SUM([.AW12:.AW16])" table:style-name="ce43">
            <text:p>116,875</text:p>
          </table:table-cell>
          <table:table-cell office:value-type="float" office:value="121978.81624150912" table:formula="of:=SUM([.AX12:.AX16])" table:style-name="ce43">
            <text:p>121,979</text:p>
          </table:table-cell>
          <table:table-cell office:value-type="float" office:value="127480.56663221354" table:formula="of:=SUM([.AY12:.AY16])" table:style-name="ce43">
            <text:p>127,481</text:p>
          </table:table-cell>
          <table:table-cell table:number-columns-repeated="3" table:style-name="ce40"/>
          <table:table-cell table:number-columns-repeated="2" table:style-name="ce27"/>
          <table:table-cell table:style-name="ce40"/>
          <table:table-cell table:number-columns-repeated="16327"/>
        </table:table-row>
        <table:table-row table:style-name="ro3">
          <table:table-cell table:style-name="ce36"/>
          <table:table-cell office:value-type="string" table:style-name="ce36">
            <text:p>at current prices</text:p>
          </table:table-cell>
          <table:table-cell table:style-name="ce36"/>
          <table:table-cell office:value-type="string" table:style-name="ce36">
            <text:p>Agriculture</text:p>
          </table:table-cell>
          <table:table-cell office:value-type="float" office:value="1906.9814261633219" table:style-name="ce54">
            <text:p>1,907</text:p>
          </table:table-cell>
          <table:table-cell office:value-type="float" office:value="2017.6332101455305" table:style-name="ce54">
            <text:p>2,018</text:p>
          </table:table-cell>
          <table:table-cell office:value-type="float" office:value="2461.7552536953585" table:style-name="ce54">
            <text:p>2,462</text:p>
          </table:table-cell>
          <table:table-cell office:value-type="float" office:value="3054.2255373316648" table:style-name="ce54">
            <text:p>3,054</text:p>
          </table:table-cell>
          <table:table-cell office:value-type="float" office:value="3343.8621015547437" table:style-name="ce54">
            <text:p>3,344</text:p>
          </table:table-cell>
          <table:table-cell office:value-type="float" office:value="3536.1126070342152" table:style-name="ce54">
            <text:p>3,536</text:p>
          </table:table-cell>
          <table:table-cell office:value-type="float" office:value="3888.878189496535" table:style-name="ce54">
            <text:p>3,889</text:p>
          </table:table-cell>
          <table:table-cell office:value-type="float" office:value="4298.0837670764113" table:style-name="ce54">
            <text:p>4,298</text:p>
          </table:table-cell>
          <table:table-cell office:value-type="float" office:value="4820.8644837053544" table:style-name="ce54">
            <text:p>4,821</text:p>
          </table:table-cell>
          <table:table-cell office:value-type="float" office:value="5513.7506353673534" table:style-name="ce54">
            <text:p>5,514</text:p>
          </table:table-cell>
          <table:table-cell office:value-type="float" office:value="5376.5836780948684" table:style-name="ce54">
            <text:p>5,377</text:p>
          </table:table-cell>
          <table:table-cell office:value-type="float" office:value="6179.5494658337338" table:style-name="ce54">
            <text:p>6,180</text:p>
          </table:table-cell>
          <table:table-cell office:value-type="float" office:value="5492.8422074360305" table:style-name="ce54">
            <text:p>5,493</text:p>
          </table:table-cell>
          <table:table-cell office:value-type="float" office:value="5729.6614586982378" table:style-name="ce54">
            <text:p>5,730</text:p>
          </table:table-cell>
          <table:table-cell office:value-type="float" office:value="6066.1391525898716" table:style-name="ce54">
            <text:p>6,066</text:p>
          </table:table-cell>
          <table:table-cell office:value-type="float" office:value="6186.5887058780627" table:style-name="ce54">
            <text:p>6,187</text:p>
          </table:table-cell>
          <table:table-cell office:value-type="float" office:value="6824.7807332258872" table:style-name="ce54">
            <text:p>6,825</text:p>
          </table:table-cell>
          <table:table-cell office:value-type="float" office:value="6832.7263548324463" table:style-name="ce54">
            <text:p>6,833</text:p>
          </table:table-cell>
          <table:table-cell office:value-type="float" office:value="6876.0780860840414" table:style-name="ce54">
            <text:p>6,876</text:p>
          </table:table-cell>
          <table:table-cell office:value-type="float" office:value="7384.2196341976769" table:style-name="ce54">
            <text:p>7,384</text:p>
          </table:table-cell>
          <table:table-cell office:value-type="float" office:value="8418.5079922480199" table:style-name="ce54">
            <text:p>8,419</text:p>
          </table:table-cell>
          <table:table-cell office:value-type="float" office:value="8824.6525427835822" table:style-name="ce54">
            <text:p>8,825</text:p>
          </table:table-cell>
          <table:table-cell office:value-type="float" office:value="9702.0739561840564" table:style-name="ce54">
            <text:p>9,702</text:p>
          </table:table-cell>
          <table:table-cell office:value-type="float" office:value="9373.3617403575463" table:style-name="ce54">
            <text:p>9,373</text:p>
          </table:table-cell>
          <table:table-cell office:value-type="float" office:value="7765.8459386932245" table:style-name="ce54">
            <text:p>7,766</text:p>
          </table:table-cell>
          <table:table-cell office:value-type="float" office:value="6976.1727616773114" table:style-name="ce54">
            <text:p>6,976</text:p>
          </table:table-cell>
          <table:table-cell office:value-type="float" office:value="6669.8993620725905" table:style-name="ce54">
            <text:p>6,670</text:p>
          </table:table-cell>
          <table:table-cell office:value-type="float" office:value="6159.8471597045964" table:style-name="ce54">
            <text:p>6,160</text:p>
          </table:table-cell>
          <table:table-cell office:value-type="float" office:value="6127.5273448358575" table:style-name="ce54">
            <text:p>6,128</text:p>
          </table:table-cell>
          <table:table-cell office:value-type="float" office:value="6607.2527554908229" table:style-name="ce54">
            <text:p>6,607</text:p>
          </table:table-cell>
          <table:table-cell office:value-type="float" office:value="7179.0079460801899" table:style-name="ce54">
            <text:p>7,179</text:p>
          </table:table-cell>
          <table:table-cell office:value-type="float" office:value="7025.385467744889" table:style-name="ce54">
            <text:p>7,025</text:p>
          </table:table-cell>
          <table:table-cell office:value-type="float" office:value="5091.630532660216" table:style-name="ce54">
            <text:p>5,092</text:p>
          </table:table-cell>
          <table:table-cell office:value-type="float" office:value="4940.5390162477433" table:style-name="ce54">
            <text:p>4,941</text:p>
          </table:table-cell>
          <table:table-cell office:value-type="float" office:value="5396.5698038824812" table:style-name="ce54">
            <text:p>5,397</text:p>
          </table:table-cell>
          <table:table-cell office:value-type="float" office:value="6959.1434272657334" table:style-name="ce54">
            <text:p>6,959</text:p>
          </table:table-cell>
          <table:table-cell office:value-type="float" office:value="6832.3771646057858" table:style-name="ce54">
            <text:p>6,832</text:p>
          </table:table-cell>
          <table:table-cell office:value-type="float" office:value="6891.0696832536723" table:style-name="ce54">
            <text:p>6,891</text:p>
          </table:table-cell>
          <table:table-cell office:value-type="float" office:value="8675.8698705703973" table:style-name="ce54">
            <text:p>8,676</text:p>
          </table:table-cell>
          <table:table-cell office:value-type="float" office:value="8648.4419515909922" table:style-name="ce54">
            <text:p>8,648</text:p>
          </table:table-cell>
          <table:table-cell office:value-type="float" office:value="9389.9452041716322" table:style-name="ce54">
            <text:p>9,390</text:p>
          </table:table-cell>
          <table:table-cell office:value-type="float" office:value="9862.7970771318669" table:style-name="ce54">
            <text:p>9,863</text:p>
          </table:table-cell>
          <table:table-cell office:value-type="float" office:value="8683.2036378291996" table:style-name="ce54">
            <text:p>8,683</text:p>
          </table:table-cell>
          <table:table-cell office:value-type="float" office:value="8365.9075834746418" table:style-name="ce54">
            <text:p>8,366</text:p>
          </table:table-cell>
          <table:table-cell office:value-type="float" office:value="10419.459969321246" table:style-name="ce54">
            <text:p>10,419</text:p>
          </table:table-cell>
          <table:table-cell office:value-type="float" office:value="9774.816241509121" table:style-name="ce54">
            <text:p>9,775</text:p>
          </table:table-cell>
          <table:table-cell office:value-type="float" office:value="10407.786632213545" table:style-name="ce54">
            <text:p>10,408</text:p>
          </table:table-cell>
          <table:table-cell table:style-name="ce54"/>
          <table:table-cell table:number-columns-repeated="2" table:style-name="ce40"/>
          <table:table-cell table:style-name="ce55"/>
          <table:table-cell table:style-name="ce27"/>
          <table:table-cell table:style-name="ce40"/>
          <table:table-cell table:number-columns-repeated="16327"/>
        </table:table-row>
        <table:table-row table:style-name="ro4">
          <table:table-cell table:number-columns-repeated="3" table:style-name="ce36"/>
          <table:table-cell office:value-type="string" table:style-name="ce36">
            <text:p>Food Manufacturing<text:s/>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float" office:value="17969" table:style-name="ce54">
            <text:p>17,969</text:p>
          </table:table-cell>
          <table:table-cell office:value-type="float" office:value="18602" table:style-name="ce54">
            <text:p>18,602</text:p>
          </table:table-cell>
          <table:table-cell office:value-type="float" office:value="18830" table:style-name="ce54">
            <text:p>18,830</text:p>
          </table:table-cell>
          <table:table-cell office:value-type="float" office:value="19257" table:style-name="ce54">
            <text:p>19,257</text:p>
          </table:table-cell>
          <table:table-cell office:value-type="float" office:value="19561" table:style-name="ce54">
            <text:p>19,561</text:p>
          </table:table-cell>
          <table:table-cell office:value-type="float" office:value="20679" table:style-name="ce54">
            <text:p>20,679</text:p>
          </table:table-cell>
          <table:table-cell office:value-type="float" office:value="21307" table:style-name="ce54">
            <text:p>21,307</text:p>
          </table:table-cell>
          <table:table-cell office:value-type="float" office:value="21129.041289343982" table:style-name="ce54">
            <text:p>21,129</text:p>
          </table:table-cell>
          <table:table-cell office:value-type="float" office:value="21279" table:style-name="ce54">
            <text:p>21,279</text:p>
          </table:table-cell>
          <table:table-cell office:value-type="float" office:value="21906" table:style-name="ce54">
            <text:p>21,906</text:p>
          </table:table-cell>
          <table:table-cell office:value-type="float" office:value="23723.404999999999" table:style-name="ce54">
            <text:p>23,723</text:p>
          </table:table-cell>
          <table:table-cell office:value-type="float" office:value="24455" table:style-name="ce54">
            <text:p>24,455</text:p>
          </table:table-cell>
          <table:table-cell office:value-type="float" office:value="24607" table:style-name="ce54">
            <text:p>24,607</text:p>
          </table:table-cell>
          <table:table-cell office:value-type="float" office:value="26381.37" table:style-name="ce54">
            <text:p>26,381</text:p>
          </table:table-cell>
          <table:table-cell office:value-type="float" office:value="24602.915000000001" table:style-name="ce54">
            <text:p>24,603</text:p>
          </table:table-cell>
          <table:table-cell office:value-type="float" office:value="26305.614999999998" table:style-name="ce54">
            <text:p>26,306</text:p>
          </table:table-cell>
          <table:table-cell office:value-type="float" office:value="26441.744999999999" table:style-name="ce54">
            <text:p>26,442</text:p>
          </table:table-cell>
          <table:table-cell office:value-type="float" office:value="27776.305" table:style-name="ce54">
            <text:p>27,776</text:p>
          </table:table-cell>
          <table:table-cell office:value-type="float" office:value="27064.71" table:style-name="ce54">
            <text:p>27,065</text:p>
          </table:table-cell>
          <table:table-cell office:value-type="float" office:value="29870.37" table:style-name="ce54">
            <text:p>29,870</text:p>
          </table:table-cell>
          <table:table-cell office:value-type="float" office:value="29521" table:style-name="ce54">
            <text:p>29,521</text:p>
          </table:table-cell>
          <table:table-cell office:value-type="float" office:value="32090.78" table:style-name="ce54">
            <text:p>32,091</text:p>
          </table:table-cell>
          <table:table-cell office:value-type="string" table:style-name="ce56">
            <text:p>. .</text:p>
          </table:table-cell>
          <table:table-cell table:number-columns-repeated="2" table:style-name="ce40"/>
          <table:table-cell table:style-name="ce57"/>
          <table:table-cell table:style-name="ce27"/>
          <table:table-cell table:style-name="ce40"/>
          <table:table-cell table:number-columns-repeated="16327"/>
        </table:table-row>
        <table:table-row table:style-name="ro1">
          <table:table-cell table:number-columns-repeated="3" table:style-name="ce36"/>
          <table:table-cell office:value-type="string" table:style-name="ce36">
            <text:p>Food Wholesaling<text:s/>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float" office:value="5834" table:style-name="ce54">
            <text:p>5,834</text:p>
          </table:table-cell>
          <table:table-cell office:value-type="float" office:value="7070" table:style-name="ce54">
            <text:p>7,070</text:p>
          </table:table-cell>
          <table:table-cell office:value-type="float" office:value="5560" table:style-name="ce54">
            <text:p>5,560</text:p>
          </table:table-cell>
          <table:table-cell office:value-type="float" office:value="6823" table:style-name="ce54">
            <text:p>6,823</text:p>
          </table:table-cell>
          <table:table-cell office:value-type="float" office:value="7106" table:style-name="ce54">
            <text:p>7,106</text:p>
          </table:table-cell>
          <table:table-cell office:value-type="float" office:value="6633" table:style-name="ce54">
            <text:p>6,633</text:p>
          </table:table-cell>
          <table:table-cell office:value-type="float" office:value="7880" table:style-name="ce54">
            <text:p>7,880</text:p>
          </table:table-cell>
          <table:table-cell office:value-type="float" office:value="7430" table:style-name="ce54">
            <text:p>7,430</text:p>
          </table:table-cell>
          <table:table-cell office:value-type="float" office:value="9066" table:style-name="ce54">
            <text:p>9,066</text:p>
          </table:table-cell>
          <table:table-cell office:value-type="float" office:value="8593" table:style-name="ce54">
            <text:p>8,593</text:p>
          </table:table-cell>
          <table:table-cell office:value-type="float" office:value="8883" table:style-name="ce54">
            <text:p>8,883</text:p>
          </table:table-cell>
          <table:table-cell office:value-type="float" office:value="8545" table:style-name="ce54">
            <text:p>8,545</text:p>
          </table:table-cell>
          <table:table-cell office:value-type="float" office:value="8962" table:style-name="ce54">
            <text:p>8,962</text:p>
          </table:table-cell>
          <table:table-cell office:value-type="float" office:value="9587" table:style-name="ce54">
            <text:p>9,587</text:p>
          </table:table-cell>
          <table:table-cell office:value-type="float" office:value="9738" table:style-name="ce54">
            <text:p>9,738</text:p>
          </table:table-cell>
          <table:table-cell office:value-type="float" office:value="9957" table:style-name="ce54">
            <text:p>9,957</text:p>
          </table:table-cell>
          <table:table-cell office:value-type="float" office:value="11885" table:style-name="ce54">
            <text:p>11,885</text:p>
          </table:table-cell>
          <table:table-cell office:value-type="float" office:value="11523" table:style-name="ce54">
            <text:p>11,523</text:p>
          </table:table-cell>
          <table:table-cell office:value-type="float" office:value="11978" table:style-name="ce54">
            <text:p>11,978</text:p>
          </table:table-cell>
          <table:table-cell office:value-type="float" office:value="12833" table:style-name="ce54">
            <text:p>12,833</text:p>
          </table:table-cell>
          <table:table-cell office:value-type="float" office:value="14218" table:style-name="ce54">
            <text:p>14,218</text:p>
          </table:table-cell>
          <table:table-cell office:value-type="float" office:value="14485" table:style-name="ce54">
            <text:p>14,485</text:p>
          </table:table-cell>
          <table:table-cell office:value-type="string" table:style-name="ce56">
            <text:p>. .</text:p>
          </table:table-cell>
          <table:table-cell table:number-columns-repeated="2" table:style-name="ce40"/>
          <table:table-cell table:style-name="ce57"/>
          <table:table-cell table:style-name="ce27"/>
          <table:table-cell table:style-name="ce40"/>
          <table:table-cell table:number-columns-repeated="16327"/>
        </table:table-row>
        <table:table-row table:style-name="ro1">
          <table:table-cell table:number-columns-repeated="3" table:style-name="ce36"/>
          <table:table-cell office:value-type="string" table:style-name="ce36">
            <text:p>Food Retailing<text:s/>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float" office:value="16852" table:style-name="ce54">
            <text:p>16,852</text:p>
          </table:table-cell>
          <table:table-cell office:value-type="float" office:value="18326" table:style-name="ce54">
            <text:p>18,326</text:p>
          </table:table-cell>
          <table:table-cell office:value-type="float" office:value="18827" table:style-name="ce54">
            <text:p>18,827</text:p>
          </table:table-cell>
          <table:table-cell office:value-type="float" office:value="17139" table:style-name="ce54">
            <text:p>17,139</text:p>
          </table:table-cell>
          <table:table-cell office:value-type="float" office:value="17316" table:style-name="ce54">
            <text:p>17,316</text:p>
          </table:table-cell>
          <table:table-cell office:value-type="float" office:value="17947" table:style-name="ce54">
            <text:p>17,947</text:p>
          </table:table-cell>
          <table:table-cell office:value-type="float" office:value="19221" table:style-name="ce54">
            <text:p>19,221</text:p>
          </table:table-cell>
          <table:table-cell office:value-type="float" office:value="19782" table:style-name="ce54">
            <text:p>19,782</text:p>
          </table:table-cell>
          <table:table-cell office:value-type="float" office:value="21054" table:style-name="ce54">
            <text:p>21,054</text:p>
          </table:table-cell>
          <table:table-cell office:value-type="float" office:value="21988" table:style-name="ce54">
            <text:p>21,988</text:p>
          </table:table-cell>
          <table:table-cell office:value-type="float" office:value="22728" table:style-name="ce54">
            <text:p>22,728</text:p>
          </table:table-cell>
          <table:table-cell office:value-type="float" office:value="25208" table:style-name="ce54">
            <text:p>25,208</text:p>
          </table:table-cell>
          <table:table-cell office:value-type="float" office:value="26263" table:style-name="ce54">
            <text:p>26,263</text:p>
          </table:table-cell>
          <table:table-cell office:value-type="float" office:value="27269" table:style-name="ce54">
            <text:p>27,269</text:p>
          </table:table-cell>
          <table:table-cell office:value-type="float" office:value="27159" table:style-name="ce54">
            <text:p>27,159</text:p>
          </table:table-cell>
          <table:table-cell office:value-type="float" office:value="31857" table:style-name="ce54">
            <text:p>31,857</text:p>
          </table:table-cell>
          <table:table-cell office:value-type="float" office:value="30257" table:style-name="ce54">
            <text:p>30,257</text:p>
          </table:table-cell>
          <table:table-cell office:value-type="float" office:value="30798" table:style-name="ce54">
            <text:p>30,798</text:p>
          </table:table-cell>
          <table:table-cell office:value-type="float" office:value="28455" table:style-name="ce54">
            <text:p>28,455</text:p>
          </table:table-cell>
          <table:table-cell office:value-type="float" office:value="28904" table:style-name="ce54">
            <text:p>28,904</text:p>
          </table:table-cell>
          <table:table-cell office:value-type="float" office:value="30971" table:style-name="ce54">
            <text:p>30,971</text:p>
          </table:table-cell>
          <table:table-cell office:value-type="float" office:value="32034" table:style-name="ce54">
            <text:p>32,034</text:p>
          </table:table-cell>
          <table:table-cell office:value-type="string" table:style-name="ce56">
            <text:p>. .</text:p>
          </table:table-cell>
          <table:table-cell table:number-columns-repeated="2" table:style-name="ce40"/>
          <table:table-cell table:style-name="ce57"/>
          <table:table-cell table:style-name="ce27"/>
          <table:table-cell table:style-name="ce40"/>
          <table:table-cell table:number-columns-repeated="16327"/>
        </table:table-row>
        <table:table-row table:style-name="ro1">
          <table:table-cell table:number-columns-repeated="3" table:style-name="ce36"/>
          <table:table-cell office:value-type="string" table:style-name="ce36">
            <text:p>Food Non-Residential Catering<text:s/>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float" office:value="13319" table:style-name="ce54">
            <text:p>13,319</text:p>
          </table:table-cell>
          <table:table-cell office:value-type="float" office:value="14108" table:style-name="ce54">
            <text:p>14,108</text:p>
          </table:table-cell>
          <table:table-cell office:value-type="float" office:value="15311" table:style-name="ce54">
            <text:p>15,311</text:p>
          </table:table-cell>
          <table:table-cell office:value-type="float" office:value="16387" table:style-name="ce54">
            <text:p>16,387</text:p>
          </table:table-cell>
          <table:table-cell office:value-type="float" office:value="17898" table:style-name="ce54">
            <text:p>17,898</text:p>
          </table:table-cell>
          <table:table-cell office:value-type="float" office:value="18359" table:style-name="ce54">
            <text:p>18,359</text:p>
          </table:table-cell>
          <table:table-cell office:value-type="float" office:value="21126" table:style-name="ce54">
            <text:p>21,126</text:p>
          </table:table-cell>
          <table:table-cell office:value-type="float" office:value="20864" table:style-name="ce54">
            <text:p>20,864</text:p>
          </table:table-cell>
          <table:table-cell office:value-type="float" office:value="21343" table:style-name="ce54">
            <text:p>21,343</text:p>
          </table:table-cell>
          <table:table-cell office:value-type="float" office:value="21924" table:style-name="ce54">
            <text:p>21,924</text:p>
          </table:table-cell>
          <table:table-cell office:value-type="float" office:value="22047" table:style-name="ce54">
            <text:p>22,047</text:p>
          </table:table-cell>
          <table:table-cell office:value-type="float" office:value="20144" table:style-name="ce54">
            <text:p>20,144</text:p>
          </table:table-cell>
          <table:table-cell office:value-type="float" office:value="22348" table:style-name="ce54">
            <text:p>22,348</text:p>
          </table:table-cell>
          <table:table-cell office:value-type="float" office:value="24988" table:style-name="ce54">
            <text:p>24,988</text:p>
          </table:table-cell>
          <table:table-cell office:value-type="float" office:value="26615" table:style-name="ce54">
            <text:p>26,615</text:p>
          </table:table-cell>
          <table:table-cell office:value-type="float" office:value="27003" table:style-name="ce54">
            <text:p>27,003</text:p>
          </table:table-cell>
          <table:table-cell office:value-type="float" office:value="28878" table:style-name="ce54">
            <text:p>28,878</text:p>
          </table:table-cell>
          <table:table-cell office:value-type="float" office:value="31270" table:style-name="ce54">
            <text:p>31,270</text:p>
          </table:table-cell>
          <table:table-cell office:value-type="float" office:value="33117" table:style-name="ce54">
            <text:p>33,117</text:p>
          </table:table-cell>
          <table:table-cell office:value-type="float" office:value="34848" table:style-name="ce54">
            <text:p>34,848</text:p>
          </table:table-cell>
          <table:table-cell office:value-type="float" office:value="37494" table:style-name="ce54">
            <text:p>37,494</text:p>
          </table:table-cell>
          <table:table-cell office:value-type="float" office:value="38463" table:style-name="ce54">
            <text:p>38,463</text:p>
          </table:table-cell>
          <table:table-cell office:value-type="string" table:style-name="ce56">
            <text:p>. .</text:p>
          </table:table-cell>
          <table:table-cell table:number-columns-repeated="2" table:style-name="ce40"/>
          <table:table-cell table:style-name="ce57"/>
          <table:table-cell table:style-name="ce27"/>
          <table:table-cell table:style-name="ce40"/>
          <table:table-cell table:number-columns-repeated="16327"/>
        </table:table-row>
        <table:table-row table:style-name="ro1">
          <table:table-cell table:style-name="ce49"/>
          <table:table-cell office:value-type="string" table:style-name="ce49">
            <text:p>% of national gross value added (current prices)</text:p>
          </table:table-cell>
          <table:table-cell table:number-columns-repeated="2" table:style-name="ce49"/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float" office:value="6.7898497616794344" table:style-name="ce58">
            <text:p><text:s/>6.8</text:p>
          </table:table-cell>
          <table:table-cell office:value-type="float" office:value="6.9440197422973737" table:style-name="ce58">
            <text:p><text:s/>6.9</text:p>
          </table:table-cell>
          <table:table-cell office:value-type="percentage" office:value="6.5829126729819484E-2" table:style-name="ce59">
            <text:p>6.6%</text:p>
          </table:table-cell>
          <table:table-cell office:value-type="percentage" office:value="6.423323175083169E-2" table:style-name="ce59">
            <text:p>6.4%</text:p>
          </table:table-cell>
          <table:table-cell office:value-type="percentage" office:value="6.4104228661555698E-2" table:style-name="ce59">
            <text:p>6.4%</text:p>
          </table:table-cell>
          <table:table-cell office:value-type="percentage" office:value="6.261088515553466E-2" table:style-name="ce59">
            <text:p>6.3%</text:p>
          </table:table-cell>
          <table:table-cell office:value-type="percentage" office:value="6.4648811652877086E-2" table:style-name="ce59">
            <text:p>6.5%</text:p>
          </table:table-cell>
          <table:table-cell office:value-type="percentage" office:value="5.9238532941053183E-2" table:style-name="ce59">
            <text:p>5.9%</text:p>
          </table:table-cell>
          <table:table-cell office:value-type="percentage" office:value="5.8645681602593175E-2" table:style-name="ce59">
            <text:p>5.9%</text:p>
          </table:table-cell>
          <table:table-cell office:value-type="percentage" office:value="5.7349256760809077E-2" table:style-name="ce59">
            <text:p>5.7%</text:p>
          </table:table-cell>
          <table:table-cell office:value-type="percentage" office:value="5.8664258457201059E-2" table:style-name="ce59">
            <text:p>5.9%</text:p>
          </table:table-cell>
          <table:table-cell office:value-type="percentage" office:value="6.0419208295550773E-2" table:style-name="ce59">
            <text:p>6.0%</text:p>
          </table:table-cell>
          <table:table-cell office:value-type="percentage" office:value="6.1577937072800799E-2" table:style-name="ce59">
            <text:p>6.2%</text:p>
          </table:table-cell>
          <table:table-cell office:value-type="percentage" office:value="6.539101156412111E-2" table:style-name="ce59">
            <text:p>6.5%</text:p>
          </table:table-cell>
          <table:table-cell office:value-type="percentage" office:value="6.3257874731781794E-2" table:style-name="ce59">
            <text:p>6.3%</text:p>
          </table:table-cell>
          <table:table-cell office:value-type="percentage" office:value="6.5781022853276624E-2" table:style-name="ce59">
            <text:p>6.6%</text:p>
          </table:table-cell>
          <table:table-cell office:value-type="percentage" office:value="6.4605351613609807E-2" table:style-name="ce59">
            <text:p>6.5%</text:p>
          </table:table-cell>
          <table:table-cell office:value-type="percentage" office:value="6.4279135829468162E-2" table:style-name="ce59">
            <text:p>6.4%</text:p>
          </table:table-cell>
          <table:table-cell office:value-type="percentage" office:value="6.131579966280138E-2" table:style-name="ce59">
            <text:p>6.1%</text:p>
          </table:table-cell>
          <table:table-cell office:value-type="percentage" office:value="6.3380800521321057E-2" table:style-name="ce59">
            <text:p>6.3%</text:p>
          </table:table-cell>
          <table:table-cell office:value-type="percentage" office:value="6.385499688862703E-2" table:style-name="ce59">
            <text:p>6.4%</text:p>
          </table:table-cell>
          <table:table-cell office:value-type="percentage" office:value="6.4478693311914817E-2" table:style-name="ce59">
            <text:p>6.4%</text:p>
          </table:table-cell>
          <table:table-cell table:style-name="ce58"/>
          <table:table-cell table:number-columns-repeated="2" table:style-name="ce40"/>
          <table:table-cell table:number-columns-repeated="16330" table:style-name="ce27"/>
        </table:table-row>
        <table:table-row table:style-name="ro2">
          <table:table-cell office:value-type="string" table:style-name="ce32">
            <text:p>Workforce in the food sector (thousand persons)</text:p>
          </table:table-cell>
          <table:table-cell table:number-columns-repeated="3" table:style-name="ce36"/>
          <table:table-cell table:number-columns-repeated="27" table:style-name="ce60"/>
          <table:table-cell table:number-columns-repeated="21" table:style-name="ce43"/>
          <table:table-cell table:number-columns-repeated="2" table:style-name="ce40"/>
          <table:table-cell table:style-name="ce27"/>
          <table:table-cell table:style-name="ce55"/>
          <table:table-cell table:number-columns-repeated="16328" table:style-name="ce27"/>
        </table:table-row>
        <table:table-row table:style-name="ro2">
          <table:table-cell table:style-name="ce27"/>
          <table:table-cell table:number-columns-repeated="2" table:style-name="ce32"/>
          <table:table-cell office:value-type="string" table:style-name="ce36">
            <text:p>Agriculture<text:s/>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float" office:value="698.21500000000003" table:style-name="ce54">
            <text:p>698</text:p>
          </table:table-cell>
          <table:table-cell office:value-type="float" office:value="697.39300000000003" table:style-name="ce54">
            <text:p>697</text:p>
          </table:table-cell>
          <table:table-cell office:value-type="float" office:value="686.72199999999998" table:style-name="ce54">
            <text:p>687</text:p>
          </table:table-cell>
          <table:table-cell office:value-type="float" office:value="680.10699999999997" table:style-name="ce54">
            <text:p>680</text:p>
          </table:table-cell>
          <table:table-cell office:value-type="float" office:value="672.16800000000001" table:style-name="ce54">
            <text:p>672</text:p>
          </table:table-cell>
          <table:table-cell office:value-type="float" office:value="657.86099999999999" table:style-name="ce54">
            <text:p>658</text:p>
          </table:table-cell>
          <table:table-cell office:value-type="float" office:value="656.13499999999999" table:style-name="ce54">
            <text:p>656</text:p>
          </table:table-cell>
          <table:table-cell office:value-type="float" office:value="642.29700000000003" table:style-name="ce54">
            <text:p>642</text:p>
          </table:table-cell>
          <table:table-cell office:value-type="float" office:value="636.31500000000005" table:style-name="ce54">
            <text:p>636</text:p>
          </table:table-cell>
          <table:table-cell office:value-type="float" office:value="633.87699999999995" table:style-name="ce54">
            <text:p>634</text:p>
          </table:table-cell>
          <table:table-cell office:value-type="float" office:value="626.28099999999995" table:style-name="ce54">
            <text:p>626</text:p>
          </table:table-cell>
          <table:table-cell office:value-type="float" office:value="620.00199999999995" table:style-name="ce54">
            <text:p>620</text:p>
          </table:table-cell>
          <table:table-cell office:value-type="float" office:value="616.33367653355617" table:style-name="ce54">
            <text:p>616</text:p>
          </table:table-cell>
          <table:table-cell office:value-type="float" office:value="611.13599999999997" table:style-name="ce54">
            <text:p>611</text:p>
          </table:table-cell>
          <table:table-cell office:value-type="float" office:value="608.19000000000005" table:style-name="ce54">
            <text:p>608</text:p>
          </table:table-cell>
          <table:table-cell office:value-type="float" office:value="585.98199999999997" table:style-name="ce54">
            <text:p>586</text:p>
          </table:table-cell>
          <table:table-cell office:value-type="float" office:value="556.93900000000008" table:style-name="ce54">
            <text:p>557</text:p>
          </table:table-cell>
          <table:table-cell office:value-type="float" office:value="467.59366666666665" table:style-name="ce54">
            <text:p>468</text:p>
          </table:table-cell>
          <table:table-cell office:value-type="float" office:value="463.81899999999996" table:style-name="ce54">
            <text:p>464</text:p>
          </table:table-cell>
          <table:table-cell office:value-type="float" office:value="447.11574999999999" table:style-name="ce54">
            <text:p>447</text:p>
          </table:table-cell>
          <table:table-cell office:value-type="float" office:value="451.69374999999997" table:style-name="ce54">
            <text:p>452</text:p>
          </table:table-cell>
          <table:table-cell office:value-type="float" office:value="449.14749999999998" table:style-name="ce54">
            <text:p>449</text:p>
          </table:table-cell>
          <table:table-cell office:value-type="float" office:value="448.49450000000002" table:style-name="ce54">
            <text:p>448</text:p>
          </table:table-cell>
          <table:table-cell office:value-type="float" office:value="441.44925000000001" table:style-name="ce54">
            <text:p>441</text:p>
          </table:table-cell>
          <table:table-cell office:value-type="float" office:value="440.93650000000002" table:style-name="ce54">
            <text:p>441</text:p>
          </table:table-cell>
          <table:table-cell office:value-type="float" office:value="425.59625" table:style-name="ce54">
            <text:p>426</text:p>
          </table:table-cell>
          <table:table-cell office:value-type="float" office:value="424.19374999999991" table:style-name="ce54">
            <text:p>424</text:p>
          </table:table-cell>
          <table:table-cell office:value-type="float" office:value="432.04505" table:style-name="ce54">
            <text:p>432</text:p>
          </table:table-cell>
          <table:table-cell office:value-type="float" office:value="438.50260000000003" table:style-name="ce54">
            <text:p>439</text:p>
          </table:table-cell>
          <table:table-cell office:value-type="float" office:value="420.35762499999998" table:style-name="ce54">
            <text:p>420</text:p>
          </table:table-cell>
          <table:table-cell office:value-type="float" office:value="424.73867499999994" table:style-name="ce54">
            <text:p>425</text:p>
          </table:table-cell>
          <table:table-cell office:value-type="float" office:value="428.29585000000003" table:style-name="ce54">
            <text:p>428</text:p>
          </table:table-cell>
          <table:table-cell office:value-type="float" office:value="421" table:style-name="ce54">
            <text:p>421</text:p>
          </table:table-cell>
          <table:table-cell office:value-type="float" office:value="423.67499999999995" table:style-name="ce43">
            <text:p>424</text:p>
          </table:table-cell>
          <table:table-cell office:value-type="float" office:value="426.02499999999998" table:style-name="ce43">
            <text:p>426</text:p>
          </table:table-cell>
          <table:table-cell office:value-type="float" office:value="427.44999999999993" table:style-name="ce43">
            <text:p>427</text:p>
          </table:table-cell>
          <table:table-cell office:value-type="float" office:value="424.82500000000005" table:style-name="ce43">
            <text:p>425</text:p>
          </table:table-cell>
          <table:table-cell table:number-columns-repeated="2" table:style-name="ce40"/>
          <table:table-cell table:style-name="ce57"/>
          <table:table-cell table:style-name="ce55"/>
          <table:table-cell table:style-name="ce61"/>
          <table:table-cell table:number-columns-repeated="16327"/>
        </table:table-row>
        <table:table-row table:style-name="ro1">
          <table:table-cell table:number-columns-repeated="3" table:style-name="ce36"/>
          <table:table-cell office:value-type="string" table:style-name="ce36">
            <text:p>Food Manufacturing<text:s/>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float" office:value="482.3" table:style-name="ce54">
            <text:p>482</text:p>
          </table:table-cell>
          <table:table-cell office:value-type="float" office:value="487.6" table:style-name="ce54">
            <text:p>488</text:p>
          </table:table-cell>
          <table:table-cell office:value-type="float" office:value="481.09999999999997" table:style-name="ce54">
            <text:p>481</text:p>
          </table:table-cell>
          <table:table-cell office:value-type="float" office:value="462" table:style-name="ce54">
            <text:p>462</text:p>
          </table:table-cell>
          <table:table-cell office:value-type="float" office:value="450.5" table:style-name="ce54">
            <text:p>451</text:p>
          </table:table-cell>
          <table:table-cell office:value-type="float" office:value="441.25" table:style-name="ce54">
            <text:p>441</text:p>
          </table:table-cell>
          <table:table-cell office:value-type="float" office:value="426.5" table:style-name="ce54">
            <text:p>427</text:p>
          </table:table-cell>
          <table:table-cell office:value-type="float" office:value="415" table:style-name="ce54">
            <text:p>415</text:p>
          </table:table-cell>
          <table:table-cell office:value-type="float" office:value="402.5" table:style-name="ce54">
            <text:p>403</text:p>
          </table:table-cell>
          <table:table-cell office:value-type="float" office:value="398.75" table:style-name="ce54">
            <text:p>399</text:p>
          </table:table-cell>
          <table:table-cell office:value-type="float" office:value="378.75" table:style-name="ce54">
            <text:p>379</text:p>
          </table:table-cell>
          <table:table-cell office:value-type="float" office:value="368.75" table:style-name="ce54">
            <text:p>369</text:p>
          </table:table-cell>
          <table:table-cell office:value-type="float" office:value="374.75" table:style-name="ce54">
            <text:p>375</text:p>
          </table:table-cell>
          <table:table-cell office:value-type="float" office:value="368.5" table:style-name="ce54">
            <text:p>369</text:p>
          </table:table-cell>
          <table:table-cell office:value-type="float" office:value="368.75" table:style-name="ce54">
            <text:p>369</text:p>
          </table:table-cell>
          <table:table-cell office:value-type="float" office:value="371.5" table:style-name="ce54">
            <text:p>372</text:p>
          </table:table-cell>
          <table:table-cell office:value-type="float" office:value="381.5" table:style-name="ce54">
            <text:p>382</text:p>
          </table:table-cell>
          <table:table-cell office:value-type="float" office:value="393" table:style-name="ce54">
            <text:p>393</text:p>
          </table:table-cell>
          <table:table-cell office:value-type="float" office:value="399.5" table:style-name="ce54">
            <text:p>400</text:p>
          </table:table-cell>
          <table:table-cell office:value-type="float" office:value="407.25" table:style-name="ce43">
            <text:p>407</text:p>
          </table:table-cell>
          <table:table-cell office:value-type="float" office:value="404.25" table:style-name="ce43">
            <text:p>404</text:p>
          </table:table-cell>
          <table:table-cell office:value-type="float" office:value="418.75" table:style-name="ce43">
            <text:p>419</text:p>
          </table:table-cell>
          <table:table-cell office:value-type="float" office:value="412.75" table:style-name="ce43">
            <text:p>413</text:p>
          </table:table-cell>
          <table:table-cell table:number-columns-repeated="2" table:style-name="ce40"/>
          <table:table-cell table:style-name="ce57"/>
          <table:table-cell table:style-name="ce55"/>
          <table:table-cell table:style-name="ce61"/>
          <table:table-cell table:number-columns-repeated="16327"/>
        </table:table-row>
        <table:table-row table:style-name="ro1">
          <table:table-cell table:number-columns-repeated="3" table:style-name="ce36"/>
          <table:table-cell office:value-type="string" table:style-name="ce36">
            <text:p>Food Wholesaling<text:s/>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float" office:value="227.8" table:style-name="ce54">
            <text:p>228</text:p>
          </table:table-cell>
          <table:table-cell office:value-type="float" office:value="227" table:style-name="ce54">
            <text:p>227</text:p>
          </table:table-cell>
          <table:table-cell office:value-type="float" office:value="220.7" table:style-name="ce54">
            <text:p>221</text:p>
          </table:table-cell>
          <table:table-cell office:value-type="float" office:value="218" table:style-name="ce54">
            <text:p>218</text:p>
          </table:table-cell>
          <table:table-cell office:value-type="float" office:value="213.25" table:style-name="ce54">
            <text:p>213</text:p>
          </table:table-cell>
          <table:table-cell office:value-type="float" office:value="215.25" table:style-name="ce54">
            <text:p>215</text:p>
          </table:table-cell>
          <table:table-cell office:value-type="float" office:value="212.5" table:style-name="ce54">
            <text:p>213</text:p>
          </table:table-cell>
          <table:table-cell office:value-type="float" office:value="214" table:style-name="ce54">
            <text:p>214</text:p>
          </table:table-cell>
          <table:table-cell office:value-type="float" office:value="215" table:style-name="ce54">
            <text:p>215</text:p>
          </table:table-cell>
          <table:table-cell office:value-type="float" office:value="215.25" table:style-name="ce54">
            <text:p>215</text:p>
          </table:table-cell>
          <table:table-cell office:value-type="float" office:value="227.75" table:style-name="ce54">
            <text:p>228</text:p>
          </table:table-cell>
          <table:table-cell office:value-type="float" office:value="218.75" table:style-name="ce54">
            <text:p>219</text:p>
          </table:table-cell>
          <table:table-cell office:value-type="float" office:value="214.25" table:style-name="ce54">
            <text:p>214</text:p>
          </table:table-cell>
          <table:table-cell office:value-type="float" office:value="209.25" table:style-name="ce54">
            <text:p>209</text:p>
          </table:table-cell>
          <table:table-cell office:value-type="float" office:value="228.25" table:style-name="ce54">
            <text:p>228</text:p>
          </table:table-cell>
          <table:table-cell office:value-type="float" office:value="220.5" table:style-name="ce54">
            <text:p>221</text:p>
          </table:table-cell>
          <table:table-cell office:value-type="float" office:value="227" table:style-name="ce54">
            <text:p>227</text:p>
          </table:table-cell>
          <table:table-cell office:value-type="float" office:value="217.25" table:style-name="ce54">
            <text:p>217</text:p>
          </table:table-cell>
          <table:table-cell office:value-type="float" office:value="235.5" table:style-name="ce54">
            <text:p>236</text:p>
          </table:table-cell>
          <table:table-cell office:value-type="float" office:value="239" table:style-name="ce43">
            <text:p>239</text:p>
          </table:table-cell>
          <table:table-cell office:value-type="float" office:value="236.5" table:style-name="ce43">
            <text:p>237</text:p>
          </table:table-cell>
          <table:table-cell office:value-type="float" office:value="234.75" table:style-name="ce43">
            <text:p>235</text:p>
          </table:table-cell>
          <table:table-cell office:value-type="float" office:value="218" table:style-name="ce43">
            <text:p>218</text:p>
          </table:table-cell>
          <table:table-cell table:number-columns-repeated="2" table:style-name="ce40"/>
          <table:table-cell table:style-name="ce57"/>
          <table:table-cell table:style-name="ce55"/>
          <table:table-cell table:style-name="ce61"/>
          <table:table-cell table:number-columns-repeated="16327"/>
        </table:table-row>
        <table:table-row table:style-name="ro1">
          <table:table-cell table:number-columns-repeated="3" table:style-name="ce36"/>
          <table:table-cell office:value-type="string" table:style-name="ce36">
            <text:p>Food Retailing<text:s/>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float" office:value="1070.2" table:style-name="ce54">
            <text:p>1,070</text:p>
          </table:table-cell>
          <table:table-cell office:value-type="float" office:value="1046.7" table:style-name="ce54">
            <text:p>1,047</text:p>
          </table:table-cell>
          <table:table-cell office:value-type="float" office:value="1089.4000000000001" table:style-name="ce54">
            <text:p>1,089</text:p>
          </table:table-cell>
          <table:table-cell office:value-type="float" office:value="1169.6666666666667" table:style-name="ce54">
            <text:p>1,170</text:p>
          </table:table-cell>
          <table:table-cell office:value-type="float" office:value="1228.25" table:style-name="ce54">
            <text:p>1,228</text:p>
          </table:table-cell>
          <table:table-cell office:value-type="float" office:value="1197.75" table:style-name="ce54">
            <text:p>1,198</text:p>
          </table:table-cell>
          <table:table-cell office:value-type="float" office:value="1177.75" table:style-name="ce54">
            <text:p>1,178</text:p>
          </table:table-cell>
          <table:table-cell office:value-type="float" office:value="1191.75" table:style-name="ce54">
            <text:p>1,192</text:p>
          </table:table-cell>
          <table:table-cell office:value-type="float" office:value="1159.25" table:style-name="ce54">
            <text:p>1,159</text:p>
          </table:table-cell>
          <table:table-cell office:value-type="float" office:value="1139.25" table:style-name="ce54">
            <text:p>1,139</text:p>
          </table:table-cell>
          <table:table-cell office:value-type="float" office:value="1163.25" table:style-name="ce54">
            <text:p>1,163</text:p>
          </table:table-cell>
          <table:table-cell office:value-type="float" office:value="1182.5" table:style-name="ce54">
            <text:p>1,183</text:p>
          </table:table-cell>
          <table:table-cell office:value-type="float" office:value="1144" table:style-name="ce54">
            <text:p>1,144</text:p>
          </table:table-cell>
          <table:table-cell office:value-type="float" office:value="1144.5" table:style-name="ce54">
            <text:p>1,145</text:p>
          </table:table-cell>
          <table:table-cell office:value-type="float" office:value="1144.75" table:style-name="ce54">
            <text:p>1,145</text:p>
          </table:table-cell>
          <table:table-cell office:value-type="float" office:value="1159" table:style-name="ce54">
            <text:p>1,159</text:p>
          </table:table-cell>
          <table:table-cell office:value-type="float" office:value="1177.75" table:style-name="ce54">
            <text:p>1,178</text:p>
          </table:table-cell>
          <table:table-cell office:value-type="float" office:value="1168.75" table:style-name="ce54">
            <text:p>1,169</text:p>
          </table:table-cell>
          <table:table-cell office:value-type="float" office:value="1121" table:style-name="ce54">
            <text:p>1,121</text:p>
          </table:table-cell>
          <table:table-cell office:value-type="float" office:value="1115.75" table:style-name="ce43">
            <text:p>1,116</text:p>
          </table:table-cell>
          <table:table-cell office:value-type="float" office:value="1112" table:style-name="ce43">
            <text:p>1,112</text:p>
          </table:table-cell>
          <table:table-cell office:value-type="float" office:value="1106.25" table:style-name="ce43">
            <text:p>1,106</text:p>
          </table:table-cell>
          <table:table-cell office:value-type="float" office:value="1143.75" table:style-name="ce43">
            <text:p>1,144</text:p>
          </table:table-cell>
          <table:table-cell table:number-columns-repeated="2" table:style-name="ce40"/>
          <table:table-cell table:style-name="ce57"/>
          <table:table-cell table:style-name="ce55"/>
          <table:table-cell table:style-name="ce61"/>
          <table:table-cell table:number-columns-repeated="16327"/>
        </table:table-row>
        <table:table-row table:style-name="ro1">
          <table:table-cell table:number-columns-repeated="3" table:style-name="ce36"/>
          <table:table-cell office:value-type="string" table:style-name="ce36">
            <text:p>Food Non-Residential Catering<text:s/>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float" office:value="1214.7" table:style-name="ce54">
            <text:p>1,215</text:p>
          </table:table-cell>
          <table:table-cell office:value-type="float" office:value="1260.2" table:style-name="ce54">
            <text:p>1,260</text:p>
          </table:table-cell>
          <table:table-cell office:value-type="float" office:value="1258.3" table:style-name="ce54">
            <text:p>1,258</text:p>
          </table:table-cell>
          <table:table-cell office:value-type="float" office:value="1322" table:style-name="ce54">
            <text:p>1,322</text:p>
          </table:table-cell>
          <table:table-cell office:value-type="float" office:value="1363.75" table:style-name="ce54">
            <text:p>1,364</text:p>
          </table:table-cell>
          <table:table-cell office:value-type="float" office:value="1396" table:style-name="ce54">
            <text:p>1,396</text:p>
          </table:table-cell>
          <table:table-cell office:value-type="float" office:value="1436.25" table:style-name="ce54">
            <text:p>1,436</text:p>
          </table:table-cell>
          <table:table-cell office:value-type="float" office:value="1445" table:style-name="ce54">
            <text:p>1,445</text:p>
          </table:table-cell>
          <table:table-cell office:value-type="float" office:value="1437.5" table:style-name="ce54">
            <text:p>1,438</text:p>
          </table:table-cell>
          <table:table-cell office:value-type="float" office:value="1427.5" table:style-name="ce54">
            <text:p>1,428</text:p>
          </table:table-cell>
          <table:table-cell office:value-type="float" office:value="1465" table:style-name="ce54">
            <text:p>1,465</text:p>
          </table:table-cell>
          <table:table-cell office:value-type="float" office:value="1424" table:style-name="ce54">
            <text:p>1,424</text:p>
          </table:table-cell>
          <table:table-cell office:value-type="float" office:value="1377.75" table:style-name="ce54">
            <text:p>1,378</text:p>
          </table:table-cell>
          <table:table-cell office:value-type="float" office:value="1377.25" table:style-name="ce54">
            <text:p>1,377</text:p>
          </table:table-cell>
          <table:table-cell office:value-type="float" office:value="1419.25" table:style-name="ce54">
            <text:p>1,419</text:p>
          </table:table-cell>
          <table:table-cell office:value-type="float" office:value="1497.5" table:style-name="ce54">
            <text:p>1,498</text:p>
          </table:table-cell>
          <table:table-cell office:value-type="float" office:value="1581" table:style-name="ce54">
            <text:p>1,581</text:p>
          </table:table-cell>
          <table:table-cell office:value-type="float" office:value="1622.25" table:style-name="ce54">
            <text:p>1,622</text:p>
          </table:table-cell>
          <table:table-cell office:value-type="float" office:value="1680.75" table:style-name="ce54">
            <text:p>1,681</text:p>
          </table:table-cell>
          <table:table-cell office:value-type="float" office:value="1737.5" table:style-name="ce43">
            <text:p>1,738</text:p>
          </table:table-cell>
          <table:table-cell office:value-type="float" office:value="1790" table:style-name="ce43">
            <text:p>1,790</text:p>
          </table:table-cell>
          <table:table-cell office:value-type="float" office:value="1809" table:style-name="ce43">
            <text:p>1,809</text:p>
          </table:table-cell>
          <table:table-cell office:value-type="float" office:value="1757.75" table:style-name="ce43">
            <text:p>1,758</text:p>
          </table:table-cell>
          <table:table-cell table:number-columns-repeated="2" table:style-name="ce40"/>
          <table:table-cell table:style-name="ce57"/>
          <table:table-cell table:style-name="ce55"/>
          <table:table-cell table:style-name="ce61"/>
          <table:table-cell table:number-columns-repeated="16327"/>
        </table:table-row>
        <table:table-row table:style-name="ro1">
          <table:table-cell table:style-name="ce49"/>
          <table:table-cell office:value-type="string" table:style-name="ce49">
            <text:p>% of total workforce in employment</text:p>
          </table:table-cell>
          <table:table-cell table:number-columns-repeated="2" table:style-name="ce49"/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string" table:style-name="ce58">
            <text:p>. .</text:p>
          </table:table-cell>
          <table:table-cell office:value-type="float" office:value="13.896187694554399" table:style-name="ce58">
            <text:p><text:s/>13.9</text:p>
          </table:table-cell>
          <table:table-cell office:value-type="float" office:value="14.239456746609454" table:style-name="ce58">
            <text:p><text:s/>14.2</text:p>
          </table:table-cell>
          <table:table-cell office:value-type="float" office:value="13.995649685174586" table:style-name="ce58">
            <text:p><text:s/>14.0</text:p>
          </table:table-cell>
          <table:table-cell office:value-type="float" office:value="13.905234691175915" table:style-name="ce58">
            <text:p><text:s/>13.9</text:p>
          </table:table-cell>
          <table:table-cell office:value-type="float" office:value="13.783020623929715" table:style-name="ce58">
            <text:p><text:s/>13.8</text:p>
          </table:table-cell>
          <table:table-cell office:value-type="float" office:value="13.394977152122641" table:style-name="ce58">
            <text:p><text:s/>13.4</text:p>
          </table:table-cell>
          <table:table-cell office:value-type="float" office:value="13.199092572264911" table:style-name="ce58">
            <text:p><text:s/>13.2</text:p>
          </table:table-cell>
          <table:table-cell office:value-type="float" office:value="13.362255633623358" table:style-name="ce58">
            <text:p><text:s/>13.4</text:p>
          </table:table-cell>
          <table:table-cell office:value-type="float" office:value="13.530594752404836" table:style-name="ce58">
            <text:p><text:s/>13.5</text:p>
          </table:table-cell>
          <table:table-cell office:value-type="float" office:value="13.310443479901869" table:style-name="ce58">
            <text:p><text:s/>13.3</text:p>
          </table:table-cell>
          <table:table-cell office:value-type="float" office:value="13.415161010884713" table:style-name="ce58">
            <text:p><text:s/>13.4</text:p>
          </table:table-cell>
          <table:table-cell office:value-type="float" office:value="13.434963645903606" table:style-name="ce58">
            <text:p><text:s/>13.4</text:p>
          </table:table-cell>
          <table:table-cell office:value-type="float" office:value="13.488695104689425" table:style-name="ce58">
            <text:p><text:s/>13.5</text:p>
          </table:table-cell>
          <table:table-cell office:value-type="float" office:value="13.551891623855262" table:style-name="ce58">
            <text:p><text:s/>13.6</text:p>
          </table:table-cell>
          <table:table-cell office:value-type="float" office:value="13.380078962309472" table:style-name="ce58">
            <text:p><text:s/>13.4</text:p>
          </table:table-cell>
          <table:table-cell office:value-type="float" office:value="13.255620173351316" table:style-name="ce58">
            <text:p><text:s/>13.3</text:p>
          </table:table-cell>
          <table:table-cell office:value-type="float" office:value="13.335401140409767" table:style-name="ce62">
            <text:p>13.3</text:p>
          </table:table-cell>
          <table:table-cell office:value-type="float" office:value="13.397161085606266" table:style-name="ce62">
            <text:p>13.4</text:p>
          </table:table-cell>
          <table:table-cell office:value-type="float" office:value="13.4" table:style-name="ce62">
            <text:p>13.4</text:p>
          </table:table-cell>
          <table:table-cell office:value-type="float" office:value="13.4" table:style-name="ce62">
            <text:p>13.4</text:p>
          </table:table-cell>
          <table:table-cell table:number-columns-repeated="2" table:style-name="ce40"/>
          <table:table-cell table:number-columns-repeated="16330" table:style-name="ce27"/>
        </table:table-row>
        <table:table-row table:style-name="ro2">
          <table:table-cell office:value-type="string" table:style-name="ce32">
            <text:p>Trade in food, feed and drink (in real terms at 2019 prices)</text:p>
          </table:table-cell>
          <table:table-cell table:number-columns-repeated="3" table:style-name="ce36"/>
          <table:table-cell table:number-columns-repeated="44" table:style-name="ce56"/>
          <table:table-cell table:style-name="ce27"/>
          <table:table-cell table:number-columns-repeated="3" table:style-name="ce37"/>
          <table:table-cell table:number-columns-repeated="2" table:style-name="ce40"/>
          <table:table-cell table:number-columns-repeated="16330" table:style-name="ce27"/>
        </table:table-row>
        <table:table-row table:style-name="ro5">
          <table:table-cell office:value-type="string" table:style-name="ce35">
            <text:p>Imports of food, feed and drink<text:s/></text:p>
          </table:table-cell>
          <table:table-cell table:number-columns-repeated="3" table:style-name="ce63"/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string" table:style-name="ce54">
            <text:p>. .</text:p>
          </table:table-cell>
          <table:table-cell office:value-type="float" office:value="12153.229768000001" table:style-name="ce54">
            <text:p>12,153</text:p>
          </table:table-cell>
          <table:table-cell office:value-type="float" office:value="13308.346164999992" table:style-name="ce54">
            <text:p>13,308</text:p>
          </table:table-cell>
          <table:table-cell office:value-type="float" office:value="23996.856183586417" table:style-name="ce54">
            <text:p>23,997</text:p>
          </table:table-cell>
          <table:table-cell office:value-type="float" office:value="25565.260345837331" table:style-name="ce54">
            <text:p>25,565</text:p>
          </table:table-cell>
          <table:table-cell office:value-type="float" office:value="27474.35682401244" table:style-name="ce54">
            <text:p>27,474</text:p>
          </table:table-cell>
          <table:table-cell office:value-type="float" office:value="27773.094816322951" table:style-name="ce54">
            <text:p>27,773</text:p>
          </table:table-cell>
          <table:table-cell office:value-type="float" office:value="27446.102275157114" table:style-name="ce54">
            <text:p>27,446</text:p>
          </table:table-cell>
          <table:table-cell office:value-type="float" office:value="27146.324413491187" table:style-name="ce54">
            <text:p>27,146</text:p>
          </table:table-cell>
          <table:table-cell office:value-type="float" office:value="27167.028460997197" table:style-name="ce54">
            <text:p>27,167</text:p>
          </table:table-cell>
          <table:table-cell office:value-type="float" office:value="26097.531409971227" table:style-name="ce54">
            <text:p>26,098</text:p>
          </table:table-cell>
          <table:table-cell office:value-type="float" office:value="27995.29796923088" table:style-name="ce54">
            <text:p>27,995</text:p>
          </table:table-cell>
          <table:table-cell office:value-type="float" office:value="28674.710481841208" table:style-name="ce54">
            <text:p>28,675</text:p>
          </table:table-cell>
          <table:table-cell office:value-type="float" office:value="30734.887356785006" table:style-name="ce54">
            <text:p>30,735</text:p>
          </table:table-cell>
          <table:table-cell office:value-type="float" office:value="31399.239060717366" table:style-name="ce54">
            <text:p>31,399</text:p>
          </table:table-cell>
          <table:table-cell office:value-type="float" office:value="32671.345417335568" table:style-name="ce54">
            <text:p>32,671</text:p>
          </table:table-cell>
          <table:table-cell office:value-type="float" office:value="33663.42173207584" table:style-name="ce54">
            <text:p>33,663</text:p>
          </table:table-cell>
          <table:table-cell office:value-type="float" office:value="35196.054342353491" table:style-name="ce54">
            <text:p>35,196</text:p>
          </table:table-cell>
          <table:table-cell office:value-type="float" office:value="40449.662178549763" table:style-name="ce54">
            <text:p>40,450</text:p>
          </table:table-cell>
          <table:table-cell office:value-type="float" office:value="40963.791745263436" table:style-name="ce54">
            <text:p>40,964</text:p>
          </table:table-cell>
          <table:table-cell office:value-type="float" office:value="41761.599211659071" table:style-name="ce54">
            <text:p>41,762</text:p>
          </table:table-cell>
          <table:table-cell office:value-type="float" office:value="44608.839423928061" table:style-name="ce54">
            <text:p>44,609</text:p>
          </table:table-cell>
          <table:table-cell office:value-type="float" office:value="44869.52878321756" table:style-name="ce54">
            <text:p>44,870</text:p>
          </table:table-cell>
          <table:table-cell office:value-type="float" office:value="47298.09776584561" table:style-name="ce54">
            <text:p>47,298</text:p>
          </table:table-cell>
          <table:table-cell office:value-type="float" office:value="45728.637857363588" table:style-name="ce54">
            <text:p>45,729</text:p>
          </table:table-cell>
          <table:table-cell office:value-type="float" office:value="45188.025670925563" table:style-name="ce54">
            <text:p>45,188</text:p>
          </table:table-cell>
          <table:table-cell office:value-type="float" office:value="47824.952993868144" table:style-name="ce54">
            <text:p>47,825</text:p>
          </table:table-cell>
          <table:table-cell office:value-type="float" office:value="50930.917958649065" table:style-name="ce54">
            <text:p>50,931</text:p>
          </table:table-cell>
          <table:table-cell office:value-type="float" office:value="50647.439675159141" table:style-name="ce54">
            <text:p>50,647</text:p>
          </table:table-cell>
          <table:table-cell office:value-type="float" office:value="51108.838567757615" table:style-name="ce54">
            <text:p>51,109</text:p>
          </table:table-cell>
          <table:table-cell office:value-type="float" office:value="47957.235247999997" table:style-name="ce54">
            <text:p>47,957</text:p>
          </table:table-cell>
          <table:table-cell table:number-columns-repeated="2" table:style-name="ce40"/>
          <table:table-cell table:number-columns-repeated="3" table:style-name="ce64"/>
          <table:table-cell table:number-columns-repeated="16327" table:style-name="ce65"/>
        </table:table-row>
        <table:table-row table:style-name="ro1">
          <table:table-cell table:style-name="ce36"/>
          <table:table-cell office:value-type="string" table:style-name="ce36">
            <text:p>% of total UK imports</text:p>
          </table:table-cell>
          <table:table-cell table:number-columns-repeated="2" table:style-name="ce36"/>
          <table:table-cell table:number-columns-repeated="23" table:style-name="ce66"/>
          <table:table-cell office:value-type="percentage" office:value="0.10170932032747401" table:style-name="ce67">
            <text:p>10.2%</text:p>
          </table:table-cell>
          <table:table-cell office:value-type="percentage" office:value="9.5879479661747744E-2" table:style-name="ce67">
            <text:p>9.6%</text:p>
          </table:table-cell>
          <table:table-cell office:value-type="percentage" office:value="9.4438255302853713E-2" table:style-name="ce67">
            <text:p>9.4%</text:p>
          </table:table-cell>
          <table:table-cell office:value-type="percentage" office:value="9.1153142204677906E-2" table:style-name="ce67">
            <text:p>9.1%</text:p>
          </table:table-cell>
          <table:table-cell office:value-type="percentage" office:value="7.9023164777351662E-2" table:style-name="ce67">
            <text:p>7.9%</text:p>
          </table:table-cell>
          <table:table-cell office:value-type="percentage" office:value="8.1268049619045601E-2" table:style-name="ce67">
            <text:p>8.1%</text:p>
          </table:table-cell>
          <table:table-cell office:value-type="percentage" office:value="8.3756288165450221E-2" table:style-name="ce67">
            <text:p>8.4%</text:p>
          </table:table-cell>
          <table:table-cell office:value-type="percentage" office:value="9.1429733899808352E-2" table:style-name="ce67">
            <text:p>9.1%</text:p>
          </table:table-cell>
          <table:table-cell office:value-type="percentage" office:value="9.0261534501371199E-2" table:style-name="ce67">
            <text:p>9.0%</text:p>
          </table:table-cell>
          <table:table-cell office:value-type="percentage" office:value="8.6086048730428397E-2" table:style-name="ce67">
            <text:p>8.6%</text:p>
          </table:table-cell>
          <table:table-cell office:value-type="percentage" office:value="7.8274995166023764E-2" table:style-name="ce67">
            <text:p>7.8%</text:p>
          </table:table-cell>
          <table:table-cell office:value-type="percentage" office:value="8.7412319012386233E-2" table:style-name="ce67">
            <text:p>8.7%</text:p>
          </table:table-cell>
          <table:table-cell office:value-type="percentage" office:value="9.2871487072047856E-2" table:style-name="ce67">
            <text:p>9.3%</text:p>
          </table:table-cell>
          <table:table-cell office:value-type="percentage" office:value="0.10250997115738354" table:style-name="ce67">
            <text:p>10.3%</text:p>
          </table:table-cell>
          <table:table-cell office:value-type="percentage" office:value="9.2638312147211049E-2" table:style-name="ce67">
            <text:p>9.3%</text:p>
          </table:table-cell>
          <table:table-cell office:value-type="percentage" office:value="9.1101835307147938E-2" table:style-name="ce67">
            <text:p>9.1%</text:p>
          </table:table-cell>
          <table:table-cell office:value-type="percentage" office:value="8.9062394202223005E-2" table:style-name="ce67">
            <text:p>8.9%</text:p>
          </table:table-cell>
          <table:table-cell office:value-type="percentage" office:value="0.10034293643973054" table:style-name="ce67">
            <text:p>10.0%</text:p>
          </table:table-cell>
          <table:table-cell office:value-type="percentage" office:value="9.9103666799021869E-2" table:style-name="ce67">
            <text:p>9.9%</text:p>
          </table:table-cell>
          <table:table-cell office:value-type="percentage" office:value="0.10078872793407287" table:style-name="ce67">
            <text:p>10.1%</text:p>
          </table:table-cell>
          <table:table-cell office:value-type="percentage" office:value="9.5351996680936552E-2" table:style-name="ce67">
            <text:p>9.5%</text:p>
          </table:table-cell>
          <table:table-cell office:value-type="percentage" office:value="9.8089538304778789E-2" table:style-name="ce67">
            <text:p>9.8%</text:p>
          </table:table-cell>
          <table:table-cell office:value-type="percentage" office:value="9.2930411642197522E-2" table:style-name="ce68">
            <text:p>9.3%</text:p>
          </table:table-cell>
          <table:table-cell office:value-type="percentage" office:value="8.8345160199228709E-2" table:style-name="ce68">
            <text:p>8.8%</text:p>
          </table:table-cell>
          <table:table-cell office:value-type="percentage" office:value="9.8000000000000004E-2" table:style-name="ce68">
            <text:p>9.8%</text:p>
          </table:table-cell>
          <table:table-cell table:number-columns-repeated="2" table:style-name="ce40"/>
          <table:table-cell table:number-columns-repeated="16330" table:style-name="ce27"/>
        </table:table-row>
        <table:table-row table:style-name="ro2">
          <table:table-cell office:value-type="string" table:style-name="ce35">
            <text:p>Exports of food, feed and drink<text:s/></text:p>
          </table:table-cell>
          <table:table-cell table:number-columns-repeated="2" table:style-name="ce8"/>
          <table:table-cell table:style-name="ce63"/>
          <table:table-cell office:value-type="string" table:style-name="ce69">
            <text:p>. .</text:p>
          </table:table-cell>
          <table:table-cell office:value-type="string" table:style-name="ce69">
            <text:p>. .</text:p>
          </table:table-cell>
          <table:table-cell office:value-type="string" table:style-name="ce69">
            <text:p>. .</text:p>
          </table:table-cell>
          <table:table-cell office:value-type="string" table:style-name="ce69">
            <text:p>. .</text:p>
          </table:table-cell>
          <table:table-cell office:value-type="string" table:style-name="ce69">
            <text:p>. .</text:p>
          </table:table-cell>
          <table:table-cell office:value-type="string" table:style-name="ce69">
            <text:p>. .</text:p>
          </table:table-cell>
          <table:table-cell office:value-type="string" table:style-name="ce69">
            <text:p>. .</text:p>
          </table:table-cell>
          <table:table-cell office:value-type="string" table:style-name="ce69">
            <text:p>. .</text:p>
          </table:table-cell>
          <table:table-cell office:value-type="string" table:style-name="ce69">
            <text:p>. .</text:p>
          </table:table-cell>
          <table:table-cell office:value-type="string" table:style-name="ce69">
            <text:p>. .</text:p>
          </table:table-cell>
          <table:table-cell office:value-type="string" table:style-name="ce69">
            <text:p>. .</text:p>
          </table:table-cell>
          <table:table-cell office:value-type="string" table:style-name="ce69">
            <text:p>. .</text:p>
          </table:table-cell>
          <table:table-cell office:value-type="string" table:style-name="ce69">
            <text:p>. .</text:p>
          </table:table-cell>
          <table:table-cell office:value-type="string" table:style-name="ce69">
            <text:p>. .</text:p>
          </table:table-cell>
          <table:table-cell office:value-type="string" table:style-name="ce69">
            <text:p>. .</text:p>
          </table:table-cell>
          <table:table-cell office:value-type="string" table:style-name="ce69">
            <text:p>. .</text:p>
          </table:table-cell>
          <table:table-cell office:value-type="string" table:style-name="ce69">
            <text:p>. .</text:p>
          </table:table-cell>
          <table:table-cell office:value-type="string" table:style-name="ce69">
            <text:p>. .</text:p>
          </table:table-cell>
          <table:table-cell office:value-type="float" office:value="6694.0061000000014" table:style-name="ce54">
            <text:p>6,694</text:p>
          </table:table-cell>
          <table:table-cell office:value-type="float" office:value="7377.6450180000011" table:style-name="ce54">
            <text:p>7,378</text:p>
          </table:table-cell>
          <table:table-cell office:value-type="float" office:value="14248.644322390955" table:style-name="ce54">
            <text:p>14,249</text:p>
          </table:table-cell>
          <table:table-cell office:value-type="float" office:value="15610.524016650705" table:style-name="ce54">
            <text:p>15,611</text:p>
          </table:table-cell>
          <table:table-cell office:value-type="float" office:value="16915.220763732512" table:style-name="ce54">
            <text:p>16,915</text:p>
          </table:table-cell>
          <table:table-cell office:value-type="float" office:value="15805.481274080757" table:style-name="ce54">
            <text:p>15,805</text:p>
          </table:table-cell>
          <table:table-cell office:value-type="float" office:value="15791.447050224106" table:style-name="ce54">
            <text:p>15,791</text:p>
          </table:table-cell>
          <table:table-cell office:value-type="float" office:value="14644.665762070899" table:style-name="ce54">
            <text:p>14,645</text:p>
          </table:table-cell>
          <table:table-cell office:value-type="float" office:value="14033.607856891438" table:style-name="ce54">
            <text:p>14,034</text:p>
          </table:table-cell>
          <table:table-cell office:value-type="float" office:value="13523.690245071997" table:style-name="ce54">
            <text:p>13,524</text:p>
          </table:table-cell>
          <table:table-cell office:value-type="float" office:value="13061.668593846083" table:style-name="ce54">
            <text:p>13,062</text:p>
          </table:table-cell>
          <table:table-cell office:value-type="float" office:value="13404.306027614979" table:style-name="ce54">
            <text:p>13,404</text:p>
          </table:table-cell>
          <table:table-cell office:value-type="float" office:value="14521.224378310544" table:style-name="ce54">
            <text:p>14,521</text:p>
          </table:table-cell>
          <table:table-cell office:value-type="float" office:value="13896.965019442159" table:style-name="ce54">
            <text:p>13,897</text:p>
          </table:table-cell>
          <table:table-cell office:value-type="float" office:value="13870.315355704968" table:style-name="ce54">
            <text:p>13,870</text:p>
          </table:table-cell>
          <table:table-cell office:value-type="float" office:value="14252.815289207385" table:style-name="ce54">
            <text:p>14,253</text:p>
          </table:table-cell>
          <table:table-cell office:value-type="float" office:value="15073.293216176338" table:style-name="ce54">
            <text:p>15,073</text:p>
          </table:table-cell>
          <table:table-cell office:value-type="float" office:value="16975.019564090315" table:style-name="ce54">
            <text:p>16,975</text:p>
          </table:table-cell>
          <table:table-cell office:value-type="float" office:value="17697.658293473727" table:style-name="ce54">
            <text:p>17,698</text:p>
          </table:table-cell>
          <table:table-cell office:value-type="float" office:value="19694.097751520756" table:style-name="ce54">
            <text:p>19,694</text:p>
          </table:table-cell>
          <table:table-cell office:value-type="float" office:value="22114.529515259703" table:style-name="ce54">
            <text:p>22,115</text:p>
          </table:table-cell>
          <table:table-cell office:value-type="float" office:value="21742.065799910957" table:style-name="ce54">
            <text:p>21,742</text:p>
          </table:table-cell>
          <table:table-cell office:value-type="float" office:value="22231.305438909196" table:style-name="ce54">
            <text:p>22,231</text:p>
          </table:table-cell>
          <table:table-cell office:value-type="float" office:value="21789.74708797444" table:style-name="ce54">
            <text:p>21,790</text:p>
          </table:table-cell>
          <table:table-cell office:value-type="float" office:value="20855.557441149969" table:style-name="ce54">
            <text:p>20,856</text:p>
          </table:table-cell>
          <table:table-cell office:value-type="float" office:value="22595.31672362857" table:style-name="ce54">
            <text:p>22,595</text:p>
          </table:table-cell>
          <table:table-cell office:value-type="float" office:value="24217.337077177646" table:style-name="ce54">
            <text:p>24,217</text:p>
          </table:table-cell>
          <table:table-cell office:value-type="float" office:value="24342.410862359869" table:style-name="ce54">
            <text:p>24,342</text:p>
          </table:table-cell>
          <table:table-cell office:value-type="float" office:value="25035.547416964808" table:style-name="ce54">
            <text:p>25,036</text:p>
          </table:table-cell>
          <table:table-cell office:value-type="float" office:value="21350.31805000062" table:style-name="ce54">
            <text:p>21,350</text:p>
          </table:table-cell>
          <table:table-cell table:number-columns-repeated="2" table:style-name="ce40"/>
          <table:table-cell table:number-columns-repeated="3" table:style-name="ce64"/>
          <table:table-cell table:number-columns-repeated="16327" table:style-name="ce70"/>
        </table:table-row>
        <table:table-row table:style-name="ro1">
          <table:table-cell table:style-name="ce49"/>
          <table:table-cell office:value-type="string" table:style-name="ce49">
            <text:p>% of total UK exports</text:p>
          </table:table-cell>
          <table:table-cell table:number-columns-repeated="2" table:style-name="ce49"/>
          <table:table-cell table:number-columns-repeated="23" table:style-name="ce71"/>
          <table:table-cell office:value-type="percentage" office:value="6.2581093310744698E-2" table:style-name="ce72">
            <text:p>6.3%</text:p>
          </table:table-cell>
          <table:table-cell office:value-type="percentage" office:value="6.0235603699440532E-2" table:style-name="ce72">
            <text:p>6.0%</text:p>
          </table:table-cell>
          <table:table-cell office:value-type="percentage" office:value="5.9111575013260913E-2" table:style-name="ce72">
            <text:p>5.9%</text:p>
          </table:table-cell>
          <table:table-cell office:value-type="percentage" office:value="5.6362423295816873E-2" table:style-name="ce72">
            <text:p>5.6%</text:p>
          </table:table-cell>
          <table:table-cell office:value-type="percentage" office:value="4.9115870079461978E-2" table:style-name="ce72">
            <text:p>4.9%</text:p>
          </table:table-cell>
          <table:table-cell office:value-type="percentage" office:value="4.7067386634425397E-2" table:style-name="ce72">
            <text:p>4.7%</text:p>
          </table:table-cell>
          <table:table-cell office:value-type="percentage" office:value="5.0133551227843472E-2" table:style-name="ce72">
            <text:p>5.0%</text:p>
          </table:table-cell>
          <table:table-cell office:value-type="percentage" office:value="5.5222935446826389E-2" table:style-name="ce72">
            <text:p>5.5%</text:p>
          </table:table-cell>
          <table:table-cell office:value-type="percentage" office:value="5.365562318470949E-2" table:style-name="ce72">
            <text:p>5.4%</text:p>
          </table:table-cell>
          <table:table-cell office:value-type="percentage" office:value="4.8487286998660041E-2" table:style-name="ce72">
            <text:p>4.8%</text:p>
          </table:table-cell>
          <table:table-cell office:value-type="percentage" office:value="4.4944435265795328E-2" table:style-name="ce72">
            <text:p>4.5%</text:p>
          </table:table-cell>
          <table:table-cell office:value-type="percentage" office:value="5.3998619317829309E-2" table:style-name="ce72">
            <text:p>5.4%</text:p>
          </table:table-cell>
          <table:table-cell office:value-type="percentage" office:value="5.4397912678753386E-2" table:style-name="ce72">
            <text:p>5.4%</text:p>
          </table:table-cell>
          <table:table-cell office:value-type="percentage" office:value="6.4790051042529662E-2" table:style-name="ce72">
            <text:p>6.5%</text:p>
          </table:table-cell>
          <table:table-cell office:value-type="percentage" office:value="6.1602814522762638E-2" table:style-name="ce72">
            <text:p>6.2%</text:p>
          </table:table-cell>
          <table:table-cell office:value-type="percentage" office:value="6.0219449814894979E-2" table:style-name="ce72">
            <text:p>6.0%</text:p>
          </table:table-cell>
          <table:table-cell office:value-type="percentage" office:value="6.3316538675158768E-2" table:style-name="ce72">
            <text:p>6.3%</text:p>
          </table:table-cell>
          <table:table-cell office:value-type="percentage" office:value="5.7035044603943708E-2" table:style-name="ce72">
            <text:p>5.7%</text:p>
          </table:table-cell>
          <table:table-cell office:value-type="percentage" office:value="6.4133192562310606E-2" table:style-name="ce72">
            <text:p>6.4%</text:p>
          </table:table-cell>
          <table:table-cell office:value-type="percentage" office:value="6.2887510714080289E-2" table:style-name="ce72">
            <text:p>6.3%</text:p>
          </table:table-cell>
          <table:table-cell office:value-type="percentage" office:value="6.9716235822829278E-2" table:style-name="ce72">
            <text:p>7.0%</text:p>
          </table:table-cell>
          <table:table-cell office:value-type="percentage" office:value="6.7766559337536905E-2" table:style-name="ce72">
            <text:p>6.8%</text:p>
          </table:table-cell>
          <table:table-cell office:value-type="percentage" office:value="6.191262548117224E-2" table:style-name="ce73">
            <text:p>6.2%</text:p>
          </table:table-cell>
          <table:table-cell office:value-type="percentage" office:value="6.4332351258287859E-2" table:style-name="ce73">
            <text:p>6.4%</text:p>
          </table:table-cell>
          <table:table-cell office:value-type="percentage" office:value="6.9000000000000006E-2" table:style-name="ce73">
            <text:p>6.9%</text:p>
          </table:table-cell>
          <table:table-cell table:number-columns-repeated="2" table:style-name="ce40"/>
          <table:table-cell table:number-columns-repeated="16330" table:style-name="ce27"/>
        </table:table-row>
        <table:table-row table:style-name="ro2">
          <table:table-cell office:value-type="string" table:style-name="ce32">
            <text:p>UK Food Production to Supply Ratio ('Self-Sufficiency')</text:p>
          </table:table-cell>
          <table:table-cell table:number-columns-repeated="3" table:style-name="ce36"/>
          <table:table-cell table:number-columns-repeated="44" table:style-name="ce74"/>
          <table:table-cell table:number-columns-repeated="4" table:style-name="ce27"/>
          <table:table-cell table:number-columns-repeated="2" table:style-name="ce40"/>
          <table:table-cell table:number-columns-repeated="16330" table:style-name="ce27"/>
        </table:table-row>
        <table:table-row table:style-name="ro1">
          <table:table-cell table:style-name="ce36"/>
          <table:table-cell office:value-type="string" table:style-name="ce36">
            <text:p>% of all food</text:p>
          </table:table-cell>
          <table:table-cell table:number-columns-repeated="2" table:style-name="ce36"/>
          <table:table-cell office:value-type="string" table:style-name="ce8">
            <text:p>. .</text:p>
          </table:table-cell>
          <table:table-cell office:value-type="string" table:style-name="ce8">
            <text:p>. .</text:p>
          </table:table-cell>
          <table:table-cell office:value-type="string" table:style-name="ce8">
            <text:p>. .</text:p>
          </table:table-cell>
          <table:table-cell office:value-type="string" table:style-name="ce8">
            <text:p>. .</text:p>
          </table:table-cell>
          <table:table-cell office:value-type="string" table:style-name="ce8">
            <text:p>. .</text:p>
          </table:table-cell>
          <table:table-cell office:value-type="string" table:style-name="ce8">
            <text:p>. .</text:p>
          </table:table-cell>
          <table:table-cell office:value-type="string" table:style-name="ce8">
            <text:p>. .</text:p>
          </table:table-cell>
          <table:table-cell office:value-type="string" table:style-name="ce8">
            <text:p>. .</text:p>
          </table:table-cell>
          <table:table-cell office:value-type="string" table:style-name="ce8">
            <text:p>. .</text:p>
          </table:table-cell>
          <table:table-cell office:value-type="string" table:style-name="ce8">
            <text:p>. .</text:p>
          </table:table-cell>
          <table:table-cell office:value-type="string" table:style-name="ce8">
            <text:p>. .</text:p>
          </table:table-cell>
          <table:table-cell office:value-type="string" table:style-name="ce8">
            <text:p>. .</text:p>
          </table:table-cell>
          <table:table-cell office:value-type="string" table:style-name="ce8">
            <text:p>. .</text:p>
          </table:table-cell>
          <table:table-cell office:value-type="string" table:style-name="ce8">
            <text:p>. .</text:p>
          </table:table-cell>
          <table:table-cell office:value-type="string" table:style-name="ce8">
            <text:p>. .</text:p>
          </table:table-cell>
          <table:table-cell office:value-type="float" office:value="71.138343398466532" table:style-name="ce75">
            <text:p>71</text:p>
          </table:table-cell>
          <table:table-cell office:value-type="float" office:value="74.761530472790241" table:style-name="ce75">
            <text:p>75</text:p>
          </table:table-cell>
          <table:table-cell office:value-type="float" office:value="73.627747543273955" table:style-name="ce75">
            <text:p>74</text:p>
          </table:table-cell>
          <table:table-cell office:value-type="float" office:value="75.327480897057214" table:style-name="ce75">
            <text:p>75</text:p>
          </table:table-cell>
          <table:table-cell office:value-type="float" office:value="73.883326864933906" table:style-name="ce75">
            <text:p>74</text:p>
          </table:table-cell>
          <table:table-cell office:value-type="float" office:value="73.494701177038905" table:style-name="ce75">
            <text:p>73</text:p>
          </table:table-cell>
          <table:table-cell office:value-type="float" office:value="73.443561303416615" table:style-name="ce75">
            <text:p>73</text:p>
          </table:table-cell>
          <table:table-cell office:value-type="float" office:value="73.801299320313035" table:style-name="ce75">
            <text:p>74</text:p>
          </table:table-cell>
          <table:table-cell office:value-type="float" office:value="69.999894553551243" table:style-name="ce75">
            <text:p>70</text:p>
          </table:table-cell>
          <table:table-cell office:value-type="float" office:value="68.153370980723011" table:style-name="ce75">
            <text:p>68</text:p>
          </table:table-cell>
          <table:table-cell office:value-type="float" office:value="67.316674325770137" table:style-name="ce75">
            <text:p>67</text:p>
          </table:table-cell>
          <table:table-cell office:value-type="float" office:value="67.674613901521496" table:style-name="ce75">
            <text:p>68</text:p>
          </table:table-cell>
          <table:table-cell office:value-type="float" office:value="66.869057770508761" table:style-name="ce75">
            <text:p>67</text:p>
          </table:table-cell>
          <table:table-cell office:value-type="float" office:value="62.768961523327306" table:style-name="ce75">
            <text:p>63</text:p>
          </table:table-cell>
          <table:table-cell office:value-type="float" office:value="62.540101461577343" table:style-name="ce75">
            <text:p>63</text:p>
          </table:table-cell>
          <table:table-cell office:value-type="float" office:value="63.630553161161615" table:style-name="ce75">
            <text:p>64</text:p>
          </table:table-cell>
          <table:table-cell office:value-type="float" office:value="62.474471260090667" table:style-name="ce75">
            <text:p>62</text:p>
          </table:table-cell>
          <table:table-cell office:value-type="float" office:value="60.126595519952318" table:style-name="ce75">
            <text:p>60</text:p>
          </table:table-cell>
          <table:table-cell office:value-type="float" office:value="59.249831081656602" table:style-name="ce75">
            <text:p>59</text:p>
          </table:table-cell>
          <table:table-cell office:value-type="float" office:value="59.978286927857795" table:style-name="ce75">
            <text:p>60</text:p>
          </table:table-cell>
          <table:table-cell office:value-type="float" office:value="60.298944863079782" table:style-name="ce75">
            <text:p>60</text:p>
          </table:table-cell>
          <table:table-cell office:value-type="float" office:value="59.153476829904463" table:style-name="ce75">
            <text:p>59</text:p>
          </table:table-cell>
          <table:table-cell office:value-type="float" office:value="61.562550515637668" table:style-name="ce75">
            <text:p>62</text:p>
          </table:table-cell>
          <table:table-cell office:value-type="float" office:value="63.661565505352598" table:style-name="ce75">
            <text:p>64</text:p>
          </table:table-cell>
          <table:table-cell office:value-type="float" office:value="62.697482540073857" table:style-name="ce75">
            <text:p>63</text:p>
          </table:table-cell>
          <table:table-cell office:value-type="float" office:value="60.402997820359317" table:style-name="ce75">
            <text:p>60</text:p>
          </table:table-cell>
          <table:table-cell office:value-type="float" office:value="61.890846638612771" table:style-name="ce75">
            <text:p>62</text:p>
          </table:table-cell>
          <table:table-cell office:value-type="float" office:value="60.869452287463041" table:style-name="ce75">
            <text:p>61</text:p>
          </table:table-cell>
          <table:table-cell office:value-type="float" office:value="60.36049981897861" table:style-name="ce75">
            <text:p>60</text:p>
          </table:table-cell>
          <table:table-cell office:value-type="float" office:value="61.827960218019818" table:style-name="ce37">
            <text:p>62</text:p>
          </table:table-cell>
          <table:table-cell office:value-type="float" office:value="60.341391868903656" table:style-name="ce37">
            <text:p>60</text:p>
          </table:table-cell>
          <table:table-cell office:value-type="float" office:value="61.482524839185459" table:style-name="ce37">
            <text:p>61</text:p>
          </table:table-cell>
          <table:table-cell office:value-type="float" office:value="60.137594893905934" table:style-name="ce37">
            <text:p>60</text:p>
          </table:table-cell>
          <table:table-cell table:number-columns-repeated="2" table:style-name="ce40"/>
          <table:table-cell table:number-columns-repeated="16330" table:style-name="ce27"/>
        </table:table-row>
        <table:table-row table:style-name="ro1">
          <table:table-cell table:style-name="ce76"/>
          <table:table-cell office:value-type="string" table:style-name="ce49">
            <text:p>% of indigenous type food</text:p>
          </table:table-cell>
          <table:table-cell table:number-columns-repeated="2" table:style-name="ce49"/>
          <table:table-cell office:value-type="string" table:style-name="ce45">
            <text:p>. .</text:p>
          </table:table-cell>
          <table:table-cell office:value-type="string" table:style-name="ce45">
            <text:p>. .</text:p>
          </table:table-cell>
          <table:table-cell office:value-type="string" table:style-name="ce45">
            <text:p>. .</text:p>
          </table:table-cell>
          <table:table-cell office:value-type="string" table:style-name="ce45">
            <text:p>. .</text:p>
          </table:table-cell>
          <table:table-cell office:value-type="string" table:style-name="ce45">
            <text:p>. .</text:p>
          </table:table-cell>
          <table:table-cell office:value-type="string" table:style-name="ce45">
            <text:p>. .</text:p>
          </table:table-cell>
          <table:table-cell office:value-type="string" table:style-name="ce45">
            <text:p>. .</text:p>
          </table:table-cell>
          <table:table-cell office:value-type="string" table:style-name="ce45">
            <text:p>. .</text:p>
          </table:table-cell>
          <table:table-cell office:value-type="string" table:style-name="ce45">
            <text:p>. .</text:p>
          </table:table-cell>
          <table:table-cell office:value-type="string" table:style-name="ce45">
            <text:p>. .</text:p>
          </table:table-cell>
          <table:table-cell office:value-type="string" table:style-name="ce45">
            <text:p>. .</text:p>
          </table:table-cell>
          <table:table-cell office:value-type="string" table:style-name="ce45">
            <text:p>. .</text:p>
          </table:table-cell>
          <table:table-cell office:value-type="string" table:style-name="ce45">
            <text:p>. .</text:p>
          </table:table-cell>
          <table:table-cell office:value-type="string" table:style-name="ce45">
            <text:p>. .</text:p>
          </table:table-cell>
          <table:table-cell office:value-type="string" table:style-name="ce45">
            <text:p>. .</text:p>
          </table:table-cell>
          <table:table-cell office:value-type="float" office:value="82.617270265545358" table:style-name="ce77">
            <text:p>83</text:p>
          </table:table-cell>
          <table:table-cell office:value-type="float" office:value="86.910137239720441" table:style-name="ce77">
            <text:p>87</text:p>
          </table:table-cell>
          <table:table-cell office:value-type="float" office:value="85.022816600322017" table:style-name="ce77">
            <text:p>85</text:p>
          </table:table-cell>
          <table:table-cell office:value-type="float" office:value="86.683067355066441" table:style-name="ce77">
            <text:p>87</text:p>
          </table:table-cell>
          <table:table-cell office:value-type="float" office:value="85.073478792317374" table:style-name="ce77">
            <text:p>85</text:p>
          </table:table-cell>
          <table:table-cell office:value-type="float" office:value="85.378842407556803" table:style-name="ce77">
            <text:p>85</text:p>
          </table:table-cell>
          <table:table-cell office:value-type="float" office:value="86.08424207713152" table:style-name="ce77">
            <text:p>86</text:p>
          </table:table-cell>
          <table:table-cell office:value-type="float" office:value="86.719374469889146" table:style-name="ce77">
            <text:p>87</text:p>
          </table:table-cell>
          <table:table-cell office:value-type="float" office:value="83.224033051343383" table:style-name="ce77">
            <text:p>83</text:p>
          </table:table-cell>
          <table:table-cell office:value-type="float" office:value="81.608753881947493" table:style-name="ce77">
            <text:p>82</text:p>
          </table:table-cell>
          <table:table-cell office:value-type="float" office:value="81.57358058842577" table:style-name="ce77">
            <text:p>82</text:p>
          </table:table-cell>
          <table:table-cell office:value-type="float" office:value="81.633573745629022" table:style-name="ce77">
            <text:p>82</text:p>
          </table:table-cell>
          <table:table-cell office:value-type="float" office:value="80.314225898936243" table:style-name="ce77">
            <text:p>80</text:p>
          </table:table-cell>
          <table:table-cell office:value-type="float" office:value="75.140245110738206" table:style-name="ce77">
            <text:p>75</text:p>
          </table:table-cell>
          <table:table-cell office:value-type="float" office:value="75.585471633384287" table:style-name="ce77">
            <text:p>76</text:p>
          </table:table-cell>
          <table:table-cell office:value-type="float" office:value="76.769590371578019" table:style-name="ce77">
            <text:p>77</text:p>
          </table:table-cell>
          <table:table-cell office:value-type="float" office:value="75.147658951243429" table:style-name="ce77">
            <text:p>75</text:p>
          </table:table-cell>
          <table:table-cell office:value-type="float" office:value="73.093355052775493" table:style-name="ce77">
            <text:p>73</text:p>
          </table:table-cell>
          <table:table-cell office:value-type="float" office:value="72.228969809982985" table:style-name="ce77">
            <text:p>72</text:p>
          </table:table-cell>
          <table:table-cell office:value-type="float" office:value="73.074998801995065" table:style-name="ce77">
            <text:p>73</text:p>
          </table:table-cell>
          <table:table-cell office:value-type="float" office:value="73.121710293290604" table:style-name="ce77">
            <text:p>73</text:p>
          </table:table-cell>
          <table:table-cell office:value-type="float" office:value="72.546019535829615" table:style-name="ce77">
            <text:p>73</text:p>
          </table:table-cell>
          <table:table-cell office:value-type="float" office:value="75.555903066512172" table:style-name="ce77">
            <text:p>76</text:p>
          </table:table-cell>
          <table:table-cell office:value-type="float" office:value="78.201258678452064" table:style-name="ce77">
            <text:p>78</text:p>
          </table:table-cell>
          <table:table-cell office:value-type="float" office:value="76.746720558569166" table:style-name="ce77">
            <text:p>77</text:p>
          </table:table-cell>
          <table:table-cell office:value-type="float" office:value="73.006760390247877" table:style-name="ce77">
            <text:p>73</text:p>
          </table:table-cell>
          <table:table-cell office:value-type="float" office:value="75.521204654191848" table:style-name="ce77">
            <text:p>76</text:p>
          </table:table-cell>
          <table:table-cell office:value-type="float" office:value="75.764305556024794" table:style-name="ce77">
            <text:p>76</text:p>
          </table:table-cell>
          <table:table-cell office:value-type="float" office:value="76.675454218993977" table:style-name="ce77">
            <text:p>77</text:p>
          </table:table-cell>
          <table:table-cell office:value-type="float" office:value="76.775259414492695" table:style-name="ce78">
            <text:p>77</text:p>
          </table:table-cell>
          <table:table-cell office:value-type="float" office:value="74.316243846134313" table:style-name="ce78">
            <text:p>74</text:p>
          </table:table-cell>
          <table:table-cell office:value-type="float" office:value="75.953857118553429" table:style-name="ce78">
            <text:p>76</text:p>
          </table:table-cell>
          <table:table-cell office:value-type="float" office:value="74.358959723718939" table:style-name="ce78">
            <text:p>74</text:p>
          </table:table-cell>
          <table:table-cell table:number-columns-repeated="2" table:style-name="ce40"/>
          <table:table-cell table:number-columns-repeated="16330" table:style-name="ce27"/>
        </table:table-row>
        <table:table-row table:style-name="ro2">
          <table:table-cell office:value-type="string" table:style-name="ce32">
            <text:p>Household final consumption expenditure on food and alcoholic drinks<text:s/></text:p>
          </table:table-cell>
          <table:table-cell table:number-columns-repeated="3" table:style-name="ce32"/>
          <table:table-cell table:number-columns-repeated="22" table:style-name="ce79"/>
          <table:table-cell table:number-columns-repeated="13" table:style-name="ce54"/>
          <table:table-cell table:number-columns-repeated="9" table:style-name="ce23"/>
          <table:table-cell table:number-columns-repeated="4" table:style-name="ce27"/>
          <table:table-cell table:number-columns-repeated="2" table:style-name="ce40"/>
          <table:table-cell table:number-columns-repeated="16330" table:style-name="ce27"/>
        </table:table-row>
        <table:table-row table:style-name="ro3">
          <table:table-cell table:style-name="ce27"/>
          <table:table-cell office:value-type="string" table:style-name="ce35">
            <text:p>at current prices</text:p>
          </table:table-cell>
          <table:table-cell table:number-columns-repeated="2" table:style-name="ce36"/>
          <table:table-cell office:value-type="float" office:value="13869" table:style-name="ce54">
            <text:p>13,869</text:p>
          </table:table-cell>
          <table:table-cell office:value-type="float" office:value="15884" table:style-name="ce54">
            <text:p>15,884</text:p>
          </table:table-cell>
          <table:table-cell office:value-type="float" office:value="19541" table:style-name="ce54">
            <text:p>19,541</text:p>
          </table:table-cell>
          <table:table-cell office:value-type="float" office:value="22986" table:style-name="ce54">
            <text:p>22,986</text:p>
          </table:table-cell>
          <table:table-cell office:value-type="float" office:value="26507" table:style-name="ce54">
            <text:p>26,507</text:p>
          </table:table-cell>
          <table:table-cell office:value-type="float" office:value="29493" table:style-name="ce54">
            <text:p>29,493</text:p>
          </table:table-cell>
          <table:table-cell office:value-type="float" office:value="34164" table:style-name="ce54">
            <text:p>34,164</text:p>
          </table:table-cell>
          <table:table-cell office:value-type="float" office:value="39059" table:style-name="ce54">
            <text:p>39,059</text:p>
          </table:table-cell>
          <table:table-cell office:value-type="float" office:value="41879" table:style-name="ce54">
            <text:p>41,879</text:p>
          </table:table-cell>
          <table:table-cell office:value-type="float" office:value="44689" table:style-name="ce54">
            <text:p>44,689</text:p>
          </table:table-cell>
          <table:table-cell office:value-type="float" office:value="48489" table:style-name="ce54">
            <text:p>48,489</text:p>
          </table:table-cell>
          <table:table-cell office:value-type="float" office:value="52163" table:style-name="ce54">
            <text:p>52,163</text:p>
          </table:table-cell>
          <table:table-cell office:value-type="float" office:value="55761" table:style-name="ce54">
            <text:p>55,761</text:p>
          </table:table-cell>
          <table:table-cell office:value-type="float" office:value="59285" table:style-name="ce54">
            <text:p>59,285</text:p>
          </table:table-cell>
          <table:table-cell office:value-type="float" office:value="63147" table:style-name="ce54">
            <text:p>63,147</text:p>
          </table:table-cell>
          <table:table-cell office:value-type="float" office:value="70796" table:style-name="ce54">
            <text:p>70,796</text:p>
          </table:table-cell>
          <table:table-cell office:value-type="float" office:value="76937" table:style-name="ce54">
            <text:p>76,937</text:p>
          </table:table-cell>
          <table:table-cell office:value-type="float" office:value="83305" table:style-name="ce54">
            <text:p>83,305</text:p>
          </table:table-cell>
          <table:table-cell office:value-type="float" office:value="87328" table:style-name="ce54">
            <text:p>87,328</text:p>
          </table:table-cell>
          <table:table-cell office:value-type="float" office:value="89192" table:style-name="ce54">
            <text:p>89,192</text:p>
          </table:table-cell>
          <table:table-cell office:value-type="float" office:value="93436" table:style-name="ce54">
            <text:p>93,436</text:p>
          </table:table-cell>
          <table:table-cell office:value-type="float" office:value="95965" table:style-name="ce54">
            <text:p>95,965</text:p>
          </table:table-cell>
          <table:table-cell office:value-type="float" office:value="99137" table:style-name="ce54">
            <text:p>99,137</text:p>
          </table:table-cell>
          <table:table-cell office:value-type="float" office:value="107558" table:style-name="ce54">
            <text:p>107,558</text:p>
          </table:table-cell>
          <table:table-cell office:value-type="float" office:value="111525" table:style-name="ce54">
            <text:p>111,525</text:p>
          </table:table-cell>
          <table:table-cell office:value-type="float" office:value="116540" table:style-name="ce54">
            <text:p>116,540</text:p>
          </table:table-cell>
          <table:table-cell office:value-type="float" office:value="121188" table:style-name="ce54">
            <text:p>121,188</text:p>
          </table:table-cell>
          <table:table-cell office:value-type="float" office:value="124298" table:style-name="ce54">
            <text:p>124,298</text:p>
          </table:table-cell>
          <table:table-cell office:value-type="float" office:value="128525" table:style-name="ce54">
            <text:p>128,525</text:p>
          </table:table-cell>
          <table:table-cell office:value-type="float" office:value="132972" table:style-name="ce54">
            <text:p>132,972</text:p>
          </table:table-cell>
          <table:table-cell office:value-type="float" office:value="141280" table:style-name="ce54">
            <text:p>141,280</text:p>
          </table:table-cell>
          <table:table-cell office:value-type="float" office:value="145827" table:style-name="ce54">
            <text:p>145,827</text:p>
          </table:table-cell>
          <table:table-cell office:value-type="float" office:value="151009" table:style-name="ce54">
            <text:p>151,009</text:p>
          </table:table-cell>
          <table:table-cell office:value-type="float" office:value="155191" table:style-name="ce54">
            <text:p>155,191</text:p>
          </table:table-cell>
          <table:table-cell office:value-type="float" office:value="161900" table:style-name="ce54">
            <text:p>161,900</text:p>
          </table:table-cell>
          <table:table-cell office:value-type="float" office:value="168131" table:style-name="ce54">
            <text:p>168,131</text:p>
          </table:table-cell>
          <table:table-cell office:value-type="float" office:value="166997" table:style-name="ce54">
            <text:p>166,997</text:p>
          </table:table-cell>
          <table:table-cell office:value-type="float" office:value="171807" table:style-name="ce54">
            <text:p>171,807</text:p>
          </table:table-cell>
          <table:table-cell office:value-type="float" office:value="182463" table:style-name="ce54">
            <text:p>182,463</text:p>
          </table:table-cell>
          <table:table-cell office:value-type="float" office:value="188388" table:style-name="ce54">
            <text:p>188,388</text:p>
          </table:table-cell>
          <table:table-cell office:value-type="float" office:value="196118" table:style-name="ce54">
            <text:p>196,118</text:p>
          </table:table-cell>
          <table:table-cell office:value-type="float" office:value="200876" table:style-name="ce54">
            <text:p>200,876</text:p>
          </table:table-cell>
          <table:table-cell office:value-type="float" office:value="202074" table:style-name="ce54">
            <text:p>202,074</text:p>
          </table:table-cell>
          <table:table-cell office:value-type="float" office:value="209768" table:style-name="ce54">
            <text:p>209,768</text:p>
          </table:table-cell>
          <table:table-cell office:value-type="float" office:value="220697" table:style-name="ce54">
            <text:p>220,697</text:p>
          </table:table-cell>
          <table:table-cell office:value-type="float" office:value="228295" table:style-name="ce54">
            <text:p>228,295</text:p>
          </table:table-cell>
          <table:table-cell office:value-type="float" office:value="234368" table:style-name="ce54">
            <text:p>234,368</text:p>
          </table:table-cell>
          <table:table-cell office:value-type="float" office:value="208056" table:style-name="ce54">
            <text:p>208,056</text:p>
          </table:table-cell>
          <table:table-cell table:number-columns-repeated="2" table:style-name="ce40"/>
          <table:table-cell table:style-name="ce57"/>
          <table:table-cell table:number-columns-repeated="16329"/>
        </table:table-row>
        <table:table-row table:style-name="ro1">
          <table:table-cell table:style-name="ce36"/>
          <table:table-cell table:style-name="ce27"/>
          <table:table-cell office:value-type="string" table:style-name="ce36">
            <text:p>of which:<text:s/></text:p>
          </table:table-cell>
          <table:table-cell office:value-type="string" table:style-name="ce36">
            <text:p>household food</text:p>
          </table:table-cell>
          <table:table-cell office:value-type="float" office:value="8751" table:style-name="ce54">
            <text:p>8,751</text:p>
          </table:table-cell>
          <table:table-cell office:value-type="float" office:value="10029" table:style-name="ce54">
            <text:p>10,029</text:p>
          </table:table-cell>
          <table:table-cell office:value-type="float" office:value="12313" table:style-name="ce54">
            <text:p>12,313</text:p>
          </table:table-cell>
          <table:table-cell office:value-type="float" office:value="14459" table:style-name="ce54">
            <text:p>14,459</text:p>
          </table:table-cell>
          <table:table-cell office:value-type="float" office:value="16596" table:style-name="ce54">
            <text:p>16,596</text:p>
          </table:table-cell>
          <table:table-cell office:value-type="float" office:value="18373" table:style-name="ce54">
            <text:p>18,373</text:p>
          </table:table-cell>
          <table:table-cell office:value-type="float" office:value="20988" table:style-name="ce54">
            <text:p>20,988</text:p>
          </table:table-cell>
          <table:table-cell office:value-type="float" office:value="23655" table:style-name="ce54">
            <text:p>23,655</text:p>
          </table:table-cell>
          <table:table-cell office:value-type="float" office:value="24946" table:style-name="ce54">
            <text:p>24,946</text:p>
          </table:table-cell>
          <table:table-cell office:value-type="float" office:value="26490" table:style-name="ce54">
            <text:p>26,490</text:p>
          </table:table-cell>
          <table:table-cell office:value-type="float" office:value="28061" table:style-name="ce54">
            <text:p>28,061</text:p>
          </table:table-cell>
          <table:table-cell office:value-type="float" office:value="29274" table:style-name="ce54">
            <text:p>29,274</text:p>
          </table:table-cell>
          <table:table-cell office:value-type="float" office:value="30657" table:style-name="ce54">
            <text:p>30,657</text:p>
          </table:table-cell>
          <table:table-cell office:value-type="float" office:value="32624" table:style-name="ce54">
            <text:p>32,624</text:p>
          </table:table-cell>
          <table:table-cell office:value-type="float" office:value="34482" table:style-name="ce54">
            <text:p>34,482</text:p>
          </table:table-cell>
          <table:table-cell office:value-type="float" office:value="36539" table:style-name="ce54">
            <text:p>36,539</text:p>
          </table:table-cell>
          <table:table-cell office:value-type="float" office:value="39305" table:style-name="ce54">
            <text:p>39,305</text:p>
          </table:table-cell>
          <table:table-cell office:value-type="float" office:value="42285" table:style-name="ce54">
            <text:p>42,285</text:p>
          </table:table-cell>
          <table:table-cell office:value-type="float" office:value="44576" table:style-name="ce54">
            <text:p>44,576</text:p>
          </table:table-cell>
          <table:table-cell office:value-type="float" office:value="45683" table:style-name="ce54">
            <text:p>45,683</text:p>
          </table:table-cell>
          <table:table-cell office:value-type="float" office:value="47171" table:style-name="ce54">
            <text:p>47,171</text:p>
          </table:table-cell>
          <table:table-cell office:value-type="float" office:value="47795" table:style-name="ce54">
            <text:p>47,795</text:p>
          </table:table-cell>
          <table:table-cell office:value-type="float" office:value="49700" table:style-name="ce54">
            <text:p>49,700</text:p>
          </table:table-cell>
          <table:table-cell office:value-type="float" office:value="53025" table:style-name="ce54">
            <text:p>53,025</text:p>
          </table:table-cell>
          <table:table-cell office:value-type="float" office:value="52947" table:style-name="ce54">
            <text:p>52,947</text:p>
          </table:table-cell>
          <table:table-cell office:value-type="float" office:value="54805" table:style-name="ce54">
            <text:p>54,805</text:p>
          </table:table-cell>
          <table:table-cell office:value-type="float" office:value="56380" table:style-name="ce54">
            <text:p>56,380</text:p>
          </table:table-cell>
          <table:table-cell office:value-type="float" office:value="56351" table:style-name="ce54">
            <text:p>56,351</text:p>
          </table:table-cell>
          <table:table-cell office:value-type="float" office:value="58536" table:style-name="ce54">
            <text:p>58,536</text:p>
          </table:table-cell>
          <table:table-cell office:value-type="float" office:value="59953" table:style-name="ce54">
            <text:p>59,953</text:p>
          </table:table-cell>
          <table:table-cell office:value-type="float" office:value="63629" table:style-name="ce54">
            <text:p>63,629</text:p>
          </table:table-cell>
          <table:table-cell office:value-type="float" office:value="65763" table:style-name="ce54">
            <text:p>65,763</text:p>
          </table:table-cell>
          <table:table-cell office:value-type="float" office:value="67623" table:style-name="ce54">
            <text:p>67,623</text:p>
          </table:table-cell>
          <table:table-cell office:value-type="float" office:value="70028" table:style-name="ce54">
            <text:p>70,028</text:p>
          </table:table-cell>
          <table:table-cell office:value-type="float" office:value="73006" table:style-name="ce54">
            <text:p>73,006</text:p>
          </table:table-cell>
          <table:table-cell office:value-type="float" office:value="77667" table:style-name="ce54">
            <text:p>77,667</text:p>
          </table:table-cell>
          <table:table-cell office:value-type="float" office:value="79720" table:style-name="ce54">
            <text:p>79,720</text:p>
          </table:table-cell>
          <table:table-cell office:value-type="float" office:value="80963" table:style-name="ce54">
            <text:p>80,963</text:p>
          </table:table-cell>
          <table:table-cell office:value-type="float" office:value="86660" table:style-name="ce54">
            <text:p>86,660</text:p>
          </table:table-cell>
          <table:table-cell office:value-type="float" office:value="89225" table:style-name="ce54">
            <text:p>89,225</text:p>
          </table:table-cell>
          <table:table-cell office:value-type="float" office:value="92032" table:style-name="ce54">
            <text:p>92,032</text:p>
          </table:table-cell>
          <table:table-cell office:value-type="float" office:value="93332" table:style-name="ce54">
            <text:p>93,332</text:p>
          </table:table-cell>
          <table:table-cell office:value-type="float" office:value="91368" table:style-name="ce54">
            <text:p>91,368</text:p>
          </table:table-cell>
          <table:table-cell office:value-type="float" office:value="95238" table:style-name="ce54">
            <text:p>95,238</text:p>
          </table:table-cell>
          <table:table-cell office:value-type="float" office:value="100538" table:style-name="ce54">
            <text:p>100,538</text:p>
          </table:table-cell>
          <table:table-cell office:value-type="float" office:value="104378" table:style-name="ce54">
            <text:p>104,378</text:p>
          </table:table-cell>
          <table:table-cell office:value-type="float" office:value="106583" table:style-name="ce54">
            <text:p>106,583</text:p>
          </table:table-cell>
          <table:table-cell office:value-type="float" office:value="116361" table:style-name="ce54">
            <text:p>116,361</text:p>
          </table:table-cell>
          <table:table-cell table:number-columns-repeated="2" table:style-name="ce40"/>
          <table:table-cell table:style-name="ce57"/>
          <table:table-cell table:number-columns-repeated="16329"/>
        </table:table-row>
        <table:table-row table:style-name="ro1">
          <table:table-cell table:number-columns-repeated="3" table:style-name="ce36"/>
          <table:table-cell office:value-type="string" table:style-name="ce36">
            <text:p>food eaten out</text:p>
          </table:table-cell>
          <table:table-cell office:value-type="float" office:value="1695" table:style-name="ce54">
            <text:p>1,695</text:p>
          </table:table-cell>
          <table:table-cell office:value-type="float" office:value="1940" table:style-name="ce54">
            <text:p>1,940</text:p>
          </table:table-cell>
          <table:table-cell office:value-type="float" office:value="2380" table:style-name="ce54">
            <text:p>2,380</text:p>
          </table:table-cell>
          <table:table-cell office:value-type="float" office:value="2813" table:style-name="ce54">
            <text:p>2,813</text:p>
          </table:table-cell>
          <table:table-cell office:value-type="float" office:value="3366" table:style-name="ce54">
            <text:p>3,366</text:p>
          </table:table-cell>
          <table:table-cell office:value-type="float" office:value="3838" table:style-name="ce54">
            <text:p>3,838</text:p>
          </table:table-cell>
          <table:table-cell office:value-type="float" office:value="4511" table:style-name="ce54">
            <text:p>4,511</text:p>
          </table:table-cell>
          <table:table-cell office:value-type="float" office:value="5451" table:style-name="ce54">
            <text:p>5,451</text:p>
          </table:table-cell>
          <table:table-cell office:value-type="float" office:value="5780" table:style-name="ce54">
            <text:p>5,780</text:p>
          </table:table-cell>
          <table:table-cell office:value-type="float" office:value="6196" table:style-name="ce54">
            <text:p>6,196</text:p>
          </table:table-cell>
          <table:table-cell office:value-type="float" office:value="7158" table:style-name="ce54">
            <text:p>7,158</text:p>
          </table:table-cell>
          <table:table-cell office:value-type="float" office:value="8222" table:style-name="ce54">
            <text:p>8,222</text:p>
          </table:table-cell>
          <table:table-cell office:value-type="float" office:value="9107" table:style-name="ce54">
            <text:p>9,107</text:p>
          </table:table-cell>
          <table:table-cell office:value-type="float" office:value="9911" table:style-name="ce54">
            <text:p>9,911</text:p>
          </table:table-cell>
          <table:table-cell office:value-type="float" office:value="10861" table:style-name="ce54">
            <text:p>10,861</text:p>
          </table:table-cell>
          <table:table-cell office:value-type="float" office:value="15251" table:style-name="ce54">
            <text:p>15,251</text:p>
          </table:table-cell>
          <table:table-cell office:value-type="float" office:value="17688" table:style-name="ce54">
            <text:p>17,688</text:p>
          </table:table-cell>
          <table:table-cell office:value-type="float" office:value="19219" table:style-name="ce54">
            <text:p>19,219</text:p>
          </table:table-cell>
          <table:table-cell office:value-type="float" office:value="19334" table:style-name="ce54">
            <text:p>19,334</text:p>
          </table:table-cell>
          <table:table-cell office:value-type="float" office:value="19523" table:style-name="ce54">
            <text:p>19,523</text:p>
          </table:table-cell>
          <table:table-cell office:value-type="float" office:value="21486" table:style-name="ce54">
            <text:p>21,486</text:p>
          </table:table-cell>
          <table:table-cell office:value-type="float" office:value="21964" table:style-name="ce54">
            <text:p>21,964</text:p>
          </table:table-cell>
          <table:table-cell office:value-type="float" office:value="22782" table:style-name="ce54">
            <text:p>22,782</text:p>
          </table:table-cell>
          <table:table-cell office:value-type="float" office:value="25380" table:style-name="ce54">
            <text:p>25,380</text:p>
          </table:table-cell>
          <table:table-cell office:value-type="float" office:value="26970" table:style-name="ce54">
            <text:p>26,970</text:p>
          </table:table-cell>
          <table:table-cell office:value-type="float" office:value="28128" table:style-name="ce54">
            <text:p>28,128</text:p>
          </table:table-cell>
          <table:table-cell office:value-type="float" office:value="30731" table:style-name="ce54">
            <text:p>30,731</text:p>
          </table:table-cell>
          <table:table-cell office:value-type="float" office:value="32768" table:style-name="ce54">
            <text:p>32,768</text:p>
          </table:table-cell>
          <table:table-cell office:value-type="float" office:value="33560" table:style-name="ce54">
            <text:p>33,560</text:p>
          </table:table-cell>
          <table:table-cell office:value-type="float" office:value="34505" table:style-name="ce54">
            <text:p>34,505</text:p>
          </table:table-cell>
          <table:table-cell office:value-type="float" office:value="38259" table:style-name="ce54">
            <text:p>38,259</text:p>
          </table:table-cell>
          <table:table-cell office:value-type="float" office:value="39024" table:style-name="ce54">
            <text:p>39,024</text:p>
          </table:table-cell>
          <table:table-cell office:value-type="float" office:value="42409" table:style-name="ce54">
            <text:p>42,409</text:p>
          </table:table-cell>
          <table:table-cell office:value-type="float" office:value="43872" table:style-name="ce54">
            <text:p>43,872</text:p>
          </table:table-cell>
          <table:table-cell office:value-type="float" office:value="46272" table:style-name="ce54">
            <text:p>46,272</text:p>
          </table:table-cell>
          <table:table-cell office:value-type="float" office:value="48864.214778683752" table:style-name="ce54">
            <text:p>48,864</text:p>
          </table:table-cell>
          <table:table-cell office:value-type="float" office:value="47572.398153283473" table:style-name="ce54">
            <text:p>47,572</text:p>
          </table:table-cell>
          <table:table-cell office:value-type="float" office:value="49733.641714888407" table:style-name="ce54">
            <text:p>49,734</text:p>
          </table:table-cell>
          <table:table-cell office:value-type="float" office:value="51764.065893335166" table:style-name="ce54">
            <text:p>51,764</text:p>
          </table:table-cell>
          <table:table-cell office:value-type="float" office:value="52831.759228221134" table:style-name="ce54">
            <text:p>52,832</text:p>
          </table:table-cell>
          <table:table-cell office:value-type="float" office:value="54613.399999999994" table:style-name="ce54">
            <text:p>54,613</text:p>
          </table:table-cell>
          <table:table-cell office:value-type="float" office:value="56854.6" table:style-name="ce54">
            <text:p>56,855</text:p>
          </table:table-cell>
          <table:table-cell office:value-type="float" office:value="58449.599999999999" table:style-name="ce54">
            <text:p>58,450</text:p>
          </table:table-cell>
          <table:table-cell office:value-type="float" office:value="60724.6" table:style-name="ce54">
            <text:p>60,725</text:p>
          </table:table-cell>
          <table:table-cell office:value-type="float" office:value="63342.6" table:style-name="ce54">
            <text:p>63,343</text:p>
          </table:table-cell>
          <table:table-cell office:value-type="float" office:value="64756.6" table:style-name="ce54">
            <text:p>64,757</text:p>
          </table:table-cell>
          <table:table-cell office:value-type="float" office:value="66969.399999999994" table:style-name="ce54">
            <text:p>66,969</text:p>
          </table:table-cell>
          <table:table-cell office:value-type="float" office:value="41013.399999999994" table:style-name="ce54">
            <text:p>41,013</text:p>
          </table:table-cell>
          <table:table-cell table:number-columns-repeated="2" table:style-name="ce40"/>
          <table:table-cell table:style-name="ce57"/>
          <table:table-cell table:number-columns-repeated="16329"/>
        </table:table-row>
        <table:table-row table:style-name="ro1">
          <table:table-cell table:number-columns-repeated="3" table:style-name="ce36"/>
          <table:table-cell office:value-type="string" table:style-name="ce36">
            <text:p>alcoholic drinks</text:p>
          </table:table-cell>
          <table:table-cell office:value-type="float" office:value="3423" table:style-name="ce54">
            <text:p>3,423</text:p>
          </table:table-cell>
          <table:table-cell office:value-type="float" office:value="3915" table:style-name="ce54">
            <text:p>3,915</text:p>
          </table:table-cell>
          <table:table-cell office:value-type="float" office:value="4848" table:style-name="ce54">
            <text:p>4,848</text:p>
          </table:table-cell>
          <table:table-cell office:value-type="float" office:value="5714" table:style-name="ce54">
            <text:p>5,714</text:p>
          </table:table-cell>
          <table:table-cell office:value-type="float" office:value="6545" table:style-name="ce54">
            <text:p>6,545</text:p>
          </table:table-cell>
          <table:table-cell office:value-type="float" office:value="7282" table:style-name="ce54">
            <text:p>7,282</text:p>
          </table:table-cell>
          <table:table-cell office:value-type="float" office:value="8665" table:style-name="ce54">
            <text:p>8,665</text:p>
          </table:table-cell>
          <table:table-cell office:value-type="float" office:value="9953" table:style-name="ce54">
            <text:p>9,953</text:p>
          </table:table-cell>
          <table:table-cell office:value-type="float" office:value="11153" table:style-name="ce54">
            <text:p>11,153</text:p>
          </table:table-cell>
          <table:table-cell office:value-type="float" office:value="12003" table:style-name="ce54">
            <text:p>12,003</text:p>
          </table:table-cell>
          <table:table-cell office:value-type="float" office:value="13270" table:style-name="ce54">
            <text:p>13,270</text:p>
          </table:table-cell>
          <table:table-cell office:value-type="float" office:value="14667" table:style-name="ce54">
            <text:p>14,667</text:p>
          </table:table-cell>
          <table:table-cell office:value-type="float" office:value="15997" table:style-name="ce54">
            <text:p>15,997</text:p>
          </table:table-cell>
          <table:table-cell office:value-type="float" office:value="16750" table:style-name="ce54">
            <text:p>16,750</text:p>
          </table:table-cell>
          <table:table-cell office:value-type="float" office:value="17804" table:style-name="ce54">
            <text:p>17,804</text:p>
          </table:table-cell>
          <table:table-cell office:value-type="float" office:value="19006" table:style-name="ce54">
            <text:p>19,006</text:p>
          </table:table-cell>
          <table:table-cell office:value-type="float" office:value="19944" table:style-name="ce54">
            <text:p>19,944</text:p>
          </table:table-cell>
          <table:table-cell office:value-type="float" office:value="21801" table:style-name="ce54">
            <text:p>21,801</text:p>
          </table:table-cell>
          <table:table-cell office:value-type="float" office:value="23418" table:style-name="ce54">
            <text:p>23,418</text:p>
          </table:table-cell>
          <table:table-cell office:value-type="float" office:value="23986" table:style-name="ce54">
            <text:p>23,986</text:p>
          </table:table-cell>
          <table:table-cell office:value-type="float" office:value="24779" table:style-name="ce54">
            <text:p>24,779</text:p>
          </table:table-cell>
          <table:table-cell office:value-type="float" office:value="26206" table:style-name="ce54">
            <text:p>26,206</text:p>
          </table:table-cell>
          <table:table-cell office:value-type="float" office:value="26655" table:style-name="ce54">
            <text:p>26,655</text:p>
          </table:table-cell>
          <table:table-cell office:value-type="float" office:value="29153" table:style-name="ce54">
            <text:p>29,153</text:p>
          </table:table-cell>
          <table:table-cell office:value-type="float" office:value="31608" table:style-name="ce54">
            <text:p>31,608</text:p>
          </table:table-cell>
          <table:table-cell office:value-type="float" office:value="33607" table:style-name="ce54">
            <text:p>33,607</text:p>
          </table:table-cell>
          <table:table-cell office:value-type="float" office:value="34077" table:style-name="ce54">
            <text:p>34,077</text:p>
          </table:table-cell>
          <table:table-cell office:value-type="float" office:value="35179" table:style-name="ce54">
            <text:p>35,179</text:p>
          </table:table-cell>
          <table:table-cell office:value-type="float" office:value="36429" table:style-name="ce54">
            <text:p>36,429</text:p>
          </table:table-cell>
          <table:table-cell office:value-type="float" office:value="38514" table:style-name="ce54">
            <text:p>38,514</text:p>
          </table:table-cell>
          <table:table-cell office:value-type="float" office:value="39392" table:style-name="ce54">
            <text:p>39,392</text:p>
          </table:table-cell>
          <table:table-cell office:value-type="float" office:value="41040" table:style-name="ce54">
            <text:p>41,040</text:p>
          </table:table-cell>
          <table:table-cell office:value-type="float" office:value="40977" table:style-name="ce54">
            <text:p>40,977</text:p>
          </table:table-cell>
          <table:table-cell office:value-type="float" office:value="41291" table:style-name="ce54">
            <text:p>41,291</text:p>
          </table:table-cell>
          <table:table-cell office:value-type="float" office:value="42622" table:style-name="ce54">
            <text:p>42,622</text:p>
          </table:table-cell>
          <table:table-cell office:value-type="float" office:value="41599.785221316248" table:style-name="ce54">
            <text:p>41,600</text:p>
          </table:table-cell>
          <table:table-cell office:value-type="float" office:value="39704.601846716527" table:style-name="ce54">
            <text:p>39,705</text:p>
          </table:table-cell>
          <table:table-cell office:value-type="float" office:value="41110.358285111593" table:style-name="ce54">
            <text:p>41,110</text:p>
          </table:table-cell>
          <table:table-cell office:value-type="float" office:value="44038.934106664834" table:style-name="ce54">
            <text:p>44,039</text:p>
          </table:table-cell>
          <table:table-cell office:value-type="float" office:value="46331.240771778866" table:style-name="ce54">
            <text:p>46,331</text:p>
          </table:table-cell>
          <table:table-cell office:value-type="float" office:value="49472.600000000006" table:style-name="ce54">
            <text:p>49,473</text:p>
          </table:table-cell>
          <table:table-cell office:value-type="float" office:value="50689.4" table:style-name="ce54">
            <text:p>50,689</text:p>
          </table:table-cell>
          <table:table-cell office:value-type="float" office:value="52256.4" table:style-name="ce54">
            <text:p>52,256</text:p>
          </table:table-cell>
          <table:table-cell office:value-type="float" office:value="53805.4" table:style-name="ce54">
            <text:p>53,805</text:p>
          </table:table-cell>
          <table:table-cell office:value-type="float" office:value="56816.4" table:style-name="ce54">
            <text:p>56,816</text:p>
          </table:table-cell>
          <table:table-cell office:value-type="float" office:value="59160.4" table:style-name="ce54">
            <text:p>59,160</text:p>
          </table:table-cell>
          <table:table-cell office:value-type="float" office:value="60815.6" table:style-name="ce54">
            <text:p>60,816</text:p>
          </table:table-cell>
          <table:table-cell office:value-type="float" office:value="50681.600000000006" table:style-name="ce54">
            <text:p>50,682</text:p>
          </table:table-cell>
          <table:table-cell table:number-columns-repeated="2" table:style-name="ce40"/>
          <table:table-cell table:style-name="ce57"/>
          <table:table-cell table:number-columns-repeated="16329"/>
        </table:table-row>
        <table:table-row table:style-name="ro1">
          <table:table-cell table:style-name="ce36"/>
          <table:table-cell office:value-type="string" table:style-name="ce35">
            <text:p>at constant 2010 prices (£ million)<text:s/></text:p>
          </table:table-cell>
          <table:table-cell table:number-columns-repeated="2" table:style-name="ce36"/>
          <table:table-cell office:value-type="float" office:value="100083" table:style-name="ce54">
            <text:p>100,083</text:p>
          </table:table-cell>
          <table:table-cell office:value-type="float" office:value="100995" table:style-name="ce54">
            <text:p>100,995</text:p>
          </table:table-cell>
          <table:table-cell office:value-type="float" office:value="101514" table:style-name="ce54">
            <text:p>101,514</text:p>
          </table:table-cell>
          <table:table-cell office:value-type="float" office:value="102065" table:style-name="ce54">
            <text:p>102,065</text:p>
          </table:table-cell>
          <table:table-cell office:value-type="float" office:value="101537" table:style-name="ce54">
            <text:p>101,537</text:p>
          </table:table-cell>
          <table:table-cell office:value-type="float" office:value="102991" table:style-name="ce54">
            <text:p>102,991</text:p>
          </table:table-cell>
          <table:table-cell office:value-type="float" office:value="105501" table:style-name="ce54">
            <text:p>105,501</text:p>
          </table:table-cell>
          <table:table-cell office:value-type="float" office:value="103767" table:style-name="ce54">
            <text:p>103,767</text:p>
          </table:table-cell>
          <table:table-cell office:value-type="float" office:value="102390" table:style-name="ce54">
            <text:p>102,390</text:p>
          </table:table-cell>
          <table:table-cell office:value-type="float" office:value="101730" table:style-name="ce54">
            <text:p>101,730</text:p>
          </table:table-cell>
          <table:table-cell office:value-type="float" office:value="104879" table:style-name="ce54">
            <text:p>104,879</text:p>
          </table:table-cell>
          <table:table-cell office:value-type="float" office:value="106326" table:style-name="ce54">
            <text:p>106,326</text:p>
          </table:table-cell>
          <table:table-cell office:value-type="float" office:value="109052" table:style-name="ce54">
            <text:p>109,052</text:p>
          </table:table-cell>
          <table:table-cell office:value-type="float" office:value="110686" table:style-name="ce54">
            <text:p>110,686</text:p>
          </table:table-cell>
          <table:table-cell office:value-type="float" office:value="112881" table:style-name="ce54">
            <text:p>112,881</text:p>
          </table:table-cell>
          <table:table-cell office:value-type="float" office:value="122303" table:style-name="ce54">
            <text:p>122,303</text:p>
          </table:table-cell>
          <table:table-cell office:value-type="float" office:value="126138" table:style-name="ce54">
            <text:p>126,138</text:p>
          </table:table-cell>
          <table:table-cell office:value-type="float" office:value="126065" table:style-name="ce54">
            <text:p>126,065</text:p>
          </table:table-cell>
          <table:table-cell office:value-type="float" office:value="121307" table:style-name="ce54">
            <text:p>121,307</text:p>
          </table:table-cell>
          <table:table-cell office:value-type="float" office:value="119564" table:style-name="ce54">
            <text:p>119,564</text:p>
          </table:table-cell>
          <table:table-cell office:value-type="float" office:value="122242" table:style-name="ce54">
            <text:p>122,242</text:p>
          </table:table-cell>
          <table:table-cell office:value-type="float" office:value="123218" table:style-name="ce54">
            <text:p>123,218</text:p>
          </table:table-cell>
          <table:table-cell office:value-type="float" office:value="122465" table:style-name="ce54">
            <text:p>122,465</text:p>
          </table:table-cell>
          <table:table-cell office:value-type="float" office:value="128508" table:style-name="ce54">
            <text:p>128,508</text:p>
          </table:table-cell>
          <table:table-cell office:value-type="float" office:value="194561" table:style-name="ce54">
            <text:p>194,561</text:p>
          </table:table-cell>
          <table:table-cell office:value-type="float" office:value="198263" table:style-name="ce54">
            <text:p>198,263</text:p>
          </table:table-cell>
          <table:table-cell office:value-type="float" office:value="202076" table:style-name="ce54">
            <text:p>202,076</text:p>
          </table:table-cell>
          <table:table-cell office:value-type="float" office:value="204690" table:style-name="ce54">
            <text:p>204,690</text:p>
          </table:table-cell>
          <table:table-cell office:value-type="float" office:value="207945" table:style-name="ce54">
            <text:p>207,945</text:p>
          </table:table-cell>
          <table:table-cell office:value-type="float" office:value="210601" table:style-name="ce54">
            <text:p>210,601</text:p>
          </table:table-cell>
          <table:table-cell office:value-type="float" office:value="219373" table:style-name="ce54">
            <text:p>219,373</text:p>
          </table:table-cell>
          <table:table-cell office:value-type="float" office:value="222482" table:style-name="ce54">
            <text:p>222,482</text:p>
          </table:table-cell>
          <table:table-cell office:value-type="float" office:value="225529" table:style-name="ce54">
            <text:p>225,529</text:p>
          </table:table-cell>
          <table:table-cell office:value-type="float" office:value="224393" table:style-name="ce54">
            <text:p>224,393</text:p>
          </table:table-cell>
          <table:table-cell office:value-type="float" office:value="225968" table:style-name="ce54">
            <text:p>225,968</text:p>
          </table:table-cell>
          <table:table-cell office:value-type="float" office:value="218801" table:style-name="ce54">
            <text:p>218,801</text:p>
          </table:table-cell>
          <table:table-cell office:value-type="float" office:value="207409" table:style-name="ce54">
            <text:p>207,409</text:p>
          </table:table-cell>
          <table:table-cell office:value-type="float" office:value="204638" table:style-name="ce54">
            <text:p>204,638</text:p>
          </table:table-cell>
          <table:table-cell office:value-type="float" office:value="205836" table:style-name="ce54">
            <text:p>205,836</text:p>
          </table:table-cell>
          <table:table-cell office:value-type="float" office:value="204162" table:style-name="ce54">
            <text:p>204,162</text:p>
          </table:table-cell>
          <table:table-cell office:value-type="float" office:value="208394" table:style-name="ce54">
            <text:p>208,394</text:p>
          </table:table-cell>
          <table:table-cell office:value-type="float" office:value="212358" table:style-name="ce54">
            <text:p>212,358</text:p>
          </table:table-cell>
          <table:table-cell office:value-type="float" office:value="213030" table:style-name="ce54">
            <text:p>213,030</text:p>
          </table:table-cell>
          <table:table-cell office:value-type="float" office:value="222749" table:style-name="ce54">
            <text:p>222,749</text:p>
          </table:table-cell>
          <table:table-cell office:value-type="float" office:value="228836" table:style-name="ce54">
            <text:p>228,836</text:p>
          </table:table-cell>
          <table:table-cell office:value-type="float" office:value="230691" table:style-name="ce54">
            <text:p>230,691</text:p>
          </table:table-cell>
          <table:table-cell office:value-type="float" office:value="231735" table:style-name="ce54">
            <text:p>231,735</text:p>
          </table:table-cell>
          <table:table-cell office:value-type="float" office:value="202493" table:style-name="ce54">
            <text:p>202,493</text:p>
          </table:table-cell>
          <table:table-cell table:number-columns-repeated="2" table:style-name="ce40"/>
          <table:table-cell table:style-name="ce57"/>
          <table:table-cell table:number-columns-repeated="16329"/>
        </table:table-row>
        <table:table-row table:style-name="ro1">
          <table:table-cell table:number-columns-repeated="2" table:style-name="ce36"/>
          <table:table-cell office:value-type="string" table:style-name="ce36">
            <text:p>of which:</text:p>
          </table:table-cell>
          <table:table-cell office:value-type="string" table:style-name="ce36">
            <text:p>household food</text:p>
          </table:table-cell>
          <table:table-cell office:value-type="float" office:value="46188" table:style-name="ce54">
            <text:p>46,188</text:p>
          </table:table-cell>
          <table:table-cell office:value-type="float" office:value="45449" table:style-name="ce54">
            <text:p>45,449</text:p>
          </table:table-cell>
          <table:table-cell office:value-type="float" office:value="45547" table:style-name="ce54">
            <text:p>45,547</text:p>
          </table:table-cell>
          <table:table-cell office:value-type="float" office:value="46035" table:style-name="ce54">
            <text:p>46,035</text:p>
          </table:table-cell>
          <table:table-cell office:value-type="float" office:value="45641" table:style-name="ce54">
            <text:p>45,641</text:p>
          </table:table-cell>
          <table:table-cell office:value-type="float" office:value="46461" table:style-name="ce54">
            <text:p>46,461</text:p>
          </table:table-cell>
          <table:table-cell office:value-type="float" office:value="47550" table:style-name="ce54">
            <text:p>47,550</text:p>
          </table:table-cell>
          <table:table-cell office:value-type="float" office:value="47639" table:style-name="ce54">
            <text:p>47,639</text:p>
          </table:table-cell>
          <table:table-cell office:value-type="float" office:value="47321" table:style-name="ce54">
            <text:p>47,321</text:p>
          </table:table-cell>
          <table:table-cell office:value-type="float" office:value="47438" table:style-name="ce54">
            <text:p>47,438</text:p>
          </table:table-cell>
          <table:table-cell office:value-type="float" office:value="48196" table:style-name="ce54">
            <text:p>48,196</text:p>
          </table:table-cell>
          <table:table-cell office:value-type="float" office:value="47397" table:style-name="ce54">
            <text:p>47,397</text:p>
          </table:table-cell>
          <table:table-cell office:value-type="float" office:value="48027" table:style-name="ce54">
            <text:p>48,027</text:p>
          </table:table-cell>
          <table:table-cell office:value-type="float" office:value="49689" table:style-name="ce54">
            <text:p>49,689</text:p>
          </table:table-cell>
          <table:table-cell office:value-type="float" office:value="50970" table:style-name="ce54">
            <text:p>50,970</text:p>
          </table:table-cell>
          <table:table-cell office:value-type="float" office:value="52038" table:style-name="ce54">
            <text:p>52,038</text:p>
          </table:table-cell>
          <table:table-cell office:value-type="float" office:value="53065" table:style-name="ce54">
            <text:p>53,065</text:p>
          </table:table-cell>
          <table:table-cell office:value-type="float" office:value="52916" table:style-name="ce54">
            <text:p>52,916</text:p>
          </table:table-cell>
          <table:table-cell office:value-type="float" office:value="53015" table:style-name="ce54">
            <text:p>53,015</text:p>
          </table:table-cell>
          <table:table-cell office:value-type="float" office:value="53604" table:style-name="ce54">
            <text:p>53,604</text:p>
          </table:table-cell>
          <table:table-cell office:value-type="float" office:value="54666" table:style-name="ce54">
            <text:p>54,666</text:p>
          </table:table-cell>
          <table:table-cell office:value-type="float" office:value="55135" table:style-name="ce54">
            <text:p>55,135</text:p>
          </table:table-cell>
          <table:table-cell office:value-type="float" office:value="55183" table:style-name="ce54">
            <text:p>55,183</text:p>
          </table:table-cell>
          <table:table-cell office:value-type="float" office:value="57016" table:style-name="ce54">
            <text:p>57,016</text:p>
          </table:table-cell>
          <table:table-cell office:value-type="float" office:value="85432" table:style-name="ce54">
            <text:p>85,432</text:p>
          </table:table-cell>
          <table:table-cell office:value-type="float" office:value="88044" table:style-name="ce54">
            <text:p>88,044</text:p>
          </table:table-cell>
          <table:table-cell office:value-type="float" office:value="89926" table:style-name="ce54">
            <text:p>89,926</text:p>
          </table:table-cell>
          <table:table-cell office:value-type="float" office:value="89985" table:style-name="ce54">
            <text:p>89,985</text:p>
          </table:table-cell>
          <table:table-cell office:value-type="float" office:value="91048" table:style-name="ce54">
            <text:p>91,048</text:p>
          </table:table-cell>
          <table:table-cell office:value-type="float" office:value="91655" table:style-name="ce54">
            <text:p>91,655</text:p>
          </table:table-cell>
          <table:table-cell office:value-type="float" office:value="95144" table:style-name="ce54">
            <text:p>95,144</text:p>
          </table:table-cell>
          <table:table-cell office:value-type="float" office:value="96458" table:style-name="ce54">
            <text:p>96,458</text:p>
          </table:table-cell>
          <table:table-cell office:value-type="float" office:value="97627" table:style-name="ce54">
            <text:p>97,627</text:p>
          </table:table-cell>
          <table:table-cell office:value-type="float" office:value="97887" table:style-name="ce54">
            <text:p>97,887</text:p>
          </table:table-cell>
          <table:table-cell office:value-type="float" office:value="97956" table:style-name="ce54">
            <text:p>97,956</text:p>
          </table:table-cell>
          <table:table-cell office:value-type="float" office:value="93782" table:style-name="ce54">
            <text:p>93,782</text:p>
          </table:table-cell>
          <table:table-cell office:value-type="float" office:value="91170" table:style-name="ce54">
            <text:p>91,170</text:p>
          </table:table-cell>
          <table:table-cell office:value-type="float" office:value="88525" table:style-name="ce54">
            <text:p>88,525</text:p>
          </table:table-cell>
          <table:table-cell office:value-type="float" office:value="90626" table:style-name="ce54">
            <text:p>90,626</text:p>
          </table:table-cell>
          <table:table-cell office:value-type="float" office:value="89552" table:style-name="ce54">
            <text:p>89,552</text:p>
          </table:table-cell>
          <table:table-cell office:value-type="float" office:value="91433" table:style-name="ce54">
            <text:p>91,433</text:p>
          </table:table-cell>
          <table:table-cell office:value-type="float" office:value="94334" table:style-name="ce54">
            <text:p>94,334</text:p>
          </table:table-cell>
          <table:table-cell office:value-type="float" office:value="93629" table:style-name="ce54">
            <text:p>93,629</text:p>
          </table:table-cell>
          <table:table-cell office:value-type="float" office:value="101169" table:style-name="ce54">
            <text:p>101,169</text:p>
          </table:table-cell>
          <table:table-cell office:value-type="float" office:value="103217" table:style-name="ce54">
            <text:p>103,217</text:p>
          </table:table-cell>
          <table:table-cell office:value-type="float" office:value="104927" table:style-name="ce54">
            <text:p>104,927</text:p>
          </table:table-cell>
          <table:table-cell office:value-type="float" office:value="105783" table:style-name="ce54">
            <text:p>105,783</text:p>
          </table:table-cell>
          <table:table-cell office:value-type="float" office:value="113961" table:style-name="ce54">
            <text:p>113,961</text:p>
          </table:table-cell>
          <table:table-cell table:number-columns-repeated="2" table:style-name="ce40"/>
          <table:table-cell table:style-name="ce57"/>
          <table:table-cell table:number-columns-repeated="16329"/>
        </table:table-row>
        <table:table-row table:style-name="ro1">
          <table:table-cell table:number-columns-repeated="3" table:style-name="ce36"/>
          <table:table-cell office:value-type="string" table:style-name="ce36">
            <text:p>food eaten out</text:p>
          </table:table-cell>
          <table:table-cell office:value-type="float" office:value="20674" table:style-name="ce54">
            <text:p>20,674</text:p>
          </table:table-cell>
          <table:table-cell office:value-type="float" office:value="21351" table:style-name="ce54">
            <text:p>21,351</text:p>
          </table:table-cell>
          <table:table-cell office:value-type="float" office:value="22163" table:style-name="ce54">
            <text:p>22,163</text:p>
          </table:table-cell>
          <table:table-cell office:value-type="float" office:value="21895" table:style-name="ce54">
            <text:p>21,895</text:p>
          </table:table-cell>
          <table:table-cell office:value-type="float" office:value="21706" table:style-name="ce54">
            <text:p>21,706</text:p>
          </table:table-cell>
          <table:table-cell office:value-type="float" office:value="20769" table:style-name="ce54">
            <text:p>20,769</text:p>
          </table:table-cell>
          <table:table-cell office:value-type="float" office:value="20679" table:style-name="ce54">
            <text:p>20,679</text:p>
          </table:table-cell>
          <table:table-cell office:value-type="float" office:value="20485" table:style-name="ce54">
            <text:p>20,485</text:p>
          </table:table-cell>
          <table:table-cell office:value-type="float" office:value="20624" table:style-name="ce54">
            <text:p>20,624</text:p>
          </table:table-cell>
          <table:table-cell office:value-type="float" office:value="20703" table:style-name="ce54">
            <text:p>20,703</text:p>
          </table:table-cell>
          <table:table-cell office:value-type="float" office:value="21762" table:style-name="ce54">
            <text:p>21,762</text:p>
          </table:table-cell>
          <table:table-cell office:value-type="float" office:value="22457" table:style-name="ce54">
            <text:p>22,457</text:p>
          </table:table-cell>
          <table:table-cell office:value-type="float" office:value="24077" table:style-name="ce54">
            <text:p>24,077</text:p>
          </table:table-cell>
          <table:table-cell office:value-type="float" office:value="24006" table:style-name="ce54">
            <text:p>24,006</text:p>
          </table:table-cell>
          <table:table-cell office:value-type="float" office:value="24363" table:style-name="ce54">
            <text:p>24,363</text:p>
          </table:table-cell>
          <table:table-cell office:value-type="float" office:value="32152" table:style-name="ce54">
            <text:p>32,152</text:p>
          </table:table-cell>
          <table:table-cell office:value-type="float" office:value="35351" table:style-name="ce54">
            <text:p>35,351</text:p>
          </table:table-cell>
          <table:table-cell office:value-type="float" office:value="35675" table:style-name="ce54">
            <text:p>35,675</text:p>
          </table:table-cell>
          <table:table-cell office:value-type="float" office:value="32376" table:style-name="ce54">
            <text:p>32,376</text:p>
          </table:table-cell>
          <table:table-cell office:value-type="float" office:value="31474" table:style-name="ce54">
            <text:p>31,474</text:p>
          </table:table-cell>
          <table:table-cell office:value-type="float" office:value="33353" table:style-name="ce54">
            <text:p>33,353</text:p>
          </table:table-cell>
          <table:table-cell office:value-type="float" office:value="32773" table:style-name="ce54">
            <text:p>32,773</text:p>
          </table:table-cell>
          <table:table-cell office:value-type="float" office:value="32549" table:style-name="ce54">
            <text:p>32,549</text:p>
          </table:table-cell>
          <table:table-cell office:value-type="float" office:value="34867" table:style-name="ce54">
            <text:p>34,867</text:p>
          </table:table-cell>
          <table:table-cell office:value-type="float" office:value="66789" table:style-name="ce54">
            <text:p>66,789</text:p>
          </table:table-cell>
          <table:table-cell office:value-type="float" office:value="66819" table:style-name="ce54">
            <text:p>66,819</text:p>
          </table:table-cell>
          <table:table-cell office:value-type="float" office:value="69203" table:style-name="ce54">
            <text:p>69,203</text:p>
          </table:table-cell>
          <table:table-cell office:value-type="float" office:value="71193" table:style-name="ce54">
            <text:p>71,193</text:p>
          </table:table-cell>
          <table:table-cell office:value-type="float" office:value="72843" table:style-name="ce54">
            <text:p>72,843</text:p>
          </table:table-cell>
          <table:table-cell office:value-type="float" office:value="73721" table:style-name="ce54">
            <text:p>73,721</text:p>
          </table:table-cell>
          <table:table-cell office:value-type="float" office:value="78462" table:style-name="ce54">
            <text:p>78,462</text:p>
          </table:table-cell>
          <table:table-cell office:value-type="float" office:value="77112" table:style-name="ce54">
            <text:p>77,112</text:p>
          </table:table-cell>
          <table:table-cell office:value-type="float" office:value="79910" table:style-name="ce54">
            <text:p>79,910</text:p>
          </table:table-cell>
          <table:table-cell office:value-type="float" office:value="79717" table:style-name="ce54">
            <text:p>79,717</text:p>
          </table:table-cell>
          <table:table-cell office:value-type="float" office:value="80735" table:style-name="ce54">
            <text:p>80,735</text:p>
          </table:table-cell>
          <table:table-cell office:value-type="float" office:value="66868.990375655208" table:style-name="ce54">
            <text:p>66,869</text:p>
          </table:table-cell>
          <table:table-cell office:value-type="float" office:value="63245.533958898566" table:style-name="ce54">
            <text:p>63,246</text:p>
          </table:table-cell>
          <table:table-cell office:value-type="float" office:value="63344.557310224911" table:style-name="ce54">
            <text:p>63,345</text:p>
          </table:table-cell>
          <table:table-cell office:value-type="float" office:value="62323.569181138031" table:style-name="ce54">
            <text:p>62,324</text:p>
          </table:table-cell>
          <table:table-cell office:value-type="float" office:value="61187.748234859384" table:style-name="ce54">
            <text:p>61,188</text:p>
          </table:table-cell>
          <table:table-cell office:value-type="float" office:value="61727.6" table:style-name="ce54">
            <text:p>61,728</text:p>
          </table:table-cell>
          <table:table-cell office:value-type="float" office:value="62604.799999999996" table:style-name="ce54">
            <text:p>62,605</text:p>
          </table:table-cell>
          <table:table-cell office:value-type="float" office:value="63127.4" table:style-name="ce54">
            <text:p>63,127</text:p>
          </table:table-cell>
          <table:table-cell office:value-type="float" office:value="64429" table:style-name="ce54">
            <text:p>64,429</text:p>
          </table:table-cell>
          <table:table-cell office:value-type="float" office:value="66576.2" table:style-name="ce54">
            <text:p>66,576</text:p>
          </table:table-cell>
          <table:table-cell office:value-type="float" office:value="66108.2" table:style-name="ce54">
            <text:p>66,108</text:p>
          </table:table-cell>
          <table:table-cell office:value-type="float" office:value="66281.399999999994" table:style-name="ce54">
            <text:p>66,281</text:p>
          </table:table-cell>
          <table:table-cell office:value-type="float" office:value="39769.599999999999" table:style-name="ce54">
            <text:p>39,770</text:p>
          </table:table-cell>
          <table:table-cell table:number-columns-repeated="2" table:style-name="ce40"/>
          <table:table-cell table:style-name="ce57"/>
          <table:table-cell table:number-columns-repeated="16329"/>
        </table:table-row>
        <table:table-row table:style-name="ro1">
          <table:table-cell table:number-columns-repeated="3" table:style-name="ce36"/>
          <table:table-cell office:value-type="string" table:style-name="ce36">
            <text:p>alcoholic drinks</text:p>
          </table:table-cell>
          <table:table-cell office:value-type="float" office:value="33221" table:style-name="ce54">
            <text:p>33,221</text:p>
          </table:table-cell>
          <table:table-cell office:value-type="float" office:value="34195" table:style-name="ce54">
            <text:p>34,195</text:p>
          </table:table-cell>
          <table:table-cell office:value-type="float" office:value="33804" table:style-name="ce54">
            <text:p>33,804</text:p>
          </table:table-cell>
          <table:table-cell office:value-type="float" office:value="34135" table:style-name="ce54">
            <text:p>34,135</text:p>
          </table:table-cell>
          <table:table-cell office:value-type="float" office:value="34190" table:style-name="ce54">
            <text:p>34,190</text:p>
          </table:table-cell>
          <table:table-cell office:value-type="float" office:value="35761" table:style-name="ce54">
            <text:p>35,761</text:p>
          </table:table-cell>
          <table:table-cell office:value-type="float" office:value="37272" table:style-name="ce54">
            <text:p>37,272</text:p>
          </table:table-cell>
          <table:table-cell office:value-type="float" office:value="35643" table:style-name="ce54">
            <text:p>35,643</text:p>
          </table:table-cell>
          <table:table-cell office:value-type="float" office:value="34445" table:style-name="ce54">
            <text:p>34,445</text:p>
          </table:table-cell>
          <table:table-cell office:value-type="float" office:value="33589" table:style-name="ce54">
            <text:p>33,589</text:p>
          </table:table-cell>
          <table:table-cell office:value-type="float" office:value="34921" table:style-name="ce54">
            <text:p>34,921</text:p>
          </table:table-cell>
          <table:table-cell office:value-type="float" office:value="36472" table:style-name="ce54">
            <text:p>36,472</text:p>
          </table:table-cell>
          <table:table-cell office:value-type="float" office:value="36948" table:style-name="ce54">
            <text:p>36,948</text:p>
          </table:table-cell>
          <table:table-cell office:value-type="float" office:value="36991" table:style-name="ce54">
            <text:p>36,991</text:p>
          </table:table-cell>
          <table:table-cell office:value-type="float" office:value="37548" table:style-name="ce54">
            <text:p>37,548</text:p>
          </table:table-cell>
          <table:table-cell office:value-type="float" office:value="38113" table:style-name="ce54">
            <text:p>38,113</text:p>
          </table:table-cell>
          <table:table-cell office:value-type="float" office:value="37722" table:style-name="ce54">
            <text:p>37,722</text:p>
          </table:table-cell>
          <table:table-cell office:value-type="float" office:value="37474" table:style-name="ce54">
            <text:p>37,474</text:p>
          </table:table-cell>
          <table:table-cell office:value-type="float" office:value="35916" table:style-name="ce54">
            <text:p>35,916</text:p>
          </table:table-cell>
          <table:table-cell office:value-type="float" office:value="34486" table:style-name="ce54">
            <text:p>34,486</text:p>
          </table:table-cell>
          <table:table-cell office:value-type="float" office:value="34223" table:style-name="ce54">
            <text:p>34,223</text:p>
          </table:table-cell>
          <table:table-cell office:value-type="float" office:value="35310" table:style-name="ce54">
            <text:p>35,310</text:p>
          </table:table-cell>
          <table:table-cell office:value-type="float" office:value="34733" table:style-name="ce54">
            <text:p>34,733</text:p>
          </table:table-cell>
          <table:table-cell office:value-type="float" office:value="36625" table:style-name="ce54">
            <text:p>36,625</text:p>
          </table:table-cell>
          <table:table-cell office:value-type="float" office:value="42340" table:style-name="ce54">
            <text:p>42,340</text:p>
          </table:table-cell>
          <table:table-cell office:value-type="float" office:value="43400" table:style-name="ce54">
            <text:p>43,400</text:p>
          </table:table-cell>
          <table:table-cell office:value-type="float" office:value="42947" table:style-name="ce54">
            <text:p>42,947</text:p>
          </table:table-cell>
          <table:table-cell office:value-type="float" office:value="43512" table:style-name="ce54">
            <text:p>43,512</text:p>
          </table:table-cell>
          <table:table-cell office:value-type="float" office:value="44054" table:style-name="ce54">
            <text:p>44,054</text:p>
          </table:table-cell>
          <table:table-cell office:value-type="float" office:value="45225" table:style-name="ce54">
            <text:p>45,225</text:p>
          </table:table-cell>
          <table:table-cell office:value-type="float" office:value="45767" table:style-name="ce54">
            <text:p>45,767</text:p>
          </table:table-cell>
          <table:table-cell office:value-type="float" office:value="48912" table:style-name="ce54">
            <text:p>48,912</text:p>
          </table:table-cell>
          <table:table-cell office:value-type="float" office:value="47992" table:style-name="ce54">
            <text:p>47,992</text:p>
          </table:table-cell>
          <table:table-cell office:value-type="float" office:value="46789" table:style-name="ce54">
            <text:p>46,789</text:p>
          </table:table-cell>
          <table:table-cell office:value-type="float" office:value="47277" table:style-name="ce54">
            <text:p>47,277</text:p>
          </table:table-cell>
          <table:table-cell office:value-type="float" office:value="58150.009624344784" table:style-name="ce54">
            <text:p>58,150</text:p>
          </table:table-cell>
          <table:table-cell office:value-type="float" office:value="52993.466041101434" table:style-name="ce54">
            <text:p>52,993</text:p>
          </table:table-cell>
          <table:table-cell office:value-type="float" office:value="52768.442689775089" table:style-name="ce54">
            <text:p>52,768</text:p>
          </table:table-cell>
          <table:table-cell office:value-type="float" office:value="52886.430818861969" table:style-name="ce54">
            <text:p>52,886</text:p>
          </table:table-cell>
          <table:table-cell office:value-type="float" office:value="53422.251765140616" table:style-name="ce54">
            <text:p>53,422</text:p>
          </table:table-cell>
          <table:table-cell office:value-type="float" office:value="55233.4" table:style-name="ce54">
            <text:p>55,233</text:p>
          </table:table-cell>
          <table:table-cell office:value-type="float" office:value="55419.200000000004" table:style-name="ce54">
            <text:p>55,419</text:p>
          </table:table-cell>
          <table:table-cell office:value-type="float" office:value="56273.599999999999" table:style-name="ce54">
            <text:p>56,274</text:p>
          </table:table-cell>
          <table:table-cell office:value-type="float" office:value="57151" table:style-name="ce54">
            <text:p>57,151</text:p>
          </table:table-cell>
          <table:table-cell office:value-type="float" office:value="59042.8" table:style-name="ce54">
            <text:p>59,043</text:p>
          </table:table-cell>
          <table:table-cell office:value-type="float" office:value="59655.8" table:style-name="ce54">
            <text:p>59,656</text:p>
          </table:table-cell>
          <table:table-cell office:value-type="float" office:value="59670.6" table:style-name="ce54">
            <text:p>59,671</text:p>
          </table:table-cell>
          <table:table-cell office:value-type="float" office:value="48762.400000000001" table:style-name="ce54">
            <text:p>48,762</text:p>
          </table:table-cell>
          <table:table-cell table:number-columns-repeated="2" table:style-name="ce40"/>
          <table:table-cell table:style-name="ce57"/>
          <table:table-cell table:number-columns-repeated="16329"/>
        </table:table-row>
        <table:table-row table:style-name="ro1">
          <table:table-cell table:style-name="ce36"/>
          <table:table-cell office:value-type="string" table:style-name="ce35">
            <text:p>% of total household final consumption expenditure</text:p>
          </table:table-cell>
          <table:table-cell table:number-columns-repeated="2" table:style-name="ce36"/>
          <table:table-cell office:value-type="float" office:value="31.158590011457843" table:style-name="ce80">
            <text:p>31.2</text:p>
          </table:table-cell>
          <table:table-cell office:value-type="float" office:value="30.929200093465223" table:style-name="ce80">
            <text:p>30.9</text:p>
          </table:table-cell>
          <table:table-cell office:value-type="float" office:value="30.998762651099337" table:style-name="ce80">
            <text:p>31.0</text:p>
          </table:table-cell>
          <table:table-cell office:value-type="float" office:value="31.383203855658561" table:style-name="ce80">
            <text:p>31.4</text:p>
          </table:table-cell>
          <table:table-cell office:value-type="float" office:value="31.622585686506092" table:style-name="ce80">
            <text:p>31.6</text:p>
          </table:table-cell>
          <table:table-cell office:value-type="float" office:value="30.513366992219829" table:style-name="ce80">
            <text:p>30.5</text:p>
          </table:table-cell>
          <table:table-cell office:value-type="float" office:value="29.787345348016007" table:style-name="ce80">
            <text:p>29.8</text:p>
          </table:table-cell>
          <table:table-cell office:value-type="float" office:value="29.329298511721507" table:style-name="ce80">
            <text:p>29.3</text:p>
          </table:table-cell>
          <table:table-cell office:value-type="float" office:value="28.286683057304192" table:style-name="ce80">
            <text:p>28.3</text:p>
          </table:table-cell>
          <table:table-cell office:value-type="float" office:value="27.54703257144266" table:style-name="ce80">
            <text:p>27.5</text:p>
          </table:table-cell>
          <table:table-cell office:value-type="float" office:value="27.236879799131593" table:style-name="ce80">
            <text:p>27.2</text:p>
          </table:table-cell>
          <table:table-cell office:value-type="float" office:value="27.254820001044987" table:style-name="ce80">
            <text:p>27.3</text:p>
          </table:table-cell>
          <table:table-cell office:value-type="float" office:value="26.63122904547669" table:style-name="ce80">
            <text:p>26.6</text:p>
          </table:table-cell>
          <table:table-cell office:value-type="float" office:value="25.543419720373123" table:style-name="ce80">
            <text:p>25.5</text:p>
          </table:table-cell>
          <table:table-cell office:value-type="float" office:value="24.72852158317049" table:style-name="ce80">
            <text:p>24.7</text:p>
          </table:table-cell>
          <table:table-cell office:value-type="float" office:value="24.552447406934725" table:style-name="ce80">
            <text:p>24.6</text:p>
          </table:table-cell>
          <table:table-cell office:value-type="float" office:value="24.360874163294515" table:style-name="ce80">
            <text:p>24.4</text:p>
          </table:table-cell>
          <table:table-cell office:value-type="float" office:value="24.284269227293532" table:style-name="ce80">
            <text:p>24.3</text:p>
          </table:table-cell>
          <table:table-cell office:value-type="float" office:value="23.952647660634252" table:style-name="ce80">
            <text:p>24.0</text:p>
          </table:table-cell>
          <table:table-cell office:value-type="float" office:value="23.219162212890915" table:style-name="ce80">
            <text:p>23.2</text:p>
          </table:table-cell>
          <table:table-cell office:value-type="float" office:value="22.968083223535427" table:style-name="ce80">
            <text:p>23.0</text:p>
          </table:table-cell>
          <table:table-cell office:value-type="float" office:value="22.48951278385789" table:style-name="ce80">
            <text:p>22.5</text:p>
          </table:table-cell>
          <table:table-cell office:value-type="float" office:value="22.093287573542522" table:style-name="ce80">
            <text:p>22.1</text:p>
          </table:table-cell>
          <table:table-cell office:value-type="float" office:value="22.313039762177905" table:style-name="ce80">
            <text:p>22.3</text:p>
          </table:table-cell>
          <table:table-cell office:value-type="float" office:value="18.320057691138857" table:style-name="ce80">
            <text:p>18.3</text:p>
          </table:table-cell>
          <table:table-cell office:value-type="float" office:value="18.117400882084542" table:style-name="ce80">
            <text:p>18.1</text:p>
          </table:table-cell>
          <table:table-cell office:value-type="float" office:value="17.960270082815121" table:style-name="ce80">
            <text:p>18.0</text:p>
          </table:table-cell>
          <table:table-cell office:value-type="float" office:value="17.511002665434443" table:style-name="ce80">
            <text:p>17.5</text:p>
          </table:table-cell>
          <table:table-cell office:value-type="float" office:value="17.46624302845153" table:style-name="ce80">
            <text:p>17.5</text:p>
          </table:table-cell>
          <table:table-cell office:value-type="float" office:value="17.444235565135141" table:style-name="ce80">
            <text:p>17.4</text:p>
          </table:table-cell>
          <table:table-cell office:value-type="float" office:value="17.721049013852724" table:style-name="ce80">
            <text:p>17.7</text:p>
          </table:table-cell>
          <table:table-cell office:value-type="float" office:value="17.460421989832206" table:style-name="ce80">
            <text:p>17.5</text:p>
          </table:table-cell>
          <table:table-cell office:value-type="float" office:value="17.26730830142121" table:style-name="ce80">
            <text:p>17.3</text:p>
          </table:table-cell>
          <table:table-cell office:value-type="float" office:value="17.021129579766495" table:style-name="ce80">
            <text:p>17.0</text:p>
          </table:table-cell>
          <table:table-cell office:value-type="float" office:value="16.951743548076358" table:style-name="ce80">
            <text:p>17.0</text:p>
          </table:table-cell>
          <table:table-cell office:value-type="float" office:value="17.079506136720568" table:style-name="ce80">
            <text:p>17.1</text:p>
          </table:table-cell>
          <table:table-cell office:value-type="float" office:value="17.407524772290891" table:style-name="ce80">
            <text:p>17.4</text:p>
          </table:table-cell>
          <table:table-cell office:value-type="float" office:value="17.422665985202492" table:style-name="ce80">
            <text:p>17.4</text:p>
          </table:table-cell>
          <table:table-cell office:value-type="float" office:value="17.842244530365345" table:style-name="ce80">
            <text:p>17.8</text:p>
          </table:table-cell>
          <table:table-cell office:value-type="float" office:value="17.775303586424236" table:style-name="ce80">
            <text:p>17.8</text:p>
          </table:table-cell>
          <table:table-cell office:value-type="float" office:value="17.651447852904301" table:style-name="ce80">
            <text:p>17.7</text:p>
          </table:table-cell>
          <table:table-cell office:value-type="float" office:value="17.387932250807392" table:style-name="ce80">
            <text:p>17.4</text:p>
          </table:table-cell>
          <table:table-cell office:value-type="float" office:value="16.991774620221552" table:style-name="ce80">
            <text:p>17.0</text:p>
          </table:table-cell>
          <table:table-cell office:value-type="float" office:value="16.742142842320504" table:style-name="ce80">
            <text:p>16.7</text:p>
          </table:table-cell>
          <table:table-cell office:value-type="float" office:value="16.972710248749333" table:style-name="ce80">
            <text:p>17.0</text:p>
          </table:table-cell>
          <table:table-cell office:value-type="float" office:value="16.827848007960785" table:style-name="ce80">
            <text:p>16.8</text:p>
          </table:table-cell>
          <table:table-cell office:value-type="float" office:value="16.861832089627406" table:style-name="ce80">
            <text:p>16.9</text:p>
          </table:table-cell>
          <table:table-cell office:value-type="float" office:value="16.893421458614139" table:style-name="ce80">
            <text:p>16.9</text:p>
          </table:table-cell>
          <table:table-cell table:number-columns-repeated="2" table:style-name="ce40"/>
          <table:table-cell table:number-columns-repeated="16330" table:style-name="ce27"/>
        </table:table-row>
        <table:table-row table:style-name="ro1">
          <table:table-cell table:number-columns-repeated="2" table:style-name="ce36"/>
          <table:table-cell office:value-type="string" table:style-name="ce36">
            <text:p>of which:</text:p>
          </table:table-cell>
          <table:table-cell office:value-type="string" table:style-name="ce36">
            <text:p>household food</text:p>
          </table:table-cell>
          <table:table-cell office:value-type="float" office:value="19.660308687740109" table:style-name="ce80">
            <text:p>19.7</text:p>
          </table:table-cell>
          <table:table-cell office:value-type="float" office:value="19.528390061531272" table:style-name="ce80">
            <text:p>19.5</text:p>
          </table:table-cell>
          <table:table-cell office:value-type="float" office:value="19.532662838288015" table:style-name="ce80">
            <text:p>19.5</text:p>
          </table:table-cell>
          <table:table-cell office:value-type="float" office:value="19.741135671668282" table:style-name="ce80">
            <text:p>19.7</text:p>
          </table:table-cell>
          <table:table-cell office:value-type="float" office:value="19.798861887548764" table:style-name="ce80">
            <text:p>19.8</text:p>
          </table:table-cell>
          <table:table-cell office:value-type="float" office:value="19.008649230259891" table:style-name="ce80">
            <text:p>19.0</text:p>
          </table:table-cell>
          <table:table-cell office:value-type="float" office:value="18.2992859198033" table:style-name="ce80">
            <text:p>18.3</text:p>
          </table:table-cell>
          <table:table-cell office:value-type="float" office:value="17.762476159010017" table:style-name="ce80">
            <text:p>17.8</text:p>
          </table:table-cell>
          <table:table-cell office:value-type="float" office:value="16.849485315970064" table:style-name="ce80">
            <text:p>16.8</text:p>
          </table:table-cell>
          <table:table-cell office:value-type="float" office:value="16.328870478585696" table:style-name="ce80">
            <text:p>16.3</text:p>
          </table:table-cell>
          <table:table-cell office:value-type="float" office:value="15.762215843664164" table:style-name="ce80">
            <text:p>15.8</text:p>
          </table:table-cell>
          <table:table-cell office:value-type="float" office:value="15.295469982757719" table:style-name="ce80">
            <text:p>15.3</text:p>
          </table:table-cell>
          <table:table-cell office:value-type="float" office:value="14.641659741525059" table:style-name="ce80">
            <text:p>14.6</text:p>
          </table:table-cell>
          <table:table-cell office:value-type="float" office:value="14.056313147633512" table:style-name="ce80">
            <text:p>14.1</text:p>
          </table:table-cell>
          <table:table-cell office:value-type="float" office:value="13.503236594468223" table:style-name="ce80">
            <text:p>13.5</text:p>
          </table:table-cell>
          <table:table-cell office:value-type="float" office:value="12.671928863240691" table:style-name="ce80">
            <text:p>12.7</text:p>
          </table:table-cell>
          <table:table-cell office:value-type="float" office:value="12.445301467282203" table:style-name="ce80">
            <text:p>12.4</text:p>
          </table:table-cell>
          <table:table-cell office:value-type="float" office:value="12.326514906381453" table:style-name="ce80">
            <text:p>12.3</text:p>
          </table:table-cell>
          <table:table-cell office:value-type="float" office:value="12.226470572100958" table:style-name="ce80">
            <text:p>12.2</text:p>
          </table:table-cell>
          <table:table-cell office:value-type="float" office:value="11.892557486899001" table:style-name="ce80">
            <text:p>11.9</text:p>
          </table:table-cell>
          <table:table-cell office:value-type="float" office:value="11.595396354054001" table:style-name="ce80">
            <text:p>11.6</text:p>
          </table:table-cell>
          <table:table-cell office:value-type="float" office:value="11.200815542171497" table:style-name="ce80">
            <text:p>11.2</text:p>
          </table:table-cell>
          <table:table-cell office:value-type="float" office:value="11.075949367088608" table:style-name="ce80">
            <text:p>11.1</text:p>
          </table:table-cell>
          <table:table-cell office:value-type="float" office:value="11.000101651104366" table:style-name="ce80">
            <text:p>11.0</text:p>
          </table:table-cell>
          <table:table-cell office:value-type="float" office:value="8.6975305498563475" table:style-name="ce80">
            <text:p>8.7</text:p>
          </table:table-cell>
          <table:table-cell office:value-type="float" office:value="8.5200287913389676" table:style-name="ce80">
            <text:p>8.5</text:p>
          </table:table-cell>
          <table:table-cell office:value-type="float" office:value="8.3556129919556099" table:style-name="ce80">
            <text:p>8.4</text:p>
          </table:table-cell>
          <table:table-cell office:value-type="float" office:value="7.9386837374687955" table:style-name="ce80">
            <text:p>7.9</text:p>
          </table:table-cell>
          <table:table-cell office:value-type="float" office:value="7.9549037301181764" table:style-name="ce80">
            <text:p>8.0</text:p>
          </table:table-cell>
          <table:table-cell office:value-type="float" office:value="7.865071254373456" table:style-name="ce80">
            <text:p>7.9</text:p>
          </table:table-cell>
          <table:table-cell office:value-type="float" office:value="7.9811199582561922" table:style-name="ce80">
            <text:p>8.0</text:p>
          </table:table-cell>
          <table:table-cell office:value-type="float" office:value="7.8740544022529111" table:style-name="ce80">
            <text:p>7.9</text:p>
          </table:table-cell>
          <table:table-cell office:value-type="float" office:value="7.7324344195843056" table:style-name="ce80">
            <text:p>7.7</text:p>
          </table:table-cell>
          <table:table-cell office:value-type="float" office:value="7.6805720835092757" table:style-name="ce80">
            <text:p>7.7</text:p>
          </table:table-cell>
          <table:table-cell office:value-type="float" office:value="7.644095055409899" table:style-name="ce80">
            <text:p>7.6</text:p>
          </table:table-cell>
          <table:table-cell office:value-type="float" office:value="7.8897645474105094" table:style-name="ce80">
            <text:p>7.9</text:p>
          </table:table-cell>
          <table:table-cell office:value-type="float" office:value="8.3098970331624518" table:style-name="ce80">
            <text:p>8.3</text:p>
          </table:table-cell>
          <table:table-cell office:value-type="float" office:value="8.2103249935098646" table:style-name="ce80">
            <text:p>8.2</text:p>
          </table:table-cell>
          <table:table-cell office:value-type="float" office:value="8.4740956303549808" table:style-name="ce80">
            <text:p>8.5</text:p>
          </table:table-cell>
          <table:table-cell office:value-type="float" office:value="8.4188030155779696" table:style-name="ce80">
            <text:p>8.4</text:p>
          </table:table-cell>
          <table:table-cell office:value-type="float" office:value="8.2832684852919609" table:style-name="ce80">
            <text:p>8.3</text:p>
          </table:table-cell>
          <table:table-cell office:value-type="float" office:value="8.0788670265853337" table:style-name="ce80">
            <text:p>8.1</text:p>
          </table:table-cell>
          <table:table-cell office:value-type="float" office:value="7.6828511510654653" table:style-name="ce80">
            <text:p>7.7</text:p>
          </table:table-cell>
          <table:table-cell office:value-type="float" office:value="7.6011984669583557" table:style-name="ce80">
            <text:p>7.6</text:p>
          </table:table-cell>
          <table:table-cell office:value-type="float" office:value="7.7318782900934782" table:style-name="ce80">
            <text:p>7.7</text:p>
          </table:table-cell>
          <table:table-cell office:value-type="float" office:value="7.6938045921940077" table:style-name="ce80">
            <text:p>7.7</text:p>
          </table:table-cell>
          <table:table-cell office:value-type="float" office:value="7.6682168624076574" table:style-name="ce80">
            <text:p>7.7</text:p>
          </table:table-cell>
          <table:table-cell office:value-type="float" office:value="9.4481073093099912" table:style-name="ce80">
            <text:p>9.4</text:p>
          </table:table-cell>
          <table:table-cell table:number-columns-repeated="2" table:style-name="ce40"/>
          <table:table-cell table:number-columns-repeated="16330" table:style-name="ce27"/>
        </table:table-row>
        <table:table-row table:style-name="ro1">
          <table:table-cell table:number-columns-repeated="3" table:style-name="ce36"/>
          <table:table-cell office:value-type="string" table:style-name="ce36">
            <text:p>food eaten out</text:p>
          </table:table-cell>
          <table:table-cell office:value-type="float" office:value="3.8080474489452047" table:style-name="ce80">
            <text:p>3.8</text:p>
          </table:table-cell>
          <table:table-cell office:value-type="float" office:value="3.7775527689072357" table:style-name="ce80">
            <text:p>3.8</text:p>
          </table:table-cell>
          <table:table-cell office:value-type="float" office:value="3.7755004917668709" table:style-name="ce80">
            <text:p>3.8</text:p>
          </table:table-cell>
          <table:table-cell office:value-type="float" office:value="3.8406400611662548" table:style-name="ce80">
            <text:p>3.8</text:p>
          </table:table-cell>
          <table:table-cell office:value-type="float" office:value="4.0156043090798468" table:style-name="ce80">
            <text:p>4.0</text:p>
          </table:table-cell>
          <table:table-cell office:value-type="float" office:value="3.9707829829498427" table:style-name="ce80">
            <text:p>4.0</text:p>
          </table:table-cell>
          <table:table-cell office:value-type="float" office:value="3.9331083849929813" table:style-name="ce80">
            <text:p>3.9</text:p>
          </table:table-cell>
          <table:table-cell office:value-type="float" office:value="4.0931413038581104" table:style-name="ce80">
            <text:p>4.1</text:p>
          </table:table-cell>
          <table:table-cell office:value-type="float" office:value="3.9040337178829061" table:style-name="ce80">
            <text:p>3.9</text:p>
          </table:table-cell>
          <table:table-cell office:value-type="float" office:value="3.8193160243607762" table:style-name="ce80">
            <text:p>3.8</text:p>
          </table:table-cell>
          <table:table-cell office:value-type="float" office:value="4.0207384273172044" table:style-name="ce80">
            <text:p>4.0</text:p>
          </table:table-cell>
          <table:table-cell office:value-type="float" office:value="4.2959402267621085" table:style-name="ce80">
            <text:p>4.3</text:p>
          </table:table-cell>
          <table:table-cell office:value-type="float" office:value="4.3494665252982587" table:style-name="ce80">
            <text:p>4.3</text:p>
          </table:table-cell>
          <table:table-cell office:value-type="float" office:value="4.2702341713522483" table:style-name="ce80">
            <text:p>4.3</text:p>
          </table:table-cell>
          <table:table-cell office:value-type="float" office:value="4.2531944972020002" table:style-name="ce80">
            <text:p>4.3</text:p>
          </table:table-cell>
          <table:table-cell office:value-type="float" office:value="5.2891318069264006" table:style-name="ce80">
            <text:p>5.3</text:p>
          </table:table-cell>
          <table:table-cell office:value-type="float" office:value="5.6006231358170107" table:style-name="ce80">
            <text:p>5.6</text:p>
          </table:table-cell>
          <table:table-cell office:value-type="float" office:value="5.6025373060363046" table:style-name="ce80">
            <text:p>5.6</text:p>
          </table:table-cell>
          <table:table-cell office:value-type="float" office:value="5.3030012123339896" table:style-name="ce80">
            <text:p>5.3</text:p>
          </table:table-cell>
          <table:table-cell office:value-type="float" office:value="5.0823807503169496" table:style-name="ce80">
            <text:p>5.1</text:p>
          </table:table-cell>
          <table:table-cell office:value-type="float" office:value="5.2816070480423196" table:style-name="ce80">
            <text:p>5.3</text:p>
          </table:table-cell>
          <table:table-cell office:value-type="float" office:value="5.1472897283869603" table:style-name="ce80">
            <text:p>5.1</text:p>
          </table:table-cell>
          <table:table-cell office:value-type="float" office:value="5.0771082189338559" table:style-name="ce80">
            <text:p>5.1</text:p>
          </table:table-cell>
          <table:table-cell office:value-type="float" office:value="5.2651123037252017" table:style-name="ce80">
            <text:p>5.3</text:p>
          </table:table-cell>
          <table:table-cell office:value-type="float" office:value="4.4303246440709705" table:style-name="ce80">
            <text:p>4.4</text:p>
          </table:table-cell>
          <table:table-cell office:value-type="float" office:value="4.3728012014010122" table:style-name="ce80">
            <text:p>4.4</text:p>
          </table:table-cell>
          <table:table-cell office:value-type="float" office:value="4.5543870673250773" table:style-name="ce80">
            <text:p>4.6</text:p>
          </table:table-cell>
          <table:table-cell office:value-type="float" office:value="4.6163295897034216" table:style-name="ce80">
            <text:p>4.6</text:p>
          </table:table-cell>
          <table:table-cell office:value-type="float" office:value="4.5607244974505603" table:style-name="ce80">
            <text:p>4.6</text:p>
          </table:table-cell>
          <table:table-cell office:value-type="float" office:value="4.5266172440437691" table:style-name="ce80">
            <text:p>4.5</text:p>
          </table:table-cell>
          <table:table-cell office:value-type="float" office:value="4.7989072354260429" table:style-name="ce80">
            <text:p>4.8</text:p>
          </table:table-cell>
          <table:table-cell office:value-type="float" office:value="4.6724921155287564" table:style-name="ce80">
            <text:p>4.7</text:p>
          </table:table-cell>
          <table:table-cell office:value-type="float" office:value="4.8493088342745931" table:style-name="ce80">
            <text:p>4.8</text:p>
          </table:table-cell>
          <table:table-cell office:value-type="float" office:value="4.8118189645244609" table:style-name="ce80">
            <text:p>4.8</text:p>
          </table:table-cell>
          <table:table-cell office:value-type="float" office:value="4.8449109169647269" table:style-name="ce80">
            <text:p>4.8</text:p>
          </table:table-cell>
          <table:table-cell office:value-type="float" office:value="4.9638475723011286" table:style-name="ce80">
            <text:p>5.0</text:p>
          </table:table-cell>
          <table:table-cell office:value-type="float" office:value="4.9588777003812501" table:style-name="ce80">
            <text:p>5.0</text:p>
          </table:table-cell>
          <table:table-cell office:value-type="float" office:value="5.0434070080161693" table:style-name="ce80">
            <text:p>5.0</text:p>
          </table:table-cell>
          <table:table-cell office:value-type="float" office:value="5.0617775743840161" table:style-name="ce80">
            <text:p>5.1</text:p>
          </table:table-cell>
          <table:table-cell office:value-type="float" office:value="4.9849276986140358" table:style-name="ce80">
            <text:p>5.0</text:p>
          </table:table-cell>
          <table:table-cell office:value-type="float" office:value="4.9154365339734429" table:style-name="ce80">
            <text:p>4.9</text:p>
          </table:table-cell>
          <table:table-cell office:value-type="float" office:value="4.9213640900194848" table:style-name="ce80">
            <text:p>4.9</text:p>
          </table:table-cell>
          <table:table-cell office:value-type="float" office:value="4.9148452044404607" table:style-name="ce80">
            <text:p>4.9</text:p>
          </table:table-cell>
          <table:table-cell office:value-type="float" office:value="4.8465920790720025" table:style-name="ce80">
            <text:p>4.8</text:p>
          </table:table-cell>
          <table:table-cell office:value-type="float" office:value="4.8713647951826688" table:style-name="ce80">
            <text:p>4.9</text:p>
          </table:table-cell>
          <table:table-cell office:value-type="float" office:value="4.7732723989238197" table:style-name="ce80">
            <text:p>4.8</text:p>
          </table:table-cell>
          <table:table-cell office:value-type="float" office:value="4.8181781554781091" table:style-name="ce80">
            <text:p>4.8</text:p>
          </table:table-cell>
          <table:table-cell office:value-type="float" office:value="3.3301450169700706" table:style-name="ce80">
            <text:p>3.3</text:p>
          </table:table-cell>
          <table:table-cell table:number-columns-repeated="2" table:style-name="ce40"/>
          <table:table-cell table:number-columns-repeated="16330" table:style-name="ce27"/>
        </table:table-row>
        <table:table-row table:style-name="ro1">
          <table:table-cell table:number-columns-repeated="3" table:style-name="ce49"/>
          <table:table-cell office:value-type="string" table:style-name="ce49">
            <text:p>alcoholic drinks</text:p>
          </table:table-cell>
          <table:table-cell office:value-type="float" office:value="7.6902338747725283" table:style-name="ce81">
            <text:p>7.7</text:p>
          </table:table-cell>
          <table:table-cell office:value-type="float" office:value="7.6232572630267157" table:style-name="ce81">
            <text:p>7.6</text:p>
          </table:table-cell>
          <table:table-cell office:value-type="float" office:value="7.6905993210444494" table:style-name="ce81">
            <text:p>7.7</text:p>
          </table:table-cell>
          <table:table-cell office:value-type="float" office:value="7.8014281228240243" table:style-name="ce81">
            <text:p>7.8</text:p>
          </table:table-cell>
          <table:table-cell office:value-type="float" office:value="7.8081194898774795" table:style-name="ce81">
            <text:p>7.8</text:p>
          </table:table-cell>
          <table:table-cell office:value-type="float" office:value="7.5339347790100977" table:style-name="ce81">
            <text:p>7.5</text:p>
          </table:table-cell>
          <table:table-cell office:value-type="float" office:value="7.5549510432197255" table:style-name="ce81">
            <text:p>7.6</text:p>
          </table:table-cell>
          <table:table-cell office:value-type="float" office:value="7.47368104885338" table:style-name="ce81">
            <text:p>7.5</text:p>
          </table:table-cell>
          <table:table-cell office:value-type="float" office:value="7.5331640234512198" table:style-name="ce81">
            <text:p>7.5</text:p>
          </table:table-cell>
          <table:table-cell office:value-type="float" office:value="7.3988460684961908" table:style-name="ce81">
            <text:p>7.4</text:p>
          </table:table-cell>
          <table:table-cell office:value-type="float" office:value="7.4539255281502248" table:style-name="ce81">
            <text:p>7.5</text:p>
          </table:table-cell>
          <table:table-cell office:value-type="float" office:value="7.663409791525158" table:style-name="ce81">
            <text:p>7.7</text:p>
          </table:table-cell>
          <table:table-cell office:value-type="float" office:value="7.64010277865337" table:style-name="ce81">
            <text:p>7.6</text:p>
          </table:table-cell>
          <table:table-cell office:value-type="float" office:value="7.2168724013873629" table:style-name="ce81">
            <text:p>7.2</text:p>
          </table:table-cell>
          <table:table-cell office:value-type="float" office:value="6.9720904915002686" table:style-name="ce81">
            <text:p>7.0</text:p>
          </table:table-cell>
          <table:table-cell office:value-type="float" office:value="6.5913867367676335" table:style-name="ce81">
            <text:p>6.6</text:p>
          </table:table-cell>
          <table:table-cell office:value-type="float" office:value="6.3149495601953003" table:style-name="ce81">
            <text:p>6.3</text:p>
          </table:table-cell>
          <table:table-cell office:value-type="float" office:value="6.3552170148757732" table:style-name="ce81">
            <text:p>6.4</text:p>
          </table:table-cell>
          <table:table-cell office:value-type="float" office:value="6.4231758761993056" table:style-name="ce81">
            <text:p>6.4</text:p>
          </table:table-cell>
          <table:table-cell office:value-type="float" office:value="6.2442239756749647" table:style-name="ce81">
            <text:p>6.2</text:p>
          </table:table-cell>
          <table:table-cell office:value-type="float" office:value="6.0910798214391066" table:style-name="ce81">
            <text:p>6.1</text:p>
          </table:table-cell>
          <table:table-cell office:value-type="float" office:value="6.1414075132994306" table:style-name="ce81">
            <text:p>6.1</text:p>
          </table:table-cell>
          <table:table-cell office:value-type="float" office:value="5.9402299875200573" table:style-name="ce81">
            <text:p>5.9</text:p>
          </table:table-cell>
          <table:table-cell office:value-type="float" office:value="6.047825807348338" table:style-name="ce81">
            <text:p>6.0</text:p>
          </table:table-cell>
          <table:table-cell office:value-type="float" office:value="5.1922024972115404" table:style-name="ce81">
            <text:p>5.2</text:p>
          </table:table-cell>
          <table:table-cell office:value-type="float" office:value="5.2245708893445615" table:style-name="ce81">
            <text:p>5.2</text:p>
          </table:table-cell>
          <table:table-cell office:value-type="float" office:value="5.0502700235344333" table:style-name="ce81">
            <text:p>5.1</text:p>
          </table:table-cell>
          <table:table-cell office:value-type="float" office:value="4.9559893382622269" table:style-name="ce81">
            <text:p>5.0</text:p>
          </table:table-cell>
          <table:table-cell office:value-type="float" office:value="4.950614800882791" table:style-name="ce81">
            <text:p>5.0</text:p>
          </table:table-cell>
          <table:table-cell office:value-type="float" office:value="5.0525470667179171" table:style-name="ce81">
            <text:p>5.1</text:p>
          </table:table-cell>
          <table:table-cell office:value-type="float" office:value="4.9410218201704872" table:style-name="ce81">
            <text:p>4.9</text:p>
          </table:table-cell>
          <table:table-cell office:value-type="float" office:value="4.9138754720505373" table:style-name="ce81">
            <text:p>4.9</text:p>
          </table:table-cell>
          <table:table-cell office:value-type="float" office:value="4.6855650475623101" table:style-name="ce81">
            <text:p>4.7</text:p>
          </table:table-cell>
          <table:table-cell office:value-type="float" office:value="4.5287385317327571" table:style-name="ce81">
            <text:p>4.5</text:p>
          </table:table-cell>
          <table:table-cell office:value-type="float" office:value="4.4627375757017331" table:style-name="ce81">
            <text:p>4.5</text:p>
          </table:table-cell>
          <table:table-cell office:value-type="float" office:value="4.2258940170089296" table:style-name="ce81">
            <text:p>4.2</text:p>
          </table:table-cell>
          <table:table-cell office:value-type="float" office:value="4.1387500387471912" table:style-name="ce81">
            <text:p>4.1</text:p>
          </table:table-cell>
          <table:table-cell office:value-type="float" office:value="4.1689339836764576" table:style-name="ce81">
            <text:p>4.2</text:p>
          </table:table-cell>
          <table:table-cell office:value-type="float" office:value="4.3063713256263494" table:style-name="ce81">
            <text:p>4.3</text:p>
          </table:table-cell>
          <table:table-cell office:value-type="float" office:value="4.3715728722322327" table:style-name="ce81">
            <text:p>4.4</text:p>
          </table:table-cell>
          <table:table-cell office:value-type="float" office:value="4.4527428336388981" table:style-name="ce81">
            <text:p>4.5</text:p>
          </table:table-cell>
          <table:table-cell office:value-type="float" office:value="4.3877011342025742" table:style-name="ce81">
            <text:p>4.4</text:p>
          </table:table-cell>
          <table:table-cell office:value-type="float" office:value="4.3940782647156267" table:style-name="ce81">
            <text:p>4.4</text:p>
          </table:table-cell>
          <table:table-cell office:value-type="float" office:value="4.2943522962901479" table:style-name="ce81">
            <text:p>4.3</text:p>
          </table:table-cell>
          <table:table-cell office:value-type="float" office:value="4.3694671634731854" table:style-name="ce81">
            <text:p>4.4</text:p>
          </table:table-cell>
          <table:table-cell office:value-type="float" office:value="4.3607710168429588" table:style-name="ce81">
            <text:p>4.4</text:p>
          </table:table-cell>
          <table:table-cell office:value-type="float" office:value="4.3754370717416391" table:style-name="ce81">
            <text:p>4.4</text:p>
          </table:table-cell>
          <table:table-cell office:value-type="float" office:value="4.115169132334076" table:style-name="ce81">
            <text:p>4.1</text:p>
          </table:table-cell>
          <table:table-cell table:number-columns-repeated="2" table:style-name="ce40"/>
          <table:table-cell table:number-columns-repeated="16330" table:style-name="ce27"/>
        </table:table-row>
        <table:table-row table:style-name="ro2">
          <table:table-cell office:value-type="string" table:style-name="ce93">
            <text:p>Producer prices for agricultural products (2015 = 100)</text:p>
          </table:table-cell>
          <table:table-cell table:number-columns-repeated="3" table:style-name="ce82"/>
          <table:table-cell office:value-type="string" table:style-name="ce83">
            <text:p>. .</text:p>
          </table:table-cell>
          <table:table-cell office:value-type="string" table:style-name="ce83">
            <text:p>. .</text:p>
          </table:table-cell>
          <table:table-cell office:value-type="string" table:style-name="ce83">
            <text:p>. .</text:p>
          </table:table-cell>
          <table:table-cell office:value-type="string" table:style-name="ce83">
            <text:p>. .</text:p>
          </table:table-cell>
          <table:table-cell office:value-type="string" table:style-name="ce83">
            <text:p>. .</text:p>
          </table:table-cell>
          <table:table-cell office:value-type="string" table:style-name="ce83">
            <text:p>. .</text:p>
          </table:table-cell>
          <table:table-cell office:value-type="string" table:style-name="ce83">
            <text:p>. .</text:p>
          </table:table-cell>
          <table:table-cell office:value-type="string" table:style-name="ce83">
            <text:p>. .</text:p>
          </table:table-cell>
          <table:table-cell office:value-type="string" table:style-name="ce83">
            <text:p>. .</text:p>
          </table:table-cell>
          <table:table-cell office:value-type="string" table:style-name="ce83">
            <text:p>. .</text:p>
          </table:table-cell>
          <table:table-cell office:value-type="string" table:style-name="ce83">
            <text:p>. .</text:p>
          </table:table-cell>
          <table:table-cell office:value-type="string" table:style-name="ce83">
            <text:p>. .</text:p>
          </table:table-cell>
          <table:table-cell office:value-type="string" table:style-name="ce83">
            <text:p>. .</text:p>
          </table:table-cell>
          <table:table-cell office:value-type="string" table:style-name="ce83">
            <text:p>. .</text:p>
          </table:table-cell>
          <table:table-cell office:value-type="string" table:style-name="ce83">
            <text:p>. .</text:p>
          </table:table-cell>
          <table:table-cell office:value-type="float" office:value="66.104078459193161" table:style-name="ce83">
            <text:p>66.1</text:p>
          </table:table-cell>
          <table:table-cell office:value-type="float" office:value="70.48781967896582" table:style-name="ce83">
            <text:p>70.5</text:p>
          </table:table-cell>
          <table:table-cell office:value-type="float" office:value="71.808257785393877" table:style-name="ce83">
            <text:p>71.8</text:p>
          </table:table-cell>
          <table:table-cell office:value-type="float" office:value="70.662405780356892" table:style-name="ce83">
            <text:p>70.7</text:p>
          </table:table-cell>
          <table:table-cell office:value-type="float" office:value="70.576627942697428" table:style-name="ce83">
            <text:p>70.6</text:p>
          </table:table-cell>
          <table:table-cell office:value-type="float" office:value="74.556950389715936" table:style-name="ce83">
            <text:p>74.6</text:p>
          </table:table-cell>
          <table:table-cell office:value-type="float" office:value="75.127697448960291" table:style-name="ce83">
            <text:p>75.1</text:p>
          </table:table-cell>
          <table:table-cell office:value-type="float" office:value="81.867183813473218" table:style-name="ce83">
            <text:p>81.9</text:p>
          </table:table-cell>
          <table:table-cell office:value-type="float" office:value="79.81030428356118" table:style-name="ce83">
            <text:p>79.8</text:p>
          </table:table-cell>
          <table:table-cell office:value-type="float" office:value="69.715200371621577" table:style-name="ce83">
            <text:p>69.7</text:p>
          </table:table-cell>
          <table:table-cell office:value-type="float" office:value="65.194280367965263" table:style-name="ce83">
            <text:p>65.2</text:p>
          </table:table-cell>
          <table:table-cell office:value-type="float" office:value="62.546572944592356" table:style-name="ce83">
            <text:p>62.5</text:p>
          </table:table-cell>
          <table:table-cell office:value-type="float" office:value="60.588068974041619" table:style-name="ce83">
            <text:p>60.6</text:p>
          </table:table-cell>
          <table:table-cell office:value-type="float" office:value="65.616715614763919" table:style-name="ce83">
            <text:p>65.6</text:p>
          </table:table-cell>
          <table:table-cell office:value-type="float" office:value="62.640607699684274" table:style-name="ce83">
            <text:p>62.6</text:p>
          </table:table-cell>
          <table:table-cell office:value-type="float" office:value="66.779723212938237" table:style-name="ce83">
            <text:p>66.8</text:p>
          </table:table-cell>
          <table:table-cell office:value-type="float" office:value="68.23413923838504" table:style-name="ce83">
            <text:p>68.2</text:p>
          </table:table-cell>
          <table:table-cell office:value-type="float" office:value="66.31065364012656" table:style-name="ce83">
            <text:p>66.3</text:p>
          </table:table-cell>
          <table:table-cell office:value-type="float" office:value="68.920170206400982" table:style-name="ce83">
            <text:p>68.9</text:p>
          </table:table-cell>
          <table:table-cell office:value-type="float" office:value="78.309162857037492" table:style-name="ce83">
            <text:p>78.3</text:p>
          </table:table-cell>
          <table:table-cell office:value-type="float" office:value="94.2893680044197" table:style-name="ce83">
            <text:p>94.3</text:p>
          </table:table-cell>
          <table:table-cell office:value-type="float" office:value="90.577285277804208" table:style-name="ce83">
            <text:p>90.6</text:p>
          </table:table-cell>
          <table:table-cell office:value-type="float" office:value="95.307366077005213" table:style-name="ce83">
            <text:p>95.3</text:p>
          </table:table-cell>
          <table:table-cell office:value-type="float" office:value="108.14378750202424" table:style-name="ce83">
            <text:p>108.1</text:p>
          </table:table-cell>
          <table:table-cell office:value-type="float" office:value="113.18593493550866" table:style-name="ce83">
            <text:p>113.2</text:p>
          </table:table-cell>
          <table:table-cell office:value-type="float" office:value="119.92704669003942" table:style-name="ce83">
            <text:p>119.9</text:p>
          </table:table-cell>
          <table:table-cell office:value-type="float" office:value="109.25725090457696" table:style-name="ce83">
            <text:p>109.3</text:p>
          </table:table-cell>
          <table:table-cell office:value-type="float" office:value="99.999999999999986" table:style-name="ce83">
            <text:p>100.0</text:p>
          </table:table-cell>
          <table:table-cell office:value-type="float" office:value="99.770583559237679" table:style-name="ce83">
            <text:p>99.8</text:p>
          </table:table-cell>
          <table:table-cell office:value-type="float" office:value="110.80559510028321" table:style-name="ce83">
            <text:p>110.8</text:p>
          </table:table-cell>
          <table:table-cell office:value-type="float" office:value="115.1" table:style-name="ce83">
            <text:p>115.1</text:p>
          </table:table-cell>
          <table:table-cell office:value-type="float" office:value="113.4" table:style-name="ce83">
            <text:p>113.4</text:p>
          </table:table-cell>
          <table:table-cell office:value-type="float" office:value="118.50316029258978" table:style-name="ce83">
            <text:p>118.5</text:p>
          </table:table-cell>
          <table:table-cell table:number-columns-repeated="2" table:style-name="ce40"/>
          <table:table-cell table:number-columns-repeated="16330" table:style-name="ce27"/>
        </table:table-row>
        <table:table-row table:style-name="ro2">
          <table:table-cell office:value-type="string" table:style-name="ce94">
            <text:p>Consumer price index (2015 = 100):</text:p>
          </table:table-cell>
          <table:table-cell table:number-columns-repeated="3" table:style-name="ce32"/>
          <table:table-cell table:number-columns-repeated="15" table:style-name="ce84"/>
          <table:table-cell table:number-columns-repeated="29" table:style-name="ce85"/>
          <table:table-cell table:number-columns-repeated="4" table:style-name="ce27"/>
          <table:table-cell table:number-columns-repeated="2" table:style-name="ce40"/>
          <table:table-cell table:number-columns-repeated="16330" table:style-name="ce27"/>
        </table:table-row>
        <table:table-row table:style-name="ro1">
          <table:table-cell table:number-columns-repeated="3" table:style-name="ce36"/>
          <table:table-cell office:value-type="string" table:style-name="ce36">
            <text:p>food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float" office:value="65.733333333333334" table:style-name="ce74">
            <text:p><text:s text:c="2"/>65.7</text:p>
          </table:table-cell>
          <table:table-cell office:value-type="float" office:value="65.625" table:style-name="ce74">
            <text:p><text:s text:c="2"/>65.6</text:p>
          </table:table-cell>
          <table:table-cell office:value-type="float" office:value="66.400000000000006" table:style-name="ce74">
            <text:p><text:s text:c="2"/>66.4</text:p>
          </table:table-cell>
          <table:table-cell office:value-type="float" office:value="66.325000000000003" table:style-name="ce74">
            <text:p><text:s text:c="2"/>66.3</text:p>
          </table:table-cell>
          <table:table-cell office:value-type="float" office:value="66.191666666666663" table:style-name="ce74">
            <text:p><text:s text:c="2"/>66.2</text:p>
          </table:table-cell>
          <table:table-cell office:value-type="float" office:value="68.858333333333334" table:style-name="ce74">
            <text:p><text:s text:c="2"/>68.9</text:p>
          </table:table-cell>
          <table:table-cell office:value-type="float" office:value="69.10833333333332" table:style-name="ce74">
            <text:p><text:s text:c="2"/>69.1</text:p>
          </table:table-cell>
          <table:table-cell office:value-type="float" office:value="70.125000000000014" table:style-name="ce74">
            <text:p><text:s text:c="2"/>70.1</text:p>
          </table:table-cell>
          <table:table-cell office:value-type="float" office:value="70.458333333333329" table:style-name="ce74">
            <text:p><text:s text:c="2"/>70.5</text:p>
          </table:table-cell>
          <table:table-cell office:value-type="float" office:value="71.575000000000003" table:style-name="ce74">
            <text:p><text:s text:c="2"/>71.6</text:p>
          </table:table-cell>
          <table:table-cell office:value-type="float" office:value="73.524999999999991" table:style-name="ce74">
            <text:p><text:s text:c="2"/>73.5</text:p>
          </table:table-cell>
          <table:table-cell office:value-type="float" office:value="76.966666666666669" table:style-name="ce74">
            <text:p><text:s text:c="2"/>77.0</text:p>
          </table:table-cell>
          <table:table-cell office:value-type="float" office:value="84.1" table:style-name="ce74">
            <text:p><text:s text:c="2"/>84.1</text:p>
          </table:table-cell>
          <table:table-cell office:value-type="float" office:value="88.8" table:style-name="ce74">
            <text:p><text:s text:c="2"/>88.8</text:p>
          </table:table-cell>
          <table:table-cell office:value-type="float" office:value="91.5" table:style-name="ce74">
            <text:p><text:s text:c="2"/>91.5</text:p>
          </table:table-cell>
          <table:table-cell office:value-type="float" office:value="96" table:style-name="ce74">
            <text:p><text:s text:c="2"/>96.0</text:p>
          </table:table-cell>
          <table:table-cell office:value-type="float" office:value="99.1" table:style-name="ce74">
            <text:p><text:s text:c="2"/>99.1</text:p>
          </table:table-cell>
          <table:table-cell office:value-type="float" office:value="103.1" table:style-name="ce74">
            <text:p><text:s text:c="2"/>103.1</text:p>
          </table:table-cell>
          <table:table-cell office:value-type="float" office:value="102.8" table:style-name="ce74">
            <text:p><text:s text:c="2"/>102.8</text:p>
          </table:table-cell>
          <table:table-cell office:value-type="float" office:value="100" table:style-name="ce74">
            <text:p><text:s text:c="2"/>100.0</text:p>
          </table:table-cell>
          <table:table-cell office:value-type="float" office:value="97.6" table:style-name="ce74">
            <text:p><text:s text:c="2"/>97.6</text:p>
          </table:table-cell>
          <table:table-cell office:value-type="float" office:value="100" table:style-name="ce74">
            <text:p><text:s text:c="2"/>100.0</text:p>
          </table:table-cell>
          <table:table-cell office:value-type="float" office:value="101.8" table:style-name="ce74">
            <text:p><text:s text:c="2"/>101.8</text:p>
          </table:table-cell>
          <table:table-cell office:value-type="float" office:value="102.9" table:style-name="ce74">
            <text:p><text:s text:c="2"/>102.9</text:p>
          </table:table-cell>
          <table:table-cell office:value-type="float" office:value="103.4" table:style-name="ce74">
            <text:p><text:s text:c="2"/>103.4</text:p>
          </table:table-cell>
          <table:table-cell table:number-columns-repeated="2" table:style-name="ce40"/>
          <table:table-cell table:number-columns-repeated="16330" table:style-name="ce27"/>
        </table:table-row>
        <table:table-row table:style-name="ro1">
          <table:table-cell table:number-columns-repeated="3" table:style-name="ce36"/>
          <table:table-cell office:value-type="string" table:style-name="ce36">
            <text:p>alcoholic drinks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string" table:style-name="ce74">
            <text:p>. .</text:p>
          </table:table-cell>
          <table:table-cell office:value-type="float" office:value="78.783333333333346" table:style-name="ce74">
            <text:p><text:s text:c="2"/>78.8</text:p>
          </table:table-cell>
          <table:table-cell office:value-type="float" office:value="79.308333333333337" table:style-name="ce74">
            <text:p><text:s text:c="2"/>79.3</text:p>
          </table:table-cell>
          <table:table-cell office:value-type="float" office:value="81.050000000000011" table:style-name="ce74">
            <text:p><text:s text:c="2"/>81.1</text:p>
          </table:table-cell>
          <table:table-cell office:value-type="float" office:value="81.733333333333334" table:style-name="ce74">
            <text:p><text:s text:c="2"/>81.7</text:p>
          </table:table-cell>
          <table:table-cell office:value-type="float" office:value="81.649999999999991" table:style-name="ce74">
            <text:p><text:s text:c="2"/>81.7</text:p>
          </table:table-cell>
          <table:table-cell office:value-type="float" office:value="82" table:style-name="ce74">
            <text:p><text:s text:c="2"/>82.0</text:p>
          </table:table-cell>
          <table:table-cell office:value-type="float" office:value="82.091666666666669" table:style-name="ce74">
            <text:p><text:s text:c="2"/>82.1</text:p>
          </table:table-cell>
          <table:table-cell office:value-type="float" office:value="81.524999999999991" table:style-name="ce74">
            <text:p><text:s text:c="2"/>81.5</text:p>
          </table:table-cell>
          <table:table-cell office:value-type="float" office:value="81.166666666666657" table:style-name="ce74">
            <text:p><text:s text:c="2"/>81.2</text:p>
          </table:table-cell>
          <table:table-cell office:value-type="float" office:value="80.591666666666669" table:style-name="ce74">
            <text:p><text:s text:c="2"/>80.6</text:p>
          </table:table-cell>
          <table:table-cell office:value-type="float" office:value="80.874999999999986" table:style-name="ce74">
            <text:p><text:s text:c="2"/>80.9</text:p>
          </table:table-cell>
          <table:table-cell office:value-type="float" office:value="81.666666666666671" table:style-name="ce74">
            <text:p><text:s text:c="2"/>81.7</text:p>
          </table:table-cell>
          <table:table-cell office:value-type="float" office:value="84.2" table:style-name="ce74">
            <text:p><text:s text:c="2"/>84.2</text:p>
          </table:table-cell>
          <table:table-cell office:value-type="float" office:value="88" table:style-name="ce74">
            <text:p><text:s text:c="2"/>88.0</text:p>
          </table:table-cell>
          <table:table-cell office:value-type="float" office:value="90.8" table:style-name="ce74">
            <text:p><text:s text:c="2"/>90.8</text:p>
          </table:table-cell>
          <table:table-cell office:value-type="float" office:value="96.1" table:style-name="ce74">
            <text:p><text:s text:c="2"/>96.1</text:p>
          </table:table-cell>
          <table:table-cell office:value-type="float" office:value="98.8" table:style-name="ce74">
            <text:p><text:s text:c="2"/>98.8</text:p>
          </table:table-cell>
          <table:table-cell office:value-type="float" office:value="102.2" table:style-name="ce74">
            <text:p><text:s text:c="2"/>102.2</text:p>
          </table:table-cell>
          <table:table-cell office:value-type="float" office:value="102.6" table:style-name="ce74">
            <text:p><text:s text:c="2"/>102.6</text:p>
          </table:table-cell>
          <table:table-cell office:value-type="float" office:value="100" table:style-name="ce74">
            <text:p><text:s text:c="2"/>100.0</text:p>
          </table:table-cell>
          <table:table-cell office:value-type="float" office:value="96.8" table:style-name="ce74">
            <text:p><text:s text:c="2"/>96.8</text:p>
          </table:table-cell>
          <table:table-cell office:value-type="float" office:value="99.1" table:style-name="ce74">
            <text:p><text:s text:c="2"/>99.1</text:p>
          </table:table-cell>
          <table:table-cell office:value-type="float" office:value="100" table:style-name="ce74">
            <text:p><text:s text:c="2"/>100.0</text:p>
          </table:table-cell>
          <table:table-cell office:value-type="float" office:value="101" table:style-name="ce74">
            <text:p><text:s text:c="2"/>101.0</text:p>
          </table:table-cell>
          <table:table-cell office:value-type="float" office:value="102" table:style-name="ce74">
            <text:p><text:s text:c="2"/>102.0</text:p>
          </table:table-cell>
          <table:table-cell table:number-columns-repeated="2" table:style-name="ce40"/>
          <table:table-cell table:number-columns-repeated="16330"/>
        </table:table-row>
        <table:table-row table:style-name="ro1">
          <table:table-cell table:number-columns-repeated="3" table:style-name="ce49"/>
          <table:table-cell office:value-type="string" table:style-name="ce49">
            <text:p>all items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string" table:style-name="ce86">
            <text:p>. .</text:p>
          </table:table-cell>
          <table:table-cell office:value-type="float" office:value="68.933333333333323" table:style-name="ce86">
            <text:p><text:s text:c="2"/>68.9</text:p>
          </table:table-cell>
          <table:table-cell office:value-type="float" office:value="70.158333333333331" table:style-name="ce86">
            <text:p><text:s text:c="2"/>70.2</text:p>
          </table:table-cell>
          <table:table-cell office:value-type="float" office:value="71.25" table:style-name="ce86">
            <text:p><text:s text:c="2"/>71.3</text:p>
          </table:table-cell>
          <table:table-cell office:value-type="float" office:value="72.158333333333331" table:style-name="ce86">
            <text:p><text:s text:c="2"/>72.2</text:p>
          </table:table-cell>
          <table:table-cell office:value-type="float" office:value="72.750000000000014" table:style-name="ce86">
            <text:p><text:s text:c="2"/>72.8</text:p>
          </table:table-cell>
          <table:table-cell office:value-type="float" office:value="73.683333333333337" table:style-name="ce86">
            <text:p><text:s text:c="2"/>73.7</text:p>
          </table:table-cell>
          <table:table-cell office:value-type="float" office:value="74.583333333333329" table:style-name="ce86">
            <text:p><text:s text:c="2"/>74.6</text:p>
          </table:table-cell>
          <table:table-cell office:value-type="float" office:value="75.61666666666666" table:style-name="ce86">
            <text:p><text:s text:c="2"/>75.6</text:p>
          </table:table-cell>
          <table:table-cell office:value-type="float" office:value="76.641666666666666" table:style-name="ce86">
            <text:p><text:s text:c="2"/>76.6</text:p>
          </table:table-cell>
          <table:table-cell office:value-type="float" office:value="78.225000000000009" table:style-name="ce86">
            <text:p><text:s text:c="2"/>78.2</text:p>
          </table:table-cell>
          <table:table-cell office:value-type="float" office:value="80.108333333333334" table:style-name="ce86">
            <text:p><text:s text:c="2"/>80.1</text:p>
          </table:table-cell>
          <table:table-cell office:value-type="float" office:value="81.933333333333323" table:style-name="ce86">
            <text:p><text:s text:c="2"/>81.9</text:p>
          </table:table-cell>
          <table:table-cell office:value-type="float" office:value="84.7" table:style-name="ce86">
            <text:p><text:s text:c="2"/>84.7</text:p>
          </table:table-cell>
          <table:table-cell office:value-type="float" office:value="86.6" table:style-name="ce86">
            <text:p><text:s text:c="2"/>86.6</text:p>
          </table:table-cell>
          <table:table-cell office:value-type="float" office:value="89.4" table:style-name="ce86">
            <text:p><text:s text:c="2"/>89.4</text:p>
          </table:table-cell>
          <table:table-cell office:value-type="float" office:value="93.4" table:style-name="ce86">
            <text:p><text:s text:c="2"/>93.4</text:p>
          </table:table-cell>
          <table:table-cell office:value-type="float" office:value="96.1" table:style-name="ce86">
            <text:p><text:s text:c="2"/>96.1</text:p>
          </table:table-cell>
          <table:table-cell office:value-type="float" office:value="98.5" table:style-name="ce86">
            <text:p><text:s text:c="2"/>98.5</text:p>
          </table:table-cell>
          <table:table-cell office:value-type="float" office:value="100" table:style-name="ce86">
            <text:p><text:s text:c="2"/>100.0</text:p>
          </table:table-cell>
          <table:table-cell office:value-type="float" office:value="100" table:style-name="ce86">
            <text:p><text:s text:c="2"/>100.0</text:p>
          </table:table-cell>
          <table:table-cell office:value-type="float" office:value="100.7" table:style-name="ce86">
            <text:p><text:s text:c="2"/>100.7</text:p>
          </table:table-cell>
          <table:table-cell office:value-type="float" office:value="103.4" table:style-name="ce86">
            <text:p><text:s text:c="2"/>103.4</text:p>
          </table:table-cell>
          <table:table-cell office:value-type="float" office:value="105.9" table:style-name="ce86">
            <text:p><text:s text:c="2"/>105.9</text:p>
          </table:table-cell>
          <table:table-cell office:value-type="float" office:value="107.8" table:style-name="ce86">
            <text:p><text:s text:c="2"/>107.8</text:p>
          </table:table-cell>
          <table:table-cell office:value-type="float" office:value="108.7" table:style-name="ce86">
            <text:p><text:s text:c="2"/>108.7</text:p>
          </table:table-cell>
          <table:table-cell table:number-columns-repeated="2" table:style-name="ce40"/>
          <table:table-cell table:number-columns-repeated="16330"/>
        </table:table-row>
        <table:table-row table:style-name="ro1">
          <table:table-cell table:number-columns-repeated="30" table:style-name="ce36"/>
          <table:table-cell table:style-name="ce27"/>
          <table:table-cell table:number-columns-repeated="6" table:style-name="ce80"/>
          <table:table-cell table:style-name="ce27"/>
          <table:table-cell table:number-columns-repeated="3" table:style-name="ce80"/>
          <table:table-cell table:style-name="ce27"/>
          <table:table-cell table:number-columns-repeated="6" table:style-name="ce36"/>
          <table:table-cell table:number-columns-repeated="3" table:style-name="ce27"/>
          <table:table-cell office:value-type="string" table:style-name="ce8">
            <text:p>Sources: Annual Business Survey (ONS), Aggregate Agricultural Accounts (Defra),<text:s/></text:p>
          </table:table-cell>
          <table:table-cell table:number-columns-repeated="16332" table:style-name="ce27"/>
        </table:table-row>
        <table:table-row table:style-name="ro6">
          <table:table-cell office:value-type="string" table:style-name="ce126">
            <text:p>Sources: Annual Business Survey (ONS), Aggregate Agricultural Accounts (Defra), Labour Force Survey GB (ONS), Overseas Trade Statistics (HMRC), Consumer Price Indices (ONS).</text:p>
          </table:table-cell>
          <table:table-cell table:style-name="ce35"/>
          <table:table-cell table:number-columns-repeated="17" table:style-name="ce36"/>
          <table:table-cell table:number-columns-repeated="12" table:style-name="ce87"/>
          <table:table-cell table:number-columns-repeated="17" table:style-name="ce88"/>
          <table:table-cell table:number-columns-repeated="3" table:style-name="ce27"/>
          <table:table-cell office:value-type="string" table:style-name="ce8">
            <text:p>Labour Force Survey GB <text:s/>(ONS), Overseas Trade Statistics (HMRC), Consumer Price Indices (ONS).</text:p>
          </table:table-cell>
          <table:table-cell table:number-columns-repeated="16332" table:style-name="ce27"/>
        </table:table-row>
        <table:table-row table:style-name="ro1">
          <table:table-cell office:value-type="string" table:style-name="ce24">
            <text:p>- means 'nil' or 'negligible' (less than half the last digit shown).</text:p>
          </table:table-cell>
          <table:table-cell table:number-columns-repeated="18" table:style-name="ce36"/>
          <table:table-cell table:number-columns-repeated="29" table:style-name="ce88"/>
          <table:table-cell table:number-columns-repeated="16336" table:style-name="ce27"/>
        </table:table-row>
        <table:table-row table:style-name="ro1">
          <table:table-cell office:value-type="string" table:style-name="ce24">
            <text:p>. . means 'not available' or 'not applicable'.</text:p>
          </table:table-cell>
          <table:table-cell table:number-columns-repeated="18" table:style-name="ce36"/>
          <table:table-cell table:number-columns-repeated="29" table:style-name="ce88"/>
          <table:table-cell table:number-columns-repeated="16336" table:style-name="ce27"/>
        </table:table-row>
        <table:table-row table:style-name="ro1">
          <table:table-cell table:style-name="ce36"/>
          <table:table-cell table:number-columns-repeated="25" table:style-name="ce27"/>
          <table:table-cell table:number-columns-repeated="26" table:style-name="ce89"/>
          <table:table-cell table:number-columns-repeated="16332" table:style-name="ce27"/>
        </table:table-row>
        <table:table-row table:style-name="ro1">
          <table:table-cell office:value-type="string" table:style-name="ce90">
            <text:p>© Crown copyright, 2021</text:p>
          </table:table-cell>
          <table:table-cell table:number-columns-repeated="25" table:style-name="ce36"/>
          <table:table-cell table:number-columns-repeated="26" table:style-name="ce89"/>
          <table:table-cell table:number-columns-repeated="16332" table:style-name="ce27"/>
        </table:table-row>
        <table:table-row table:style-name="ro1">
          <table:table-cell table:number-columns-repeated="4" table:style-name="ce36"/>
          <table:table-cell table:number-columns-repeated="22" table:style-name="ce27"/>
          <table:table-cell table:number-columns-repeated="26" table:style-name="ce89"/>
          <table:table-cell table:number-columns-repeated="16332" table:style-name="ce27"/>
        </table:table-row>
        <table:table-row table:style-name="ro1">
          <table:table-cell table:number-columns-repeated="26" table:style-name="ce36"/>
          <table:table-cell table:number-columns-repeated="26" table:style-name="ce89"/>
          <table:table-cell table:number-columns-repeated="16332" table:style-name="ce27"/>
        </table:table-row>
        <table:table-row table:number-rows-repeated="6" table:style-name="ro1">
          <table:table-cell table:number-columns-repeated="26" table:style-name="ce27"/>
          <table:table-cell table:number-columns-repeated="26" table:style-name="ce89"/>
          <table:table-cell table:number-columns-repeated="16332" table:style-name="ce27"/>
        </table:table-row>
        <table:table-row table:number-rows-repeated="21" table:style-name="ro1">
          <table:table-cell table:number-columns-repeated="16384"/>
        </table:table-row>
        <table:table-row table:number-rows-repeated="4" table:style-name="ro1">
          <table:table-cell table:number-columns-repeated="29"/>
          <table:table-cell table:number-columns-repeated="9" table:style-name="ce91"/>
          <table:table-cell table:number-columns-repeated="16346"/>
        </table:table-row>
        <table:table-row table:number-rows-repeated="1048487" table:style-name="ro1">
          <table:table-cell table:number-columns-repeated="16384"/>
        </table:table-row>
      </table:table>
      <table:table table:name="Figure_14_3" table:style-name="ta1">
        <table:table-column table:style-name="co1" table:default-cell-style-name="ce95"/>
        <table:table-column table:style-name="co7" table:default-cell-style-name="ce95"/>
        <table:table-column table:style-name="co8" table:default-cell-style-name="ce95"/>
        <table:table-column table:style-name="co9" table:default-cell-style-name="ce95"/>
        <table:table-column table:style-name="co10" table:number-columns-repeated="4" table:default-cell-style-name="ce95"/>
        <table:table-column table:style-name="co11" table:default-cell-style-name="ce95"/>
        <table:table-column table:style-name="co10" table:number-columns-repeated="16375" table:default-cell-style-name="ce95"/>
        <table:table-row table:style-name="ro1">
          <table:table-cell office:value-type="string" table:style-name="ce24">
            <text:p>Date of update: 22 July 2021</text:p>
          </table:table-cell>
          <table:table-cell table:style-name="ce24"/>
          <table:table-cell table:style-name="ce25"/>
          <table:table-cell table:style-name="ce26"/>
          <table:table-cell table:style-name="ce24"/>
          <table:table-cell table:number-columns-repeated="16379" table:style-name="ce95"/>
        </table:table-row>
        <table:table-row table:style-name="ro1">
          <table:table-cell office:value-type="string" table:style-name="ce24">
            <text:p>Next update: June 2022</text:p>
          </table:table-cell>
          <table:table-cell table:style-name="ce24"/>
          <table:table-cell table:style-name="ce25"/>
          <table:table-cell table:style-name="ce26"/>
          <table:table-cell table:style-name="ce24"/>
          <table:table-cell table:number-columns-repeated="16379" table:style-name="ce95"/>
        </table:table-row>
        <table:table-row table:style-name="ro1">
          <table:table-cell table:number-columns-repeated="10" table:style-name="ce95"/>
          <table:table-cell table:style-name="ce27"/>
          <table:table-cell table:number-columns-repeated="16373" table:style-name="ce95"/>
        </table:table-row>
        <table:table-row table:style-name="ro2">
          <table:table-cell office:value-type="string" table:style-name="ce31">
            <text:p>Figure 14.3 Food production to supply ratio; United Kingdom</text:p>
          </table:table-cell>
          <table:table-cell table:style-name="ce95"/>
          <table:table-cell table:number-columns-repeated="5" table:style-name="ce27"/>
          <table:table-cell table:style-name="ce28"/>
          <table:table-cell table:style-name="ce29"/>
          <table:table-cell table:number-columns-repeated="2" table:style-name="ce30"/>
          <table:table-cell table:number-columns-repeated="16373" table:style-name="ce27"/>
        </table:table-row>
        <table:table-row table:style-name="ro2">
          <table:table-cell table:style-name="ce31"/>
          <table:table-cell table:style-name="ce95"/>
          <table:table-cell table:number-columns-repeated="5" table:style-name="ce27"/>
          <table:table-cell table:style-name="ce28"/>
          <table:table-cell table:style-name="ce29"/>
          <table:table-cell table:number-columns-repeated="2" table:style-name="ce30"/>
          <table:table-cell table:number-columns-repeated="16373" table:style-name="ce27"/>
        </table:table-row>
        <table:table-row table:style-name="ro1">
          <table:table-cell office:value-type="string" table:style-name="ce35">
            <text:p>Enquiries: David Lee on +44 (0) 208 026 3006<text:s text:c="2"/></text:p>
          </table:table-cell>
          <table:table-cell table:number-columns-repeated="6" table:style-name="ce27"/>
          <table:table-cell office:value-type="string" table:style-name="ce10">
            <text:p><text:a xlink:href="mailto:david.lee@defra.gov.uk">email:david.lee@defra.gov.uk</text:a></text:p>
          </table:table-cell>
          <table:table-cell table:style-name="ce33"/>
          <table:table-cell table:style-name="ce34"/>
          <table:table-cell table:style-name="ce95"/>
          <table:table-cell table:style-name="ce96"/>
          <table:table-cell table:style-name="ce64"/>
          <table:table-cell table:number-columns-repeated="3" table:style-name="ce95"/>
          <table:table-cell table:style-name="ce34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7">
          <table:table-cell table:style-name="ce97"/>
          <table:table-cell office:value-type="string" table:style-name="ce98">
            <text:p>All food %</text:p>
          </table:table-cell>
          <table:table-cell office:value-type="string" table:style-name="ce98">
            <text:p>Indigenous type food %</text:p>
          </table:table-cell>
          <table:table-cell table:number-columns-repeated="16381" table:style-name="ce95"/>
        </table:table-row>
        <table:table-row table:style-name="ro5">
          <table:table-cell office:value-type="float" office:value="1956" table:style-name="ce95">
            <text:p>1956</text:p>
          </table:table-cell>
          <table:table-cell office:value-type="float" office:value="46.7" table:style-name="ce99">
            <text:p>47</text:p>
          </table:table-cell>
          <table:table-cell office:value-type="float" office:value="61.1" table:style-name="ce99">
            <text:p>61</text:p>
          </table:table-cell>
          <table:table-cell table:number-columns-repeated="16381" table:style-name="ce95"/>
        </table:table-row>
        <table:table-row table:style-name="ro5">
          <table:table-cell office:value-type="float" office:value="1957" table:style-name="ce95">
            <text:p>1957</text:p>
          </table:table-cell>
          <table:table-cell office:value-type="float" office:value="48" table:style-name="ce99">
            <text:p>48</text:p>
          </table:table-cell>
          <table:table-cell office:value-type="float" office:value="62" table:style-name="ce99">
            <text:p>62</text:p>
          </table:table-cell>
          <table:table-cell table:number-columns-repeated="16381" table:style-name="ce95"/>
        </table:table-row>
        <table:table-row table:style-name="ro5">
          <table:table-cell office:value-type="float" office:value="1958" table:style-name="ce95">
            <text:p>1958</text:p>
          </table:table-cell>
          <table:table-cell office:value-type="float" office:value="49.3" table:style-name="ce99">
            <text:p>49</text:p>
          </table:table-cell>
          <table:table-cell office:value-type="float" office:value="62.9" table:style-name="ce99">
            <text:p>63</text:p>
          </table:table-cell>
          <table:table-cell table:number-columns-repeated="16381" table:style-name="ce95"/>
        </table:table-row>
        <table:table-row table:style-name="ro5">
          <table:table-cell office:value-type="float" office:value="1959" table:style-name="ce95">
            <text:p>1959</text:p>
          </table:table-cell>
          <table:table-cell office:value-type="float" office:value="50.6" table:style-name="ce99">
            <text:p>51</text:p>
          </table:table-cell>
          <table:table-cell office:value-type="float" office:value="63.8" table:style-name="ce99">
            <text:p>64</text:p>
          </table:table-cell>
          <table:table-cell table:number-columns-repeated="16381" table:style-name="ce95"/>
        </table:table-row>
        <table:table-row table:style-name="ro5">
          <table:table-cell office:value-type="float" office:value="1960" table:style-name="ce95">
            <text:p>1960</text:p>
          </table:table-cell>
          <table:table-cell office:value-type="float" office:value="51.9" table:style-name="ce99">
            <text:p>52</text:p>
          </table:table-cell>
          <table:table-cell office:value-type="float" office:value="64.7" table:style-name="ce99">
            <text:p>65</text:p>
          </table:table-cell>
          <table:table-cell table:number-columns-repeated="16381" table:style-name="ce95"/>
        </table:table-row>
        <table:table-row table:style-name="ro5">
          <table:table-cell office:value-type="float" office:value="1961" table:style-name="ce95">
            <text:p>1961</text:p>
          </table:table-cell>
          <table:table-cell office:value-type="float" office:value="53.2" table:style-name="ce99">
            <text:p>53</text:p>
          </table:table-cell>
          <table:table-cell office:value-type="float" office:value="65.599999999999994" table:style-name="ce99">
            <text:p>66</text:p>
          </table:table-cell>
          <table:table-cell table:number-columns-repeated="16381" table:style-name="ce95"/>
        </table:table-row>
        <table:table-row table:style-name="ro5">
          <table:table-cell office:value-type="float" office:value="1962" table:style-name="ce95">
            <text:p>1962</text:p>
          </table:table-cell>
          <table:table-cell office:value-type="float" office:value="54.244133442370924" table:style-name="ce99">
            <text:p>54</text:p>
          </table:table-cell>
          <table:table-cell office:value-type="float" office:value="67.496607704883132" table:style-name="ce99">
            <text:p>67</text:p>
          </table:table-cell>
          <table:table-cell table:number-columns-repeated="16381" table:style-name="ce95"/>
        </table:table-row>
        <table:table-row table:style-name="ro5">
          <table:table-cell office:value-type="float" office:value="1963" table:style-name="ce95">
            <text:p>1963</text:p>
          </table:table-cell>
          <table:table-cell office:value-type="float" office:value="54.491606352585805" table:style-name="ce99">
            <text:p>54</text:p>
          </table:table-cell>
          <table:table-cell office:value-type="float" office:value="67.279375655696981" table:style-name="ce99">
            <text:p>67</text:p>
          </table:table-cell>
          <table:table-cell table:number-columns-repeated="16381" table:style-name="ce95"/>
        </table:table-row>
        <table:table-row table:style-name="ro5">
          <table:table-cell office:value-type="float" office:value="1964" table:style-name="ce95">
            <text:p>1964</text:p>
          </table:table-cell>
          <table:table-cell office:value-type="float" office:value="55.011271190506697" table:style-name="ce99">
            <text:p>55</text:p>
          </table:table-cell>
          <table:table-cell office:value-type="float" office:value="67.31214360651083" table:style-name="ce99">
            <text:p>67</text:p>
          </table:table-cell>
          <table:table-cell table:number-columns-repeated="16381"/>
        </table:table-row>
        <table:table-row table:style-name="ro5">
          <table:table-cell office:value-type="float" office:value="1965" table:style-name="ce95">
            <text:p>1965</text:p>
          </table:table-cell>
          <table:table-cell office:value-type="float" office:value="56.088490784011135" table:style-name="ce99">
            <text:p>56</text:p>
          </table:table-cell>
          <table:table-cell office:value-type="float" office:value="68.394911557324704" table:style-name="ce99">
            <text:p>68</text:p>
          </table:table-cell>
          <table:table-cell table:number-columns-repeated="16381"/>
        </table:table-row>
        <table:table-row table:style-name="ro5">
          <table:table-cell office:value-type="float" office:value="1966" table:style-name="ce95">
            <text:p>1966</text:p>
          </table:table-cell>
          <table:table-cell office:value-type="float" office:value="57.057432174957952" table:style-name="ce99">
            <text:p>57</text:p>
          </table:table-cell>
          <table:table-cell office:value-type="float" office:value="69.277679508138561" table:style-name="ce99">
            <text:p>69</text:p>
          </table:table-cell>
          <table:table-cell table:number-columns-repeated="16381"/>
        </table:table-row>
        <table:table-row table:style-name="ro5">
          <table:table-cell office:value-type="float" office:value="1967" table:style-name="ce95">
            <text:p>1967</text:p>
          </table:table-cell>
          <table:table-cell office:value-type="float" office:value="58.063932109016818" table:style-name="ce99">
            <text:p>58</text:p>
          </table:table-cell>
          <table:table-cell office:value-type="float" office:value="70.360447458952407" table:style-name="ce99">
            <text:p>70</text:p>
          </table:table-cell>
          <table:table-cell table:number-columns-repeated="16381"/>
        </table:table-row>
        <table:table-row table:style-name="ro5">
          <table:table-cell office:value-type="float" office:value="1968" table:style-name="ce95">
            <text:p>1968</text:p>
          </table:table-cell>
          <table:table-cell office:value-type="float" office:value="58.774853874166844" table:style-name="ce99">
            <text:p>59</text:p>
          </table:table-cell>
          <table:table-cell office:value-type="float" office:value="70.993215409766279" table:style-name="ce99">
            <text:p>71</text:p>
          </table:table-cell>
          <table:table-cell table:number-columns-repeated="16381"/>
        </table:table-row>
        <table:table-row table:style-name="ro5">
          <table:table-cell office:value-type="float" office:value="1969" table:style-name="ce95">
            <text:p>1969</text:p>
          </table:table-cell>
          <table:table-cell office:value-type="float" office:value="59.613755395169079" table:style-name="ce99">
            <text:p>60</text:p>
          </table:table-cell>
          <table:table-cell office:value-type="float" office:value="71.625983360580122" table:style-name="ce99">
            <text:p>72</text:p>
          </table:table-cell>
          <table:table-cell table:number-columns-repeated="16381"/>
        </table:table-row>
        <table:table-row table:style-name="ro5">
          <table:table-cell office:value-type="float" office:value="1970" table:style-name="ce95">
            <text:p>1970</text:p>
          </table:table-cell>
          <table:table-cell office:value-type="float" office:value="56.823989802797385" table:style-name="ce99">
            <text:p>57</text:p>
          </table:table-cell>
          <table:table-cell office:value-type="float" office:value="67.858751311393974" table:style-name="ce99">
            <text:p>68</text:p>
          </table:table-cell>
          <table:table-cell table:number-columns-repeated="16381"/>
        </table:table-row>
        <table:table-row table:style-name="ro5">
          <table:table-cell office:value-type="float" office:value="1971" table:style-name="ce95">
            <text:p>1971</text:p>
          </table:table-cell>
          <table:table-cell office:value-type="float" office:value="58.168560502997195" table:style-name="ce99">
            <text:p>58</text:p>
          </table:table-cell>
          <table:table-cell office:value-type="float" office:value="68.791519262207828" table:style-name="ce99">
            <text:p>69</text:p>
          </table:table-cell>
          <table:table-cell table:number-columns-repeated="16381"/>
        </table:table-row>
        <table:table-row table:style-name="ro5">
          <table:table-cell office:value-type="float" office:value="1972" table:style-name="ce95">
            <text:p>1972</text:p>
          </table:table-cell>
          <table:table-cell office:value-type="float" office:value="61.613131203197014" table:style-name="ce99">
            <text:p>62</text:p>
          </table:table-cell>
          <table:table-cell office:value-type="float" office:value="72.224287213021682" table:style-name="ce99">
            <text:p>72</text:p>
          </table:table-cell>
          <table:table-cell table:number-columns-repeated="16381"/>
        </table:table-row>
        <table:table-row table:style-name="ro5">
          <table:table-cell office:value-type="float" office:value="1973" table:style-name="ce95">
            <text:p>1973</text:p>
          </table:table-cell>
          <table:table-cell office:value-type="float" office:value="62.157701903396827" table:style-name="ce99">
            <text:p>62</text:p>
          </table:table-cell>
          <table:table-cell office:value-type="float" office:value="73.257055163835545" table:style-name="ce99">
            <text:p>73</text:p>
          </table:table-cell>
          <table:table-cell table:number-columns-repeated="16381"/>
        </table:table-row>
        <table:table-row table:style-name="ro5">
          <table:table-cell office:value-type="float" office:value="1974" table:style-name="ce95">
            <text:p>1974</text:p>
          </table:table-cell>
          <table:table-cell office:value-type="float" office:value="61.002272603596637" table:style-name="ce99">
            <text:p>61</text:p>
          </table:table-cell>
          <table:table-cell office:value-type="float" office:value="70.989823114649397" table:style-name="ce99">
            <text:p>71</text:p>
          </table:table-cell>
          <table:table-cell table:number-columns-repeated="16381"/>
        </table:table-row>
        <table:table-row table:style-name="ro5">
          <table:table-cell office:value-type="float" office:value="1975" table:style-name="ce95">
            <text:p>1975</text:p>
          </table:table-cell>
          <table:table-cell office:value-type="float" office:value="66.346843303796447" table:style-name="ce99">
            <text:p>66</text:p>
          </table:table-cell>
          <table:table-cell office:value-type="float" office:value="76.522591065463246" table:style-name="ce99">
            <text:p>77</text:p>
          </table:table-cell>
          <table:table-cell table:number-columns-repeated="16381"/>
        </table:table-row>
        <table:table-row table:style-name="ro5">
          <table:table-cell office:value-type="float" office:value="1976" table:style-name="ce95">
            <text:p>1976</text:p>
          </table:table-cell>
          <table:table-cell office:value-type="float" office:value="66.39141400399626" table:style-name="ce99">
            <text:p>66</text:p>
          </table:table-cell>
          <table:table-cell office:value-type="float" office:value="77.055359016277109" table:style-name="ce99">
            <text:p>77</text:p>
          </table:table-cell>
          <table:table-cell table:number-columns-repeated="16381"/>
        </table:table-row>
        <table:table-row table:style-name="ro5">
          <table:table-cell office:value-type="float" office:value="1977" table:style-name="ce95">
            <text:p>1977</text:p>
          </table:table-cell>
          <table:table-cell office:value-type="float" office:value="61.035984704196082" table:style-name="ce99">
            <text:p>61</text:p>
          </table:table-cell>
          <table:table-cell office:value-type="float" office:value="72.888126967090955" table:style-name="ce99">
            <text:p>73</text:p>
          </table:table-cell>
          <table:table-cell table:number-columns-repeated="16381"/>
        </table:table-row>
        <table:table-row table:style-name="ro5">
          <table:table-cell office:value-type="float" office:value="1978" table:style-name="ce95">
            <text:p>1978</text:p>
          </table:table-cell>
          <table:table-cell office:value-type="float" office:value="65.080555404395895" table:style-name="ce99">
            <text:p>65</text:p>
          </table:table-cell>
          <table:table-cell office:value-type="float" office:value="76.520894917904812" table:style-name="ce99">
            <text:p>77</text:p>
          </table:table-cell>
          <table:table-cell table:number-columns-repeated="16381"/>
        </table:table-row>
        <table:table-row table:style-name="ro5">
          <table:table-cell office:value-type="float" office:value="1979" table:style-name="ce95">
            <text:p>1979</text:p>
          </table:table-cell>
          <table:table-cell office:value-type="float" office:value="65.625126104595708" table:style-name="ce99">
            <text:p>66</text:p>
          </table:table-cell>
          <table:table-cell office:value-type="float" office:value="77.653662868718669" table:style-name="ce99">
            <text:p>78</text:p>
          </table:table-cell>
          <table:table-cell table:number-columns-repeated="16381"/>
        </table:table-row>
        <table:table-row table:style-name="ro5">
          <table:table-cell office:value-type="float" office:value="1980" table:style-name="ce95">
            <text:p>1980</text:p>
          </table:table-cell>
          <table:table-cell office:value-type="float" office:value="72.36969680479551" table:style-name="ce99">
            <text:p>72</text:p>
          </table:table-cell>
          <table:table-cell office:value-type="float" office:value="84.286430819532541" table:style-name="ce99">
            <text:p>84</text:p>
          </table:table-cell>
          <table:table-cell table:number-columns-repeated="16381" table:style-name="ce95"/>
        </table:table-row>
        <table:table-row table:style-name="ro5">
          <table:table-cell office:value-type="float" office:value="1981" table:style-name="ce95">
            <text:p>1981</text:p>
          </table:table-cell>
          <table:table-cell office:value-type="float" office:value="75.614267504995325" table:style-name="ce99">
            <text:p>76</text:p>
          </table:table-cell>
          <table:table-cell office:value-type="float" office:value="87.719198770346395" table:style-name="ce99">
            <text:p>88</text:p>
          </table:table-cell>
          <table:table-cell table:number-columns-repeated="16381" table:style-name="ce95"/>
        </table:table-row>
        <table:table-row table:style-name="ro5">
          <table:table-cell office:value-type="float" office:value="1982" table:style-name="ce95">
            <text:p>1982</text:p>
          </table:table-cell>
          <table:table-cell office:value-type="float" office:value="76.658838205195138" table:style-name="ce99">
            <text:p>77</text:p>
          </table:table-cell>
          <table:table-cell office:value-type="float" office:value="88.65196672116025" table:style-name="ce99">
            <text:p>89</text:p>
          </table:table-cell>
          <table:table-cell table:number-columns-repeated="16381" table:style-name="ce95"/>
        </table:table-row>
        <table:table-row table:style-name="ro5">
          <table:table-cell office:value-type="float" office:value="1983" table:style-name="ce95">
            <text:p>1983</text:p>
          </table:table-cell>
          <table:table-cell office:value-type="float" office:value="75.903408905394954" table:style-name="ce99">
            <text:p>76</text:p>
          </table:table-cell>
          <table:table-cell office:value-type="float" office:value="89.384734671974101" table:style-name="ce99">
            <text:p>89</text:p>
          </table:table-cell>
          <table:table-cell table:number-columns-repeated="16381" table:style-name="ce95"/>
        </table:table-row>
        <table:table-row table:style-name="ro5">
          <table:table-cell office:value-type="float" office:value="1984" table:style-name="ce95">
            <text:p>1984</text:p>
          </table:table-cell>
          <table:table-cell office:value-type="float" office:value="78.14797960559477" table:style-name="ce99">
            <text:p>78</text:p>
          </table:table-cell>
          <table:table-cell office:value-type="float" office:value="94.717502622787947" table:style-name="ce99">
            <text:p>95</text:p>
          </table:table-cell>
          <table:table-cell table:number-columns-repeated="16381" table:style-name="ce95"/>
        </table:table-row>
        <table:table-row table:style-name="ro5">
          <table:table-cell office:value-type="float" office:value="1985" table:style-name="ce95">
            <text:p>1985</text:p>
          </table:table-cell>
          <table:table-cell office:value-type="float" office:value="73.492550305794595" table:style-name="ce99">
            <text:p>73</text:p>
          </table:table-cell>
          <table:table-cell office:value-type="float" office:value="89.050270573601807" table:style-name="ce99">
            <text:p>89</text:p>
          </table:table-cell>
          <table:table-cell table:number-columns-repeated="16381" table:style-name="ce95"/>
        </table:table-row>
        <table:table-row table:style-name="ro5">
          <table:table-cell office:value-type="float" office:value="1986" table:style-name="ce95">
            <text:p>1986</text:p>
          </table:table-cell>
          <table:table-cell office:value-type="float" office:value="72.837121005994391" table:style-name="ce99">
            <text:p>73</text:p>
          </table:table-cell>
          <table:table-cell office:value-type="float" office:value="87.483038524415662" table:style-name="ce99">
            <text:p>87</text:p>
          </table:table-cell>
          <table:table-cell table:number-columns-repeated="16381" table:style-name="ce95"/>
        </table:table-row>
        <table:table-row table:style-name="ro5">
          <table:table-cell office:value-type="float" office:value="1987" table:style-name="ce95">
            <text:p>1987</text:p>
          </table:table-cell>
          <table:table-cell office:value-type="float" office:value="73.681691706194215" table:style-name="ce99">
            <text:p>74</text:p>
          </table:table-cell>
          <table:table-cell office:value-type="float" office:value="85.715806475229513" table:style-name="ce99">
            <text:p>86</text:p>
          </table:table-cell>
          <table:table-cell table:number-columns-repeated="16381" table:style-name="ce95"/>
        </table:table-row>
        <table:table-row table:style-name="ro1">
          <table:table-cell office:value-type="float" office:value="1988" table:style-name="ce95">
            <text:p>1988</text:p>
          </table:table-cell>
          <table:table-cell office:value-type="float" office:value="71.138343398466532" table:style-name="ce100">
            <text:p><text:s/>71<text:s/></text:p>
          </table:table-cell>
          <table:table-cell office:value-type="float" office:value="82.617270265545358" table:style-name="ce100">
            <text:p><text:s/>83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1989" table:style-name="ce95">
            <text:p>1989</text:p>
          </table:table-cell>
          <table:table-cell office:value-type="float" office:value="74.761530472790241" table:style-name="ce100">
            <text:p><text:s/>75<text:s/></text:p>
          </table:table-cell>
          <table:table-cell office:value-type="float" office:value="86.910137239720441" table:style-name="ce100">
            <text:p><text:s/>87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1990" table:style-name="ce95">
            <text:p>1990</text:p>
          </table:table-cell>
          <table:table-cell office:value-type="float" office:value="73.627747543273955" table:style-name="ce100">
            <text:p><text:s/>74<text:s/></text:p>
          </table:table-cell>
          <table:table-cell office:value-type="float" office:value="85.022816600322017" table:style-name="ce100">
            <text:p><text:s/>85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1991" table:style-name="ce95">
            <text:p>1991</text:p>
          </table:table-cell>
          <table:table-cell office:value-type="float" office:value="75.327480897057214" table:style-name="ce100">
            <text:p><text:s/>75<text:s/></text:p>
          </table:table-cell>
          <table:table-cell office:value-type="float" office:value="86.683067355066441" table:style-name="ce100">
            <text:p><text:s/>87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1992" table:style-name="ce95">
            <text:p>1992</text:p>
          </table:table-cell>
          <table:table-cell office:value-type="float" office:value="73.883326864933906" table:style-name="ce100">
            <text:p><text:s/>74<text:s/></text:p>
          </table:table-cell>
          <table:table-cell office:value-type="float" office:value="85.073478792317374" table:style-name="ce100">
            <text:p><text:s/>85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1993" table:style-name="ce95">
            <text:p>1993</text:p>
          </table:table-cell>
          <table:table-cell office:value-type="float" office:value="73.494701177038905" table:style-name="ce100">
            <text:p><text:s/>73<text:s/></text:p>
          </table:table-cell>
          <table:table-cell office:value-type="float" office:value="85.378842407556803" table:style-name="ce100">
            <text:p><text:s/>85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1994" table:style-name="ce95">
            <text:p>1994</text:p>
          </table:table-cell>
          <table:table-cell office:value-type="float" office:value="73.443561303416615" table:style-name="ce100">
            <text:p><text:s/>73<text:s/></text:p>
          </table:table-cell>
          <table:table-cell office:value-type="float" office:value="86.08424207713152" table:style-name="ce100">
            <text:p><text:s/>86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1995" table:style-name="ce95">
            <text:p>1995</text:p>
          </table:table-cell>
          <table:table-cell office:value-type="float" office:value="73.801299320313035" table:style-name="ce100">
            <text:p><text:s/>74<text:s/></text:p>
          </table:table-cell>
          <table:table-cell office:value-type="float" office:value="86.719374469889146" table:style-name="ce100">
            <text:p><text:s/>87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1996" table:style-name="ce95">
            <text:p>1996</text:p>
          </table:table-cell>
          <table:table-cell office:value-type="float" office:value="69.999894553551243" table:style-name="ce100">
            <text:p><text:s/>70<text:s/></text:p>
          </table:table-cell>
          <table:table-cell office:value-type="float" office:value="83.224033051343383" table:style-name="ce100">
            <text:p><text:s/>83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1997" table:style-name="ce95">
            <text:p>1997</text:p>
          </table:table-cell>
          <table:table-cell office:value-type="float" office:value="68.153370980723011" table:style-name="ce100">
            <text:p><text:s/>68<text:s/></text:p>
          </table:table-cell>
          <table:table-cell office:value-type="float" office:value="81.608753881947493" table:style-name="ce100">
            <text:p><text:s/>82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1998" table:style-name="ce95">
            <text:p>1998</text:p>
          </table:table-cell>
          <table:table-cell office:value-type="float" office:value="67.316674325770137" table:style-name="ce100">
            <text:p><text:s/>67<text:s/></text:p>
          </table:table-cell>
          <table:table-cell office:value-type="float" office:value="81.57358058842577" table:style-name="ce100">
            <text:p><text:s/>82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1999" table:style-name="ce95">
            <text:p>1999</text:p>
          </table:table-cell>
          <table:table-cell office:value-type="float" office:value="67.674613901521496" table:style-name="ce100">
            <text:p><text:s/>68<text:s/></text:p>
          </table:table-cell>
          <table:table-cell office:value-type="float" office:value="81.633573745629022" table:style-name="ce100">
            <text:p><text:s/>82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2000" table:style-name="ce95">
            <text:p>2000</text:p>
          </table:table-cell>
          <table:table-cell office:value-type="float" office:value="66.869057770508761" table:style-name="ce100">
            <text:p><text:s/>67<text:s/></text:p>
          </table:table-cell>
          <table:table-cell office:value-type="float" office:value="80.314225898936243" table:style-name="ce100">
            <text:p><text:s/>80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2001" table:style-name="ce95">
            <text:p>2001</text:p>
          </table:table-cell>
          <table:table-cell office:value-type="float" office:value="62.768961523327306" table:style-name="ce100">
            <text:p><text:s/>63<text:s/></text:p>
          </table:table-cell>
          <table:table-cell office:value-type="float" office:value="75.140245110738206" table:style-name="ce100">
            <text:p><text:s/>75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2002" table:style-name="ce95">
            <text:p>2002</text:p>
          </table:table-cell>
          <table:table-cell office:value-type="float" office:value="62.540101461577343" table:style-name="ce100">
            <text:p><text:s/>63<text:s/></text:p>
          </table:table-cell>
          <table:table-cell office:value-type="float" office:value="75.585471633384287" table:style-name="ce100">
            <text:p><text:s/>76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2003" table:style-name="ce95">
            <text:p>2003</text:p>
          </table:table-cell>
          <table:table-cell office:value-type="float" office:value="63.630553161161615" table:style-name="ce100">
            <text:p><text:s/>64<text:s/></text:p>
          </table:table-cell>
          <table:table-cell office:value-type="float" office:value="76.769590371578019" table:style-name="ce100">
            <text:p><text:s/>77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2004" table:style-name="ce95">
            <text:p>2004</text:p>
          </table:table-cell>
          <table:table-cell office:value-type="float" office:value="62.474471260090667" table:style-name="ce100">
            <text:p><text:s/>62<text:s/></text:p>
          </table:table-cell>
          <table:table-cell office:value-type="float" office:value="75.147658951243429" table:style-name="ce100">
            <text:p><text:s/>75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2005" table:style-name="ce95">
            <text:p>2005</text:p>
          </table:table-cell>
          <table:table-cell office:value-type="float" office:value="60.126595519952318" table:style-name="ce100">
            <text:p><text:s/>60<text:s/></text:p>
          </table:table-cell>
          <table:table-cell office:value-type="float" office:value="73.093355052775493" table:style-name="ce100">
            <text:p><text:s/>73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2006" table:style-name="ce95">
            <text:p>2006</text:p>
          </table:table-cell>
          <table:table-cell office:value-type="float" office:value="59.249831081656602" table:style-name="ce100">
            <text:p><text:s/>59<text:s/></text:p>
          </table:table-cell>
          <table:table-cell office:value-type="float" office:value="72.228969809982985" table:style-name="ce100">
            <text:p><text:s/>72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2007" table:style-name="ce95">
            <text:p>2007</text:p>
          </table:table-cell>
          <table:table-cell office:value-type="float" office:value="59.978286927857795" table:style-name="ce100">
            <text:p><text:s/>60<text:s/></text:p>
          </table:table-cell>
          <table:table-cell office:value-type="float" office:value="73.074998801995065" table:style-name="ce100">
            <text:p><text:s/>73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2008" table:style-name="ce95">
            <text:p>2008</text:p>
          </table:table-cell>
          <table:table-cell office:value-type="float" office:value="60.298944863079782" table:style-name="ce100">
            <text:p><text:s/>60<text:s/></text:p>
          </table:table-cell>
          <table:table-cell office:value-type="float" office:value="73.121710293290604" table:style-name="ce100">
            <text:p><text:s/>73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2009" table:style-name="ce95">
            <text:p>2009</text:p>
          </table:table-cell>
          <table:table-cell office:value-type="float" office:value="59.153476829904463" table:style-name="ce100">
            <text:p><text:s/>59<text:s/></text:p>
          </table:table-cell>
          <table:table-cell office:value-type="float" office:value="72.546019535829615" table:style-name="ce100">
            <text:p><text:s/>73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2010" table:style-name="ce95">
            <text:p>2010</text:p>
          </table:table-cell>
          <table:table-cell office:value-type="float" office:value="61.562550515637668" table:style-name="ce100">
            <text:p><text:s/>62<text:s/></text:p>
          </table:table-cell>
          <table:table-cell office:value-type="float" office:value="75.555903066512172" table:style-name="ce100">
            <text:p><text:s/>76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2011" table:style-name="ce95">
            <text:p>2011</text:p>
          </table:table-cell>
          <table:table-cell office:value-type="float" office:value="63.661565505352598" table:style-name="ce100">
            <text:p><text:s/>64<text:s/></text:p>
          </table:table-cell>
          <table:table-cell office:value-type="float" office:value="78.201258678452064" table:style-name="ce100">
            <text:p><text:s/>78<text:s/></text:p>
          </table:table-cell>
          <table:table-cell table:style-name="ce95"/>
          <table:table-cell table:number-columns-repeated="2" table:style-name="ce99"/>
          <table:table-cell table:number-columns-repeated="16378"/>
        </table:table-row>
        <table:table-row table:style-name="ro1">
          <table:table-cell office:value-type="float" office:value="2012" table:style-name="ce95">
            <text:p>2012</text:p>
          </table:table-cell>
          <table:table-cell office:value-type="float" office:value="62.697482540073857" table:style-name="ce100">
            <text:p><text:s/>63<text:s/></text:p>
          </table:table-cell>
          <table:table-cell office:value-type="float" office:value="76.746720558569166" table:style-name="ce100">
            <text:p><text:s/>77<text:s/></text:p>
          </table:table-cell>
          <table:table-cell table:style-name="ce95"/>
          <table:table-cell table:number-columns-repeated="2" table:style-name="ce99"/>
          <table:table-cell table:number-columns-repeated="16378" table:style-name="ce95"/>
        </table:table-row>
        <table:table-row table:style-name="ro1">
          <table:table-cell office:value-type="float" office:value="2013" table:style-name="ce95">
            <text:p>2013</text:p>
          </table:table-cell>
          <table:table-cell office:value-type="float" office:value="60.402997820359317" table:style-name="ce100">
            <text:p><text:s/>60<text:s/></text:p>
          </table:table-cell>
          <table:table-cell office:value-type="float" office:value="73.006760390247877" table:style-name="ce100">
            <text:p><text:s/>73<text:s/></text:p>
          </table:table-cell>
          <table:table-cell table:style-name="ce95"/>
          <table:table-cell table:number-columns-repeated="2" table:style-name="ce99"/>
          <table:table-cell table:number-columns-repeated="16378" table:style-name="ce95"/>
        </table:table-row>
        <table:table-row table:style-name="ro4">
          <table:table-cell office:value-type="float" office:value="2014" table:style-name="ce95">
            <text:p>2014</text:p>
          </table:table-cell>
          <table:table-cell office:value-type="float" office:value="61.890846638612771" table:style-name="ce100">
            <text:p><text:s/>62<text:s/></text:p>
          </table:table-cell>
          <table:table-cell office:value-type="float" office:value="75.521204654191848" table:style-name="ce100">
            <text:p><text:s/>76<text:s/></text:p>
          </table:table-cell>
          <table:table-cell table:number-columns-repeated="16381" table:style-name="ce95"/>
        </table:table-row>
        <table:table-row table:style-name="ro2">
          <table:table-cell office:value-type="float" office:value="2015" table:style-name="ce99">
            <text:p>2015</text:p>
          </table:table-cell>
          <table:table-cell office:value-type="float" office:value="60.869452287463041" table:style-name="ce100">
            <text:p><text:s/>61<text:s/></text:p>
          </table:table-cell>
          <table:table-cell office:value-type="float" office:value="75.764305556024794" table:style-name="ce100">
            <text:p><text:s/>76<text:s/></text:p>
          </table:table-cell>
          <table:table-cell table:style-name="ce95"/>
          <table:table-cell table:style-name="ce99"/>
          <table:table-cell table:number-columns-repeated="3" table:style-name="ce95"/>
          <table:table-cell table:style-name="ce101"/>
          <table:table-cell table:number-columns-repeated="16375" table:style-name="ce95"/>
        </table:table-row>
        <table:table-row table:style-name="ro2">
          <table:table-cell office:value-type="float" office:value="2016" table:style-name="ce95">
            <text:p>2016</text:p>
          </table:table-cell>
          <table:table-cell office:value-type="float" office:value="60.36049981897861" table:style-name="ce100">
            <text:p><text:s/>60<text:s/></text:p>
          </table:table-cell>
          <table:table-cell office:value-type="float" office:value="76.675454218993977" table:style-name="ce100">
            <text:p><text:s/>77<text:s/></text:p>
          </table:table-cell>
          <table:table-cell table:number-columns-repeated="5" table:style-name="ce95"/>
          <table:table-cell table:style-name="ce102"/>
          <table:table-cell table:number-columns-repeated="16375" table:style-name="ce95"/>
        </table:table-row>
        <table:table-row table:style-name="ro2">
          <table:table-cell office:value-type="float" office:value="2017" table:style-name="ce99">
            <text:p>2017</text:p>
          </table:table-cell>
          <table:table-cell office:value-type="float" office:value="61.827960218019818" table:style-name="ce100">
            <text:p><text:s/>62<text:s/></text:p>
          </table:table-cell>
          <table:table-cell office:value-type="float" office:value="76.775259414492695" table:style-name="ce100">
            <text:p><text:s/>77<text:s/></text:p>
          </table:table-cell>
          <table:table-cell table:number-columns-repeated="5" table:style-name="ce95"/>
          <table:table-cell table:style-name="ce102"/>
          <table:table-cell table:number-columns-repeated="16375" table:style-name="ce95"/>
        </table:table-row>
        <table:table-row table:style-name="ro2">
          <table:table-cell office:value-type="float" office:value="2018" table:style-name="ce99">
            <text:p>2018</text:p>
          </table:table-cell>
          <table:table-cell office:value-type="float" office:value="60.341391868903656" table:style-name="ce100">
            <text:p><text:s/>60<text:s/></text:p>
          </table:table-cell>
          <table:table-cell office:value-type="float" office:value="74.316243846134313" table:style-name="ce100">
            <text:p><text:s/>74<text:s/></text:p>
          </table:table-cell>
          <table:table-cell table:number-columns-repeated="5" table:style-name="ce95"/>
          <table:table-cell table:style-name="ce102"/>
          <table:table-cell table:number-columns-repeated="16375" table:style-name="ce95"/>
        </table:table-row>
        <table:table-row table:style-name="ro1">
          <table:table-cell office:value-type="float" office:value="2019" table:style-name="ce95">
            <text:p>2019</text:p>
          </table:table-cell>
          <table:table-cell office:value-type="float" office:value="61.482524839185459" table:style-name="ce100">
            <text:p><text:s/>61<text:s/></text:p>
          </table:table-cell>
          <table:table-cell office:value-type="float" office:value="75.953857118553429" table:style-name="ce100">
            <text:p><text:s/>76<text:s/></text:p>
          </table:table-cell>
          <table:table-cell table:number-columns-repeated="20" table:style-name="ce95"/>
          <table:table-cell table:number-columns-repeated="16361" table:style-name="ce89"/>
        </table:table-row>
        <table:table-row table:style-name="ro1">
          <table:table-cell office:value-type="float" office:value="2020" table:style-name="ce103">
            <text:p>2020</text:p>
          </table:table-cell>
          <table:table-cell office:value-type="float" office:value="60.137594893905934" table:style-name="ce104">
            <text:p><text:s/>60<text:s/></text:p>
          </table:table-cell>
          <table:table-cell office:value-type="float" office:value="74.358959723718939" table:style-name="ce104">
            <text:p><text:s/>74<text:s/></text:p>
          </table:table-cell>
          <table:table-cell table:number-columns-repeated="20" table:style-name="ce95"/>
          <table:table-cell table:number-columns-repeated="16361" table:style-name="ce89"/>
        </table:table-row>
        <table:table-row table:style-name="ro1">
          <table:table-cell table:style-name="ce90"/>
          <table:table-cell table:number-columns-repeated="3" table:style-name="ce36"/>
          <table:table-cell table:number-columns-repeated="4" table:style-name="ce105"/>
          <table:table-cell table:style-name="ce106"/>
          <table:table-cell table:number-columns-repeated="14" table:style-name="ce105"/>
          <table:table-cell table:number-columns-repeated="16361" table:style-name="ce89"/>
        </table:table-row>
        <table:table-row table:style-name="ro1">
          <table:table-cell office:value-type="string" table:style-name="ce90">
            <text:p>© Crown copyright, 2021</text:p>
          </table:table-cell>
          <table:table-cell table:style-name="ce27"/>
          <table:table-cell table:style-name="ce36"/>
          <table:table-cell table:number-columns-repeated="5" table:style-name="ce105"/>
          <table:table-cell table:style-name="ce106"/>
          <table:table-cell table:number-columns-repeated="12" table:style-name="ce105"/>
          <table:table-cell table:number-columns-repeated="2" table:style-name="ce95"/>
          <table:table-cell table:number-columns-repeated="16361" table:style-name="ce89"/>
        </table:table-row>
        <table:table-row table:number-rows-repeated="14" table:style-name="ro1">
          <table:table-cell table:number-columns-repeated="8" table:style-name="ce95"/>
          <table:table-cell table:style-name="ce106"/>
          <table:table-cell table:number-columns-repeated="14" table:style-name="ce95"/>
          <table:table-cell table:number-columns-repeated="16361" table:style-name="ce89"/>
        </table:table-row>
        <table:table-row table:number-rows-repeated="21" table:style-name="ro1">
          <table:table-cell table:number-columns-repeated="8" table:style-name="ce95"/>
          <table:table-cell table:style-name="ce74"/>
          <table:table-cell table:number-columns-repeated="14" table:style-name="ce95"/>
          <table:table-cell table:number-columns-repeated="16361" table:style-name="ce89"/>
        </table:table-row>
        <table:table-row table:number-rows-repeated="1048466" table:style-name="ro1">
          <table:table-cell table:number-columns-repeated="16384"/>
        </table:table-row>
      </table:table>
      <table:table table:name="Figure_14_4" table:style-name="ta1">
        <table:table-column table:style-name="co12" table:default-cell-style-name="ce108"/>
        <table:table-column table:style-name="co13" table:default-cell-style-name="ce108"/>
        <table:table-column table:style-name="co14" table:default-cell-style-name="ce108"/>
        <table:table-column table:style-name="co15" table:number-columns-repeated="5" table:default-cell-style-name="ce108"/>
        <table:table-column table:style-name="co16" table:default-cell-style-name="ce108"/>
        <table:table-column table:style-name="co17" table:number-columns-repeated="2" table:default-cell-style-name="ce108"/>
        <table:table-column table:style-name="co18" table:default-cell-style-name="ce108"/>
        <table:table-column table:style-name="co15" table:number-columns-repeated="9" table:default-cell-style-name="ce108"/>
        <table:table-column table:style-name="co19" table:default-cell-style-name="ce108"/>
        <table:table-column table:style-name="co20" table:default-cell-style-name="ce108"/>
        <table:table-column table:style-name="co14" table:default-cell-style-name="ce108"/>
        <table:table-column table:style-name="co10" table:number-columns-repeated="16360" table:default-cell-style-name="ce108"/>
        <table:table-row table:style-name="ro1">
          <table:table-cell office:value-type="string" table:style-name="ce24">
            <text:p>Date of update: 22 July 2021</text:p>
          </table:table-cell>
          <table:table-cell table:style-name="ce24"/>
          <table:table-cell table:style-name="ce64"/>
          <table:table-cell table:style-name="ce107"/>
          <table:table-cell table:style-name="ce24"/>
          <table:table-cell table:number-columns-repeated="16379" table:style-name="ce108"/>
        </table:table-row>
        <table:table-row table:style-name="ro1">
          <table:table-cell office:value-type="string" table:style-name="ce24">
            <text:p>Next update: June 2022</text:p>
          </table:table-cell>
          <table:table-cell table:style-name="ce24"/>
          <table:table-cell table:style-name="ce64"/>
          <table:table-cell table:style-name="ce107"/>
          <table:table-cell table:style-name="ce24"/>
          <table:table-cell table:number-columns-repeated="16379" table:style-name="ce10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1">
            <text:p>Figure 14.4 Origins of Food Consumed in the UK</text:p>
          </table:table-cell>
          <table:table-cell table:number-columns-repeated="8" table:style-name="ce27"/>
          <table:table-cell table:number-columns-repeated="16375" table:style-name="ce108"/>
        </table:table-row>
        <table:table-row table:style-name="ro1">
          <table:table-cell office:value-type="string" table:style-name="ce35">
            <text:p>Enquiries: David Lee on +44 (0) 208 026 3006<text:s text:c="2"/></text:p>
          </table:table-cell>
          <table:table-cell table:number-columns-repeated="8" table:style-name="ce27"/>
          <table:table-cell table:number-columns-repeated="24" table:style-name="ce108"/>
          <table:table-cell office:value-type="string" table:style-name="ce34">
            <text:p><text:a xlink:href="mailto:david.lee@defra.gov.uk">email:david.lee@defra.gov.uk</text:a>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2">
          <table:table-cell table:style-name="ce109"/>
          <table:table-cell office:value-type="float" office:value="1988" table:style-name="ce110">
            <text:p>1988</text:p>
          </table:table-cell>
          <table:table-cell office:value-type="float" office:value="1989" table:style-name="ce110">
            <text:p>1989</text:p>
          </table:table-cell>
          <table:table-cell office:value-type="float" office:value="1990" table:style-name="ce110">
            <text:p>1990</text:p>
          </table:table-cell>
          <table:table-cell office:value-type="float" office:value="1991" table:style-name="ce111">
            <text:p>1991</text:p>
          </table:table-cell>
          <table:table-cell office:value-type="float" office:value="1992" table:style-name="ce111">
            <text:p>1992</text:p>
          </table:table-cell>
          <table:table-cell office:value-type="float" office:value="1993" table:style-name="ce111">
            <text:p>1993</text:p>
          </table:table-cell>
          <table:table-cell office:value-type="float" office:value="1994" table:style-name="ce111">
            <text:p>1994</text:p>
          </table:table-cell>
          <table:table-cell office:value-type="float" office:value="1995" table:style-name="ce111">
            <text:p>1995</text:p>
          </table:table-cell>
          <table:table-cell office:value-type="float" office:value="1996" table:style-name="ce111">
            <text:p>1996</text:p>
          </table:table-cell>
          <table:table-cell office:value-type="float" office:value="1997" table:style-name="ce111">
            <text:p>1997</text:p>
          </table:table-cell>
          <table:table-cell office:value-type="float" office:value="1998" table:style-name="ce111">
            <text:p>1998</text:p>
          </table:table-cell>
          <table:table-cell office:value-type="float" office:value="1999" table:style-name="ce110">
            <text:p>1999</text:p>
          </table:table-cell>
          <table:table-cell office:value-type="float" office:value="2000" table:style-name="ce111">
            <text:p>2000</text:p>
          </table:table-cell>
          <table:table-cell office:value-type="float" office:value="2001" table:style-name="ce110">
            <text:p>2001</text:p>
          </table:table-cell>
          <table:table-cell office:value-type="float" office:value="2002" table:style-name="ce110">
            <text:p>2002</text:p>
          </table:table-cell>
          <table:table-cell office:value-type="float" office:value="2003" table:style-name="ce110">
            <text:p>2003</text:p>
          </table:table-cell>
          <table:table-cell office:value-type="float" office:value="2004" table:style-name="ce110">
            <text:p>2004</text:p>
          </table:table-cell>
          <table:table-cell office:value-type="float" office:value="2005" table:style-name="ce110">
            <text:p>2005</text:p>
          </table:table-cell>
          <table:table-cell office:value-type="float" office:value="2006" table:style-name="ce110">
            <text:p>2006</text:p>
          </table:table-cell>
          <table:table-cell office:value-type="float" office:value="2007" table:style-name="ce110">
            <text:p>2007</text:p>
          </table:table-cell>
          <table:table-cell office:value-type="float" office:value="2008" table:style-name="ce110">
            <text:p>2008</text:p>
          </table:table-cell>
          <table:table-cell office:value-type="float" office:value="2009" table:style-name="ce110">
            <text:p>2009</text:p>
          </table:table-cell>
          <table:table-cell office:value-type="float" office:value="2010" table:style-name="ce110">
            <text:p>2010</text:p>
          </table:table-cell>
          <table:table-cell office:value-type="float" office:value="2011" table:style-name="ce110">
            <text:p>2011</text:p>
          </table:table-cell>
          <table:table-cell office:value-type="float" office:value="2012" table:style-name="ce110">
            <text:p>2012</text:p>
          </table:table-cell>
          <table:table-cell office:value-type="float" office:value="2013" table:style-name="ce110">
            <text:p>2013</text:p>
          </table:table-cell>
          <table:table-cell office:value-type="float" office:value="2014" table:style-name="ce110">
            <text:p>2014</text:p>
          </table:table-cell>
          <table:table-cell office:value-type="float" office:value="2015" table:style-name="ce110">
            <text:p>2015</text:p>
          </table:table-cell>
          <table:table-cell office:value-type="float" office:value="2016" table:style-name="ce110">
            <text:p>2016</text:p>
          </table:table-cell>
          <table:table-cell office:value-type="float" office:value="2017" table:style-name="ce110">
            <text:p>2017</text:p>
          </table:table-cell>
          <table:table-cell office:value-type="float" office:value="2018" table:style-name="ce110">
            <text:p>2018</text:p>
          </table:table-cell>
          <table:table-cell office:value-type="float" office:value="2019" table:style-name="ce110">
            <text:p>2019</text:p>
          </table:table-cell>
          <table:table-cell office:value-type="float" office:value="2020" table:style-name="ce110">
            <text:p>2020</text:p>
          </table:table-cell>
          <table:table-cell table:number-columns-repeated="16350"/>
        </table:table-row>
        <table:table-row table:style-name="ro1">
          <table:table-cell table:number-columns-repeated="34" table:style-name="ce112"/>
          <table:table-cell table:number-columns-repeated="16350"/>
        </table:table-row>
        <table:table-row table:style-name="ro2">
          <table:table-cell office:value-type="string" table:style-name="ce113">
            <text:p>Origin of domestic consumption</text:p>
          </table:table-cell>
          <table:table-cell table:number-columns-repeated="16383" table:style-name="ce108"/>
        </table:table-row>
        <table:table-row table:style-name="ro1">
          <table:table-cell office:value-type="string" table:style-name="ce108">
            <text:p>UK exports (b)</text:p>
          </table:table-cell>
          <table:table-cell office:value-type="percentage" office:value="-8.2448839933588411E-2" table:style-name="ce114">
            <text:p>-8%</text:p>
          </table:table-cell>
          <table:table-cell office:value-type="percentage" office:value="-9.2589604874804443E-2" table:style-name="ce114">
            <text:p>-9%</text:p>
          </table:table-cell>
          <table:table-cell office:value-type="percentage" office:value="-8.7965285908332497E-2" table:style-name="ce114">
            <text:p>-9%</text:p>
          </table:table-cell>
          <table:table-cell office:value-type="percentage" office:value="-9.4530684613512897E-2" table:style-name="ce114">
            <text:p>-9%</text:p>
          </table:table-cell>
          <table:table-cell office:value-type="percentage" office:value="-0.10599532418076564" table:style-name="ce114">
            <text:p>-11%</text:p>
          </table:table-cell>
          <table:table-cell office:value-type="percentage" office:value="-0.11675981056478103" table:style-name="ce114">
            <text:p>-12%</text:p>
          </table:table-cell>
          <table:table-cell office:value-type="percentage" office:value="-0.12584319426645055" table:style-name="ce114">
            <text:p>-13%</text:p>
          </table:table-cell>
          <table:table-cell office:value-type="percentage" office:value="-0.13450021871988418" table:style-name="ce114">
            <text:p>-13%</text:p>
          </table:table-cell>
          <table:table-cell office:value-type="percentage" office:value="-0.11872995066543623" table:style-name="ce114">
            <text:p>-12%</text:p>
          </table:table-cell>
          <table:table-cell office:value-type="percentage" office:value="-0.12733062833660977" table:style-name="ce114">
            <text:p>-13%</text:p>
          </table:table-cell>
          <table:table-cell office:value-type="percentage" office:value="-0.12584144725726207" table:style-name="ce114">
            <text:p>-13%</text:p>
          </table:table-cell>
          <table:table-cell office:value-type="percentage" office:value="-0.11875771029786646" table:style-name="ce114">
            <text:p>-12%</text:p>
          </table:table-cell>
          <table:table-cell office:value-type="percentage" office:value="-0.11527896737694236" table:style-name="ce114">
            <text:p>-12%</text:p>
          </table:table-cell>
          <table:table-cell office:value-type="percentage" office:value="-0.10867247191800335" table:style-name="ce114">
            <text:p>-11%</text:p>
          </table:table-cell>
          <table:table-cell office:value-type="percentage" office:value="-0.1139729235810704" table:style-name="ce114">
            <text:p>-11%</text:p>
          </table:table-cell>
          <table:table-cell office:value-type="percentage" office:value="-0.12216201133731731" table:style-name="ce114">
            <text:p>-12%</text:p>
          </table:table-cell>
          <table:table-cell office:value-type="percentage" office:value="-0.11933068965132487" table:style-name="ce114">
            <text:p>-12%</text:p>
          </table:table-cell>
          <table:table-cell office:value-type="percentage" office:value="-0.11774577265711396" table:style-name="ce114">
            <text:p>-12%</text:p>
          </table:table-cell>
          <table:table-cell office:value-type="percentage" office:value="-0.12379358025281183" table:style-name="ce114">
            <text:p>-12%</text:p>
          </table:table-cell>
          <table:table-cell office:value-type="percentage" office:value="-0.1178246744183694" table:style-name="ce114">
            <text:p>-12%</text:p>
          </table:table-cell>
          <table:table-cell office:value-type="percentage" office:value="-0.11082067799253041" table:style-name="ce114">
            <text:p>-11%</text:p>
          </table:table-cell>
          <table:table-cell office:value-type="percentage" office:value="-0.12283075813057218" table:style-name="ce114">
            <text:p>-12%</text:p>
          </table:table-cell>
          <table:table-cell office:value-type="percentage" office:value="-0.13337356645472934" table:style-name="ce114">
            <text:p>-13%</text:p>
          </table:table-cell>
          <table:table-cell office:value-type="percentage" office:value="-0.12672291585043488" table:style-name="ce114">
            <text:p>-13%</text:p>
          </table:table-cell>
          <table:table-cell office:value-type="percentage" office:value="-0.110970197682594" table:style-name="ce114">
            <text:p>-11%</text:p>
          </table:table-cell>
          <table:table-cell office:value-type="percentage" office:value="-0.11391902416323595" table:style-name="ce114">
            <text:p>-11%</text:p>
          </table:table-cell>
          <table:table-cell office:value-type="percentage" office:value="-0.12055031562713257" table:style-name="ce114">
            <text:p>-12%</text:p>
          </table:table-cell>
          <table:table-cell office:value-type="percentage" office:value="-0.11562438768790755" table:style-name="ce114">
            <text:p>-12%</text:p>
          </table:table-cell>
          <table:table-cell office:value-type="percentage" office:value="-0.12017093447274398" table:style-name="ce114">
            <text:p>-12%</text:p>
          </table:table-cell>
          <table:table-cell office:value-type="percentage" office:value="-0.11568410582546189" table:style-name="ce114">
            <text:p>-12%</text:p>
          </table:table-cell>
          <table:table-cell office:value-type="percentage" office:value="-0.11956463724305483" table:style-name="ce114">
            <text:p>-12%</text:p>
          </table:table-cell>
          <table:table-cell office:value-type="percentage" office:value="-0.1249138494114789" table:style-name="ce114">
            <text:p>-12%</text:p>
          </table:table-cell>
          <table:table-cell office:value-type="percentage" office:value="-0.11151794837137412" table:style-name="ce114">
            <text:p>-11%</text:p>
          </table:table-cell>
          <table:table-cell table:number-columns-repeated="16350"/>
        </table:table-row>
        <table:table-row table:style-name="ro1">
          <table:table-cell office:value-type="string" table:style-name="ce108">
            <text:p>UK (a)</text:p>
          </table:table-cell>
          <table:table-cell office:value-type="percentage" office:value="0.66309144033276557" table:style-name="ce114">
            <text:p>66%</text:p>
          </table:table-cell>
          <table:table-cell office:value-type="percentage" office:value="0.6679266370682565" table:style-name="ce114">
            <text:p>67%</text:p>
          </table:table-cell>
          <table:table-cell office:value-type="percentage" office:value="0.66145269955452313" table:style-name="ce114">
            <text:p>66%</text:p>
          </table:table-cell>
          <table:table-cell office:value-type="percentage" office:value="0.66447140684476913" table:style-name="ce114">
            <text:p>66%</text:p>
          </table:table-cell>
          <table:table-cell office:value-type="percentage" office:value="0.64183858715438002" table:style-name="ce114">
            <text:p>64%</text:p>
          </table:table-cell>
          <table:table-cell office:value-type="percentage" office:value="0.63303549939935533" table:style-name="ce114">
            <text:p>63%</text:p>
          </table:table-cell>
          <table:table-cell office:value-type="percentage" office:value="0.62651196106332452" table:style-name="ce114">
            <text:p>63%</text:p>
          </table:table-cell>
          <table:table-cell office:value-type="percentage" office:value="0.6178044805280194" table:style-name="ce114">
            <text:p>62%</text:p>
          </table:table-cell>
          <table:table-cell office:value-type="percentage" office:value="0.59841965918052031" table:style-name="ce114">
            <text:p>60%</text:p>
          </table:table-cell>
          <table:table-cell office:value-type="percentage" office:value="0.57516774975797713" table:style-name="ce114">
            <text:p>58%</text:p>
          </table:table-cell>
          <table:table-cell office:value-type="percentage" office:value="0.55810007402998696" table:style-name="ce114">
            <text:p>56%</text:p>
          </table:table-cell>
          <table:table-cell office:value-type="percentage" office:value="0.56619584937813983" table:style-name="ce114">
            <text:p>57%</text:p>
          </table:table-cell>
          <table:table-cell office:value-type="percentage" office:value="0.56369800063290509" table:style-name="ce114">
            <text:p>56%</text:p>
          </table:table-cell>
          <table:table-cell office:value-type="percentage" office:value="0.55727886093394374" table:style-name="ce114">
            <text:p>56%</text:p>
          </table:table-cell>
          <table:table-cell office:value-type="percentage" office:value="0.53871797543847244" table:style-name="ce114">
            <text:p>54%</text:p>
          </table:table-cell>
          <table:table-cell office:value-type="percentage" office:value="0.53363741977278611" table:style-name="ce114">
            <text:p>53%</text:p>
          </table:table-cell>
          <table:table-cell office:value-type="percentage" office:value="0.53259362241759645" table:style-name="ce114">
            <text:p>53%</text:p>
          </table:table-cell>
          <table:table-cell office:value-type="percentage" office:value="0.50559753432215737" table:style-name="ce114">
            <text:p>51%</text:p>
          </table:table-cell>
          <table:table-cell office:value-type="percentage" office:value="0.4914611763033217" table:style-name="ce114">
            <text:p>49%</text:p>
          </table:table-cell>
          <table:table-cell office:value-type="percentage" office:value="0.50662247417166317" table:style-name="ce114">
            <text:p>51%</text:p>
          </table:table-cell>
          <table:table-cell office:value-type="percentage" office:value="0.52313251357199431" table:style-name="ce114">
            <text:p>52%</text:p>
          </table:table-cell>
          <table:table-cell office:value-type="percentage" office:value="0.51054827780844625" table:style-name="ce114">
            <text:p>51%</text:p>
          </table:table-cell>
          <table:table-cell office:value-type="percentage" office:value="0.51357314797764675" table:style-name="ce114">
            <text:p>51%</text:p>
          </table:table-cell>
          <table:table-cell office:value-type="percentage" office:value="0.52707886860245701" table:style-name="ce114">
            <text:p>53%</text:p>
          </table:table-cell>
          <table:table-cell office:value-type="percentage" office:value="0.53701100588732553" table:style-name="ce114">
            <text:p>54%</text:p>
          </table:table-cell>
          <table:table-cell office:value-type="percentage" office:value="0.5397668532752814" table:style-name="ce114">
            <text:p>54%</text:p>
          </table:table-cell>
          <table:table-cell office:value-type="percentage" office:value="0.54150654915060892" table:style-name="ce114">
            <text:p>54%</text:p>
          </table:table-cell>
          <table:table-cell office:value-type="percentage" office:value="0.52452279905443666" table:style-name="ce114">
            <text:p>52%</text:p>
          </table:table-cell>
          <table:table-cell office:value-type="percentage" office:value="0.48942287011367369" table:style-name="ce114">
            <text:p>49%</text:p>
          </table:table-cell>
          <table:table-cell office:value-type="percentage" office:value="0.5211091665273696" table:style-name="ce114">
            <text:p>52%</text:p>
          </table:table-cell>
          <table:table-cell office:value-type="percentage" office:value="0.52834824757636056" table:style-name="ce114">
            <text:p>53%</text:p>
          </table:table-cell>
          <table:table-cell office:value-type="percentage" office:value="0.52875499677080406" table:style-name="ce114">
            <text:p>53%</text:p>
          </table:table-cell>
          <table:table-cell office:value-type="percentage" office:value="0.53869160796912208" table:style-name="ce114">
            <text:p>54%</text:p>
          </table:table-cell>
          <table:table-cell table:number-columns-repeated="16350"/>
        </table:table-row>
        <table:table-row table:style-name="ro1">
          <table:table-cell office:value-type="string" table:style-name="ce108">
            <text:p>EU (c)</text:p>
          </table:table-cell>
          <table:table-cell office:value-type="percentage" office:value="0.17599894871606667" table:style-name="ce114">
            <text:p>18%</text:p>
          </table:table-cell>
          <table:table-cell office:value-type="percentage" office:value="0.17850697378857311" table:style-name="ce114">
            <text:p>18%</text:p>
          </table:table-cell>
          <table:table-cell office:value-type="percentage" office:value="0.18268764799719961" table:style-name="ce114">
            <text:p>18%</text:p>
          </table:table-cell>
          <table:table-cell office:value-type="percentage" office:value="0.18236311872281907" table:style-name="ce114">
            <text:p>18%</text:p>
          </table:table-cell>
          <table:table-cell office:value-type="percentage" office:value="0.19954711578043074" table:style-name="ce114">
            <text:p>20%</text:p>
          </table:table-cell>
          <table:table-cell office:value-type="percentage" office:value="0.19324534276223679" table:style-name="ce114">
            <text:p>19%</text:p>
          </table:table-cell>
          <table:table-cell office:value-type="percentage" office:value="0.19903511692794967" table:style-name="ce114">
            <text:p>20%</text:p>
          </table:table-cell>
          <table:table-cell office:value-type="percentage" office:value="0.20660291720733229" table:style-name="ce114">
            <text:p>21%</text:p>
          </table:table-cell>
          <table:table-cell office:value-type="percentage" office:value="0.21615948366683949" table:style-name="ce114">
            <text:p>22%</text:p>
          </table:table-cell>
          <table:table-cell office:value-type="percentage" office:value="0.23184330136096945" table:style-name="ce114">
            <text:p>23%</text:p>
          </table:table-cell>
          <table:table-cell office:value-type="percentage" office:value="0.23834548286423857" table:style-name="ce114">
            <text:p>24%</text:p>
          </table:table-cell>
          <table:table-cell office:value-type="percentage" office:value="0.22702533064055397" table:style-name="ce114">
            <text:p>23%</text:p>
          </table:table-cell>
          <table:table-cell office:value-type="percentage" office:value="0.23405869849607869" table:style-name="ce114">
            <text:p>23%</text:p>
          </table:table-cell>
          <table:table-cell office:value-type="percentage" office:value="0.23958779781795922" table:style-name="ce114">
            <text:p>24%</text:p>
          </table:table-cell>
          <table:table-cell office:value-type="percentage" office:value="0.25480575030539221" table:style-name="ce114">
            <text:p>25%</text:p>
          </table:table-cell>
          <table:table-cell office:value-type="percentage" office:value="0.26555609101133898" table:style-name="ce114">
            <text:p>27%</text:p>
          </table:table-cell>
          <table:table-cell office:value-type="percentage" office:value="0.26435948235951634" table:style-name="ce114">
            <text:p>26%</text:p>
          </table:table-cell>
          <table:table-cell office:value-type="percentage" office:value="0.28354382451133614" table:style-name="ce114">
            <text:p>28%</text:p>
          </table:table-cell>
          <table:table-cell office:value-type="percentage" office:value="0.29353574676652716" table:style-name="ce114">
            <text:p>29%</text:p>
          </table:table-cell>
          <table:table-cell office:value-type="percentage" office:value="0.28398685414918368" table:style-name="ce114">
            <text:p>28%</text:p>
          </table:table-cell>
          <table:table-cell office:value-type="percentage" office:value="0.27391558746900974" table:style-name="ce114">
            <text:p>27%</text:p>
          </table:table-cell>
          <table:table-cell office:value-type="percentage" office:value="0.27415978382149547" table:style-name="ce114">
            <text:p>27%</text:p>
          </table:table-cell>
          <table:table-cell office:value-type="percentage" office:value="0.27714823336303263" table:style-name="ce114">
            <text:p>28%</text:p>
          </table:table-cell>
          <table:table-cell office:value-type="percentage" office:value="0.26673076240064764" table:style-name="ce114">
            <text:p>27%</text:p>
          </table:table-cell>
          <table:table-cell office:value-type="percentage" office:value="0.2743413826263551" table:style-name="ce114">
            <text:p>27%</text:p>
          </table:table-cell>
          <table:table-cell office:value-type="percentage" office:value="0.27788445676892815" table:style-name="ce114">
            <text:p>28%</text:p>
          </table:table-cell>
          <table:table-cell office:value-type="percentage" office:value="0.27640727834598466" table:style-name="ce114">
            <text:p>28%</text:p>
          </table:table-cell>
          <table:table-cell office:value-type="percentage" office:value="0.28384713738160344" table:style-name="ce114">
            <text:p>28%</text:p>
          </table:table-cell>
          <table:table-cell office:value-type="percentage" office:value="0.30215485624288657" table:style-name="ce114">
            <text:p>30%</text:p>
          </table:table-cell>
          <table:table-cell office:value-type="percentage" office:value="0.28867462846846736" table:style-name="ce114">
            <text:p>29%</text:p>
          </table:table-cell>
          <table:table-cell office:value-type="percentage" office:value="0.2846593294004906" table:style-name="ce114">
            <text:p>28%</text:p>
          </table:table-cell>
          <table:table-cell office:value-type="percentage" office:value="0.28537421964940385" table:style-name="ce114">
            <text:p>29%</text:p>
          </table:table-cell>
          <table:table-cell office:value-type="percentage" office:value="0.27842397045658901" table:style-name="ce114">
            <text:p>28%</text:p>
          </table:table-cell>
          <table:table-cell table:number-columns-repeated="16350"/>
        </table:table-row>
        <table:table-row table:style-name="ro1">
          <table:table-cell office:value-type="string" table:style-name="ce108">
            <text:p>Africa</text:p>
          </table:table-cell>
          <table:table-cell office:value-type="percentage" office:value="5.0181897886332233E-2" table:style-name="ce114">
            <text:p>5%</text:p>
          </table:table-cell>
          <table:table-cell office:value-type="percentage" office:value="4.5633561073074459E-2" table:style-name="ce114">
            <text:p>5%</text:p>
          </table:table-cell>
          <table:table-cell office:value-type="percentage" office:value="4.5022139185344388E-2" table:style-name="ce114">
            <text:p>5%</text:p>
          </table:table-cell>
          <table:table-cell office:value-type="percentage" office:value="4.5687906292366368E-2" table:style-name="ce114">
            <text:p>5%</text:p>
          </table:table-cell>
          <table:table-cell office:value-type="percentage" office:value="4.5344990702320918E-2" table:style-name="ce114">
            <text:p>5%</text:p>
          </table:table-cell>
          <table:table-cell office:value-type="percentage" office:value="4.8186469923730997E-2" table:style-name="ce114">
            <text:p>5%</text:p>
          </table:table-cell>
          <table:table-cell office:value-type="percentage" office:value="5.0963931017862577E-2" table:style-name="ce114">
            <text:p>5%</text:p>
          </table:table-cell>
          <table:table-cell office:value-type="percentage" office:value="4.9127227699392255E-2" table:style-name="ce114">
            <text:p>5%</text:p>
          </table:table-cell>
          <table:table-cell office:value-type="percentage" office:value="5.2748693212400909E-2" table:style-name="ce114">
            <text:p>5%</text:p>
          </table:table-cell>
          <table:table-cell office:value-type="percentage" office:value="5.2709609638040167E-2" table:style-name="ce114">
            <text:p>5%</text:p>
          </table:table-cell>
          <table:table-cell office:value-type="percentage" office:value="6.0973820650406851E-2" table:style-name="ce114">
            <text:p>6%</text:p>
          </table:table-cell>
          <table:table-cell office:value-type="percentage" office:value="6.0546997555528337E-2" table:style-name="ce114">
            <text:p>6%</text:p>
          </table:table-cell>
          <table:table-cell office:value-type="percentage" office:value="5.3267178860231884E-2" table:style-name="ce114">
            <text:p>5%</text:p>
          </table:table-cell>
          <table:table-cell office:value-type="percentage" office:value="5.9725662513416308E-2" table:style-name="ce114">
            <text:p>6%</text:p>
          </table:table-cell>
          <table:table-cell office:value-type="percentage" office:value="6.302174381584591E-2" table:style-name="ce114">
            <text:p>6%</text:p>
          </table:table-cell>
          <table:table-cell office:value-type="percentage" office:value="6.1729215146818818E-2" table:style-name="ce114">
            <text:p>6%</text:p>
          </table:table-cell>
          <table:table-cell office:value-type="percentage" office:value="6.2254243067275707E-2" table:style-name="ce114">
            <text:p>6%</text:p>
          </table:table-cell>
          <table:table-cell office:value-type="percentage" office:value="5.8748729481006262E-2" table:style-name="ce114">
            <text:p>6%</text:p>
          </table:table-cell>
          <table:table-cell office:value-type="percentage" office:value="5.8221840494537318E-2" table:style-name="ce114">
            <text:p>6%</text:p>
          </table:table-cell>
          <table:table-cell office:value-type="percentage" office:value="5.6762765132454186E-2" table:style-name="ce114">
            <text:p>6%</text:p>
          </table:table-cell>
          <table:table-cell office:value-type="percentage" office:value="5.1753639177611492E-2" table:style-name="ce114">
            <text:p>5%</text:p>
          </table:table-cell>
          <table:table-cell office:value-type="percentage" office:value="5.6607149602440961E-2" table:style-name="ce114">
            <text:p>6%</text:p>
          </table:table-cell>
          <table:table-cell office:value-type="percentage" office:value="5.0027058748237221E-2" table:style-name="ce114">
            <text:p>5%</text:p>
          </table:table-cell>
          <table:table-cell office:value-type="percentage" office:value="4.8127405709733666E-2" table:style-name="ce114">
            <text:p>5%</text:p>
          </table:table-cell>
          <table:table-cell office:value-type="percentage" office:value="4.4111470340581424E-2" table:style-name="ce114">
            <text:p>4%</text:p>
          </table:table-cell>
          <table:table-cell office:value-type="percentage" office:value="4.3798264350878774E-2" table:style-name="ce114">
            <text:p>4%</text:p>
          </table:table-cell>
          <table:table-cell office:value-type="percentage" office:value="4.1750980518979956E-2" table:style-name="ce114">
            <text:p>4%</text:p>
          </table:table-cell>
          <table:table-cell office:value-type="percentage" office:value="4.1739265360068938E-2" table:style-name="ce114">
            <text:p>4%</text:p>
          </table:table-cell>
          <table:table-cell office:value-type="percentage" office:value="4.9735404313472953E-2" table:style-name="ce114">
            <text:p>5%</text:p>
          </table:table-cell>
          <table:table-cell office:value-type="percentage" office:value="4.1929350675669483E-2" table:style-name="ce114">
            <text:p>4%</text:p>
          </table:table-cell>
          <table:table-cell office:value-type="percentage" office:value="4.3521865816613811E-2" table:style-name="ce114">
            <text:p>4%</text:p>
          </table:table-cell>
          <table:table-cell office:value-type="percentage" office:value="4.1792925977275179E-2" table:style-name="ce114">
            <text:p>4%</text:p>
          </table:table-cell>
          <table:table-cell office:value-type="percentage" office:value="4.4361518441435585E-2" table:style-name="ce114">
            <text:p>4%</text:p>
          </table:table-cell>
          <table:table-cell table:number-columns-repeated="16350"/>
        </table:table-row>
        <table:table-row table:style-name="ro1">
          <table:table-cell office:value-type="string" table:style-name="ce108">
            <text:p>South America</text:p>
          </table:table-cell>
          <table:table-cell office:value-type="percentage" office:value="1.3400329194521582E-2" table:style-name="ce114">
            <text:p>1%</text:p>
          </table:table-cell>
          <table:table-cell office:value-type="percentage" office:value="1.3913903916443085E-2" table:style-name="ce114">
            <text:p>1%</text:p>
          </table:table-cell>
          <table:table-cell office:value-type="percentage" office:value="1.349439757755605E-2" table:style-name="ce114">
            <text:p>1%</text:p>
          </table:table-cell>
          <table:table-cell office:value-type="percentage" office:value="1.425785318199699E-2" table:style-name="ce114">
            <text:p>1%</text:p>
          </table:table-cell>
          <table:table-cell office:value-type="percentage" office:value="1.6318282458424035E-2" table:style-name="ce114">
            <text:p>2%</text:p>
          </table:table-cell>
          <table:table-cell office:value-type="percentage" office:value="1.7467560491226223E-2" table:style-name="ce114">
            <text:p>2%</text:p>
          </table:table-cell>
          <table:table-cell office:value-type="percentage" office:value="1.8497842994086303E-2" table:style-name="ce114">
            <text:p>2%</text:p>
          </table:table-cell>
          <table:table-cell office:value-type="percentage" office:value="1.8673099408205093E-2" table:style-name="ce114">
            <text:p>2%</text:p>
          </table:table-cell>
          <table:table-cell office:value-type="percentage" office:value="1.9848354570451913E-2" table:style-name="ce114">
            <text:p>2%</text:p>
          </table:table-cell>
          <table:table-cell office:value-type="percentage" office:value="2.0973774062049318E-2" table:style-name="ce114">
            <text:p>2%</text:p>
          </table:table-cell>
          <table:table-cell office:value-type="percentage" office:value="2.0246464303985759E-2" table:style-name="ce114">
            <text:p>2%</text:p>
          </table:table-cell>
          <table:table-cell office:value-type="percentage" office:value="2.2591136990124175E-2" table:style-name="ce114">
            <text:p>2%</text:p>
          </table:table-cell>
          <table:table-cell office:value-type="percentage" office:value="2.1415626330519421E-2" table:style-name="ce114">
            <text:p>2%</text:p>
          </table:table-cell>
          <table:table-cell office:value-type="percentage" office:value="2.3700489630738675E-2" table:style-name="ce114">
            <text:p>2%</text:p>
          </table:table-cell>
          <table:table-cell office:value-type="percentage" office:value="2.4856037559301481E-2" table:style-name="ce114">
            <text:p>2%</text:p>
          </table:table-cell>
          <table:table-cell office:value-type="percentage" office:value="2.5381516675443631E-2" table:style-name="ce114">
            <text:p>3%</text:p>
          </table:table-cell>
          <table:table-cell office:value-type="percentage" office:value="2.7881411090501598E-2" table:style-name="ce114">
            <text:p>3%</text:p>
          </table:table-cell>
          <table:table-cell office:value-type="percentage" office:value="3.1756458840139834E-2" table:style-name="ce114">
            <text:p>3%</text:p>
          </table:table-cell>
          <table:table-cell office:value-type="percentage" office:value="3.3968713592897395E-2" table:style-name="ce114">
            <text:p>3%</text:p>
          </table:table-cell>
          <table:table-cell office:value-type="percentage" office:value="3.5944927505027389E-2" table:style-name="ce114">
            <text:p>4%</text:p>
          </table:table-cell>
          <table:table-cell office:value-type="percentage" office:value="3.6758621259935037E-2" table:style-name="ce114">
            <text:p>4%</text:p>
          </table:table-cell>
          <table:table-cell office:value-type="percentage" office:value="3.7658717925276877E-2" table:style-name="ce114">
            <text:p>4%</text:p>
          </table:table-cell>
          <table:table-cell office:value-type="percentage" office:value="4.2147092330767619E-2" table:style-name="ce114">
            <text:p>4%</text:p>
          </table:table-cell>
          <table:table-cell office:value-type="percentage" office:value="4.2480926493667664E-2" table:style-name="ce114">
            <text:p>4%</text:p>
          </table:table-cell>
          <table:table-cell office:value-type="percentage" office:value="4.0684801036135011E-2" table:style-name="ce114">
            <text:p>4%</text:p>
          </table:table-cell>
          <table:table-cell office:value-type="percentage" office:value="3.5425867917392037E-2" table:style-name="ce114">
            <text:p>4%</text:p>
          </table:table-cell>
          <table:table-cell office:value-type="percentage" office:value="3.6412834747657823E-2" table:style-name="ce114">
            <text:p>4%</text:p>
          </table:table-cell>
          <table:table-cell office:value-type="percentage" office:value="4.0315537993068827E-2" table:style-name="ce114">
            <text:p>4%</text:p>
          </table:table-cell>
          <table:table-cell office:value-type="percentage" office:value="4.2496873297391852E-2" table:style-name="ce114">
            <text:p>4%</text:p>
          </table:table-cell>
          <table:table-cell office:value-type="percentage" office:value="3.9344872046805583E-2" table:style-name="ce114">
            <text:p>4%</text:p>
          </table:table-cell>
          <table:table-cell office:value-type="percentage" office:value="3.9349950035795625E-2" table:style-name="ce114">
            <text:p>4%</text:p>
          </table:table-cell>
          <table:table-cell office:value-type="percentage" office:value="3.8074272161053524E-2" table:style-name="ce114">
            <text:p>4%</text:p>
          </table:table-cell>
          <table:table-cell office:value-type="percentage" office:value="3.8428045251518383E-2" table:style-name="ce114">
            <text:p>4%</text:p>
          </table:table-cell>
          <table:table-cell table:number-columns-repeated="16350"/>
        </table:table-row>
        <table:table-row table:style-name="ro1">
          <table:table-cell office:value-type="string" table:style-name="ce108">
            <text:p>North America</text:p>
          </table:table-cell>
          <table:table-cell office:value-type="percentage" office:value="3.9459171303996711E-2" table:style-name="ce114">
            <text:p>4%</text:p>
          </table:table-cell>
          <table:table-cell office:value-type="percentage" office:value="3.7728986865074934E-2" table:style-name="ce114">
            <text:p>4%</text:p>
          </table:table-cell>
          <table:table-cell office:value-type="percentage" office:value="3.9454250356836536E-2" table:style-name="ce114">
            <text:p>4%</text:p>
          </table:table-cell>
          <table:table-cell office:value-type="percentage" office:value="3.8888101239476142E-2" table:style-name="ce114">
            <text:p>4%</text:p>
          </table:table-cell>
          <table:table-cell office:value-type="percentage" office:value="3.9350586459082827E-2" table:style-name="ce114">
            <text:p>4%</text:p>
          </table:table-cell>
          <table:table-cell office:value-type="percentage" office:value="4.1998798817576059E-2" table:style-name="ce114">
            <text:p>4%</text:p>
          </table:table-cell>
          <table:table-cell office:value-type="percentage" office:value="3.9767955394950066E-2" table:style-name="ce114">
            <text:p>4%</text:p>
          </table:table-cell>
          <table:table-cell office:value-type="percentage" office:value="4.2489760144066802E-2" table:style-name="ce114">
            <text:p>4%</text:p>
          </table:table-cell>
          <table:table-cell office:value-type="percentage" office:value="4.2922269892271749E-2" table:style-name="ce114">
            <text:p>4%</text:p>
          </table:table-cell>
          <table:table-cell office:value-type="percentage" office:value="4.6338466650591228E-2" table:style-name="ce114">
            <text:p>5%</text:p>
          </table:table-cell>
          <table:table-cell office:value-type="percentage" office:value="4.7501223037421429E-2" table:style-name="ce114">
            <text:p>5%</text:p>
          </table:table-cell>
          <table:table-cell office:value-type="percentage" office:value="4.7827387454358598E-2" table:style-name="ce114">
            <text:p>5%</text:p>
          </table:table-cell>
          <table:table-cell office:value-type="percentage" office:value="5.0040793436646268E-2" table:style-name="ce114">
            <text:p>5%</text:p>
          </table:table-cell>
          <table:table-cell office:value-type="percentage" office:value="4.5231860514053014E-2" table:style-name="ce114">
            <text:p>5%</text:p>
          </table:table-cell>
          <table:table-cell office:value-type="percentage" office:value="4.5416137782925192E-2" table:style-name="ce114">
            <text:p>5%</text:p>
          </table:table-cell>
          <table:table-cell office:value-type="percentage" office:value="4.0712312628362508E-2" table:style-name="ce114">
            <text:p>4%</text:p>
          </table:table-cell>
          <table:table-cell office:value-type="percentage" office:value="3.9828849131612068E-2" table:style-name="ce114">
            <text:p>4%</text:p>
          </table:table-cell>
          <table:table-cell office:value-type="percentage" office:value="4.079786945541522E-2" table:style-name="ce114">
            <text:p>4%</text:p>
          </table:table-cell>
          <table:table-cell office:value-type="percentage" office:value="4.1971577283395428E-2" table:style-name="ce114">
            <text:p>4%</text:p>
          </table:table-cell>
          <table:table-cell office:value-type="percentage" office:value="4.1273909610549192E-2" table:style-name="ce114">
            <text:p>4%</text:p>
          </table:table-cell>
          <table:table-cell office:value-type="percentage" office:value="4.0990004460560517E-2" table:style-name="ce114">
            <text:p>4%</text:p>
          </table:table-cell>
          <table:table-cell office:value-type="percentage" office:value="4.2837413797275251E-2" table:style-name="ce114">
            <text:p>4%</text:p>
          </table:table-cell>
          <table:table-cell office:value-type="percentage" office:value="4.1051741220026923E-2" table:style-name="ce114">
            <text:p>4%</text:p>
          </table:table-cell>
          <table:table-cell office:value-type="percentage" office:value="3.7311495855693662E-2" table:style-name="ce114">
            <text:p>4%</text:p>
          </table:table-cell>
          <table:table-cell office:value-type="percentage" office:value="3.5577813573662465E-2" table:style-name="ce114">
            <text:p>4%</text:p>
          </table:table-cell>
          <table:table-cell office:value-type="percentage" office:value="3.7809894872387416E-2" table:style-name="ce114">
            <text:p>4%</text:p>
          </table:table-cell>
          <table:table-cell office:value-type="percentage" office:value="3.737987506304434E-2" table:style-name="ce114">
            <text:p>4%</text:p>
          </table:table-cell>
          <table:table-cell office:value-type="percentage" office:value="4.3055647849389818E-2" table:style-name="ce114">
            <text:p>4%</text:p>
          </table:table-cell>
          <table:table-cell office:value-type="percentage" office:value="4.4387771283879912E-2" table:style-name="ce114">
            <text:p>4%</text:p>
          </table:table-cell>
          <table:table-cell office:value-type="percentage" office:value="4.0432134866696466E-2" table:style-name="ce114">
            <text:p>4%</text:p>
          </table:table-cell>
          <table:table-cell office:value-type="percentage" office:value="3.9294049661355787E-2" table:style-name="ce114">
            <text:p>4%</text:p>
          </table:table-cell>
          <table:table-cell office:value-type="percentage" office:value="3.9487117057295608E-2" table:style-name="ce114">
            <text:p>4%</text:p>
          </table:table-cell>
          <table:table-cell office:value-type="percentage" office:value="3.7334010730883445E-2" table:style-name="ce114">
            <text:p>4%</text:p>
          </table:table-cell>
          <table:table-cell table:number-columns-repeated="16350"/>
        </table:table-row>
        <table:table-row table:style-name="ro1">
          <table:table-cell office:value-type="string" table:style-name="ce108">
            <text:p>Asia</text:p>
          </table:table-cell>
          <table:table-cell office:value-type="percentage" office:value="2.5746252665627876E-2" table:style-name="ce114">
            <text:p>3%</text:p>
          </table:table-cell>
          <table:table-cell office:value-type="percentage" office:value="2.6222957965951709E-2" table:style-name="ce114">
            <text:p>3%</text:p>
          </table:table-cell>
          <table:table-cell office:value-type="percentage" office:value="2.5019732756607335E-2" table:style-name="ce114">
            <text:p>3%</text:p>
          </table:table-cell>
          <table:table-cell office:value-type="percentage" office:value="2.3848947190651209E-2" table:style-name="ce114">
            <text:p>2%</text:p>
          </table:table-cell>
          <table:table-cell office:value-type="percentage" office:value="2.4453165407067219E-2" table:style-name="ce114">
            <text:p>2%</text:p>
          </table:table-cell>
          <table:table-cell office:value-type="percentage" office:value="2.8180301622372651E-2" table:style-name="ce114">
            <text:p>3%</text:p>
          </table:table-cell>
          <table:table-cell office:value-type="percentage" office:value="2.8838988182239109E-2" table:style-name="ce114">
            <text:p>3%</text:p>
          </table:table-cell>
          <table:table-cell office:value-type="percentage" office:value="2.8304406563202222E-2" table:style-name="ce114">
            <text:p>3%</text:p>
          </table:table-cell>
          <table:table-cell office:value-type="percentage" office:value="2.9553358969020699E-2" table:style-name="ce114">
            <text:p>3%</text:p>
          </table:table-cell>
          <table:table-cell office:value-type="percentage" office:value="3.3437274119319807E-2" table:style-name="ce114">
            <text:p>3%</text:p>
          </table:table-cell>
          <table:table-cell office:value-type="percentage" office:value="3.5688540636126517E-2" table:style-name="ce114">
            <text:p>4%</text:p>
          </table:table-cell>
          <table:table-cell office:value-type="percentage" office:value="3.4835059328187666E-2" table:style-name="ce114">
            <text:p>3%</text:p>
          </table:table-cell>
          <table:table-cell office:value-type="percentage" office:value="3.8581791309229591E-2" table:style-name="ce114">
            <text:p>4%</text:p>
          </table:table-cell>
          <table:table-cell office:value-type="percentage" office:value="3.8575065221590064E-2" table:style-name="ce114">
            <text:p>4%</text:p>
          </table:table-cell>
          <table:table-cell office:value-type="percentage" office:value="3.6045335221968136E-2" table:style-name="ce114">
            <text:p>4%</text:p>
          </table:table-cell>
          <table:table-cell office:value-type="percentage" office:value="3.6795132465300522E-2" table:style-name="ce114">
            <text:p>4%</text:p>
          </table:table-cell>
          <table:table-cell office:value-type="percentage" office:value="3.5245616414326678E-2" table:style-name="ce114">
            <text:p>4%</text:p>
          </table:table-cell>
          <table:table-cell office:value-type="percentage" office:value="3.8537505286672054E-2" table:style-name="ce114">
            <text:p>4%</text:p>
          </table:table-cell>
          <table:table-cell office:value-type="percentage" office:value="3.9794379689840322E-2" table:style-name="ce114">
            <text:p>4%</text:p>
          </table:table-cell>
          <table:table-cell office:value-type="percentage" office:value="3.9000561629795004E-2" table:style-name="ce114">
            <text:p>4%</text:p>
          </table:table-cell>
          <table:table-cell office:value-type="percentage" office:value="3.9483888369764873E-2" table:style-name="ce114">
            <text:p>4%</text:p>
          </table:table-cell>
          <table:table-cell office:value-type="percentage" office:value="4.0518240633217309E-2" table:style-name="ce114">
            <text:p>4%</text:p>
          </table:table-cell>
          <table:table-cell office:value-type="percentage" office:value="4.4253219936330246E-2" table:style-name="ce114">
            <text:p>4%</text:p>
          </table:table-cell>
          <table:table-cell office:value-type="percentage" office:value="4.6596208680000216E-2" table:style-name="ce114">
            <text:p>5%</text:p>
          </table:table-cell>
          <table:table-cell office:value-type="percentage" office:value="3.8558061823487796E-2" table:style-name="ce114">
            <text:p>4%</text:p>
          </table:table-cell>
          <table:table-cell office:value-type="percentage" office:value="3.5541526374219368E-2" table:style-name="ce114">
            <text:p>4%</text:p>
          </table:table-cell>
          <table:table-cell office:value-type="percentage" office:value="3.6679520219256391E-2" table:style-name="ce114">
            <text:p>4%</text:p>
          </table:table-cell>
          <table:table-cell office:value-type="percentage" office:value="3.819680421965891E-2" table:style-name="ce114">
            <text:p>4%</text:p>
          </table:table-cell>
          <table:table-cell office:value-type="percentage" office:value="4.0789950572848899E-2" table:style-name="ce114">
            <text:p>4%</text:p>
          </table:table-cell>
          <table:table-cell office:value-type="percentage" office:value="3.931266337414218E-2" table:style-name="ce114">
            <text:p>4%</text:p>
          </table:table-cell>
          <table:table-cell office:value-type="percentage" office:value="3.6521702490303704E-2" table:style-name="ce114">
            <text:p>4%</text:p>
          </table:table-cell>
          <table:table-cell office:value-type="percentage" office:value="3.7705045386134076E-2" table:style-name="ce114">
            <text:p>4%</text:p>
          </table:table-cell>
          <table:table-cell office:value-type="percentage" office:value="3.6358981910637619E-2" table:style-name="ce114">
            <text:p>4%</text:p>
          </table:table-cell>
          <table:table-cell table:number-columns-repeated="16350"/>
        </table:table-row>
        <table:table-row table:style-name="ro1">
          <table:table-cell office:value-type="string" table:style-name="ce108">
            <text:p>Rest of Europe</text:p>
          </table:table-cell>
          <table:table-cell office:value-type="percentage" office:value="1.4177100150140697E-2" table:style-name="ce114">
            <text:p>1%</text:p>
          </table:table-cell>
          <table:table-cell office:value-type="percentage" office:value="1.3942394248918967E-2" table:style-name="ce114">
            <text:p>1%</text:p>
          </table:table-cell>
          <table:table-cell office:value-type="percentage" office:value="1.5711541650922634E-2" table:style-name="ce114">
            <text:p>2%</text:p>
          </table:table-cell>
          <table:table-cell office:value-type="percentage" office:value="1.4414540820159244E-2" table:style-name="ce114">
            <text:p>1%</text:p>
          </table:table-cell>
          <table:table-cell office:value-type="percentage" office:value="1.5584791609365463E-2" table:style-name="ce114">
            <text:p>2%</text:p>
          </table:table-cell>
          <table:table-cell office:value-type="percentage" office:value="1.7859215954752719E-2" table:style-name="ce114">
            <text:p>2%</text:p>
          </table:table-cell>
          <table:table-cell office:value-type="percentage" office:value="1.7645649889580721E-2" table:style-name="ce114">
            <text:p>2%</text:p>
          </table:table-cell>
          <table:table-cell office:value-type="percentage" office:value="1.7603871242995513E-2" table:style-name="ce114">
            <text:p>2%</text:p>
          </table:table-cell>
          <table:table-cell office:value-type="percentage" office:value="1.9657257308903858E-2" table:style-name="ce114">
            <text:p>2%</text:p>
          </table:table-cell>
          <table:table-cell office:value-type="percentage" office:value="2.0282806514373416E-2" table:style-name="ce114">
            <text:p>2%</text:p>
          </table:table-cell>
          <table:table-cell office:value-type="percentage" office:value="2.1543869844158035E-2" table:style-name="ce114">
            <text:p>2%</text:p>
          </table:table-cell>
          <table:table-cell office:value-type="percentage" office:value="2.1944853876749985E-2" table:style-name="ce114">
            <text:p>2%</text:p>
          </table:table-cell>
          <table:table-cell office:value-type="percentage" office:value="2.0805114306882217E-2" table:style-name="ce114">
            <text:p>2%</text:p>
          </table:table-cell>
          <table:table-cell office:value-type="percentage" office:value="2.0070462919334727E-2" table:style-name="ce114">
            <text:p>2%</text:p>
          </table:table-cell>
          <table:table-cell office:value-type="percentage" office:value="2.1304488391693521E-2" table:style-name="ce114">
            <text:p>2%</text:p>
          </table:table-cell>
          <table:table-cell office:value-type="percentage" office:value="2.0257606848434251E-2" table:style-name="ce114">
            <text:p>2%</text:p>
          </table:table-cell>
          <table:table-cell office:value-type="percentage" office:value="2.2190176234386919E-2" table:style-name="ce114">
            <text:p>2%</text:p>
          </table:table-cell>
          <table:table-cell office:value-type="percentage" office:value="2.6072842219544944E-2" table:style-name="ce114">
            <text:p>3%</text:p>
          </table:table-cell>
          <table:table-cell office:value-type="percentage" office:value="2.6317462154617693E-2" table:style-name="ce114">
            <text:p>3%</text:p>
          </table:table-cell>
          <table:table-cell office:value-type="percentage" office:value="2.2908207444888296E-2" table:style-name="ce114">
            <text:p>2%</text:p>
          </table:table-cell>
          <table:table-cell office:value-type="percentage" office:value="2.073102553250623E-2" table:style-name="ce114">
            <text:p>2%</text:p>
          </table:table-cell>
          <table:table-cell office:value-type="percentage" office:value="2.2686051847768535E-2" table:style-name="ce114">
            <text:p>2%</text:p>
          </table:table-cell>
          <table:table-cell office:value-type="percentage" office:value="2.094859725274998E-2" table:style-name="ce114">
            <text:p>2%</text:p>
          </table:table-cell>
          <table:table-cell office:value-type="percentage" office:value="1.934736904117355E-2" table:style-name="ce114">
            <text:p>2%</text:p>
          </table:table-cell>
          <table:table-cell office:value-type="percentage" office:value="1.9015806013808395E-2" table:style-name="ce114">
            <text:p>2%</text:p>
          </table:table-cell>
          <table:table-cell office:value-type="percentage" office:value="1.8941837000607555E-2" table:style-name="ce114">
            <text:p>2%</text:p>
          </table:table-cell>
          <table:table-cell office:value-type="percentage" office:value="1.8024695521953502E-2" table:style-name="ce114">
            <text:p>2%</text:p>
          </table:table-cell>
          <table:table-cell office:value-type="percentage" office:value="1.7795500442875235E-2" table:style-name="ce114">
            <text:p>2%</text:p>
          </table:table-cell>
          <table:table-cell office:value-type="percentage" office:value="2.1424785329793129E-2" table:style-name="ce114">
            <text:p>2%</text:p>
          </table:table-cell>
          <table:table-cell office:value-type="percentage" office:value="2.0260849886600575E-2" table:style-name="ce114">
            <text:p>2%</text:p>
          </table:table-cell>
          <table:table-cell office:value-type="percentage" office:value="2.1301190453798542E-2" table:style-name="ce114">
            <text:p>2%</text:p>
          </table:table-cell>
          <table:table-cell office:value-type="percentage" office:value="2.1941890434062944E-2" table:style-name="ce114">
            <text:p>2%</text:p>
          </table:table-cell>
          <table:table-cell office:value-type="percentage" office:value="1.9313748750265234E-2" table:style-name="ce114">
            <text:p>2%</text:p>
          </table:table-cell>
          <table:table-cell table:number-columns-repeated="16350"/>
        </table:table-row>
        <table:table-row table:style-name="ro1">
          <table:table-cell office:value-type="string" table:style-name="ce112">
            <text:p>Australasia</text:p>
          </table:table-cell>
          <table:table-cell office:value-type="percentage" office:value="1.794485975054862E-2" table:style-name="ce115">
            <text:p>2%</text:p>
          </table:table-cell>
          <table:table-cell office:value-type="percentage" office:value="1.6124585073707232E-2" table:style-name="ce115">
            <text:p>2%</text:p>
          </table:table-cell>
          <table:table-cell office:value-type="percentage" office:value="1.7157590921010251E-2" table:style-name="ce115">
            <text:p>2%</text:p>
          </table:table-cell>
          <table:table-cell office:value-type="percentage" office:value="1.6068125707761876E-2" table:style-name="ce115">
            <text:p>2%</text:p>
          </table:table-cell>
          <table:table-cell office:value-type="percentage" office:value="1.7562480428928617E-2" table:style-name="ce115">
            <text:p>2%</text:p>
          </table:table-cell>
          <table:table-cell office:value-type="percentage" office:value="2.0026811028749043E-2" table:style-name="ce115">
            <text:p>2%</text:p>
          </table:table-cell>
          <table:table-cell office:value-type="percentage" office:value="1.8738554530007261E-2" table:style-name="ce115">
            <text:p>2%</text:p>
          </table:table-cell>
          <table:table-cell office:value-type="percentage" office:value="1.9394237206786461E-2" table:style-name="ce115">
            <text:p>2%</text:p>
          </table:table-cell>
          <table:table-cell office:value-type="percentage" office:value="2.0690923199591114E-2" table:style-name="ce115">
            <text:p>2%</text:p>
          </table:table-cell>
          <table:table-cell office:value-type="percentage" office:value="1.9247017896679455E-2" table:style-name="ce115">
            <text:p>2%</text:p>
          </table:table-cell>
          <table:table-cell office:value-type="percentage" office:value="1.760052463367575E-2" table:style-name="ce115">
            <text:p>2%</text:p>
          </table:table-cell>
          <table:table-cell office:value-type="percentage" office:value="1.9033384776357371E-2" table:style-name="ce115">
            <text:p>2%</text:p>
          </table:table-cell>
          <table:table-cell office:value-type="percentage" office:value="1.8132796627506817E-2" table:style-name="ce115">
            <text:p>2%</text:p>
          </table:table-cell>
          <table:table-cell office:value-type="percentage" office:value="1.5829800448964218E-2" table:style-name="ce115">
            <text:p>2%</text:p>
          </table:table-cell>
          <table:table-cell office:value-type="percentage" office:value="1.5832531484401335E-2" table:style-name="ce115">
            <text:p>2%</text:p>
          </table:table-cell>
          <table:table-cell office:value-type="percentage" office:value="1.5930705451515252E-2" table:style-name="ce115">
            <text:p>2%</text:p>
          </table:table-cell>
          <table:table-cell office:value-type="percentage" office:value="1.5646599284784232E-2" table:style-name="ce115">
            <text:p>2%</text:p>
          </table:table-cell>
          <table:table-cell office:value-type="percentage" office:value="1.4945235883728354E-2" table:style-name="ce115">
            <text:p>1%</text:p>
          </table:table-cell>
          <table:table-cell office:value-type="percentage" office:value="1.4729103714863058E-2" table:style-name="ce115">
            <text:p>1%</text:p>
          </table:table-cell>
          <table:table-cell office:value-type="percentage" office:value="1.3500300356439373E-2" table:style-name="ce115">
            <text:p>1%</text:p>
          </table:table-cell>
          <table:table-cell office:value-type="percentage" office:value="1.3234720158617576E-2" table:style-name="ce115">
            <text:p>1%</text:p>
          </table:table-cell>
          <table:table-cell office:value-type="percentage" office:value="1.498436456407932E-2" table:style-name="ce115">
            <text:p>1%</text:p>
          </table:table-cell>
          <table:table-cell office:value-type="percentage" office:value="1.0850909171208529E-2" table:style-name="ce115">
            <text:p>1%</text:p>
          </table:table-cell>
          <table:table-cell office:value-type="percentage" office:value="1.2326963216626784E-2" table:style-name="ce115">
            <text:p>1%</text:p>
          </table:table-cell>
          <table:table-cell office:value-type="percentage" office:value="1.0699658698644256E-2" table:style-name="ce115">
            <text:p>1%</text:p>
          </table:table-cell>
          <table:table-cell office:value-type="percentage" office:value="1.0831299440305125E-2" table:style-name="ce115">
            <text:p>1%</text:p>
          </table:table-cell>
          <table:table-cell office:value-type="percentage" office:value="1.1838266432514302E-2" table:style-name="ce115">
            <text:p>1%</text:p>
          </table:table-cell>
          <table:table-cell office:value-type="percentage" office:value="1.0527307698898199E-2" table:style-name="ce115">
            <text:p>1%</text:p>
          </table:table-cell>
          <table:table-cell office:value-type="percentage" office:value="9.5874888460531823E-3" table:style-name="ce115">
            <text:p>1%</text:p>
          </table:table-cell>
          <table:table-cell office:value-type="percentage" office:value="8.9363341542488678E-3" table:style-name="ce115">
            <text:p>1%</text:p>
          </table:table-cell>
          <table:table-cell office:value-type="percentage" office:value="7.0036645652814082E-3" table:style-name="ce115">
            <text:p>1%</text:p>
          </table:table-cell>
          <table:table-cell office:value-type="percentage" office:value="6.8695325639707913E-3" table:style-name="ce115">
            <text:p>1%</text:p>
          </table:table-cell>
          <table:table-cell office:value-type="percentage" office:value="7.0881164895487229E-3" table:style-name="ce115">
            <text:p>1%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Based on the farm-gate value of raw food</text:p>
          </table:table-cell>
          <table:table-cell table:number-columns-repeated="16383" table:style-name="ce108"/>
        </table:table-row>
        <table:table-row table:style-name="ro1">
          <table:table-cell office:value-type="string" table:style-name="ce11">
            <text:p>(a) Consumption of UK origin consists of UK domestic production minus UK exports</text:p>
          </table:table-cell>
          <table:table-cell table:number-columns-repeated="16383" table:style-name="ce108"/>
        </table:table-row>
        <table:table-row table:style-name="ro1">
          <table:table-cell office:value-type="string" table:style-name="ce11">
            <text:p>(b) UK exports are given as a percentage of total UK consumption.</text:p>
          </table:table-cell>
          <table:table-cell table:number-columns-repeated="16383" table:style-name="ce108"/>
        </table:table-row>
        <table:table-row table:style-name="ro1">
          <table:table-cell office:value-type="string" table:style-name="ce108">
            <text:p>(c) Membership of the EU increased between 2002 and 2013, from 15 to 28 countries</text:p>
          </table:table-cell>
          <table:table-cell table:number-columns-repeated="16383" table:style-name="ce10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0">
            <text:p>© Crown copyright, 2021</text:p>
          </table:table-cell>
          <table:table-cell table:number-columns-repeated="3" table:style-name="ce36"/>
          <table:table-cell table:number-columns-repeated="16380" table:style-name="ce108"/>
        </table:table-row>
        <table:table-row table:number-rows-repeated="22" table:style-name="ro1">
          <table:table-cell table:number-columns-repeated="16384"/>
        </table:table-row>
        <table:table-row table:style-name="ro2">
          <table:table-cell table:style-name="ce116"/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style-name="ce117"/>
          <table:table-cell table:number-columns-repeated="16383"/>
        </table:table-row>
        <table:table-row table:number-rows-repeated="1048523" table:style-name="ro1">
          <table:table-cell table:number-columns-repeated="16384"/>
        </table:table-row>
      </table:table>
      <table:table table:name="Figure_14_5" table:style-name="ta1">
        <table:table-column table:style-name="co11" table:number-columns-repeated="2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15" table:default-cell-style-name="ce5"/>
        <table:table-column table:style-name="co1" table:number-columns-repeated="3" table:default-cell-style-name="ce5"/>
        <table:table-column table:style-name="co25" table:default-cell-style-name="ce5"/>
        <table:table-column table:style-name="co1" table:number-columns-repeated="2" table:default-cell-style-name="ce5"/>
        <table:table-column table:style-name="co26" table:number-columns-repeated="2" table:default-cell-style-name="ce1"/>
        <table:table-column table:style-name="co1" table:number-columns-repeated="234" table:default-cell-style-name="ce5"/>
        <table:table-column table:style-name="co27" table:default-cell-style-name="ce5"/>
        <table:table-column table:style-name="co28" table:default-cell-style-name="ce5"/>
        <table:table-column table:style-name="co29" table:number-columns-repeated="3" table:default-cell-style-name="ce5"/>
        <table:table-column table:style-name="co11" table:default-cell-style-name="ce5"/>
        <table:table-column table:style-name="co26" table:number-columns-repeated="16129" table:default-cell-style-name="ce5"/>
        <table:table-row table:style-name="ro1">
          <table:table-cell office:value-type="string" table:style-name="ce24">
            <text:p>Date of update: 22 July 2021</text:p>
          </table:table-cell>
          <table:table-cell table:style-name="ce24"/>
          <table:table-cell table:style-name="ce25"/>
          <table:table-cell table:style-name="ce26"/>
          <table:table-cell table:style-name="ce24"/>
          <table:table-cell table:number-columns-repeated="8" table:style-name="ce33"/>
          <table:table-cell table:number-columns-repeated="2" table:style-name="ce89"/>
          <table:table-cell table:number-columns-repeated="16369" table:style-name="ce33"/>
        </table:table-row>
        <table:table-row table:style-name="ro1">
          <table:table-cell office:value-type="string" table:style-name="ce24">
            <text:p>Next update: June 2022</text:p>
          </table:table-cell>
          <table:table-cell table:style-name="ce24"/>
          <table:table-cell table:style-name="ce25"/>
          <table:table-cell table:style-name="ce26"/>
          <table:table-cell table:style-name="ce24"/>
          <table:table-cell table:number-columns-repeated="8" table:style-name="ce33"/>
          <table:table-cell table:number-columns-repeated="2" table:style-name="ce89"/>
          <table:table-cell table:number-columns-repeated="16369" table:style-name="ce33"/>
        </table:table-row>
        <table:table-row table:style-name="ro1">
          <table:table-cell table:number-columns-repeated="13" table:style-name="ce33"/>
          <table:table-cell table:number-columns-repeated="2" table:style-name="ce89"/>
          <table:table-cell table:number-columns-repeated="16369" table:style-name="ce33"/>
        </table:table-row>
        <table:table-row table:style-name="ro2">
          <table:table-cell office:value-type="string" table:style-name="ce31">
            <text:p>Figure 14.5 Consumer expenditure on food, drink and catering</text:p>
          </table:table-cell>
          <table:table-cell table:number-columns-repeated="12" table:style-name="ce33"/>
          <table:table-cell table:number-columns-repeated="2" table:style-name="ce89"/>
          <table:table-cell table:number-columns-repeated="16369" table:style-name="ce33"/>
        </table:table-row>
        <table:table-row table:style-name="ro5">
          <table:table-cell office:value-type="string" table:style-name="ce35">
            <text:p>Enquiries: David Lee on +44 (0) 208 026 3006<text:s text:c="2"/></text:p>
          </table:table-cell>
          <table:table-cell table:number-columns-repeated="2" table:style-name="ce118"/>
          <table:table-cell table:number-columns-repeated="3" table:style-name="ce119"/>
          <table:table-cell office:value-type="string" table:style-name="ce10">
            <text:p><text:a xlink:href="mailto:david.lee@defra.gov.uk">email:david.lee@defra.gov.uk</text:a></text:p>
          </table:table-cell>
          <table:table-cell table:style-name="ce33"/>
          <table:table-cell table:style-name="ce29"/>
          <table:table-cell table:style-name="ce90"/>
          <table:table-cell table:style-name="ce29"/>
          <table:table-cell table:number-columns-repeated="2" table:style-name="ce30"/>
          <table:table-cell table:number-columns-repeated="2" table:style-name="ce90"/>
          <table:table-cell table:style-name="ce120"/>
          <table:table-cell table:style-name="ce90"/>
          <table:table-cell table:number-columns-repeated="2" table:style-name="ce120"/>
          <table:table-cell table:style-name="ce90"/>
          <table:table-cell table:style-name="ce121"/>
          <table:table-cell table:number-columns-repeated="16363" table:style-name="ce90"/>
        </table:table-row>
        <table:table-row table:style-name="ro1">
          <table:table-cell table:number-columns-repeated="9" table:style-name="ce33"/>
          <table:table-cell table:style-name="ce34"/>
          <table:table-cell table:number-columns-repeated="3" table:style-name="ce33"/>
          <table:table-cell table:number-columns-repeated="2" table:style-name="ce89"/>
          <table:table-cell table:number-columns-repeated="16369" table:style-name="ce33"/>
        </table:table-row>
        <table:table-row table:style-name="ro8">
          <table:table-cell office:value-type="string" table:style-name="ce122">
            <text:p>Annual trends in<text:s/><text:span text:style-name="T2">current</text:span><text:s/>prices (£billion)</text:p>
          </table:table-cell>
          <table:table-cell table:number-columns-repeated="12" table:style-name="ce33"/>
          <table:table-cell table:number-columns-repeated="2" table:style-name="ce89"/>
          <table:table-cell table:number-columns-repeated="16369" table:style-name="ce33"/>
        </table:table-row>
        <table:table-row table:style-name="ro1">
          <table:table-cell table:style-name="ce138"/>
          <table:table-cell office:value-type="string" table:style-name="ce123">
            <text:p>catering</text:p>
          </table:table-cell>
          <table:table-cell office:value-type="string" table:style-name="ce123">
            <text:p>drink (a)</text:p>
          </table:table-cell>
          <table:table-cell office:value-type="string" table:style-name="ce123">
            <text:p>food (b)</text:p>
          </table:table-cell>
          <table:table-cell office:value-type="string" table:style-name="ce123">
            <text:p>Total food sector</text:p>
          </table:table-cell>
          <table:table-cell table:number-columns-repeated="3" table:style-name="ce33"/>
          <table:table-cell table:style-name="ce124"/>
          <table:table-cell table:number-columns-repeated="4" table:style-name="ce33"/>
          <table:table-cell table:number-columns-repeated="2" table:style-name="ce89"/>
          <table:table-cell table:number-columns-repeated="3" table:style-name="ce33"/>
          <table:table-cell table:style-name="ce124"/>
          <table:table-cell table:number-columns-repeated="16365" table:style-name="ce33"/>
        </table:table-row>
        <table:table-row table:style-name="ro1">
          <table:table-cell office:value-type="float" office:value="2005" table:style-name="ce122">
            <text:p>2005</text:p>
          </table:table-cell>
          <table:table-cell office:value-type="currency" office:value="42.408999999999999" table:style-name="ce125">
            <text:p>£42</text:p>
          </table:table-cell>
          <table:table-cell office:value-type="currency" office:value="40.976999999999997" table:style-name="ce125">
            <text:p>£41</text:p>
          </table:table-cell>
          <table:table-cell office:value-type="currency" office:value="67.623000000000005" table:style-name="ce125">
            <text:p>£68</text:p>
          </table:table-cell>
          <table:table-cell office:value-type="currency" office:value="151.00899999999999" table:style-name="ce125">
            <text:p>£151</text:p>
          </table:table-cell>
          <table:table-cell table:number-columns-repeated="8" table:style-name="ce33"/>
          <table:table-cell table:number-columns-repeated="2" table:style-name="ce89"/>
          <table:table-cell table:number-columns-repeated="4" table:style-name="ce100"/>
          <table:table-cell table:number-columns-repeated="16365" table:style-name="ce33"/>
        </table:table-row>
        <table:table-row table:style-name="ro1">
          <table:table-cell office:value-type="float" office:value="2006" table:style-name="ce122">
            <text:p>2006</text:p>
          </table:table-cell>
          <table:table-cell office:value-type="currency" office:value="43.872" table:style-name="ce125">
            <text:p>£44</text:p>
          </table:table-cell>
          <table:table-cell office:value-type="currency" office:value="41.290999999999997" table:style-name="ce125">
            <text:p>£41</text:p>
          </table:table-cell>
          <table:table-cell office:value-type="currency" office:value="70.028000000000006" table:style-name="ce125">
            <text:p>£70</text:p>
          </table:table-cell>
          <table:table-cell office:value-type="currency" office:value="155.191" table:style-name="ce125">
            <text:p>£155</text:p>
          </table:table-cell>
          <table:table-cell table:style-name="ce126"/>
          <table:table-cell table:number-columns-repeated="7" table:style-name="ce33"/>
          <table:table-cell table:number-columns-repeated="2" table:style-name="ce89"/>
          <table:table-cell table:number-columns-repeated="4" table:style-name="ce100"/>
          <table:table-cell table:number-columns-repeated="16365" table:style-name="ce33"/>
        </table:table-row>
        <table:table-row table:style-name="ro1">
          <table:table-cell office:value-type="float" office:value="2007" table:style-name="ce122">
            <text:p>2007</text:p>
          </table:table-cell>
          <table:table-cell office:value-type="currency" office:value="46.271999999999998" table:style-name="ce125">
            <text:p>£46</text:p>
          </table:table-cell>
          <table:table-cell office:value-type="currency" office:value="42.622" table:style-name="ce125">
            <text:p>£43</text:p>
          </table:table-cell>
          <table:table-cell office:value-type="currency" office:value="73.006" table:style-name="ce125">
            <text:p>£73</text:p>
          </table:table-cell>
          <table:table-cell office:value-type="currency" office:value="161.9" table:style-name="ce125">
            <text:p>£162</text:p>
          </table:table-cell>
          <table:table-cell table:style-name="ce126"/>
          <table:table-cell table:number-columns-repeated="7" table:style-name="ce33"/>
          <table:table-cell table:number-columns-repeated="2" table:style-name="ce89"/>
          <table:table-cell table:number-columns-repeated="4" table:style-name="ce100"/>
          <table:table-cell table:number-columns-repeated="16365" table:style-name="ce33"/>
        </table:table-row>
        <table:table-row table:style-name="ro1">
          <table:table-cell office:value-type="float" office:value="2008" table:style-name="ce122">
            <text:p>2008</text:p>
          </table:table-cell>
          <table:table-cell office:value-type="currency" office:value="48.864214778683753" table:style-name="ce125">
            <text:p>£49</text:p>
          </table:table-cell>
          <table:table-cell office:value-type="currency" office:value="41.599785221316246" table:style-name="ce125">
            <text:p>£42</text:p>
          </table:table-cell>
          <table:table-cell office:value-type="currency" office:value="77.667000000000002" table:style-name="ce125">
            <text:p>£78</text:p>
          </table:table-cell>
          <table:table-cell office:value-type="currency" office:value="168.131" table:style-name="ce125">
            <text:p>£168</text:p>
          </table:table-cell>
          <table:table-cell table:style-name="ce127"/>
          <table:table-cell table:number-columns-repeated="7" table:style-name="ce33"/>
          <table:table-cell table:number-columns-repeated="2" table:style-name="ce89"/>
          <table:table-cell table:number-columns-repeated="4" table:style-name="ce100"/>
          <table:table-cell table:number-columns-repeated="16365" table:style-name="ce33"/>
        </table:table-row>
        <table:table-row table:style-name="ro1">
          <table:table-cell office:value-type="float" office:value="2009" table:style-name="ce122">
            <text:p>2009</text:p>
          </table:table-cell>
          <table:table-cell office:value-type="currency" office:value="47.572398153283473" table:style-name="ce125">
            <text:p>£48</text:p>
          </table:table-cell>
          <table:table-cell office:value-type="currency" office:value="39.704601846716528" table:style-name="ce125">
            <text:p>£40</text:p>
          </table:table-cell>
          <table:table-cell office:value-type="currency" office:value="79.72" table:style-name="ce125">
            <text:p>£80</text:p>
          </table:table-cell>
          <table:table-cell office:value-type="currency" office:value="166.99700000000001" table:style-name="ce125">
            <text:p>£167</text:p>
          </table:table-cell>
          <table:table-cell table:style-name="ce126"/>
          <table:table-cell table:number-columns-repeated="7" table:style-name="ce33"/>
          <table:table-cell table:number-columns-repeated="2" table:style-name="ce89"/>
          <table:table-cell table:number-columns-repeated="4" table:style-name="ce100"/>
          <table:table-cell table:number-columns-repeated="16365" table:style-name="ce33"/>
        </table:table-row>
        <table:table-row table:style-name="ro1">
          <table:table-cell office:value-type="float" office:value="2010" table:style-name="ce122">
            <text:p>2010</text:p>
          </table:table-cell>
          <table:table-cell office:value-type="currency" office:value="49.733641714888407" table:style-name="ce125">
            <text:p>£50</text:p>
          </table:table-cell>
          <table:table-cell office:value-type="currency" office:value="41.110358285111595" table:style-name="ce125">
            <text:p>£41</text:p>
          </table:table-cell>
          <table:table-cell office:value-type="currency" office:value="80.962999999999994" table:style-name="ce125">
            <text:p>£81</text:p>
          </table:table-cell>
          <table:table-cell office:value-type="currency" office:value="171.80699999999999" table:style-name="ce125">
            <text:p>£172</text:p>
          </table:table-cell>
          <table:table-cell table:style-name="ce126"/>
          <table:table-cell table:number-columns-repeated="7" table:style-name="ce33"/>
          <table:table-cell table:number-columns-repeated="2" table:style-name="ce89"/>
          <table:table-cell table:number-columns-repeated="4" table:style-name="ce100"/>
          <table:table-cell table:number-columns-repeated="16365" table:style-name="ce33"/>
        </table:table-row>
        <table:table-row table:style-name="ro1">
          <table:table-cell office:value-type="float" office:value="2011" table:style-name="ce122">
            <text:p>2011</text:p>
          </table:table-cell>
          <table:table-cell office:value-type="currency" office:value="51.764065893335165" table:style-name="ce125">
            <text:p>£52</text:p>
          </table:table-cell>
          <table:table-cell office:value-type="currency" office:value="44.038934106664833" table:style-name="ce125">
            <text:p>£44</text:p>
          </table:table-cell>
          <table:table-cell office:value-type="currency" office:value="86.66" table:style-name="ce125">
            <text:p>£87</text:p>
          </table:table-cell>
          <table:table-cell office:value-type="currency" office:value="182.46299999999999" table:style-name="ce125">
            <text:p>£182</text:p>
          </table:table-cell>
          <table:table-cell table:style-name="ce126"/>
          <table:table-cell table:number-columns-repeated="7" table:style-name="ce33"/>
          <table:table-cell table:number-columns-repeated="2" table:style-name="ce89"/>
          <table:table-cell table:number-columns-repeated="4" table:style-name="ce100"/>
          <table:table-cell table:number-columns-repeated="16365" table:style-name="ce33"/>
        </table:table-row>
        <table:table-row table:style-name="ro1">
          <table:table-cell office:value-type="float" office:value="2012" table:style-name="ce122">
            <text:p>2012</text:p>
          </table:table-cell>
          <table:table-cell office:value-type="currency" office:value="52.831759228221131" table:style-name="ce125">
            <text:p>£53</text:p>
          </table:table-cell>
          <table:table-cell office:value-type="currency" office:value="46.331240771778866" table:style-name="ce125">
            <text:p>£46</text:p>
          </table:table-cell>
          <table:table-cell office:value-type="currency" office:value="89.224999999999994" table:style-name="ce125">
            <text:p>£89</text:p>
          </table:table-cell>
          <table:table-cell office:value-type="currency" office:value="188.38800000000001" table:style-name="ce125">
            <text:p>£188</text:p>
          </table:table-cell>
          <table:table-cell table:style-name="ce126"/>
          <table:table-cell table:number-columns-repeated="7" table:style-name="ce33"/>
          <table:table-cell table:number-columns-repeated="2" table:style-name="ce89"/>
          <table:table-cell table:number-columns-repeated="4" table:style-name="ce100"/>
          <table:table-cell table:number-columns-repeated="16365" table:style-name="ce33"/>
        </table:table-row>
        <table:table-row table:style-name="ro1">
          <table:table-cell office:value-type="float" office:value="2013" table:style-name="ce122">
            <text:p>2013</text:p>
          </table:table-cell>
          <table:table-cell office:value-type="currency" office:value="54.613399999999992" table:style-name="ce125">
            <text:p>£55</text:p>
          </table:table-cell>
          <table:table-cell office:value-type="currency" office:value="49.472600000000007" table:style-name="ce125">
            <text:p>£49</text:p>
          </table:table-cell>
          <table:table-cell office:value-type="currency" office:value="92.031999999999996" table:style-name="ce125">
            <text:p>£92</text:p>
          </table:table-cell>
          <table:table-cell office:value-type="currency" office:value="196.11799999999999" table:style-name="ce125">
            <text:p>£196</text:p>
          </table:table-cell>
          <table:table-cell table:style-name="ce126"/>
          <table:table-cell table:number-columns-repeated="7" table:style-name="ce33"/>
          <table:table-cell table:number-columns-repeated="2" table:style-name="ce89"/>
          <table:table-cell table:number-columns-repeated="4" table:style-name="ce100"/>
          <table:table-cell table:number-columns-repeated="16365" table:style-name="ce33"/>
        </table:table-row>
        <table:table-row table:style-name="ro1">
          <table:table-cell office:value-type="float" office:value="2014" table:style-name="ce122">
            <text:p>2014</text:p>
          </table:table-cell>
          <table:table-cell office:value-type="currency" office:value="56.854599999999998" table:style-name="ce125">
            <text:p>£57</text:p>
          </table:table-cell>
          <table:table-cell office:value-type="currency" office:value="50.689399999999999" table:style-name="ce125">
            <text:p>£51</text:p>
          </table:table-cell>
          <table:table-cell office:value-type="currency" office:value="93.331999999999994" table:style-name="ce125">
            <text:p>£93</text:p>
          </table:table-cell>
          <table:table-cell office:value-type="currency" office:value="200.876" table:style-name="ce125">
            <text:p>£201</text:p>
          </table:table-cell>
          <table:table-cell table:number-columns-repeated="3" table:style-name="ce126"/>
          <table:table-cell table:number-columns-repeated="5" table:style-name="ce33"/>
          <table:table-cell table:number-columns-repeated="2" table:style-name="ce89"/>
          <table:table-cell table:number-columns-repeated="4" table:style-name="ce100"/>
          <table:table-cell table:number-columns-repeated="16365" table:style-name="ce33"/>
        </table:table-row>
        <table:table-row table:style-name="ro1">
          <table:table-cell office:value-type="float" office:value="2015" table:style-name="ce122">
            <text:p>2015</text:p>
          </table:table-cell>
          <table:table-cell office:value-type="currency" office:value="58.449599999999997" table:style-name="ce125">
            <text:p>£58</text:p>
          </table:table-cell>
          <table:table-cell office:value-type="currency" office:value="52.256399999999999" table:style-name="ce125">
            <text:p>£52</text:p>
          </table:table-cell>
          <table:table-cell office:value-type="currency" office:value="91.367999999999995" table:style-name="ce125">
            <text:p>£91</text:p>
          </table:table-cell>
          <table:table-cell office:value-type="currency" office:value="202.07400000000001" table:style-name="ce125">
            <text:p>£202</text:p>
          </table:table-cell>
          <table:table-cell table:number-columns-repeated="2" table:style-name="ce128"/>
          <table:table-cell table:style-name="ce33"/>
          <table:table-cell table:style-name="ce126"/>
          <table:table-cell table:number-columns-repeated="4" table:style-name="ce33"/>
          <table:table-cell table:number-columns-repeated="2" table:style-name="ce89"/>
          <table:table-cell table:number-columns-repeated="4" table:style-name="ce100"/>
          <table:table-cell table:number-columns-repeated="16365" table:style-name="ce33"/>
        </table:table-row>
        <table:table-row table:style-name="ro1">
          <table:table-cell office:value-type="float" office:value="2016" table:style-name="ce122">
            <text:p>2016</text:p>
          </table:table-cell>
          <table:table-cell office:value-type="currency" office:value="60.724599999999995" table:style-name="ce125">
            <text:p>£61</text:p>
          </table:table-cell>
          <table:table-cell office:value-type="currency" office:value="53.805399999999999" table:style-name="ce125">
            <text:p>£54</text:p>
          </table:table-cell>
          <table:table-cell office:value-type="currency" office:value="95.238" table:style-name="ce125">
            <text:p>£95</text:p>
          </table:table-cell>
          <table:table-cell office:value-type="currency" office:value="209.768" table:style-name="ce125">
            <text:p>£210</text:p>
          </table:table-cell>
          <table:table-cell table:number-columns-repeated="2" table:style-name="ce128"/>
          <table:table-cell table:number-columns-repeated="6" table:style-name="ce33"/>
          <table:table-cell table:number-columns-repeated="2" table:style-name="ce89"/>
          <table:table-cell table:number-columns-repeated="4" table:style-name="ce100"/>
          <table:table-cell table:number-columns-repeated="16365" table:style-name="ce33"/>
        </table:table-row>
        <table:table-row table:style-name="ro1">
          <table:table-cell office:value-type="float" office:value="2017" table:style-name="ce122">
            <text:p>2017</text:p>
          </table:table-cell>
          <table:table-cell office:value-type="currency" office:value="63.342599999999997" table:style-name="ce125">
            <text:p>£63</text:p>
          </table:table-cell>
          <table:table-cell office:value-type="currency" office:value="56.816400000000002" table:style-name="ce125">
            <text:p>£57</text:p>
          </table:table-cell>
          <table:table-cell office:value-type="currency" office:value="100.538" table:style-name="ce125">
            <text:p>£101</text:p>
          </table:table-cell>
          <table:table-cell office:value-type="currency" office:value="220.697" table:style-name="ce125">
            <text:p>£221</text:p>
          </table:table-cell>
          <table:table-cell table:number-columns-repeated="2" table:style-name="ce128"/>
          <table:table-cell table:number-columns-repeated="6" table:style-name="ce33"/>
          <table:table-cell table:number-columns-repeated="2" table:style-name="ce89"/>
          <table:table-cell table:number-columns-repeated="4" table:style-name="ce100"/>
          <table:table-cell table:number-columns-repeated="16365" table:style-name="ce33"/>
        </table:table-row>
        <table:table-row table:style-name="ro1">
          <table:table-cell office:value-type="float" office:value="2018" table:style-name="ce122">
            <text:p>2018</text:p>
          </table:table-cell>
          <table:table-cell office:value-type="currency" office:value="64.756599999999992" table:style-name="ce125">
            <text:p>£65</text:p>
          </table:table-cell>
          <table:table-cell office:value-type="currency" office:value="59.160400000000003" table:style-name="ce125">
            <text:p>£59</text:p>
          </table:table-cell>
          <table:table-cell office:value-type="currency" office:value="104.378" table:style-name="ce125">
            <text:p>£104</text:p>
          </table:table-cell>
          <table:table-cell office:value-type="currency" office:value="228.29499999999999" table:style-name="ce125">
            <text:p>£228</text:p>
          </table:table-cell>
          <table:table-cell table:style-name="ce127"/>
          <table:table-cell table:style-name="ce128"/>
          <table:table-cell table:number-columns-repeated="6" table:style-name="ce33"/>
          <table:table-cell table:number-columns-repeated="2" table:style-name="ce89"/>
          <table:table-cell table:number-columns-repeated="4" table:style-name="ce100"/>
          <table:table-cell table:number-columns-repeated="16365" table:style-name="ce33"/>
        </table:table-row>
        <table:table-row table:style-name="ro1">
          <table:table-cell office:value-type="float" office:value="2019" table:style-name="ce122">
            <text:p>2019</text:p>
          </table:table-cell>
          <table:table-cell office:value-type="currency" office:value="66.969399999999993" table:style-name="ce125">
            <text:p>£67</text:p>
          </table:table-cell>
          <table:table-cell office:value-type="currency" office:value="60.815599999999996" table:style-name="ce125">
            <text:p>£61</text:p>
          </table:table-cell>
          <table:table-cell office:value-type="currency" office:value="106.583" table:style-name="ce125">
            <text:p>£107</text:p>
          </table:table-cell>
          <table:table-cell office:value-type="currency" office:value="234.36799999999999" table:style-name="ce125">
            <text:p>£234</text:p>
          </table:table-cell>
          <table:table-cell table:style-name="ce127"/>
          <table:table-cell table:style-name="ce128"/>
          <table:table-cell table:number-columns-repeated="6" table:style-name="ce33"/>
          <table:table-cell table:number-columns-repeated="2" table:style-name="ce89"/>
          <table:table-cell table:number-columns-repeated="4" table:style-name="ce100"/>
          <table:table-cell table:number-columns-repeated="2" table:style-name="ce33"/>
          <table:table-cell table:number-columns-repeated="16363" table:style-name="ce89"/>
        </table:table-row>
        <table:table-row table:style-name="ro1">
          <table:table-cell office:value-type="float" office:value="2020" table:style-name="ce139">
            <text:p>2020</text:p>
          </table:table-cell>
          <table:table-cell office:value-type="currency" office:value="41.013399999999997" table:style-name="ce129">
            <text:p>£41</text:p>
          </table:table-cell>
          <table:table-cell office:value-type="currency" office:value="50.681600000000003" table:style-name="ce129">
            <text:p>£51</text:p>
          </table:table-cell>
          <table:table-cell office:value-type="currency" office:value="116.361" table:style-name="ce129">
            <text:p>£116</text:p>
          </table:table-cell>
          <table:table-cell office:value-type="currency" office:value="208.05600000000001" table:style-name="ce129">
            <text:p>£208</text:p>
          </table:table-cell>
          <table:table-cell table:style-name="ce127"/>
          <table:table-cell table:style-name="ce128"/>
          <table:table-cell table:number-columns-repeated="6" table:style-name="ce33"/>
          <table:table-cell table:number-columns-repeated="2" table:style-name="ce89"/>
          <table:table-cell table:number-columns-repeated="4" table:style-name="ce100"/>
          <table:table-cell table:number-columns-repeated="2" table:style-name="ce33"/>
          <table:table-cell table:number-columns-repeated="16363" table:style-name="ce89"/>
        </table:table-row>
        <table:table-row table:style-name="ro1">
          <table:table-cell office:value-type="string" table:style-name="ce33">
            <text:p>Source: Consumer trends, ONS.</text:p>
          </table:table-cell>
          <table:table-cell table:number-columns-repeated="2" table:style-name="ce130"/>
          <table:table-cell table:style-name="ce89"/>
          <table:table-cell table:number-columns-repeated="2" table:style-name="ce130"/>
          <table:table-cell table:style-name="ce128"/>
          <table:table-cell table:number-columns-repeated="6" table:style-name="ce33"/>
          <table:table-cell table:number-columns-repeated="2" table:style-name="ce89"/>
          <table:table-cell table:number-columns-repeated="6" table:style-name="ce33"/>
          <table:table-cell table:number-columns-repeated="16363" table:style-name="ce89"/>
        </table:table-row>
        <table:table-row table:style-name="ro1">
          <table:table-cell office:value-type="string" table:style-name="ce33">
            <text:p>(a) Includes alcoholic drinks</text:p>
          </table:table-cell>
          <table:table-cell table:number-columns-repeated="12" table:style-name="ce33"/>
          <table:table-cell table:number-columns-repeated="2" table:style-name="ce89"/>
          <table:table-cell table:number-columns-repeated="16369" table:style-name="ce33"/>
        </table:table-row>
        <table:table-row table:style-name="ro1">
          <table:table-cell office:value-type="string" table:style-name="ce33">
            <text:p>(b) includes non-alcoholic drinks</text:p>
          </table:table-cell>
          <table:table-cell table:number-columns-repeated="12" table:style-name="ce33"/>
          <table:table-cell table:number-columns-repeated="2" table:style-name="ce89"/>
          <table:table-cell table:number-columns-repeated="6" table:style-name="ce33"/>
          <table:table-cell table:number-columns-repeated="16363" table:style-name="ce89"/>
        </table:table-row>
        <table:table-row table:style-name="ro1">
          <table:table-cell table:number-columns-repeated="13" table:style-name="ce33"/>
          <table:table-cell table:number-columns-repeated="2" table:style-name="ce89"/>
          <table:table-cell table:number-columns-repeated="6" table:style-name="ce33"/>
          <table:table-cell table:number-columns-repeated="16363" table:style-name="ce89"/>
        </table:table-row>
        <table:table-row table:style-name="ro1">
          <table:table-cell table:number-columns-repeated="13" table:style-name="ce33"/>
          <table:table-cell table:number-columns-repeated="2" table:style-name="ce89"/>
          <table:table-cell table:number-columns-repeated="16369" table:style-name="ce33"/>
        </table:table-row>
        <table:table-row table:style-name="ro1">
          <table:table-cell office:value-type="string" table:style-name="ce90">
            <text:p>© Crown copyright, 2021</text:p>
          </table:table-cell>
          <table:table-cell table:number-columns-repeated="3" table:style-name="ce36"/>
          <table:table-cell table:number-columns-repeated="9" table:style-name="ce33"/>
          <table:table-cell table:number-columns-repeated="2" table:style-name="ce89"/>
          <table:table-cell table:number-columns-repeated="6" table:style-name="ce33"/>
          <table:table-cell table:number-columns-repeated="16363" table:style-name="ce89"/>
        </table:table-row>
        <table:table-row table:style-name="ro1">
          <table:table-cell table:number-columns-repeated="13" table:style-name="ce33"/>
          <table:table-cell table:number-columns-repeated="2" table:style-name="ce89"/>
          <table:table-cell table:number-columns-repeated="16369" table:style-name="ce33"/>
        </table:table-row>
        <table:table-row table:number-rows-repeated="16" table:style-name="ro1">
          <table:table-cell table:number-columns-repeated="16384"/>
        </table:table-row>
        <table:table-row table:number-rows-repeated="2" table:style-name="ro1">
          <table:table-cell table:style-name="ce14"/>
          <table:table-cell table:number-columns-repeated="12" table:style-name="ce5"/>
          <table:table-cell table:number-columns-repeated="2" table:style-name="ce1"/>
          <table:table-cell table:number-columns-repeated="6" table:style-name="ce5"/>
          <table:table-cell table:number-columns-repeated="1636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6"/>
          <table:table-cell table:number-columns-repeated="12" table:style-name="ce5"/>
          <table:table-cell table:number-columns-repeated="2" table:style-name="ce1"/>
          <table:table-cell table:number-columns-repeated="6" table:style-name="ce5"/>
          <table:table-cell table:number-columns-repeated="16363" table:style-name="ce1"/>
        </table:table-row>
        <table:table-row table:number-rows-repeated="1048524" table:style-name="ro1">
          <table:table-cell table:number-columns-repeated="16384"/>
        </table:table-row>
      </table:table>
      <table:table table:name="Figure_14_6" table:style-name="ta1">
        <table:table-column table:style-name="co28" table:default-cell-style-name="ce3"/>
        <table:table-column table:style-name="co30" table:default-cell-style-name="ce3"/>
        <table:table-column table:style-name="co28" table:default-cell-style-name="ce3"/>
        <table:table-column table:style-name="co10" table:number-columns-repeated="7" table:default-cell-style-name="ce15"/>
        <table:table-column table:style-name="co1" table:number-columns-repeated="16374" table:default-cell-style-name="ce3"/>
        <table:table-row table:style-name="ro1">
          <table:table-cell office:value-type="string" table:style-name="ce24">
            <text:p>Date of update: 22 July 2021</text:p>
          </table:table-cell>
          <table:table-cell table:style-name="ce2"/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string" table:style-name="ce2">
            <text:p>Next update: June 2022</text:p>
          </table:table-cell>
          <table:table-cell table:style-name="ce2"/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Figure 14.6 Changes in consumer price indices; United Kingdom</text:p>
          </table:table-cell>
          <table:table-cell table:number-columns-repeated="2" table:style-name="ce3"/>
          <table:table-cell table:number-columns-repeated="7" table:style-name="ce15"/>
          <table:table-cell table:number-columns-repeated="16374" table:style-name="ce3"/>
        </table:table-row>
        <table:table-row table:style-name="ro2">
          <table:table-cell table:style-name="ce4"/>
          <table:table-cell table:number-columns-repeated="2" table:style-name="ce3"/>
          <table:table-cell table:number-columns-repeated="7" table:style-name="ce15"/>
          <table:table-cell table:number-columns-repeated="16374" table:style-name="ce3"/>
        </table:table-row>
        <table:table-row table:style-name="ro8">
          <table:table-cell office:value-type="string" table:style-name="ce15">
            <text:p>Enquiries: David Lee on +44 (0) 208 026 3006<text:s text:c="2"/></text:p>
          </table:table-cell>
          <table:table-cell table:style-name="ce12"/>
          <table:table-cell table:style-name="ce6"/>
          <table:table-cell table:number-columns-repeated="7" table:style-name="ce15"/>
          <table:table-cell table:style-name="ce13"/>
          <table:table-cell table:style-name="ce6"/>
          <table:table-cell table:style-name="ce16"/>
          <table:table-cell table:number-columns-repeated="2" table:style-name="ce6"/>
          <table:table-cell table:style-name="ce16"/>
          <table:table-cell table:number-columns-repeated="16368" table:style-name="ce6"/>
        </table:table-row>
        <table:table-row table:style-name="ro9">
          <table:table-cell office:value-type="string" table:style-name="ce144">
            <text:p><text:a xlink:href="mailto:david.lee@defra.gov.uk">email:david.lee@defra.gov.uk</text:a></text:p>
          </table:table-cell>
          <table:table-cell table:number-columns-repeated="2" table:style-name="ce17"/>
          <table:table-cell table:number-columns-repeated="7" table:style-name="ce15"/>
          <table:table-cell table:number-columns-repeated="16374" table:style-name="ce3"/>
        </table:table-row>
        <table:table-row table:style-name="ro9">
          <table:table-cell table:style-name="ce144"/>
          <table:table-cell table:number-columns-repeated="2" table:style-name="ce17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table:style-name="ce140"/>
          <table:table-cell office:value-type="string" table:style-name="ce141">
            <text:p>Food price index (a)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table:style-name="ce132"/>
          <table:table-cell office:value-type="string" table:style-name="ce142">
            <text:p>Jan 2000=100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table:style-name="ce132"/>
          <table:table-cell office:value-type="string" table:style-name="ce143">
            <text:p>in real terms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date" office:date-value="1998-01-01T00:00:00" table:style-name="ce135">
            <text:p>Jan-98</text:p>
          </table:table-cell>
          <table:table-cell office:value-type="float" office:value="100" table:style-name="ce133">
            <text:p>100.0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date" office:date-value="1998-02-01T00:00:00" table:style-name="ce134">
            <text:p>Feb-98</text:p>
          </table:table-cell>
          <table:table-cell office:value-type="float" office:value="99.564305483480354" table:style-name="ce133">
            <text:p>99.6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date" office:date-value="1998-03-01T00:00:00" table:style-name="ce134">
            <text:p>Mar-98</text:p>
          </table:table-cell>
          <table:table-cell office:value-type="float" office:value="99.131075999586031" table:style-name="ce133">
            <text:p>99.1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date" office:date-value="1998-04-01T00:00:00" table:style-name="ce134">
            <text:p>Apr-98</text:p>
          </table:table-cell>
          <table:table-cell office:value-type="float" office:value="98.874824191279885" table:style-name="ce133">
            <text:p>98.9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date" office:date-value="1998-05-01T00:00:00" table:style-name="ce134">
            <text:p>May-98</text:p>
          </table:table-cell>
          <table:table-cell office:value-type="float" office:value="99.960288993646216" table:style-name="ce133">
            <text:p>100.0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date" office:date-value="1998-06-01T00:00:00" table:style-name="ce134">
            <text:p>Jun-98</text:p>
          </table:table-cell>
          <table:table-cell office:value-type="float" office:value="99.649582663428305" table:style-name="ce133">
            <text:p>99.6</text:p>
          </table:table-cell>
          <table:table-cell table:number-columns-repeated="16382"/>
        </table:table-row>
        <table:table-row table:style-name="ro1">
          <table:table-cell office:value-type="date" office:date-value="1998-07-01T00:00:00" table:style-name="ce134">
            <text:p>Jul-98</text:p>
          </table:table-cell>
          <table:table-cell office:value-type="float" office:value="99.919701133631023" table:style-name="ce133">
            <text:p>99.9</text:p>
          </table:table-cell>
          <table:table-cell table:number-columns-repeated="16382"/>
        </table:table-row>
        <table:table-row table:style-name="ro1">
          <table:table-cell office:value-type="date" office:date-value="1998-08-01T00:00:00" table:style-name="ce134">
            <text:p>Aug-98</text:p>
          </table:table-cell>
          <table:table-cell office:value-type="float" office:value="100.69261270211015" table:style-name="ce133">
            <text:p>100.7</text:p>
          </table:table-cell>
          <table:table-cell table:number-columns-repeated="16382"/>
        </table:table-row>
        <table:table-row table:style-name="ro1">
          <table:table-cell office:value-type="date" office:date-value="1998-09-01T00:00:00" table:style-name="ce134">
            <text:p>Sep-98</text:p>
          </table:table-cell>
          <table:table-cell office:value-type="float" office:value="99.820484393655093" table:style-name="ce133">
            <text:p>99.8</text:p>
          </table:table-cell>
          <table:table-cell table:number-columns-repeated="16382"/>
        </table:table-row>
        <table:table-row table:style-name="ro1">
          <table:table-cell office:value-type="date" office:date-value="1998-10-01T00:00:00" table:style-name="ce134">
            <text:p>Oct-98</text:p>
          </table:table-cell>
          <table:table-cell office:value-type="float" office:value="99.97036500085278" table:style-name="ce133">
            <text:p>100.0</text:p>
          </table:table-cell>
          <table:table-cell table:number-columns-repeated="16382"/>
        </table:table-row>
        <table:table-row table:style-name="ro1">
          <table:table-cell office:value-type="date" office:date-value="1998-11-01T00:00:00" table:style-name="ce134">
            <text:p>Nov-98</text:p>
          </table:table-cell>
          <table:table-cell office:value-type="float" office:value="99.681070309306421" table:style-name="ce133">
            <text:p>99.7</text:p>
          </table:table-cell>
          <table:table-cell table:number-columns-repeated="16382"/>
        </table:table-row>
        <table:table-row table:style-name="ro1">
          <table:table-cell office:value-type="date" office:date-value="1998-12-01T00:00:00" table:style-name="ce134">
            <text:p>Dec-98</text:p>
          </table:table-cell>
          <table:table-cell office:value-type="float" office:value="100.14967898634416" table:style-name="ce133">
            <text:p>100.1</text:p>
          </table:table-cell>
          <table:table-cell table:number-columns-repeated="16382"/>
        </table:table-row>
        <table:table-row table:style-name="ro1">
          <table:table-cell office:value-type="date" office:date-value="1999-01-01T00:00:00" table:style-name="ce134">
            <text:p>Jan-99</text:p>
          </table:table-cell>
          <table:table-cell office:value-type="float" office:value="101.01092266174759" table:style-name="ce133">
            <text:p>101.0</text:p>
          </table:table-cell>
          <table:table-cell table:number-columns-repeated="16382"/>
        </table:table-row>
        <table:table-row table:style-name="ro1">
          <table:table-cell office:value-type="date" office:date-value="1999-02-01T00:00:00" table:style-name="ce134">
            <text:p>Feb-99</text:p>
          </table:table-cell>
          <table:table-cell office:value-type="float" office:value="101.01952925123655" table:style-name="ce133">
            <text:p>101.0</text:p>
          </table:table-cell>
          <table:table-cell table:number-columns-repeated="16382"/>
        </table:table-row>
        <table:table-row table:style-name="ro1">
          <table:table-cell office:value-type="date" office:date-value="1999-03-01T00:00:00" table:style-name="ce134">
            <text:p>Mar-99</text:p>
          </table:table-cell>
          <table:table-cell office:value-type="float" office:value="99.86134197225141" table:style-name="ce133">
            <text:p>99.9</text:p>
          </table:table-cell>
          <table:table-cell table:number-columns-repeated="16382"/>
        </table:table-row>
        <table:table-row table:style-name="ro1">
          <table:table-cell office:value-type="date" office:date-value="1999-04-01T00:00:00" table:style-name="ce134">
            <text:p>Apr-99</text:p>
          </table:table-cell>
          <table:table-cell office:value-type="float" office:value="98.852695763799716" table:style-name="ce133">
            <text:p>98.9</text:p>
          </table:table-cell>
          <table:table-cell table:number-columns-repeated="16382"/>
        </table:table-row>
        <table:table-row table:style-name="ro1">
          <table:table-cell office:value-type="date" office:date-value="1999-05-01T00:00:00" table:style-name="ce134">
            <text:p>May-99</text:p>
          </table:table-cell>
          <table:table-cell office:value-type="float" office:value="99.171691820509338" table:style-name="ce133">
            <text:p>99.2</text:p>
          </table:table-cell>
          <table:table-cell table:number-columns-repeated="16382"/>
        </table:table-row>
        <table:table-row table:style-name="ro1">
          <table:table-cell office:value-type="date" office:date-value="1999-06-01T00:00:00" table:style-name="ce134">
            <text:p>Jun-99</text:p>
          </table:table-cell>
          <table:table-cell office:value-type="float" office:value="98.715970043517828" table:style-name="ce133">
            <text:p>98.7</text:p>
          </table:table-cell>
          <table:table-cell table:number-columns-repeated="16382"/>
        </table:table-row>
        <table:table-row table:style-name="ro1">
          <table:table-cell office:value-type="date" office:date-value="1999-07-01T00:00:00" table:style-name="ce134">
            <text:p>Jul-99</text:p>
          </table:table-cell>
          <table:table-cell office:value-type="float" office:value="98.370874181620778" table:style-name="ce133">
            <text:p>98.4</text:p>
          </table:table-cell>
          <table:table-cell table:number-columns-repeated="16382"/>
        </table:table-row>
        <table:table-row table:style-name="ro1">
          <table:table-cell office:value-type="date" office:date-value="1999-08-01T00:00:00" table:style-name="ce134">
            <text:p>Aug-99</text:p>
          </table:table-cell>
          <table:table-cell office:value-type="float" office:value="97.949367409762843" table:style-name="ce133">
            <text:p>97.9</text:p>
          </table:table-cell>
          <table:table-cell table:number-columns-repeated="16382"/>
        </table:table-row>
        <table:table-row table:style-name="ro1">
          <table:table-cell office:value-type="date" office:date-value="1999-09-01T00:00:00" table:style-name="ce134">
            <text:p>Sep-99</text:p>
          </table:table-cell>
          <table:table-cell office:value-type="float" office:value="97.395482414768864" table:style-name="ce133">
            <text:p>97.4</text:p>
          </table:table-cell>
          <table:table-cell table:number-columns-repeated="16382"/>
        </table:table-row>
        <table:table-row table:style-name="ro1">
          <table:table-cell office:value-type="date" office:date-value="1999-10-01T00:00:00" table:style-name="ce134">
            <text:p>Oct-99</text:p>
          </table:table-cell>
          <table:table-cell office:value-type="float" office:value="97.381970448335167" table:style-name="ce133">
            <text:p>97.4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1999-11-01T00:00:00" table:style-name="ce134">
            <text:p>Nov-99</text:p>
          </table:table-cell>
          <table:table-cell office:value-type="float" office:value="97.543499865247256" table:style-name="ce133">
            <text:p>97.5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1999-12-01T00:00:00" table:style-name="ce134">
            <text:p>Dec-99</text:p>
          </table:table-cell>
          <table:table-cell table:style-name="ce133"/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00-01-01T00:00:00" table:style-name="ce134">
            <text:p>Jan-00</text:p>
          </table:table-cell>
          <table:table-cell office:value-type="float" office:value="100" table:style-name="ce133">
            <text:p>100.0</text:p>
          </table:table-cell>
          <table:table-cell table:style-name="ce3"/>
          <table:table-cell table:number-columns-repeated="5" table:style-name="ce15"/>
          <table:table-cell table:number-columns-repeated="16376" table:style-name="ce3"/>
        </table:table-row>
        <table:table-row table:style-name="ro1">
          <table:table-cell office:value-type="date" office:date-value="2000-02-01T00:00:00" table:style-name="ce134">
            <text:p>Feb-00</text:p>
          </table:table-cell>
          <table:table-cell office:value-type="float" office:value="99.433601947452374" table:style-name="ce133">
            <text:p>99.4</text:p>
          </table:table-cell>
          <table:table-cell table:style-name="ce3"/>
          <table:table-cell table:number-columns-repeated="5" table:style-name="ce15"/>
          <table:table-cell table:number-columns-repeated="16376" table:style-name="ce3"/>
        </table:table-row>
        <table:table-row table:style-name="ro1">
          <table:table-cell office:value-type="date" office:date-value="2000-03-01T00:00:00" table:style-name="ce134">
            <text:p>Mar-00</text:p>
          </table:table-cell>
          <table:table-cell office:value-type="float" office:value="98.542688293725647" table:style-name="ce133">
            <text:p>98.5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00-04-01T00:00:00" table:style-name="ce134">
            <text:p>Apr-00</text:p>
          </table:table-cell>
          <table:table-cell office:value-type="float" office:value="97.83537857918023" table:style-name="ce133">
            <text:p>97.8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00-05-01T00:00:00" table:style-name="ce134">
            <text:p>May-00</text:p>
          </table:table-cell>
          <table:table-cell office:value-type="float" office:value="98.614094239094243" table:style-name="ce133">
            <text:p>98.6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00-06-01T00:00:00" table:style-name="ce134">
            <text:p>Jun-00</text:p>
          </table:table-cell>
          <table:table-cell office:value-type="float" office:value="98.777694641892154" table:style-name="ce133">
            <text:p>98.8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00-07-01T00:00:00" table:style-name="ce134">
            <text:p>Jul-00</text:p>
          </table:table-cell>
          <table:table-cell office:value-type="float" office:value="100.07398119122257" table:style-name="ce133">
            <text:p>100.1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00-08-01T00:00:00" table:style-name="ce134">
            <text:p>Aug-00</text:p>
          </table:table-cell>
          <table:table-cell office:value-type="float" office:value="99.322675026123292" table:style-name="ce133">
            <text:p>99.3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00-09-01T00:00:00" table:style-name="ce134">
            <text:p>Sep-00</text:p>
          </table:table-cell>
          <table:table-cell office:value-type="float" office:value="98.805496828752666" table:style-name="ce133">
            <text:p>98.8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00-10-01T00:00:00" table:style-name="ce134">
            <text:p>Oct-00</text:p>
          </table:table-cell>
          <table:table-cell office:value-type="float" office:value="98.805496828752666" table:style-name="ce133">
            <text:p>98.8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00-11-01T00:00:00" table:style-name="ce134">
            <text:p>Nov-00</text:p>
          </table:table-cell>
          <table:table-cell office:value-type="float" office:value="99.265813876469622" table:style-name="ce133">
            <text:p>99.3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00-12-01T00:00:00" table:style-name="ce134">
            <text:p>Dec-00</text:p>
          </table:table-cell>
          <table:table-cell office:value-type="float" office:value="99.414638185129988" table:style-name="ce133">
            <text:p>99.4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01-01-01T00:00:00" table:style-name="ce134">
            <text:p>Jan-01</text:p>
          </table:table-cell>
          <table:table-cell office:value-type="float" office:value="100.53635528842143" table:style-name="ce133">
            <text:p>100.5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01-02-01T00:00:00" table:style-name="ce134">
            <text:p>Feb-01</text:p>
          </table:table-cell>
          <table:table-cell office:value-type="float" office:value="100.54791380100872" table:style-name="ce133">
            <text:p>100.5</text:p>
          </table:table-cell>
          <table:table-cell table:number-columns-repeated="16382"/>
        </table:table-row>
        <table:table-row table:style-name="ro1">
          <table:table-cell office:value-type="date" office:date-value="2001-03-01T00:00:00" table:style-name="ce134">
            <text:p>Mar-01</text:p>
          </table:table-cell>
          <table:table-cell office:value-type="float" office:value="101.32855956828563" table:style-name="ce133">
            <text:p>101.3</text:p>
          </table:table-cell>
          <table:table-cell table:number-columns-repeated="16382"/>
        </table:table-row>
        <table:table-row table:style-name="ro1">
          <table:table-cell office:value-type="date" office:date-value="2001-04-01T00:00:00" table:style-name="ce134">
            <text:p>Apr-01</text:p>
          </table:table-cell>
          <table:table-cell office:value-type="float" office:value="101.07319791924698" table:style-name="ce133">
            <text:p>101.1</text:p>
          </table:table-cell>
          <table:table-cell table:number-columns-repeated="16382"/>
        </table:table-row>
        <table:table-row table:style-name="ro1">
          <table:table-cell office:value-type="date" office:date-value="2001-05-01T00:00:00" table:style-name="ce134">
            <text:p>May-01</text:p>
          </table:table-cell>
          <table:table-cell office:value-type="float" office:value="103.05077805077806" table:style-name="ce133">
            <text:p>103.1</text:p>
          </table:table-cell>
          <table:table-cell table:number-columns-repeated="16382"/>
        </table:table-row>
        <table:table-row table:style-name="ro1">
          <table:table-cell office:value-type="date" office:date-value="2001-06-01T00:00:00" table:style-name="ce134">
            <text:p>Jun-01</text:p>
          </table:table-cell>
          <table:table-cell office:value-type="float" office:value="103.49977507872248" table:style-name="ce133">
            <text:p>103.5</text:p>
          </table:table-cell>
          <table:table-cell table:number-columns-repeated="16382"/>
        </table:table-row>
        <table:table-row table:style-name="ro1">
          <table:table-cell office:value-type="date" office:date-value="2001-07-01T00:00:00" table:style-name="ce134">
            <text:p>Jul-01</text:p>
          </table:table-cell>
          <table:table-cell office:value-type="float" office:value="102.13068181818183" table:style-name="ce133">
            <text:p>102.1</text:p>
          </table:table-cell>
          <table:table-cell table:number-columns-repeated="16382"/>
        </table:table-row>
        <table:table-row table:style-name="ro1">
          <table:table-cell office:value-type="date" office:date-value="2001-08-01T00:00:00" table:style-name="ce134">
            <text:p>Aug-01</text:p>
          </table:table-cell>
          <table:table-cell office:value-type="float" office:value="101.42124902612045" table:style-name="ce133">
            <text:p>101.4</text:p>
          </table:table-cell>
          <table:table-cell table:number-columns-repeated="16382"/>
        </table:table-row>
        <table:table-row table:style-name="ro1">
          <table:table-cell office:value-type="date" office:date-value="2001-09-01T00:00:00" table:style-name="ce134">
            <text:p>Sep-01</text:p>
          </table:table-cell>
          <table:table-cell office:value-type="float" office:value="101.00049073733284" table:style-name="ce133">
            <text:p>101.0</text:p>
          </table:table-cell>
          <table:table-cell table:number-columns-repeated="16382"/>
        </table:table-row>
        <table:table-row table:style-name="ro1">
          <table:table-cell office:value-type="date" office:date-value="2001-10-01T00:00:00" table:style-name="ce134">
            <text:p>Oct-01</text:p>
          </table:table-cell>
          <table:table-cell office:value-type="float" office:value="101.42124902612045" table:style-name="ce133">
            <text:p>101.4</text:p>
          </table:table-cell>
          <table:table-cell table:number-columns-repeated="16382"/>
        </table:table-row>
        <table:table-row table:style-name="ro1">
          <table:table-cell office:value-type="date" office:date-value="2001-11-01T00:00:00" table:style-name="ce134">
            <text:p>Nov-01</text:p>
          </table:table-cell>
          <table:table-cell office:value-type="float" office:value="101.4110618378911" table:style-name="ce133">
            <text:p>101.4</text:p>
          </table:table-cell>
          <table:table-cell table:number-columns-repeated="16382"/>
        </table:table-row>
        <table:table-row table:style-name="ro1">
          <table:table-cell office:value-type="date" office:date-value="2001-12-01T00:00:00" table:style-name="ce134">
            <text:p>Dec-01</text:p>
          </table:table-cell>
          <table:table-cell office:value-type="float" office:value="101.72583947583946" table:style-name="ce133">
            <text:p>101.7</text:p>
          </table:table-cell>
          <table:table-cell table:number-columns-repeated="16382"/>
        </table:table-row>
        <table:table-row table:style-name="ro1">
          <table:table-cell office:value-type="date" office:date-value="2002-01-01T00:00:00" table:style-name="ce134">
            <text:p>Jan-02</text:p>
          </table:table-cell>
          <table:table-cell office:value-type="float" office:value="103.02680810821923" table:style-name="ce133">
            <text:p>103.0</text:p>
          </table:table-cell>
          <table:table-cell table:number-columns-repeated="16382"/>
        </table:table-row>
        <table:table-row table:style-name="ro1">
          <table:table-cell office:value-type="date" office:date-value="2002-02-01T00:00:00" table:style-name="ce134">
            <text:p>Feb-02</text:p>
          </table:table-cell>
          <table:table-cell office:value-type="float" office:value="102.73959103227395" table:style-name="ce133">
            <text:p>102.7</text:p>
          </table:table-cell>
          <table:table-cell table:number-columns-repeated="16382"/>
        </table:table-row>
        <table:table-row table:style-name="ro1">
          <table:table-cell office:value-type="date" office:date-value="2002-03-01T00:00:00" table:style-name="ce134">
            <text:p>Mar-02</text:p>
          </table:table-cell>
          <table:table-cell office:value-type="float" office:value="102.61767472293789" table:style-name="ce133">
            <text:p>102.6</text:p>
          </table:table-cell>
          <table:table-cell table:number-columns-repeated="16382"/>
        </table:table-row>
        <table:table-row table:style-name="ro1">
          <table:table-cell office:value-type="date" office:date-value="2002-04-01T00:00:00" table:style-name="ce134">
            <text:p>Apr-02</text:p>
          </table:table-cell>
          <table:table-cell office:value-type="float" office:value="101.911045943304" table:style-name="ce133">
            <text:p>101.9</text:p>
          </table:table-cell>
          <table:table-cell table:number-columns-repeated="16382"/>
        </table:table-row>
        <table:table-row table:style-name="ro1">
          <table:table-cell office:value-type="date" office:date-value="2002-05-01T00:00:00" table:style-name="ce134">
            <text:p>May-02</text:p>
          </table:table-cell>
          <table:table-cell office:value-type="float" office:value="101.34576326265338" table:style-name="ce133">
            <text:p>101.3</text:p>
          </table:table-cell>
          <table:table-cell table:number-columns-repeated="16382"/>
        </table:table-row>
        <table:table-row table:style-name="ro1">
          <table:table-cell office:value-type="date" office:date-value="2002-06-01T00:00:00" table:style-name="ce134">
            <text:p>Jun-02</text:p>
          </table:table-cell>
          <table:table-cell office:value-type="float" office:value="100.61560646681293" table:style-name="ce133">
            <text:p>100.6</text:p>
          </table:table-cell>
          <table:table-cell table:number-columns-repeated="16382"/>
        </table:table-row>
        <table:table-row table:style-name="ro1">
          <table:table-cell office:value-type="date" office:date-value="2002-07-01T00:00:00" table:style-name="ce134">
            <text:p>Jul-02</text:p>
          </table:table-cell>
          <table:table-cell office:value-type="float" office:value="100.73965461062234" table:style-name="ce133">
            <text:p>100.7</text:p>
          </table:table-cell>
          <table:table-cell table:number-columns-repeated="16382"/>
        </table:table-row>
        <table:table-row table:style-name="ro1">
          <table:table-cell office:value-type="date" office:date-value="2002-08-01T00:00:00" table:style-name="ce134">
            <text:p>Aug-02</text:p>
          </table:table-cell>
          <table:table-cell office:value-type="float" office:value="100.32354374847675" table:style-name="ce133">
            <text:p>100.3</text:p>
          </table:table-cell>
          <table:table-cell table:number-columns-repeated="16382"/>
        </table:table-row>
        <table:table-row table:style-name="ro1">
          <table:table-cell office:value-type="date" office:date-value="2002-09-01T00:00:00" table:style-name="ce134">
            <text:p>Sep-02</text:p>
          </table:table-cell>
          <table:table-cell office:value-type="float" office:value="100.20093988008428" table:style-name="ce133">
            <text:p>100.2</text:p>
          </table:table-cell>
          <table:table-cell table:number-columns-repeated="16382"/>
        </table:table-row>
        <table:table-row table:style-name="ro1">
          <table:table-cell office:value-type="date" office:date-value="2002-10-01T00:00:00" table:style-name="ce134">
            <text:p>Oct-02</text:p>
          </table:table-cell>
          <table:table-cell office:value-type="float" office:value="100.35805316179146" table:style-name="ce133">
            <text:p>100.4</text:p>
          </table:table-cell>
          <table:table-cell table:number-columns-repeated="16382"/>
        </table:table-row>
        <table:table-row table:style-name="ro1">
          <table:table-cell office:value-type="date" office:date-value="2002-11-01T00:00:00" table:style-name="ce134">
            <text:p>Nov-02</text:p>
          </table:table-cell>
          <table:table-cell office:value-type="float" office:value="100.2126067079338" table:style-name="ce133">
            <text:p>100.2</text:p>
          </table:table-cell>
          <table:table-cell table:number-columns-repeated="16382"/>
        </table:table-row>
        <table:table-row table:style-name="ro1">
          <table:table-cell office:value-type="date" office:date-value="2002-12-01T00:00:00" table:style-name="ce134">
            <text:p>Dec-02</text:p>
          </table:table-cell>
          <table:table-cell office:value-type="float" office:value="99.812822372662794" table:style-name="ce133">
            <text:p>99.8</text:p>
          </table:table-cell>
          <table:table-cell table:number-columns-repeated="16382"/>
        </table:table-row>
        <table:table-row table:style-name="ro1">
          <table:table-cell office:value-type="date" office:date-value="2003-01-01T00:00:00" table:style-name="ce134">
            <text:p>Jan-03</text:p>
          </table:table-cell>
          <table:table-cell office:value-type="float" office:value="100.48091355320271" table:style-name="ce133">
            <text:p>100.5</text:p>
          </table:table-cell>
          <table:table-cell table:number-columns-repeated="16382"/>
        </table:table-row>
        <table:table-row table:style-name="ro1">
          <table:table-cell office:value-type="date" office:date-value="2003-02-01T00:00:00" table:style-name="ce134">
            <text:p>Feb-03</text:p>
          </table:table-cell>
          <table:table-cell office:value-type="float" office:value="100.66" table:style-name="ce133">
            <text:p>100.7</text:p>
          </table:table-cell>
          <table:table-cell table:number-columns-repeated="16382"/>
        </table:table-row>
        <table:table-row table:style-name="ro1">
          <table:table-cell office:value-type="date" office:date-value="2003-03-01T00:00:00" table:style-name="ce134">
            <text:p>Mar-03</text:p>
          </table:table-cell>
          <table:table-cell office:value-type="float" office:value="100.69298563322467" table:style-name="ce133">
            <text:p>100.7</text:p>
          </table:table-cell>
          <table:table-cell table:number-columns-repeated="16382"/>
        </table:table-row>
        <table:table-row table:style-name="ro1">
          <table:table-cell office:value-type="date" office:date-value="2003-04-01T00:00:00" table:style-name="ce134">
            <text:p>Apr-03</text:p>
          </table:table-cell>
          <table:table-cell office:value-type="float" office:value="100.71483042343969" table:style-name="ce133">
            <text:p>100.7</text:p>
          </table:table-cell>
          <table:table-cell table:number-columns-repeated="16382"/>
        </table:table-row>
        <table:table-row table:style-name="ro1">
          <table:table-cell office:value-type="date" office:date-value="2003-05-01T00:00:00" table:style-name="ce134">
            <text:p>May-03</text:p>
          </table:table-cell>
          <table:table-cell office:value-type="float" office:value="101.29199277543647" table:style-name="ce133">
            <text:p>101.3</text:p>
          </table:table-cell>
          <table:table-cell table:number-columns-repeated="16382"/>
        </table:table-row>
        <table:table-row table:style-name="ro1">
          <table:table-cell office:value-type="date" office:date-value="2003-06-01T00:00:00" table:style-name="ce134">
            <text:p>Jun-03</text:p>
          </table:table-cell>
          <table:table-cell office:value-type="float" office:value="100.84840446909411" table:style-name="ce133">
            <text:p>100.8</text:p>
          </table:table-cell>
          <table:table-cell table:number-columns-repeated="16382"/>
        </table:table-row>
        <table:table-row table:style-name="ro1">
          <table:table-cell office:value-type="date" office:date-value="2003-07-01T00:00:00" table:style-name="ce134">
            <text:p>Jul-03</text:p>
          </table:table-cell>
          <table:table-cell office:value-type="float" office:value="100.98233329309025" table:style-name="ce133">
            <text:p>101.0</text:p>
          </table:table-cell>
          <table:table-cell table:number-columns-repeated="16382"/>
        </table:table-row>
        <table:table-row table:style-name="ro1">
          <table:table-cell office:value-type="date" office:date-value="2003-08-01T00:00:00" table:style-name="ce134">
            <text:p>Aug-03</text:p>
          </table:table-cell>
          <table:table-cell office:value-type="float" office:value="100.58160974827641" table:style-name="ce133">
            <text:p>100.6</text:p>
          </table:table-cell>
          <table:table-cell table:number-columns-repeated="16382"/>
        </table:table-row>
        <table:table-row table:style-name="ro1">
          <table:table-cell office:value-type="date" office:date-value="2003-09-01T00:00:00" table:style-name="ce134">
            <text:p>Sep-03</text:p>
          </table:table-cell>
          <table:table-cell office:value-type="float" office:value="101.04523495827843" table:style-name="ce133">
            <text:p>101.0</text:p>
          </table:table-cell>
          <table:table-cell table:number-columns-repeated="16382"/>
        </table:table-row>
        <table:table-row table:style-name="ro1">
          <table:table-cell office:value-type="date" office:date-value="2003-10-01T00:00:00" table:style-name="ce134">
            <text:p>Oct-03</text:p>
          </table:table-cell>
          <table:table-cell office:value-type="float" office:value="101.05562200956936" table:style-name="ce133">
            <text:p>101.1</text:p>
          </table:table-cell>
          <table:table-cell table:number-columns-repeated="16382"/>
        </table:table-row>
        <table:table-row table:style-name="ro1">
          <table:table-cell office:value-type="date" office:date-value="2003-11-01T00:00:00" table:style-name="ce134">
            <text:p>Nov-03</text:p>
          </table:table-cell>
          <table:table-cell office:value-type="float" office:value="101.47582544815742" table:style-name="ce133">
            <text:p>101.5</text:p>
          </table:table-cell>
          <table:table-cell table:number-columns-repeated="16382"/>
        </table:table-row>
        <table:table-row table:style-name="ro1">
          <table:table-cell office:value-type="date" office:date-value="2003-12-01T00:00:00" table:style-name="ce134">
            <text:p>Dec-03</text:p>
          </table:table-cell>
          <table:table-cell office:value-type="float" office:value="101.3622444921657" table:style-name="ce133">
            <text:p>101.4</text:p>
          </table:table-cell>
          <table:table-cell table:number-columns-repeated="16382"/>
        </table:table-row>
        <table:table-row table:style-name="ro1">
          <table:table-cell office:value-type="date" office:date-value="2004-01-01T00:00:00" table:style-name="ce134">
            <text:p>Jan-04</text:p>
          </table:table-cell>
          <table:table-cell office:value-type="float" office:value="101.60969856880143" table:style-name="ce133">
            <text:p>101.6</text:p>
          </table:table-cell>
          <table:table-cell table:number-columns-repeated="16382"/>
        </table:table-row>
        <table:table-row table:style-name="ro1">
          <table:table-cell office:value-type="date" office:date-value="2004-02-01T00:00:00" table:style-name="ce134">
            <text:p>Feb-04</text:p>
          </table:table-cell>
          <table:table-cell office:value-type="float" office:value="101.6289872408293" table:style-name="ce133">
            <text:p>101.6</text:p>
          </table:table-cell>
          <table:table-cell table:number-columns-repeated="16382"/>
        </table:table-row>
        <table:table-row table:style-name="ro1">
          <table:table-cell office:value-type="date" office:date-value="2004-03-01T00:00:00" table:style-name="ce134">
            <text:p>Mar-04</text:p>
          </table:table-cell>
          <table:table-cell office:value-type="float" office:value="101.49544060844977" table:style-name="ce133">
            <text:p>101.5</text:p>
          </table:table-cell>
          <table:table-cell table:number-columns-repeated="16382"/>
        </table:table-row>
        <table:table-row table:style-name="ro1">
          <table:table-cell office:value-type="date" office:date-value="2004-04-01T00:00:00" table:style-name="ce134">
            <text:p>Apr-04</text:p>
          </table:table-cell>
          <table:table-cell office:value-type="float" office:value="100.81171664286843" table:style-name="ce133">
            <text:p>100.8</text:p>
          </table:table-cell>
          <table:table-cell table:number-columns-repeated="16382"/>
        </table:table-row>
        <table:table-row table:style-name="ro1">
          <table:table-cell office:value-type="date" office:date-value="2004-05-01T00:00:00" table:style-name="ce134">
            <text:p>May-04</text:p>
          </table:table-cell>
          <table:table-cell office:value-type="float" office:value="100.8329377324155" table:style-name="ce133">
            <text:p>100.8</text:p>
          </table:table-cell>
          <table:table-cell table:number-columns-repeated="16382"/>
        </table:table-row>
        <table:table-row table:style-name="ro1">
          <table:table-cell office:value-type="date" office:date-value="2004-06-01T00:00:00" table:style-name="ce134">
            <text:p>Jun-04</text:p>
          </table:table-cell>
          <table:table-cell office:value-type="float" office:value="100.12184508268055" table:style-name="ce133">
            <text:p>100.1</text:p>
          </table:table-cell>
          <table:table-cell table:number-columns-repeated="16382"/>
        </table:table-row>
        <table:table-row table:style-name="ro1">
          <table:table-cell office:value-type="date" office:date-value="2004-07-01T00:00:00" table:style-name="ce134">
            <text:p>Jul-04</text:p>
          </table:table-cell>
          <table:table-cell office:value-type="float" office:value="99.670990004759602" table:style-name="ce133">
            <text:p>99.7</text:p>
          </table:table-cell>
          <table:table-cell table:number-columns-repeated="16382"/>
        </table:table-row>
        <table:table-row table:style-name="ro1">
          <table:table-cell office:value-type="date" office:date-value="2004-08-01T00:00:00" table:style-name="ce134">
            <text:p>Aug-04</text:p>
          </table:table-cell>
          <table:table-cell office:value-type="float" office:value="99.126315373051625" table:style-name="ce133">
            <text:p>99.1</text:p>
          </table:table-cell>
          <table:table-cell table:number-columns-repeated="16382"/>
        </table:table-row>
        <table:table-row table:style-name="ro1">
          <table:table-cell office:value-type="date" office:date-value="2004-09-01T00:00:00" table:style-name="ce134">
            <text:p>Sep-04</text:p>
          </table:table-cell>
          <table:table-cell office:value-type="float" office:value="99.281142586227304" table:style-name="ce133">
            <text:p>99.3</text:p>
          </table:table-cell>
          <table:table-cell table:number-columns-repeated="16382"/>
        </table:table-row>
        <table:table-row table:style-name="ro1">
          <table:table-cell office:value-type="date" office:date-value="2004-10-01T00:00:00" table:style-name="ce134">
            <text:p>Oct-04</text:p>
          </table:table-cell>
          <table:table-cell office:value-type="float" office:value="99.164597864207707" table:style-name="ce133">
            <text:p>99.2</text:p>
          </table:table-cell>
          <table:table-cell table:number-columns-repeated="16382"/>
        </table:table-row>
        <table:table-row table:style-name="ro1">
          <table:table-cell office:value-type="date" office:date-value="2004-11-01T00:00:00" table:style-name="ce134">
            <text:p>Nov-04</text:p>
          </table:table-cell>
          <table:table-cell office:value-type="float" office:value="99.601731601731572" table:style-name="ce133">
            <text:p>99.6</text:p>
          </table:table-cell>
          <table:table-cell table:number-columns-repeated="16382"/>
        </table:table-row>
        <table:table-row table:style-name="ro1">
          <table:table-cell office:value-type="date" office:date-value="2004-12-01T00:00:00" table:style-name="ce134">
            <text:p>Dec-04</text:p>
          </table:table-cell>
          <table:table-cell office:value-type="float" office:value="99.649988254639354" table:style-name="ce133">
            <text:p>99.6</text:p>
          </table:table-cell>
          <table:table-cell table:number-columns-repeated="16382"/>
        </table:table-row>
        <table:table-row table:style-name="ro1">
          <table:table-cell office:value-type="date" office:date-value="2005-01-01T00:00:00" table:style-name="ce134">
            <text:p>Jan-05</text:p>
          </table:table-cell>
          <table:table-cell office:value-type="float" office:value="100.4506099960645" table:style-name="ce133">
            <text:p>100.5</text:p>
          </table:table-cell>
          <table:table-cell table:number-columns-repeated="16382"/>
        </table:table-row>
        <table:table-row table:style-name="ro1">
          <table:table-cell office:value-type="date" office:date-value="2005-02-01T00:00:00" table:style-name="ce134">
            <text:p>Feb-05</text:p>
          </table:table-cell>
          <table:table-cell office:value-type="float" office:value="100.89594127806561" table:style-name="ce133">
            <text:p>100.9</text:p>
          </table:table-cell>
          <table:table-cell table:number-columns-repeated="16382"/>
        </table:table-row>
        <table:table-row table:style-name="ro1">
          <table:table-cell office:value-type="date" office:date-value="2005-03-01T00:00:00" table:style-name="ce134">
            <text:p>Mar-05</text:p>
          </table:table-cell>
          <table:table-cell office:value-type="float" office:value="101.34877810361675" table:style-name="ce133">
            <text:p>101.3</text:p>
          </table:table-cell>
          <table:table-cell table:number-columns-repeated="16382"/>
        </table:table-row>
        <table:table-row table:style-name="ro1">
          <table:table-cell office:value-type="date" office:date-value="2005-04-01T00:00:00" table:style-name="ce134">
            <text:p>Apr-05</text:p>
          </table:table-cell>
          <table:table-cell office:value-type="float" office:value="99.977798551063302" table:style-name="ce133">
            <text:p>100.0</text:p>
          </table:table-cell>
          <table:table-cell table:number-columns-repeated="16382"/>
        </table:table-row>
        <table:table-row table:style-name="ro1">
          <table:table-cell office:value-type="date" office:date-value="2005-05-01T00:00:00" table:style-name="ce134">
            <text:p>May-05</text:p>
          </table:table-cell>
          <table:table-cell office:value-type="float" office:value="100.2911962130912" table:style-name="ce133">
            <text:p>100.3</text:p>
          </table:table-cell>
          <table:table-cell table:number-columns-repeated="16382"/>
        </table:table-row>
        <table:table-row table:style-name="ro1">
          <table:table-cell office:value-type="date" office:date-value="2005-06-01T00:00:00" table:style-name="ce134">
            <text:p>Jun-05</text:p>
          </table:table-cell>
          <table:table-cell office:value-type="float" office:value="100.29119621309118" table:style-name="ce133">
            <text:p>100.3</text:p>
          </table:table-cell>
          <table:table-cell table:number-columns-repeated="16382"/>
        </table:table-row>
        <table:table-row table:style-name="ro1">
          <table:table-cell office:value-type="date" office:date-value="2005-07-01T00:00:00" table:style-name="ce134">
            <text:p>Jul-05</text:p>
          </table:table-cell>
          <table:table-cell office:value-type="float" office:value="99.048477098349153" table:style-name="ce133">
            <text:p>99.0</text:p>
          </table:table-cell>
          <table:table-cell table:number-columns-repeated="16382"/>
        </table:table-row>
        <table:table-row table:style-name="ro1">
          <table:table-cell office:value-type="date" office:date-value="2005-08-01T00:00:00" table:style-name="ce134">
            <text:p>Aug-05</text:p>
          </table:table-cell>
          <table:table-cell office:value-type="float" office:value="98.934755720469951" table:style-name="ce133">
            <text:p>98.9</text:p>
          </table:table-cell>
          <table:table-cell table:number-columns-repeated="16382"/>
        </table:table-row>
        <table:table-row table:style-name="ro1">
          <table:table-cell office:value-type="date" office:date-value="2005-09-01T00:00:00" table:style-name="ce134">
            <text:p>Sep-05</text:p>
          </table:table-cell>
          <table:table-cell office:value-type="float" office:value="98.821613077338213" table:style-name="ce133">
            <text:p>98.8</text:p>
          </table:table-cell>
          <table:table-cell table:number-columns-repeated="16382"/>
        </table:table-row>
        <table:table-row table:style-name="ro1">
          <table:table-cell office:value-type="date" office:date-value="2005-10-01T00:00:00" table:style-name="ce134">
            <text:p>Oct-05</text:p>
          </table:table-cell>
          <table:table-cell office:value-type="float" office:value="98.419198336606158" table:style-name="ce133">
            <text:p>98.4</text:p>
          </table:table-cell>
          <table:table-cell table:number-columns-repeated="16382"/>
        </table:table-row>
        <table:table-row table:style-name="ro1">
          <table:table-cell office:value-type="date" office:date-value="2005-11-01T00:00:00" table:style-name="ce134">
            <text:p>Nov-05</text:p>
          </table:table-cell>
          <table:table-cell office:value-type="float" office:value="99.111316468368528" table:style-name="ce133">
            <text:p>99.1</text:p>
          </table:table-cell>
          <table:table-cell table:number-columns-repeated="16382"/>
        </table:table-row>
        <table:table-row table:style-name="ro1">
          <table:table-cell office:value-type="date" office:date-value="2005-12-01T00:00:00" table:style-name="ce134">
            <text:p>Dec-05</text:p>
          </table:table-cell>
          <table:table-cell office:value-type="float" office:value="99.412374697545772" table:style-name="ce133">
            <text:p>99.4</text:p>
          </table:table-cell>
          <table:table-cell table:number-columns-repeated="16382"/>
        </table:table-row>
        <table:table-row table:style-name="ro1">
          <table:table-cell office:value-type="date" office:date-value="2006-01-01T00:00:00" table:style-name="ce134">
            <text:p>Jan-06</text:p>
          </table:table-cell>
          <table:table-cell office:value-type="float" office:value="99.641381972592143" table:style-name="ce133">
            <text:p>99.6</text:p>
          </table:table-cell>
          <table:table-cell table:number-columns-repeated="16382"/>
        </table:table-row>
        <table:table-row table:style-name="ro1">
          <table:table-cell office:value-type="date" office:date-value="2006-02-01T00:00:00" table:style-name="ce134">
            <text:p>Feb-06</text:p>
          </table:table-cell>
          <table:table-cell office:value-type="float" office:value="99.815028457160409" table:style-name="ce133">
            <text:p>99.8</text:p>
          </table:table-cell>
          <table:table-cell table:number-columns-repeated="16382"/>
        </table:table-row>
        <table:table-row table:style-name="ro1">
          <table:table-cell office:value-type="date" office:date-value="2006-03-01T00:00:00" table:style-name="ce134">
            <text:p>Mar-06</text:p>
          </table:table-cell>
          <table:table-cell office:value-type="float" office:value="99.136229212274813" table:style-name="ce133">
            <text:p>99.1</text:p>
          </table:table-cell>
          <table:table-cell table:number-columns-repeated="16382"/>
        </table:table-row>
        <table:table-row table:style-name="ro1">
          <table:table-cell office:value-type="date" office:date-value="2006-04-01T00:00:00" table:style-name="ce134">
            <text:p>Apr-06</text:p>
          </table:table-cell>
          <table:table-cell office:value-type="float" office:value="98.374742386077386" table:style-name="ce133">
            <text:p>98.4</text:p>
          </table:table-cell>
          <table:table-cell table:number-columns-repeated="16382"/>
        </table:table-row>
        <table:table-row table:style-name="ro1">
          <table:table-cell office:value-type="date" office:date-value="2006-05-01T00:00:00" table:style-name="ce134">
            <text:p>May-06</text:p>
          </table:table-cell>
          <table:table-cell office:value-type="float" office:value="99.122577464254533" table:style-name="ce133">
            <text:p>99.1</text:p>
          </table:table-cell>
          <table:table-cell table:number-columns-repeated="16382"/>
        </table:table-row>
        <table:table-row table:style-name="ro1">
          <table:table-cell office:value-type="date" office:date-value="2006-06-01T00:00:00" table:style-name="ce134">
            <text:p>Jun-06</text:p>
          </table:table-cell>
          <table:table-cell office:value-type="float" office:value="99.555101577573467" table:style-name="ce133">
            <text:p>99.6</text:p>
          </table:table-cell>
          <table:table-cell table:number-columns-repeated="16382"/>
        </table:table-row>
        <table:table-row table:style-name="ro1">
          <table:table-cell office:value-type="date" office:date-value="2006-07-01T00:00:00" table:style-name="ce134">
            <text:p>Jul-06</text:p>
          </table:table-cell>
          <table:table-cell office:value-type="float" office:value="99.815719696969651" table:style-name="ce133">
            <text:p>99.8</text:p>
          </table:table-cell>
          <table:table-cell table:number-columns-repeated="16382"/>
        </table:table-row>
        <table:table-row table:style-name="ro1">
          <table:table-cell office:value-type="date" office:date-value="2006-08-01T00:00:00" table:style-name="ce134">
            <text:p>Aug-06</text:p>
          </table:table-cell>
          <table:table-cell office:value-type="float" office:value="99.861111111111057" table:style-name="ce133">
            <text:p>99.9</text:p>
          </table:table-cell>
          <table:table-cell table:number-columns-repeated="16382"/>
        </table:table-row>
        <table:table-row table:style-name="ro1">
          <table:table-cell office:value-type="date" office:date-value="2006-09-01T00:00:00" table:style-name="ce134">
            <text:p>Sep-06</text:p>
          </table:table-cell>
          <table:table-cell office:value-type="float" office:value="100.27837380011285" table:style-name="ce133">
            <text:p>100.3</text:p>
          </table:table-cell>
          <table:table-cell table:number-columns-repeated="16382"/>
        </table:table-row>
        <table:table-row table:style-name="ro1">
          <table:table-cell office:value-type="date" office:date-value="2006-10-01T00:00:00" table:style-name="ce134">
            <text:p>Oct-06</text:p>
          </table:table-cell>
          <table:table-cell office:value-type="float" office:value="100.69460109782686" table:style-name="ce133">
            <text:p>100.7</text:p>
          </table:table-cell>
          <table:table-cell table:number-columns-repeated="16382"/>
        </table:table-row>
        <table:table-row table:style-name="ro1">
          <table:table-cell office:value-type="date" office:date-value="2006-11-01T00:00:00" table:style-name="ce134">
            <text:p>Nov-06</text:p>
          </table:table-cell>
          <table:table-cell office:value-type="float" office:value="101.38913891389134" table:style-name="ce133">
            <text:p>101.4</text:p>
          </table:table-cell>
          <table:table-cell table:number-columns-repeated="16382"/>
        </table:table-row>
        <table:table-row table:style-name="ro1">
          <table:table-cell office:value-type="date" office:date-value="2006-12-01T00:00:00" table:style-name="ce134">
            <text:p>Dec-06</text:p>
          </table:table-cell>
          <table:table-cell office:value-type="float" office:value="100.8995862685899" table:style-name="ce133">
            <text:p>100.9</text:p>
          </table:table-cell>
          <table:table-cell table:number-columns-repeated="16382"/>
        </table:table-row>
        <table:table-row table:style-name="ro1">
          <table:table-cell office:value-type="date" office:date-value="2007-01-01T00:00:00" table:style-name="ce134">
            <text:p>Jan-07</text:p>
          </table:table-cell>
          <table:table-cell office:value-type="float" office:value="100.82976163621321" table:style-name="ce133">
            <text:p>100.8</text:p>
          </table:table-cell>
          <table:table-cell table:number-columns-repeated="16382"/>
        </table:table-row>
        <table:table-row table:style-name="ro1">
          <table:table-cell office:value-type="date" office:date-value="2007-02-01T00:00:00" table:style-name="ce134">
            <text:p>Feb-07</text:p>
          </table:table-cell>
          <table:table-cell office:value-type="float" office:value="101.40778151889259" table:style-name="ce133">
            <text:p>101.4</text:p>
          </table:table-cell>
          <table:table-cell table:number-columns-repeated="16382"/>
        </table:table-row>
        <table:table-row table:style-name="ro1">
          <table:table-cell office:value-type="date" office:date-value="2007-03-01T00:00:00" table:style-name="ce134">
            <text:p>Mar-07</text:p>
          </table:table-cell>
          <table:table-cell office:value-type="float" office:value="101.44479189933729" table:style-name="ce133">
            <text:p>101.4</text:p>
          </table:table-cell>
          <table:table-cell table:number-columns-repeated="16382"/>
        </table:table-row>
        <table:table-row table:style-name="ro1">
          <table:table-cell office:value-type="date" office:date-value="2007-04-01T00:00:00" table:style-name="ce134">
            <text:p>Apr-07</text:p>
          </table:table-cell>
          <table:table-cell office:value-type="float" office:value="101.46316102198452" table:style-name="ce133">
            <text:p>101.5</text:p>
          </table:table-cell>
          <table:table-cell table:number-columns-repeated="16382"/>
        </table:table-row>
        <table:table-row table:style-name="ro1">
          <table:table-cell office:value-type="date" office:date-value="2007-05-01T00:00:00" table:style-name="ce134">
            <text:p>May-07</text:p>
          </table:table-cell>
          <table:table-cell office:value-type="float" office:value="101.61461806327327" table:style-name="ce133">
            <text:p>101.6</text:p>
          </table:table-cell>
          <table:table-cell table:number-columns-repeated="16382"/>
        </table:table-row>
        <table:table-row table:style-name="ro1">
          <table:table-cell office:value-type="date" office:date-value="2007-06-01T00:00:00" table:style-name="ce134">
            <text:p>Jun-07</text:p>
          </table:table-cell>
          <table:table-cell office:value-type="float" office:value="101.89818920916478" table:style-name="ce133">
            <text:p>101.9</text:p>
          </table:table-cell>
          <table:table-cell table:number-columns-repeated="16382"/>
        </table:table-row>
        <table:table-row table:style-name="ro1">
          <table:table-cell office:value-type="date" office:date-value="2007-07-01T00:00:00" table:style-name="ce134">
            <text:p>Jul-07</text:p>
          </table:table-cell>
          <table:table-cell office:value-type="float" office:value="100.78564788994233" table:style-name="ce133">
            <text:p>100.8</text:p>
          </table:table-cell>
          <table:table-cell table:number-columns-repeated="16382"/>
        </table:table-row>
        <table:table-row table:style-name="ro1">
          <table:table-cell office:value-type="date" office:date-value="2007-08-01T00:00:00" table:style-name="ce134">
            <text:p>Aug-07</text:p>
          </table:table-cell>
          <table:table-cell office:value-type="float" office:value="101.08190709046448" table:style-name="ce133">
            <text:p>101.1</text:p>
          </table:table-cell>
          <table:table-cell table:number-columns-repeated="16382"/>
        </table:table-row>
        <table:table-row table:style-name="ro1">
          <table:table-cell office:value-type="date" office:date-value="2007-09-01T00:00:00" table:style-name="ce134">
            <text:p>Sep-07</text:p>
          </table:table-cell>
          <table:table-cell office:value-type="float" office:value="102.15562215562205" table:style-name="ce133">
            <text:p>102.2</text:p>
          </table:table-cell>
          <table:table-cell table:number-columns-repeated="16382"/>
        </table:table-row>
        <table:table-row table:style-name="ro1">
          <table:table-cell office:value-type="date" office:date-value="2007-10-01T00:00:00" table:style-name="ce134">
            <text:p>Oct-07</text:p>
          </table:table-cell>
          <table:table-cell office:value-type="float" office:value="103.24754225118737" table:style-name="ce133">
            <text:p>103.2</text:p>
          </table:table-cell>
          <table:table-cell table:number-columns-repeated="16382"/>
        </table:table-row>
        <table:table-row table:style-name="ro1">
          <table:table-cell office:value-type="date" office:date-value="2007-11-01T00:00:00" table:style-name="ce134">
            <text:p>Nov-07</text:p>
          </table:table-cell>
          <table:table-cell office:value-type="float" office:value="103.92157943067028" table:style-name="ce133">
            <text:p>103.9</text:p>
          </table:table-cell>
          <table:table-cell table:number-columns-repeated="16382"/>
        </table:table-row>
        <table:table-row table:style-name="ro1">
          <table:table-cell office:value-type="date" office:date-value="2007-12-01T00:00:00" table:style-name="ce134">
            <text:p>Dec-07</text:p>
          </table:table-cell>
          <table:table-cell office:value-type="float" office:value="104.214311792625" table:style-name="ce133">
            <text:p>104.2</text:p>
          </table:table-cell>
          <table:table-cell table:number-columns-repeated="16382"/>
        </table:table-row>
        <table:table-row table:style-name="ro1">
          <table:table-cell office:value-type="date" office:date-value="2008-01-01T00:00:00" table:style-name="ce134">
            <text:p>Jan-08</text:p>
          </table:table-cell>
          <table:table-cell office:value-type="float" office:value="104.70873786407761" table:style-name="ce133">
            <text:p>104.7</text:p>
          </table:table-cell>
          <table:table-cell table:number-columns-repeated="16382"/>
        </table:table-row>
        <table:table-row table:style-name="ro1">
          <table:table-cell office:value-type="date" office:date-value="2008-02-01T00:00:00" table:style-name="ce134">
            <text:p>Feb-08</text:p>
          </table:table-cell>
          <table:table-cell office:value-type="float" office:value="104.47681635633435" table:style-name="ce133">
            <text:p>104.5</text:p>
          </table:table-cell>
          <table:table-cell table:number-columns-repeated="16382"/>
        </table:table-row>
        <table:table-row table:style-name="ro1">
          <table:table-cell office:value-type="date" office:date-value="2008-03-01T00:00:00" table:style-name="ce134">
            <text:p>Mar-08</text:p>
          </table:table-cell>
          <table:table-cell office:value-type="float" office:value="104.36759683162552" table:style-name="ce133">
            <text:p>104.4</text:p>
          </table:table-cell>
          <table:table-cell table:number-columns-repeated="16382"/>
        </table:table-row>
        <table:table-row table:style-name="ro1">
          <table:table-cell office:value-type="date" office:date-value="2008-04-01T00:00:00" table:style-name="ce134">
            <text:p>Apr-08</text:p>
          </table:table-cell>
          <table:table-cell office:value-type="float" office:value="104.9190115440115" table:style-name="ce133">
            <text:p>104.9</text:p>
          </table:table-cell>
          <table:table-cell table:number-columns-repeated="16382"/>
        </table:table-row>
        <table:table-row table:style-name="ro1">
          <table:table-cell office:value-type="date" office:date-value="2008-05-01T00:00:00" table:style-name="ce134">
            <text:p>May-08</text:p>
          </table:table-cell>
          <table:table-cell office:value-type="float" office:value="105.97768464789736" table:style-name="ce133">
            <text:p>106.0</text:p>
          </table:table-cell>
          <table:table-cell table:number-columns-repeated="16382"/>
        </table:table-row>
        <table:table-row table:style-name="ro1">
          <table:table-cell office:value-type="date" office:date-value="2008-06-01T00:00:00" table:style-name="ce134">
            <text:p>Jun-08</text:p>
          </table:table-cell>
          <table:table-cell office:value-type="float" office:value="107.40503627827566" table:style-name="ce133">
            <text:p>107.4</text:p>
          </table:table-cell>
          <table:table-cell table:number-columns-repeated="16382"/>
        </table:table-row>
        <table:table-row table:style-name="ro1">
          <table:table-cell office:value-type="date" office:date-value="2008-07-01T00:00:00" table:style-name="ce134">
            <text:p>Jul-08</text:p>
          </table:table-cell>
          <table:table-cell office:value-type="float" office:value="108.42734038386206" table:style-name="ce133">
            <text:p>108.4</text:p>
          </table:table-cell>
          <table:table-cell table:number-columns-repeated="16382"/>
        </table:table-row>
        <table:table-row table:style-name="ro1">
          <table:table-cell office:value-type="date" office:date-value="2008-08-01T00:00:00" table:style-name="ce134">
            <text:p>Aug-08</text:p>
          </table:table-cell>
          <table:table-cell office:value-type="float" office:value="109.06651108518076" table:style-name="ce133">
            <text:p>109.1</text:p>
          </table:table-cell>
          <table:table-cell table:number-columns-repeated="16382"/>
        </table:table-row>
        <table:table-row table:style-name="ro1">
          <table:table-cell office:value-type="date" office:date-value="2008-09-01T00:00:00" table:style-name="ce134">
            <text:p>Sep-08</text:p>
          </table:table-cell>
          <table:table-cell office:value-type="float" office:value="108.18023439974654" table:style-name="ce133">
            <text:p>108.2</text:p>
          </table:table-cell>
          <table:table-cell table:number-columns-repeated="16382"/>
        </table:table-row>
        <table:table-row table:style-name="ro1">
          <table:table-cell office:value-type="date" office:date-value="2008-10-01T00:00:00" table:style-name="ce134">
            <text:p>Oct-08</text:p>
          </table:table-cell>
          <table:table-cell office:value-type="float" office:value="108.93939393939388" table:style-name="ce133">
            <text:p>108.9</text:p>
          </table:table-cell>
          <table:table-cell table:number-columns-repeated="16382"/>
        </table:table-row>
        <table:table-row table:style-name="ro1">
          <table:table-cell office:value-type="date" office:date-value="2008-11-01T00:00:00" table:style-name="ce134">
            <text:p>Nov-08</text:p>
          </table:table-cell>
          <table:table-cell office:value-type="float" office:value="110.5899908172635" table:style-name="ce133">
            <text:p>110.6</text:p>
          </table:table-cell>
          <table:table-cell table:number-columns-repeated="16382"/>
        </table:table-row>
        <table:table-row table:style-name="ro1">
          <table:table-cell office:value-type="date" office:date-value="2008-12-01T00:00:00" table:style-name="ce134">
            <text:p>Dec-08</text:p>
          </table:table-cell>
          <table:table-cell office:value-type="float" office:value="111.74251284777597" table:style-name="ce133">
            <text:p>111.7</text:p>
          </table:table-cell>
          <table:table-cell table:number-columns-repeated="16382"/>
        </table:table-row>
        <table:table-row table:style-name="ro1">
          <table:table-cell office:value-type="date" office:date-value="2009-01-01T00:00:00" table:style-name="ce134">
            <text:p>Jan-09</text:p>
          </table:table-cell>
          <table:table-cell office:value-type="float" office:value="112.01895277867004" table:style-name="ce133">
            <text:p>112.0</text:p>
          </table:table-cell>
          <table:table-cell table:number-columns-repeated="16382"/>
        </table:table-row>
        <table:table-row table:style-name="ro1">
          <table:table-cell office:value-type="date" office:date-value="2009-02-01T00:00:00" table:style-name="ce134">
            <text:p>Feb-09</text:p>
          </table:table-cell>
          <table:table-cell office:value-type="float" office:value="112.88462900028318" table:style-name="ce133">
            <text:p>112.9</text:p>
          </table:table-cell>
          <table:table-cell table:number-columns-repeated="16382"/>
        </table:table-row>
        <table:table-row table:style-name="ro1">
          <table:table-cell office:value-type="date" office:date-value="2009-03-01T00:00:00" table:style-name="ce134">
            <text:p>Mar-09</text:p>
          </table:table-cell>
          <table:table-cell office:value-type="float" office:value="112.11361870452774" table:style-name="ce133">
            <text:p>112.1</text:p>
          </table:table-cell>
          <table:table-cell table:number-columns-repeated="16382"/>
        </table:table-row>
        <table:table-row table:style-name="ro1">
          <table:table-cell office:value-type="date" office:date-value="2009-04-01T00:00:00" table:style-name="ce134">
            <text:p>Apr-09</text:p>
          </table:table-cell>
          <table:table-cell office:value-type="float" office:value="111.34619450317119" table:style-name="ce133">
            <text:p>111.3</text:p>
          </table:table-cell>
          <table:table-cell table:number-columns-repeated="16382"/>
        </table:table-row>
        <table:table-row table:style-name="ro1">
          <table:table-cell office:value-type="date" office:date-value="2009-05-01T00:00:00" table:style-name="ce134">
            <text:p>May-09</text:p>
          </table:table-cell>
          <table:table-cell office:value-type="float" office:value="111.83940095398422" table:style-name="ce133">
            <text:p>111.8</text:p>
          </table:table-cell>
          <table:table-cell table:number-columns-repeated="16382"/>
        </table:table-row>
        <table:table-row table:style-name="ro1">
          <table:table-cell office:value-type="date" office:date-value="2009-06-01T00:00:00" table:style-name="ce134">
            <text:p>Jun-09</text:p>
          </table:table-cell>
          <table:table-cell office:value-type="float" office:value="111.20111146062699" table:style-name="ce133">
            <text:p>111.2</text:p>
          </table:table-cell>
          <table:table-cell table:number-columns-repeated="16382"/>
        </table:table-row>
        <table:table-row table:style-name="ro1">
          <table:table-cell office:value-type="date" office:date-value="2009-07-01T00:00:00" table:style-name="ce134">
            <text:p>Jul-09</text:p>
          </table:table-cell>
          <table:table-cell office:value-type="float" office:value="110.82415854042148" table:style-name="ce133">
            <text:p>110.8</text:p>
          </table:table-cell>
          <table:table-cell table:number-columns-repeated="16382"/>
        </table:table-row>
        <table:table-row table:style-name="ro1">
          <table:table-cell office:value-type="date" office:date-value="2009-08-01T00:00:00" table:style-name="ce134">
            <text:p>Aug-09</text:p>
          </table:table-cell>
          <table:table-cell office:value-type="float" office:value="109.69070010449316" table:style-name="ce133">
            <text:p>109.7</text:p>
          </table:table-cell>
          <table:table-cell table:number-columns-repeated="16382"/>
        </table:table-row>
        <table:table-row table:style-name="ro1">
          <table:table-cell office:value-type="date" office:date-value="2009-09-01T00:00:00" table:style-name="ce134">
            <text:p>Sep-09</text:p>
          </table:table-cell>
          <table:table-cell office:value-type="float" office:value="108.56417214626164" table:style-name="ce133">
            <text:p>108.6</text:p>
          </table:table-cell>
          <table:table-cell table:number-columns-repeated="16382"/>
        </table:table-row>
        <table:table-row table:style-name="ro1">
          <table:table-cell office:value-type="date" office:date-value="2009-10-01T00:00:00" table:style-name="ce134">
            <text:p>Oct-09</text:p>
          </table:table-cell>
          <table:table-cell office:value-type="float" office:value="109.56404642757849" table:style-name="ce133">
            <text:p>109.6</text:p>
          </table:table-cell>
          <table:table-cell table:number-columns-repeated="16382"/>
        </table:table-row>
        <table:table-row table:style-name="ro1">
          <table:table-cell office:value-type="date" office:date-value="2009-11-01T00:00:00" table:style-name="ce134">
            <text:p>Nov-09</text:p>
          </table:table-cell>
          <table:table-cell office:value-type="float" office:value="109.81090909090904" table:style-name="ce133">
            <text:p>109.8</text:p>
          </table:table-cell>
          <table:table-cell table:number-columns-repeated="16382"/>
        </table:table-row>
        <table:table-row table:style-name="ro1">
          <table:table-cell office:value-type="date" office:date-value="2009-12-01T00:00:00" table:style-name="ce134">
            <text:p>Dec-09</text:p>
          </table:table-cell>
          <table:table-cell office:value-type="float" office:value="110.3011363636363" table:style-name="ce133">
            <text:p>110.3</text:p>
          </table:table-cell>
          <table:table-cell table:number-columns-repeated="16382"/>
        </table:table-row>
        <table:table-row table:style-name="ro1">
          <table:table-cell office:value-type="date" office:date-value="2010-01-01T00:00:00" table:style-name="ce134">
            <text:p>Jan-10</text:p>
          </table:table-cell>
          <table:table-cell office:value-type="float" office:value="110.30423828259816" table:style-name="ce133">
            <text:p>110.3</text:p>
          </table:table-cell>
          <table:table-cell table:number-columns-repeated="16382"/>
        </table:table-row>
        <table:table-row table:style-name="ro1">
          <table:table-cell office:value-type="date" office:date-value="2010-02-01T00:00:00" table:style-name="ce134">
            <text:p>Feb-10</text:p>
          </table:table-cell>
          <table:table-cell office:value-type="float" office:value="111.03913282484707" table:style-name="ce133">
            <text:p>111.0</text:p>
          </table:table-cell>
          <table:table-cell table:number-columns-repeated="16382"/>
        </table:table-row>
        <table:table-row table:style-name="ro1">
          <table:table-cell office:value-type="date" office:date-value="2010-03-01T00:00:00" table:style-name="ce134">
            <text:p>Mar-10</text:p>
          </table:table-cell>
          <table:table-cell office:value-type="float" office:value="110.65884322366843" table:style-name="ce133">
            <text:p>110.7</text:p>
          </table:table-cell>
          <table:table-cell table:number-columns-repeated="16382"/>
        </table:table-row>
        <table:table-row table:style-name="ro1">
          <table:table-cell office:value-type="date" office:date-value="2010-04-01T00:00:00" table:style-name="ce134">
            <text:p>Apr-10</text:p>
          </table:table-cell>
          <table:table-cell office:value-type="float" office:value="110.4049463242288" table:style-name="ce133">
            <text:p>110.4</text:p>
          </table:table-cell>
          <table:table-cell table:number-columns-repeated="16382"/>
        </table:table-row>
        <table:table-row table:style-name="ro1">
          <table:table-cell office:value-type="date" office:date-value="2010-05-01T00:00:00" table:style-name="ce134">
            <text:p>May-10</text:p>
          </table:table-cell>
          <table:table-cell office:value-type="float" office:value="110.0360992475086" table:style-name="ce133">
            <text:p>110.0</text:p>
          </table:table-cell>
          <table:table-cell table:number-columns-repeated="16382"/>
        </table:table-row>
        <table:table-row table:style-name="ro1">
          <table:table-cell office:value-type="date" office:date-value="2010-06-01T00:00:00" table:style-name="ce134">
            <text:p>Jun-10</text:p>
          </table:table-cell>
          <table:table-cell office:value-type="float" office:value="109.79143389199254" table:style-name="ce133">
            <text:p>109.8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0-07-01T00:00:00" table:style-name="ce134">
            <text:p>Jul-10</text:p>
          </table:table-cell>
          <table:table-cell office:value-type="float" office:value="111.13526078251721" table:style-name="ce133">
            <text:p>111.1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0-08-01T00:00:00" table:style-name="ce134">
            <text:p>Aug-10</text:p>
          </table:table-cell>
          <table:table-cell office:value-type="float" office:value="110.63778092731317" table:style-name="ce133">
            <text:p>110.6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0-09-01T00:00:00" table:style-name="ce134">
            <text:p>Sep-10</text:p>
          </table:table-cell>
          <table:table-cell office:value-type="float" office:value="110.75909428359314" table:style-name="ce133">
            <text:p>110.8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0-10-01T00:00:00" table:style-name="ce134">
            <text:p>Oct-10</text:p>
          </table:table-cell>
          <table:table-cell office:value-type="float" office:value="110.99713804713805" table:style-name="ce133">
            <text:p>111.0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0-11-01T00:00:00" table:style-name="ce134">
            <text:p>Nov-10</text:p>
          </table:table-cell>
          <table:table-cell office:value-type="float" office:value="112.31735964294103" table:style-name="ce133">
            <text:p>112.3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0-12-01T00:00:00" table:style-name="ce134">
            <text:p>Dec-10</text:p>
          </table:table-cell>
          <table:table-cell office:value-type="float" office:value="113.00073099415202" table:style-name="ce133">
            <text:p>113.0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1-01-01T00:00:00" table:style-name="ce134">
            <text:p>Jan-11</text:p>
          </table:table-cell>
          <table:table-cell office:value-type="float" office:value="112.75764213880315" table:style-name="ce133">
            <text:p>112.8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1-02-01T00:00:00" table:style-name="ce134">
            <text:p>Feb-11</text:p>
          </table:table-cell>
          <table:table-cell office:value-type="float" office:value="113.08382740447958" table:style-name="ce133">
            <text:p>113.1</text:p>
          </table:table-cell>
          <table:table-cell table:style-name="ce3"/>
          <table:table-cell table:style-name="ce131"/>
          <table:table-cell table:number-columns-repeated="16380"/>
        </table:table-row>
        <table:table-row table:style-name="ro1">
          <table:table-cell office:value-type="date" office:date-value="2011-03-01T00:00:00" table:style-name="ce134">
            <text:p>Mar-11</text:p>
          </table:table-cell>
          <table:table-cell office:value-type="float" office:value="111.30250443699465" table:style-name="ce133">
            <text:p>111.3</text:p>
          </table:table-cell>
          <table:table-cell table:style-name="ce3"/>
          <table:table-cell table:style-name="ce131"/>
          <table:table-cell table:number-columns-repeated="16380"/>
        </table:table-row>
        <table:table-row table:style-name="ro1">
          <table:table-cell office:value-type="date" office:date-value="2011-04-01T00:00:00" table:style-name="ce134">
            <text:p>Apr-11</text:p>
          </table:table-cell>
          <table:table-cell office:value-type="float" office:value="110.22515931850691" table:style-name="ce133">
            <text:p>110.2</text:p>
          </table:table-cell>
          <table:table-cell table:style-name="ce3"/>
          <table:table-cell table:style-name="ce131"/>
          <table:table-cell table:number-columns-repeated="16380"/>
        </table:table-row>
        <table:table-row table:style-name="ro1">
          <table:table-cell office:value-type="date" office:date-value="2011-05-01T00:00:00" table:style-name="ce134">
            <text:p>May-11</text:p>
          </table:table-cell>
          <table:table-cell office:value-type="float" office:value="111.38878074102914" table:style-name="ce133">
            <text:p>111.4</text:p>
          </table:table-cell>
          <table:table-cell table:style-name="ce3"/>
          <table:table-cell table:style-name="ce131"/>
          <table:table-cell table:number-columns-repeated="16380"/>
        </table:table-row>
        <table:table-row table:style-name="ro1">
          <table:table-cell office:value-type="date" office:date-value="2011-06-01T00:00:00" table:style-name="ce134">
            <text:p>Jun-11</text:p>
          </table:table-cell>
          <table:table-cell office:value-type="float" office:value="112.67579330280293" table:style-name="ce133">
            <text:p>112.7</text:p>
          </table:table-cell>
          <table:table-cell table:style-name="ce3"/>
          <table:table-cell table:style-name="ce131"/>
          <table:table-cell table:number-columns-repeated="16380"/>
        </table:table-row>
        <table:table-row table:style-name="ro1">
          <table:table-cell office:value-type="date" office:date-value="2011-07-01T00:00:00" table:style-name="ce134">
            <text:p>Jul-11</text:p>
          </table:table-cell>
          <table:table-cell office:value-type="float" office:value="112.90931826301599" table:style-name="ce133">
            <text:p>112.9</text:p>
          </table:table-cell>
          <table:table-cell table:style-name="ce3"/>
          <table:table-cell table:style-name="ce131"/>
          <table:table-cell table:number-columns-repeated="16380"/>
        </table:table-row>
        <table:table-row table:style-name="ro1">
          <table:table-cell office:value-type="date" office:date-value="2011-08-01T00:00:00" table:style-name="ce134">
            <text:p>Aug-11</text:p>
          </table:table-cell>
          <table:table-cell office:value-type="float" office:value="112.53973638301996" table:style-name="ce133">
            <text:p>112.5</text:p>
          </table:table-cell>
          <table:table-cell table:style-name="ce3"/>
          <table:table-cell table:style-name="ce131"/>
          <table:table-cell table:number-columns-repeated="16380"/>
        </table:table-row>
        <table:table-row table:style-name="ro1">
          <table:table-cell office:value-type="date" office:date-value="2011-09-01T00:00:00" table:style-name="ce134">
            <text:p>Sep-11</text:p>
          </table:table-cell>
          <table:table-cell office:value-type="float" office:value="112.05524524910116" table:style-name="ce133">
            <text:p>112.1</text:p>
          </table:table-cell>
          <table:table-cell table:style-name="ce3"/>
          <table:table-cell table:style-name="ce131"/>
          <table:table-cell table:number-columns-repeated="16380"/>
        </table:table-row>
        <table:table-row table:style-name="ro1">
          <table:table-cell office:value-type="date" office:date-value="2011-10-01T00:00:00" table:style-name="ce134">
            <text:p>Oct-11</text:p>
          </table:table-cell>
          <table:table-cell office:value-type="float" office:value="110.89915023248356" table:style-name="ce133">
            <text:p>110.9</text:p>
          </table:table-cell>
          <table:table-cell table:style-name="ce3"/>
          <table:table-cell table:style-name="ce131"/>
          <table:table-cell table:number-columns-repeated="16380"/>
        </table:table-row>
        <table:table-row table:style-name="ro1">
          <table:table-cell office:value-type="date" office:date-value="2011-11-01T00:00:00" table:style-name="ce134">
            <text:p>Nov-11</text:p>
          </table:table-cell>
          <table:table-cell office:value-type="float" office:value="111.47286821705426" table:style-name="ce133">
            <text:p>111.5</text:p>
          </table:table-cell>
          <table:table-cell table:style-name="ce3"/>
          <table:table-cell table:style-name="ce131"/>
          <table:table-cell table:number-columns-repeated="16380"/>
        </table:table-row>
        <table:table-row table:style-name="ro1">
          <table:table-cell office:value-type="date" office:date-value="2011-12-01T00:00:00" table:style-name="ce134">
            <text:p>Dec-11</text:p>
          </table:table-cell>
          <table:table-cell office:value-type="float" office:value="112.37596788069975" table:style-name="ce133">
            <text:p>112.4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2-01-01T00:00:00" table:style-name="ce134">
            <text:p>Jan-12</text:p>
          </table:table-cell>
          <table:table-cell office:value-type="float" office:value="112.62444743417261" table:style-name="ce133">
            <text:p>112.6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2-02-01T00:00:00" table:style-name="ce134">
            <text:p>Feb-12</text:p>
          </table:table-cell>
          <table:table-cell office:value-type="float" office:value="113.40694006309148" table:style-name="ce133">
            <text:p>113.4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2-03-01T00:00:00" table:style-name="ce134">
            <text:p>Mar-12</text:p>
          </table:table-cell>
          <table:table-cell office:value-type="float" office:value="112.47935328124008" table:style-name="ce133">
            <text:p>112.5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2-04-01T00:00:00" table:style-name="ce134">
            <text:p>Apr-12</text:p>
          </table:table-cell>
          <table:table-cell office:value-type="float" office:value="111.6628787878788" table:style-name="ce133">
            <text:p>111.7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2-05-01T00:00:00" table:style-name="ce134">
            <text:p>May-12</text:p>
          </table:table-cell>
          <table:table-cell office:value-type="float" office:value="112.12010617120109" table:style-name="ce133">
            <text:p>112.1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2-06-01T00:00:00" table:style-name="ce134">
            <text:p>Jun-12</text:p>
          </table:table-cell>
          <table:table-cell office:value-type="float" office:value="112.47564651753136" table:style-name="ce133">
            <text:p>112.5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2-07-01T00:00:00" table:style-name="ce134">
            <text:p>Jul-12</text:p>
          </table:table-cell>
          <table:table-cell office:value-type="float" office:value="112.58590084949921" table:style-name="ce133">
            <text:p>112.6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2-08-01T00:00:00" table:style-name="ce134">
            <text:p>Aug-12</text:p>
          </table:table-cell>
          <table:table-cell office:value-type="float" office:value="112.22684703433927" table:style-name="ce133">
            <text:p>112.2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2-09-01T00:00:00" table:style-name="ce134">
            <text:p>Sep-12</text:p>
          </table:table-cell>
          <table:table-cell office:value-type="float" office:value="111.76165803108812" table:style-name="ce133">
            <text:p>111.8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2-10-01T00:00:00" table:style-name="ce134">
            <text:p>Oct-12</text:p>
          </table:table-cell>
          <table:table-cell office:value-type="float" office:value="111.74711027803815" table:style-name="ce133">
            <text:p>111.7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2-11-01T00:00:00" table:style-name="ce134">
            <text:p>Nov-12</text:p>
          </table:table-cell>
          <table:table-cell office:value-type="float" office:value="112.75003117595712" table:style-name="ce133">
            <text:p>112.8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2-12-01T00:00:00" table:style-name="ce134">
            <text:p>Dec-12</text:p>
          </table:table-cell>
          <table:table-cell office:value-type="float" office:value="113.62735966219577" table:style-name="ce133">
            <text:p>113.6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3-01-01T00:00:00" table:style-name="ce134">
            <text:p>Jan-13</text:p>
          </table:table-cell>
          <table:table-cell office:value-type="float" office:value="114.32465749149587" table:style-name="ce133">
            <text:p>114.3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3-02-01T00:00:00" table:style-name="ce134">
            <text:p>Feb-13</text:p>
          </table:table-cell>
          <table:table-cell office:value-type="float" office:value="114.28611266034582" table:style-name="ce133">
            <text:p>114.3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3-03-01T00:00:00" table:style-name="ce134">
            <text:p>Mar-13</text:p>
          </table:table-cell>
          <table:table-cell office:value-type="float" office:value="113.49241651993948" table:style-name="ce133">
            <text:p>113.5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3-04-01T00:00:00" table:style-name="ce134">
            <text:p>Apr-13</text:p>
          </table:table-cell>
          <table:table-cell office:value-type="float" office:value="114.03726995283456" table:style-name="ce133">
            <text:p>114.0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3-05-01T00:00:00" table:style-name="ce134">
            <text:p>May-13</text:p>
          </table:table-cell>
          <table:table-cell office:value-type="float" office:value="113.80572219658514" table:style-name="ce133">
            <text:p>113.8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3-06-01T00:00:00" table:style-name="ce134">
            <text:p>Jun-13</text:p>
          </table:table-cell>
          <table:table-cell office:value-type="float" office:value="113.48315299485188" table:style-name="ce133">
            <text:p>113.5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3-07-01T00:00:00" table:style-name="ce134">
            <text:p>Jul-13</text:p>
          </table:table-cell>
          <table:table-cell office:value-type="float" office:value="113.70479977804493" table:style-name="ce133">
            <text:p>113.7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3-08-01T00:00:00" table:style-name="ce134">
            <text:p>Aug-13</text:p>
          </table:table-cell>
          <table:table-cell office:value-type="float" office:value="113.7958613490528" table:style-name="ce133">
            <text:p>113.8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3-09-01T00:00:00" table:style-name="ce134">
            <text:p>Sep-13</text:p>
          </table:table-cell>
          <table:table-cell office:value-type="float" office:value="113.44647280066049" table:style-name="ce133">
            <text:p>113.4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3-10-01T00:00:00" table:style-name="ce134">
            <text:p>Oct-13</text:p>
          </table:table-cell>
          <table:table-cell office:value-type="float" office:value="113.66633030608813" table:style-name="ce133">
            <text:p>113.7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3-11-01T00:00:00" table:style-name="ce134">
            <text:p>Nov-13</text:p>
          </table:table-cell>
          <table:table-cell office:value-type="float" office:value="113.55174731182794" table:style-name="ce133">
            <text:p>113.6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3-12-01T00:00:00" table:style-name="ce134">
            <text:p>Dec-13</text:p>
          </table:table-cell>
          <table:table-cell office:value-type="float" office:value="113.53322380430812" table:style-name="ce133">
            <text:p>113.5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4-01-01T00:00:00" table:style-name="ce134">
            <text:p>Jan-14</text:p>
          </table:table-cell>
          <table:table-cell office:value-type="float" office:value="114.33134374043463" table:style-name="ce133">
            <text:p>114.3</text:p>
          </table:table-cell>
          <table:table-cell table:style-name="ce3"/>
          <table:table-cell table:number-columns-repeated="3" table:style-name="ce15"/>
          <table:table-cell table:style-name="ce18"/>
          <table:table-cell table:number-columns-repeated="16377"/>
        </table:table-row>
        <table:table-row table:style-name="ro1">
          <table:table-cell office:value-type="date" office:date-value="2014-02-01T00:00:00" table:style-name="ce134">
            <text:p>Feb-14</text:p>
          </table:table-cell>
          <table:table-cell office:value-type="float" office:value="114.41373534338358" table:style-name="ce133">
            <text:p>114.4</text:p>
          </table:table-cell>
          <table:table-cell table:style-name="ce3"/>
          <table:table-cell table:number-columns-repeated="3" table:style-name="ce15"/>
          <table:table-cell table:style-name="ce3"/>
          <table:table-cell table:number-columns-repeated="16377"/>
        </table:table-row>
        <table:table-row table:style-name="ro1">
          <table:table-cell office:value-type="date" office:date-value="2014-03-01T00:00:00" table:style-name="ce134">
            <text:p>Mar-14</text:p>
          </table:table-cell>
          <table:table-cell office:value-type="float" office:value="113.52861615148478" table:style-name="ce133">
            <text:p>113.5</text:p>
          </table:table-cell>
          <table:table-cell table:style-name="ce3"/>
          <table:table-cell table:number-columns-repeated="3" table:style-name="ce15"/>
          <table:table-cell table:style-name="ce3"/>
          <table:table-cell table:number-columns-repeated="16377"/>
        </table:table-row>
        <table:table-row table:style-name="ro1">
          <table:table-cell office:value-type="date" office:date-value="2014-04-01T00:00:00" table:style-name="ce134">
            <text:p>Apr-14</text:p>
          </table:table-cell>
          <table:table-cell office:value-type="float" office:value="112.53080253080256" table:style-name="ce133">
            <text:p>112.5</text:p>
          </table:table-cell>
          <table:table-cell table:style-name="ce3"/>
          <table:table-cell table:number-columns-repeated="3" table:style-name="ce15"/>
          <table:table-cell table:style-name="ce6"/>
          <table:table-cell table:number-columns-repeated="16377"/>
        </table:table-row>
        <table:table-row table:style-name="ro1">
          <table:table-cell office:value-type="date" office:date-value="2014-05-01T00:00:00" table:style-name="ce134">
            <text:p>May-14</text:p>
          </table:table-cell>
          <table:table-cell office:value-type="float" office:value="111.44500000000002" table:style-name="ce133">
            <text:p>111.4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4-06-01T00:00:00" table:style-name="ce134">
            <text:p>Jun-14</text:p>
          </table:table-cell>
          <table:table-cell office:value-type="float" office:value="111.33127684025891" table:style-name="ce133">
            <text:p>111.3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date" office:date-value="2014-07-01T00:00:00" table:style-name="ce134">
            <text:p>Jul-14</text:p>
          </table:table-cell>
          <table:table-cell office:value-type="float" office:value="111.44750811417479" table:style-name="ce133">
            <text:p>111.4</text:p>
          </table:table-cell>
          <table:table-cell table:style-name="ce3"/>
          <table:table-cell table:number-columns-repeated="7" table:style-name="ce15"/>
          <table:table-cell table:style-name="ce3"/>
          <table:table-cell table:style-name="ce15"/>
          <table:table-cell table:number-columns-repeated="16372"/>
        </table:table-row>
        <table:table-row table:style-name="ro1">
          <table:table-cell office:value-type="date" office:date-value="2014-08-01T00:00:00" table:style-name="ce134">
            <text:p>Aug-14</text:p>
          </table:table-cell>
          <table:table-cell office:value-type="float" office:value="110.89638904010164" table:style-name="ce133">
            <text:p>110.9</text:p>
          </table:table-cell>
          <table:table-cell table:style-name="ce3"/>
          <table:table-cell table:number-columns-repeated="7" table:style-name="ce15"/>
          <table:table-cell table:style-name="ce3"/>
          <table:table-cell table:style-name="ce15"/>
          <table:table-cell table:number-columns-repeated="16372"/>
        </table:table-row>
        <table:table-row table:style-name="ro1">
          <table:table-cell office:value-type="date" office:date-value="2014-09-01T00:00:00" table:style-name="ce134">
            <text:p>Sep-14</text:p>
          </table:table-cell>
          <table:table-cell office:value-type="float" office:value="110.56859723858729" table:style-name="ce133">
            <text:p>110.6</text:p>
          </table:table-cell>
          <table:table-cell table:style-name="ce3"/>
          <table:table-cell table:number-columns-repeated="7" table:style-name="ce15"/>
          <table:table-cell table:style-name="ce3"/>
          <table:table-cell table:style-name="ce15"/>
          <table:table-cell table:number-columns-repeated="16372"/>
        </table:table-row>
        <table:table-row table:style-name="ro1">
          <table:table-cell office:value-type="date" office:date-value="2014-10-01T00:00:00" table:style-name="ce134">
            <text:p>Oct-14</text:p>
          </table:table-cell>
          <table:table-cell office:value-type="float" office:value="110.56697452613787" table:style-name="ce133">
            <text:p>110.6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date" office:date-value="2014-11-01T00:00:00" table:style-name="ce134">
            <text:p>Nov-14</text:p>
          </table:table-cell>
          <table:table-cell office:value-type="float" office:value="110.68068295341024" table:style-name="ce133">
            <text:p>110.7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date" office:date-value="2014-12-01T00:00:00" table:style-name="ce134">
            <text:p>Dec-14</text:p>
          </table:table-cell>
          <table:table-cell office:value-type="float" office:value="111.00717464353828" table:style-name="ce133">
            <text:p>111.0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date" office:date-value="2015-01-01T00:00:00" table:style-name="ce134">
            <text:p>Jan-15</text:p>
          </table:table-cell>
          <table:table-cell office:value-type="float" office:value="111.13354084653176" table:style-name="ce133">
            <text:p>111.1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date" office:date-value="2015-02-01T00:00:00" table:style-name="ce134">
            <text:p>Feb-15</text:p>
          </table:table-cell>
          <table:table-cell office:value-type="float" office:value="110.58169636059083" table:style-name="ce133">
            <text:p>110.6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date" office:date-value="2015-03-01T00:00:00" table:style-name="ce134">
            <text:p>Mar-15</text:p>
          </table:table-cell>
          <table:table-cell office:value-type="float" office:value="110.25060028570562" table:style-name="ce133">
            <text:p>110.3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date" office:date-value="2015-04-01T00:00:00" table:style-name="ce134">
            <text:p>Apr-15</text:p>
          </table:table-cell>
          <table:table-cell office:value-type="float" office:value="109.59368459368457" table:style-name="ce133">
            <text:p>109.6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date" office:date-value="2015-05-01T00:00:00" table:style-name="ce134">
            <text:p>May-15</text:p>
          </table:table-cell>
          <table:table-cell office:value-type="float" office:value="109.26588562952199" table:style-name="ce133">
            <text:p>109.3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date" office:date-value="2015-06-01T00:00:00" table:style-name="ce134">
            <text:p>Jun-15</text:p>
          </table:table-cell>
          <table:table-cell office:value-type="float" office:value="108.93939393939392" table:style-name="ce133">
            <text:p>108.9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date" office:date-value="2015-07-01T00:00:00" table:style-name="ce134">
            <text:p>Jul-15</text:p>
          </table:table-cell>
          <table:table-cell office:value-type="float" office:value="108.39469696969697" table:style-name="ce133">
            <text:p>108.4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date" office:date-value="2015-08-01T00:00:00" table:style-name="ce134">
            <text:p>Aug-15</text:p>
          </table:table-cell>
          <table:table-cell office:value-type="float" office:value="108.07048551315749" table:style-name="ce133">
            <text:p>108.1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date" office:date-value="2015-09-01T00:00:00" table:style-name="ce134">
            <text:p>Sep-15</text:p>
          </table:table-cell>
          <table:table-cell office:value-type="float" office:value="108.17834028911872" table:style-name="ce133">
            <text:p>108.2</text:p>
          </table:table-cell>
          <table:table-cell table:style-name="ce3"/>
          <table:table-cell table:number-columns-repeated="7" table:style-name="ce15"/>
          <table:table-cell table:number-columns-repeated="16374" table:style-name="ce3"/>
        </table:table-row>
        <table:table-row table:style-name="ro1">
          <table:table-cell office:value-type="date" office:date-value="2015-10-01T00:00:00" table:style-name="ce134">
            <text:p>Oct-15</text:p>
          </table:table-cell>
          <table:table-cell office:value-type="float" office:value="107.63603130003926" table:style-name="ce133">
            <text:p>107.6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5-11-01T00:00:00" table:style-name="ce134">
            <text:p>Nov-15</text:p>
          </table:table-cell>
          <table:table-cell office:value-type="float" office:value="107.7446448533188" table:style-name="ce133">
            <text:p>107.7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5-12-01T00:00:00" table:style-name="ce134">
            <text:p>Dec-15</text:p>
          </table:table-cell>
          <table:table-cell office:value-type="float" office:value="107.5274177467597" table:style-name="ce133">
            <text:p>107.5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6-01-01T00:00:00" table:style-name="ce134">
            <text:p>Jan-16</text:p>
          </table:table-cell>
          <table:table-cell office:value-type="float" office:value="107.95401248667577" table:style-name="ce133">
            <text:p>108.0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6-02-01T00:00:00" table:style-name="ce134">
            <text:p>Feb-16</text:p>
          </table:table-cell>
          <table:table-cell office:value-type="float" office:value="107.84781684581279" table:style-name="ce133">
            <text:p>107.8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6-03-01T00:00:00" table:style-name="ce134">
            <text:p>Mar-16</text:p>
          </table:table-cell>
          <table:table-cell office:value-type="float" office:value="106.65623298856826" table:style-name="ce133">
            <text:p>106.7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6-04-01T00:00:00" table:style-name="ce134">
            <text:p>Apr-16</text:p>
          </table:table-cell>
          <table:table-cell office:value-type="float" office:value="106.54751103852894" table:style-name="ce133">
            <text:p>106.5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6-05-01T00:00:00" table:style-name="ce134">
            <text:p>May-16</text:p>
          </table:table-cell>
          <table:table-cell office:value-type="float" office:value="105.9012435108052" table:style-name="ce133">
            <text:p>105.9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6-06-01T00:00:00" table:style-name="ce134">
            <text:p>Jun-16</text:p>
          </table:table-cell>
          <table:table-cell office:value-type="float" office:value="105.25754563527919" table:style-name="ce133">
            <text:p>105.3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6-07-01T00:00:00" table:style-name="ce134">
            <text:p>Jul-16</text:p>
          </table:table-cell>
          <table:table-cell office:value-type="float" office:value="104.93267666726906" table:style-name="ce133">
            <text:p>104.9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6-08-01T00:00:00" table:style-name="ce134">
            <text:p>Aug-16</text:p>
          </table:table-cell>
          <table:table-cell office:value-type="float" office:value="105.05255728744325" table:style-name="ce133">
            <text:p>105.1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6-09-01T00:00:00" table:style-name="ce134">
            <text:p>Sep-16</text:p>
          </table:table-cell>
          <table:table-cell office:value-type="float" office:value="104.84473818301706" table:style-name="ce133">
            <text:p>104.8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6-10-01T00:00:00" table:style-name="ce134">
            <text:p>Oct-16</text:p>
          </table:table-cell>
          <table:table-cell office:value-type="float" office:value="104.20289855072457" table:style-name="ce133">
            <text:p>104.2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6-11-01T00:00:00" table:style-name="ce134">
            <text:p>Nov-16</text:p>
          </table:table-cell>
          <table:table-cell office:value-type="float" office:value="104.4271113501882" table:style-name="ce133">
            <text:p>104.4</text:p>
          </table:table-cell>
          <table:table-cell table:style-name="ce3"/>
          <table:table-cell table:number-columns-repeated="4" table:style-name="ce15"/>
          <table:table-cell table:style-name="ce3"/>
          <table:table-cell table:number-columns-repeated="2" table:style-name="ce15"/>
          <table:table-cell table:number-columns-repeated="16374"/>
        </table:table-row>
        <table:table-row table:style-name="ro1">
          <table:table-cell office:value-type="date" office:date-value="2016-12-01T00:00:00" table:style-name="ce134">
            <text:p>Dec-16</text:p>
          </table:table-cell>
          <table:table-cell office:value-type="float" office:value="104.66306836768065" table:style-name="ce133">
            <text:p>104.7</text:p>
          </table:table-cell>
          <table:table-cell table:style-name="ce3"/>
          <table:table-cell table:number-columns-repeated="4" table:style-name="ce15"/>
          <table:table-cell table:style-name="ce3"/>
          <table:table-cell table:number-columns-repeated="2" table:style-name="ce15"/>
          <table:table-cell table:number-columns-repeated="16374"/>
        </table:table-row>
        <table:table-row table:style-name="ro1">
          <table:table-cell office:value-type="date" office:date-value="2017-01-01T00:00:00" table:style-name="ce134">
            <text:p>Jan-17</text:p>
          </table:table-cell>
          <table:table-cell office:value-type="float" office:value="105.39402904787512" table:style-name="ce133">
            <text:p>105.4</text:p>
          </table:table-cell>
          <table:table-cell table:style-name="ce3"/>
          <table:table-cell table:number-columns-repeated="4" table:style-name="ce15"/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date" office:date-value="2017-02-01T00:00:00" table:style-name="ce134">
            <text:p>Feb-17</text:p>
          </table:table-cell>
          <table:table-cell office:value-type="float" office:value="105.52503487371256" table:style-name="ce133">
            <text:p>105.5</text:p>
          </table:table-cell>
          <table:table-cell table:style-name="ce3"/>
          <table:table-cell table:number-columns-repeated="4" table:style-name="ce15"/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date" office:date-value="2017-03-01T00:00:00" table:style-name="ce134">
            <text:p>Mar-17</text:p>
          </table:table-cell>
          <table:table-cell office:value-type="float" office:value="105.53835920177374" table:style-name="ce133">
            <text:p>105.5</text:p>
          </table:table-cell>
          <table:table-cell table:style-name="ce3"/>
          <table:table-cell table:number-columns-repeated="4" table:style-name="ce15"/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date" office:date-value="2017-04-01T00:00:00" table:style-name="ce134">
            <text:p>Apr-17</text:p>
          </table:table-cell>
          <table:table-cell office:value-type="float" office:value="105.33984156433128" table:style-name="ce133">
            <text:p>105.3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7-05-01T00:00:00" table:style-name="ce134">
            <text:p>May-17</text:p>
          </table:table-cell>
          <table:table-cell office:value-type="float" office:value="105.0374020945172" table:style-name="ce133">
            <text:p>105.0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7-06-01T00:00:00" table:style-name="ce134">
            <text:p>Jun-17</text:p>
          </table:table-cell>
          <table:table-cell office:value-type="float" office:value="104.82648361641579" table:style-name="ce133">
            <text:p>104.8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7-07-01T00:00:00" table:style-name="ce134">
            <text:p>Jul-17</text:p>
          </table:table-cell>
          <table:table-cell office:value-type="float" office:value="104.92805966643168" table:style-name="ce133">
            <text:p>104.9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7-08-01T00:00:00" table:style-name="ce134">
            <text:p>Aug-17</text:p>
          </table:table-cell>
          <table:table-cell office:value-type="float" office:value="104.32153909032515" table:style-name="ce133">
            <text:p>104.3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7-09-01T00:00:00" table:style-name="ce134">
            <text:p>Sep-17</text:p>
          </table:table-cell>
          <table:table-cell office:value-type="float" office:value="104.85809099641945" table:style-name="ce133">
            <text:p>104.9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7-10-01T00:00:00" table:style-name="ce134">
            <text:p>Oct-17</text:p>
          </table:table-cell>
          <table:table-cell office:value-type="float" office:value="105.17565288198675" table:style-name="ce133">
            <text:p>105.2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7-11-01T00:00:00" table:style-name="ce134">
            <text:p>Nov-17</text:p>
          </table:table-cell>
          <table:table-cell office:value-type="float" office:value="105.29419433339118" table:style-name="ce133">
            <text:p>105.3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7-12-01T00:00:00" table:style-name="ce134">
            <text:p>Dec-17</text:p>
          </table:table-cell>
          <table:table-cell office:value-type="float" office:value="105.72002195453091" table:style-name="ce133">
            <text:p>105.7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8-01-01T00:00:00" table:style-name="ce134">
            <text:p>Jan-18</text:p>
          </table:table-cell>
          <table:table-cell office:value-type="float" office:value="106.12199582027158" table:style-name="ce133">
            <text:p>106.1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8-02-01T00:00:00" table:style-name="ce134">
            <text:p>Feb-18</text:p>
          </table:table-cell>
          <table:table-cell office:value-type="float" office:value="105.82387266372004" table:style-name="ce133">
            <text:p>105.8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8-03-01T00:00:00" table:style-name="ce134">
            <text:p>Mar-18</text:p>
          </table:table-cell>
          <table:table-cell office:value-type="float" office:value="106.13809523809513" table:style-name="ce133">
            <text:p>106.1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8-04-01T00:00:00" table:style-name="ce134">
            <text:p>Apr-18</text:p>
          </table:table-cell>
          <table:table-cell office:value-type="float" office:value="105.52857800011489" table:style-name="ce133">
            <text:p>105.5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8-05-01T00:00:00" table:style-name="ce134">
            <text:p>May-18</text:p>
          </table:table-cell>
          <table:table-cell office:value-type="float" office:value="104.92366958813075" table:style-name="ce133">
            <text:p>104.9</text:p>
          </table:table-cell>
          <table:table-cell table:style-name="ce3"/>
          <table:table-cell table:number-columns-repeated="7" table:style-name="ce15"/>
          <table:table-cell table:number-columns-repeated="16374"/>
        </table:table-row>
        <table:table-row table:style-name="ro1">
          <table:table-cell office:value-type="date" office:date-value="2018-06-01T00:00:00" table:style-name="ce134">
            <text:p>Jun-18</text:p>
          </table:table-cell>
          <table:table-cell office:value-type="float" office:value="104.40883313284063" table:style-name="ce133">
            <text:p>104.4</text:p>
          </table:table-cell>
          <table:table-cell table:number-columns-repeated="16382"/>
        </table:table-row>
        <table:table-row table:style-name="ro1">
          <table:table-cell office:value-type="date" office:date-value="2018-07-01T00:00:00" table:style-name="ce134">
            <text:p>Jul-18</text:p>
          </table:table-cell>
          <table:table-cell office:value-type="float" office:value="104.71773500601469" table:style-name="ce133">
            <text:p>104.7</text:p>
          </table:table-cell>
          <table:table-cell table:number-columns-repeated="16382"/>
        </table:table-row>
        <table:table-row table:style-name="ro1">
          <table:table-cell office:value-type="date" office:date-value="2018-08-01T00:00:00" table:style-name="ce134">
            <text:p>Aug-18</text:p>
          </table:table-cell>
          <table:table-cell office:value-type="float" office:value="104.23403044529796" table:style-name="ce133">
            <text:p>104.2</text:p>
          </table:table-cell>
          <table:table-cell table:number-columns-repeated="16382"/>
        </table:table-row>
        <table:table-row table:style-name="ro1">
          <table:table-cell office:value-type="date" office:date-value="2018-09-01T00:00:00" table:style-name="ce134">
            <text:p>Sep-18</text:p>
          </table:table-cell>
          <table:table-cell office:value-type="float" office:value="103.93186082210462" table:style-name="ce133">
            <text:p>103.9</text:p>
          </table:table-cell>
          <table:table-cell table:number-columns-repeated="16382"/>
        </table:table-row>
        <table:table-row table:style-name="ro1">
          <table:table-cell office:value-type="date" office:date-value="2018-10-01T00:00:00" table:style-name="ce134">
            <text:p>Oct-18</text:p>
          </table:table-cell>
          <table:table-cell office:value-type="float" office:value="103.63025758995759" table:style-name="ce133">
            <text:p>103.6</text:p>
          </table:table-cell>
          <table:table-cell table:number-columns-repeated="16382"/>
        </table:table-row>
        <table:table-row table:style-name="ro1">
          <table:table-cell office:value-type="date" office:date-value="2018-11-01T00:00:00" table:style-name="ce134">
            <text:p>Nov-18</text:p>
          </table:table-cell>
          <table:table-cell office:value-type="float" office:value="103.44151798357393" table:style-name="ce133">
            <text:p>103.4</text:p>
          </table:table-cell>
          <table:table-cell table:number-columns-repeated="16382"/>
        </table:table-row>
        <table:table-row table:style-name="ro1">
          <table:table-cell office:value-type="date" office:date-value="2018-12-01T00:00:00" table:style-name="ce134">
            <text:p>Dec-18</text:p>
          </table:table-cell>
          <table:table-cell office:value-type="float" office:value="104.26039102509679" table:style-name="ce133">
            <text:p>104.3</text:p>
          </table:table-cell>
          <table:table-cell table:number-columns-repeated="16382"/>
        </table:table-row>
        <table:table-row table:style-name="ro1">
          <table:table-cell office:value-type="date" office:date-value="2019-01-01T00:00:00" table:style-name="ce134">
            <text:p>Jan-19</text:p>
          </table:table-cell>
          <table:table-cell office:value-type="float" office:value="105.1475241597536" table:style-name="ce133">
            <text:p>105.1</text:p>
          </table:table-cell>
          <table:table-cell table:number-columns-repeated="16382"/>
        </table:table-row>
        <table:table-row table:style-name="ro1">
          <table:table-cell office:value-type="date" office:date-value="2019-02-01T00:00:00" table:style-name="ce134">
            <text:p>Feb-19</text:p>
          </table:table-cell>
          <table:table-cell office:value-type="float" office:value="105.06327318125062" table:style-name="ce133">
            <text:p>105.1</text:p>
          </table:table-cell>
          <table:table-cell table:number-columns-repeated="16382"/>
        </table:table-row>
        <table:table-row table:style-name="ro1">
          <table:table-cell office:value-type="date" office:date-value="2019-03-01T00:00:00" table:style-name="ce134">
            <text:p>Mar-19</text:p>
          </table:table-cell>
          <table:table-cell office:value-type="float" office:value="104.96870574907949" table:style-name="ce133">
            <text:p>105.0</text:p>
          </table:table-cell>
          <table:table-cell table:number-columns-repeated="16382"/>
        </table:table-row>
        <table:table-row table:style-name="ro1">
          <table:table-cell office:value-type="date" office:date-value="2019-04-01T00:00:00" table:style-name="ce134">
            <text:p>Apr-19</text:p>
          </table:table-cell>
          <table:table-cell office:value-type="float" office:value="104.07964402388184" table:style-name="ce133">
            <text:p>104.1</text:p>
          </table:table-cell>
          <table:table-cell table:number-columns-repeated="16382"/>
        </table:table-row>
        <table:table-row table:style-name="ro1">
          <table:table-cell office:value-type="date" office:date-value="2019-05-01T00:00:00" table:style-name="ce134">
            <text:p>May-19</text:p>
          </table:table-cell>
          <table:table-cell office:value-type="float" office:value="103.89122925267495" table:style-name="ce133">
            <text:p>103.9</text:p>
          </table:table-cell>
          <table:table-cell table:number-columns-repeated="16382"/>
        </table:table-row>
        <table:table-row table:style-name="ro1">
          <table:table-cell office:value-type="date" office:date-value="2019-06-01T00:00:00" table:style-name="ce134">
            <text:p>Jun-19</text:p>
          </table:table-cell>
          <table:table-cell office:value-type="float" office:value="104.09315584014369" table:style-name="ce133">
            <text:p>104.1</text:p>
          </table:table-cell>
          <table:table-cell table:number-columns-repeated="16382"/>
        </table:table-row>
        <table:table-row table:style-name="ro1">
          <table:table-cell office:value-type="date" office:date-value="2019-07-01T00:00:00" table:style-name="ce134">
            <text:p>Jul-19</text:p>
          </table:table-cell>
          <table:table-cell office:value-type="float" office:value="104.09315584014369" table:style-name="ce133">
            <text:p>104.1</text:p>
          </table:table-cell>
          <table:table-cell table:number-columns-repeated="16382"/>
        </table:table-row>
        <table:table-row table:style-name="ro1">
          <table:table-cell office:value-type="date" office:date-value="2019-08-01T00:00:00" table:style-name="ce134">
            <text:p>Aug-19</text:p>
          </table:table-cell>
          <table:table-cell office:value-type="float" office:value="104.21600693279649" table:style-name="ce133">
            <text:p>104.2</text:p>
          </table:table-cell>
          <table:table-cell table:number-columns-repeated="16382"/>
        </table:table-row>
        <table:table-row table:style-name="ro1">
          <table:table-cell office:value-type="date" office:date-value="2019-09-01T00:00:00" table:style-name="ce134">
            <text:p>Sep-19</text:p>
          </table:table-cell>
          <table:table-cell office:value-type="float" office:value="103.91914537075816" table:style-name="ce133">
            <text:p>103.9</text:p>
          </table:table-cell>
          <table:table-cell table:number-columns-repeated="16382"/>
        </table:table-row>
        <table:table-row table:style-name="ro1">
          <table:table-cell office:value-type="date" office:date-value="2019-10-01T00:00:00" table:style-name="ce134">
            <text:p>Oct-19</text:p>
          </table:table-cell>
          <table:table-cell office:value-type="float" office:value="103.40692240969237" table:style-name="ce133">
            <text:p>103.4</text:p>
          </table:table-cell>
          <table:table-cell table:number-columns-repeated="16382"/>
        </table:table-row>
        <table:table-row table:style-name="ro1">
          <table:table-cell office:value-type="date" office:date-value="2019-11-01T00:00:00" table:style-name="ce134">
            <text:p>Nov-19</text:p>
          </table:table-cell>
          <table:table-cell office:value-type="float" office:value="104.11995531350358" table:style-name="ce133">
            <text:p>104.1</text:p>
          </table:table-cell>
          <table:table-cell table:number-columns-repeated="16382"/>
        </table:table-row>
        <table:table-row table:style-name="ro1">
          <table:table-cell office:value-type="date" office:date-value="2019-12-01T00:00:00" table:style-name="ce134">
            <text:p>Dec-19</text:p>
          </table:table-cell>
          <table:table-cell office:value-type="float" office:value="104.72238514173984" table:style-name="ce133">
            <text:p>104.7</text:p>
          </table:table-cell>
          <table:table-cell table:number-columns-repeated="16382"/>
        </table:table-row>
        <table:table-row table:style-name="ro1">
          <table:table-cell office:value-type="date" office:date-value="2020-01-01T00:00:00" table:style-name="ce134">
            <text:p>Jan-20</text:p>
          </table:table-cell>
          <table:table-cell office:value-type="float" office:value="104.81137623928737" table:style-name="ce133">
            <text:p>104.8</text:p>
          </table:table-cell>
          <table:table-cell table:number-columns-repeated="16382"/>
        </table:table-row>
        <table:table-row table:style-name="ro1">
          <table:table-cell office:value-type="date" office:date-value="2020-02-01T00:00:00" table:style-name="ce134">
            <text:p>Feb-20</text:p>
          </table:table-cell>
          <table:table-cell office:value-type="float" office:value="104.62595568949149" table:style-name="ce133">
            <text:p>104.6</text:p>
          </table:table-cell>
          <table:table-cell table:number-columns-repeated="16382"/>
        </table:table-row>
        <table:table-row table:style-name="ro1">
          <table:table-cell office:value-type="date" office:date-value="2020-03-01T00:00:00" table:style-name="ce134">
            <text:p>Mar-20</text:p>
          </table:table-cell>
          <table:table-cell office:value-type="float" office:value="104.82658072437064" table:style-name="ce133">
            <text:p>104.8</text:p>
          </table:table-cell>
          <table:table-cell table:number-columns-repeated="16382"/>
        </table:table-row>
        <table:table-row table:style-name="ro1">
          <table:table-cell office:value-type="date" office:date-value="2020-04-01T00:00:00" table:style-name="ce134">
            <text:p>Apr-20</text:p>
          </table:table-cell>
          <table:table-cell office:value-type="float" office:value="104.62198017036714" table:style-name="ce133">
            <text:p>104.6</text:p>
          </table:table-cell>
          <table:table-cell table:number-columns-repeated="16382"/>
        </table:table-row>
        <table:table-row table:style-name="ro1">
          <table:table-cell office:value-type="date" office:date-value="2020-05-01T00:00:00" table:style-name="ce134">
            <text:p>May-20</text:p>
          </table:table-cell>
          <table:table-cell office:value-type="float" office:value="105.22440999860342" table:style-name="ce133">
            <text:p>105.2</text:p>
          </table:table-cell>
          <table:table-cell table:number-columns-repeated="16382"/>
        </table:table-row>
        <table:table-row table:style-name="ro1">
          <table:table-cell office:value-type="date" office:date-value="2020-06-01T00:00:00" table:style-name="ce134">
            <text:p>Jun-20</text:p>
          </table:table-cell>
          <table:table-cell office:value-type="float" office:value="104.52564317205189" table:style-name="ce133">
            <text:p>104.5</text:p>
          </table:table-cell>
          <table:table-cell table:number-columns-repeated="16382"/>
        </table:table-row>
        <table:table-row table:style-name="ro1">
          <table:table-cell office:value-type="date" office:date-value="2020-07-01T00:00:00" table:style-name="ce134">
            <text:p>Jul-20</text:p>
          </table:table-cell>
          <table:table-cell office:value-type="float" office:value="103.74704885703957" table:style-name="ce133">
            <text:p>103.7</text:p>
          </table:table-cell>
          <table:table-cell table:number-columns-repeated="16382"/>
        </table:table-row>
        <table:table-row table:style-name="ro1">
          <table:table-cell office:value-type="date" office:date-value="2020-08-01T00:00:00" table:style-name="ce134">
            <text:p>Aug-20</text:p>
          </table:table-cell>
          <table:table-cell office:value-type="float" office:value="104.4253306546123" table:style-name="ce133">
            <text:p>104.4</text:p>
          </table:table-cell>
          <table:table-cell table:number-columns-repeated="16382"/>
        </table:table-row>
        <table:table-row table:style-name="ro1">
          <table:table-cell office:value-type="date" office:date-value="2020-09-01T00:00:00" table:style-name="ce134">
            <text:p>Sep-20</text:p>
          </table:table-cell>
          <table:table-cell office:value-type="float" office:value="103.24778490681319" table:style-name="ce133">
            <text:p>103.2</text:p>
          </table:table-cell>
          <table:table-cell table:number-columns-repeated="16382"/>
        </table:table-row>
        <table:table-row table:style-name="ro1">
          <table:table-cell office:value-type="date" office:date-value="2020-10-01T00:00:00" table:style-name="ce134">
            <text:p>Oct-20</text:p>
          </table:table-cell>
          <table:table-cell office:value-type="float" office:value="103.24778490681319" table:style-name="ce133">
            <text:p>103.2</text:p>
          </table:table-cell>
          <table:table-cell table:number-columns-repeated="16382"/>
        </table:table-row>
        <table:table-row table:style-name="ro1">
          <table:table-cell office:value-type="date" office:date-value="2020-11-01T00:00:00" table:style-name="ce134">
            <text:p>Nov-20</text:p>
          </table:table-cell>
          <table:table-cell office:value-type="float" office:value="103.13729582324606" table:style-name="ce133">
            <text:p>103.1</text:p>
          </table:table-cell>
          <table:table-cell table:number-columns-repeated="16382"/>
        </table:table-row>
        <table:table-row table:style-name="ro1">
          <table:table-cell office:value-type="date" office:date-value="2020-12-01T00:00:00" table:style-name="ce136">
            <text:p>Dec-20</text:p>
          </table:table-cell>
          <table:table-cell office:value-type="float" office:value="102.5546675546674" table:style-name="ce137">
            <text:p>102.6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ource: Consumer Price Index (ONS)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3">
            <text:p>(a) includes non-alcoholic beverag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© Crown copyright, 2021</text:p>
          </table:table-cell>
          <table:table-cell table:number-columns-repeated="16383"/>
        </table:table-row>
        <table:table-row table:number-rows-repeated="1048285" table:style-name="ro1">
          <table:table-cell table:number-columns-repeated="16384"/>
        </table:table-row>
      </table:table>
      <table:table table:name="Chart_6_9_input" table:style-name="ta2">
        <table:shapes>
          <draw:frame draw:z-index="1" draw:id="id0" draw:style-name="a0" draw:name="Chart 1" svg:x="4.16667in" svg:y="0.75in" svg:width="6.44792in" svg:height="3.9479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31" table:default-cell-style-name="ce1"/>
        <table:table-column table:style-name="co32" table:default-cell-style-name="ce1"/>
        <table:table-column table:style-name="co1" table:number-columns-repeated="16382" table:default-cell-style-name="ce1"/>
        <table:table-row table:style-name="ro2">
          <table:table-cell office:value-type="string" table:style-name="ce4">
            <text:p>Chart 6.9 UK retail market growth of organic food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19">
            <text:p>Enquiries: Jim Holding on +44 (0)1904 455069</text:p>
          </table:table-cell>
          <table:table-cell table:number-columns-repeated="2" table:style-name="ce20"/>
          <table:table-cell table:number-columns-repeated="6" table:style-name="ce1"/>
          <table:table-cell table:number-columns-repeated="3" table:style-name="ce20"/>
          <table:table-cell office:value-type="string" table:style-name="ce21">
            <text:p>email: jim.holding@defra.gsi.gov.uk</text:p>
          </table:table-cell>
          <table:table-cell table:number-columns-repeated="16371"/>
        </table:table-row>
        <table:table-row table:number-rows-repeated="2" table:style-name="ro10">
          <table:table-cell table:number-columns-repeated="16384"/>
        </table:table-row>
        <table:table-row table:style-name="ro11">
          <table:table-cell office:value-type="string" table:style-name="ce1">
            <text:p>Year</text:p>
          </table:table-cell>
          <table:table-cell office:value-type="string" table:style-name="ce22">
            <text:p>Value<text:s/></text:p>
            <text:p>(£ million)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1">
            <text:p>93/94</text:p>
          </table:table-cell>
          <table:table-cell office:value-type="float" office:value="105" table:style-name="ce20">
            <text:p>105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1">
            <text:p>94/95</text:p>
          </table:table-cell>
          <table:table-cell office:value-type="float" office:value="121" table:style-name="ce20">
            <text:p>121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1">
            <text:p>95/96</text:p>
          </table:table-cell>
          <table:table-cell office:value-type="float" office:value="140" table:style-name="ce20">
            <text:p>140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1">
            <text:p>96/97</text:p>
          </table:table-cell>
          <table:table-cell office:value-type="float" office:value="200" table:style-name="ce20">
            <text:p>200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1">
            <text:p>97/98</text:p>
          </table:table-cell>
          <table:table-cell office:value-type="float" office:value="260" table:style-name="ce20">
            <text:p>260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1">
            <text:p>98/99</text:p>
          </table:table-cell>
          <table:table-cell office:value-type="float" office:value="390" table:style-name="ce20">
            <text:p>390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1">
            <text:p>99/00</text:p>
          </table:table-cell>
          <table:table-cell office:value-type="float" office:value="605" table:style-name="ce20">
            <text:p>605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1">
            <text:p>00/01</text:p>
          </table:table-cell>
          <table:table-cell office:value-type="float" office:value="802" table:style-name="ce20">
            <text:p>802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1">
            <text:p>01/02</text:p>
          </table:table-cell>
          <table:table-cell office:value-type="float" office:value="920" table:style-name="ce20">
            <text:p>920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1">
            <text:p>02/03</text:p>
          </table:table-cell>
          <table:table-cell office:value-type="float" office:value="1015" table:style-name="ce20">
            <text:p>1015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1">
            <text:p>03/04</text:p>
          </table:table-cell>
          <table:table-cell office:value-type="float" office:value="1119" table:style-name="ce20">
            <text:p>1119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1">
            <text:p>2004</text:p>
          </table:table-cell>
          <table:table-cell office:value-type="float" office:value="1213" table:style-name="ce20">
            <text:p>1213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1">
            <text:p>2005</text:p>
          </table:table-cell>
          <table:table-cell table:style-name="ce20"/>
          <table:table-cell table:number-columns-repeated="16382" table:style-name="ce1"/>
        </table:table-row>
        <table:table-row table:style-name="ro10">
          <table:table-cell table:number-columns-repeated="16384"/>
        </table:table-row>
        <table:table-row table:style-name="ro12">
          <table:table-cell office:value-type="string" table:number-columns-spanned="4" table:number-rows-spanned="1" table:style-name="ce145">
            <text:p>In 2004 the data collection and reporting period used in the Organic Market Report changed from the financial year to the calendar year.</text:p>
          </table:table-cell>
          <table:covered-table-cell table:number-columns-repeated="3"/>
          <table:table-cell table:number-columns-repeated="16380" table:style-name="ce1"/>
        </table:table-row>
        <table:table-row table:number-rows-repeated="4" table:style-name="ro10">
          <table:table-cell table:number-columns-repeated="16384"/>
        </table:table-row>
        <table:table-row table:style-name="ro10">
          <table:table-cell table:number-columns-repeated="5" table:style-name="ce1"/>
          <table:table-cell office:value-type="string" table:style-name="ce1">
            <text:p>Source: Organic Market Report 2006 - The Soil Association</text:p>
          </table:table-cell>
          <table:table-cell table:number-columns-repeated="16378"/>
        </table:table-row>
        <table:table-row table:number-rows-repeated="1048551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Times New Roman" svg:font-family="&quot;Times New Roman&quot;"/>
    <style:font-face style:name="Cambria" svg:font-family="Cambria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2">
      <number:month number:textual="true"/>
      <number:text>-</number:text>
      <number:year/>
    </number:date-style>
    <number:currency-style style:name="N36" number:language="en" number:country="GB">
      <number:currency-symbol number:language="en" number:country="GB">£</number:currency-symbol>
      <number:number number:decimal-places="0" number:min-integer-digits="1" number:grouping="true"/>
    </number:currency-style>
    <number:number-style style:name="N37">
      <number:number number:decimal-places="1" number:min-integer-digits="1"/>
    </number:number-style>
    <number:percentage-style style:name="N38">
      <number:number number:decimal-places="1" number:min-integer-digits="1"/>
      <number:text>%</number:text>
    </number:percentage-style>
    <number:number-style style:name="N3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">
      <number:number number:decimal-places="0" number:min-integer-digits="1">
        <number:embedded-text number:position="3"> </number:embedded-text>
      </number:number>
    </number:number-style>
    <number:number-style style:name="N41">
      <number:number number:decimal-places="1" number:min-integer-digits="1">
        <number:embedded-text number:position="3"> </number:embedded-text>
      </number:number>
    </number:number-style>
    <number:number-style style:name="N42">
      <number:text> </number:text>
      <number:number number:decimal-places="1" number:min-integer-digits="1">
        <number:embedded-text number:position="3"> </number:embedded-text>
      </number:number>
    </number:number-style>
    <number:number-style style:name="N43">
      <number:number number:decimal-places="1" number:min-integer-digits="1" number:grouping="true"/>
    </number:number-style>
    <number:number-style style:name="N44">
      <number:number number:decimal-places="3" number:min-integer-digits="1"/>
    </number:number-style>
    <number:number-style style:name="N45P0">
      <number:text> </number:text>
      <number:number number:decimal-places="2" number:min-integer-digits="1" number:grouping="true"/>
      <number:text> </number:text>
    </number:number-style>
    <number:number-style style:name="N45P1">
      <number:text>-</number:text>
      <number:number number:decimal-places="2" number:min-integer-digits="1" number:grouping="true"/>
      <number:text> </number:text>
    </number:number-style>
    <number:number-style style:name="N4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currency-style style:name="N46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6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6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style:style style:name="_93__10_Zoomed_61_1_10_Row_61_0_10_Column_61_0_10_Height_61_0_10_Width_61_0_10_FontName_61_FoxFont_10_FontStyle_61_0_10_FontSize_61_9_10_PrtFontName_61_FoxPrin" style:display-name="]&#10;Zoomed=1&#10;Row=0&#10;Column=0&#10;Height=0&#10;Width=0&#10;FontName=FoxFont&#10;FontStyle=0&#10;FontSize=9&#10;PrtFontName=FoxPrin" style:family="table-cell" style:data-style-name="N0">
      <style:table-cell-properties style:vertical-align="automatic" fo:background-color="transparent"/>
    </style:style>
    <style:style style:name="_93__10_Zoomed_61_1_10_Row_61_0_10_Column_61_0_10_Height_61_0_10_Width_61_0_10_FontName_61_FoxFont_10_FontStyle_61_0_10_FontSize_61_9_10_PrtFontName_61_FoxPrin_32_2" style:display-name="]&#10;Zoomed=1&#10;Row=0&#10;Column=0&#10;Height=0&#10;Width=0&#10;FontName=FoxFont&#10;FontStyle=0&#10;FontSize=9&#10;PrtFontName=FoxPrin 2" style:family="table-cell" style:data-style-name="N0">
      <style:table-cell-properties style:vertical-align="automatic" fo:background-color="transparent"/>
    </style:style>
    <style:style style:name="_50_0_37__32_-_32_Accent1_32_2" style:display-name="20% - Accent1 2" style:family="table-cell" style:data-style-name="N0">
      <style:table-cell-properties fo:background-color="#B3FFB3"/>
    </style:style>
    <style:style style:name="_50_0_37__32_-_32_Accent2_32_2" style:display-name="20% - Accent2 2" style:family="table-cell" style:data-style-name="N0">
      <style:table-cell-properties fo:background-color="#F0FFC1"/>
    </style:style>
    <style:style style:name="_50_0_37__32_-_32_Accent3_32_2" style:display-name="20% - Accent3 2" style:family="table-cell" style:data-style-name="N0">
      <style:table-cell-properties fo:background-color="#F2F2F2"/>
    </style:style>
    <style:style style:name="_50_0_37__32_-_32_Accent4_32_2" style:display-name="20% - Accent4 2" style:family="table-cell" style:data-style-name="N0">
      <style:table-cell-properties fo:background-color="#FFACAC"/>
    </style:style>
    <style:style style:name="_50_0_37__32_-_32_Accent5_32_2" style:display-name="20% - Accent5 2" style:family="table-cell" style:data-style-name="N0">
      <style:table-cell-properties fo:background-color="#EBF1DE"/>
    </style:style>
    <style:style style:name="_50_0_37__32_-_32_Accent6_32_2" style:display-name="20% - Accent6 2" style:family="table-cell" style:data-style-name="N0">
      <style:table-cell-properties fo:background-color="#AEFFE9"/>
    </style:style>
    <style:style style:name="_52_0_37__32_-_32_Accent1_32_2" style:display-name="40% - Accent1 2" style:family="table-cell" style:data-style-name="N0">
      <style:table-cell-properties fo:background-color="#66FF66"/>
    </style:style>
    <style:style style:name="_52_0_37__32_-_32_Accent2_32_2" style:display-name="40% - Accent2 2" style:family="table-cell" style:data-style-name="N0">
      <style:table-cell-properties fo:background-color="#E0FF84"/>
    </style:style>
    <style:style style:name="_52_0_37__32_-_32_Accent3_32_2" style:display-name="40% - Accent3 2" style:family="table-cell" style:data-style-name="N0">
      <style:table-cell-properties fo:background-color="#E6E6E6"/>
    </style:style>
    <style:style style:name="_52_0_37__32_-_32_Accent4_32_2" style:display-name="40% - Accent4 2" style:family="table-cell" style:data-style-name="N0">
      <style:table-cell-properties fo:background-color="#FF5B5B"/>
    </style:style>
    <style:style style:name="_52_0_37__32_-_32_Accent5_32_2" style:display-name="40% - Accent5 2" style:family="table-cell" style:data-style-name="N0">
      <style:table-cell-properties fo:background-color="#D8E4BC"/>
    </style:style>
    <style:style style:name="_52_0_37__32_-_32_Accent6_32_2" style:display-name="40% - Accent6 2" style:family="table-cell" style:data-style-name="N0">
      <style:table-cell-properties fo:background-color="#5EFFD2"/>
    </style:style>
    <style:style style:name="_54_0_37__32_-_32_Accent1_32_2" style:display-name="60% - Accent1 2" style:family="table-cell" style:data-style-name="N0">
      <style:table-cell-properties fo:background-color="#1AFF1A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D1FF46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D9D9D9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FF0909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C4D79B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0DFFBC"/>
      <style:text-properties fo:color="#FFFFFF"/>
    </style:style>
    <style:style style:name="Accent1_32_2" style:display-name="Accent1 2" style:family="table-cell" style:data-style-name="N0">
      <style:table-cell-properties fo:background-color="#008000"/>
      <style:text-properties fo:color="#FFFFFF"/>
    </style:style>
    <style:style style:name="Accent2_32_2" style:display-name="Accent2 2" style:family="table-cell" style:data-style-name="N0">
      <style:table-cell-properties fo:background-color="#99CC00"/>
      <style:text-properties fo:color="#FFFFFF"/>
    </style:style>
    <style:style style:name="Accent3_32_2" style:display-name="Accent3 2" style:family="table-cell" style:data-style-name="N0">
      <style:table-cell-properties fo:background-color="#C0C0C0"/>
      <style:text-properties fo:color="#FFFFFF"/>
    </style:style>
    <style:style style:name="Accent4_32_2" style:display-name="Accent4 2" style:family="table-cell" style:data-style-name="N0">
      <style:table-cell-properties fo:background-color="#660000"/>
      <style:text-properties fo:color="#FFFFFF"/>
    </style:style>
    <style:style style:name="Accent5_32_2" style:display-name="Accent5 2" style:family="table-cell" style:data-style-name="N0">
      <style:table-cell-properties fo:background-color="#9BBB59"/>
      <style:text-properties fo:color="#FFFFFF"/>
    </style:style>
    <style:style style:name="Accent6_32_2" style:display-name="Accent6 2" style:family="table-cell" style:data-style-name="N0">
      <style:table-cell-properties fo:background-color="#006A4E"/>
      <style:text-properties fo:color="#FFFFFF"/>
    </style:style>
    <style:style style:name="Bad_32_2" style:display-name="Bad 2" style:family="table-cell" style:data-style-name="N0">
      <style:table-cell-properties fo:background-color="#FFC7CE"/>
      <style:text-properties fo:color="#9C0006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mma" style:family="table-cell" style:data-style-name="N45"/>
    <style:style style:name="Comma_32_2" style:display-name="Comma 2" style:family="table-cell" style:data-style-name="N45"/>
    <style:style style:name="Currency_32_2" style:display-name="Currency 2" style:family="table-cell" style:data-style-name="N46"/>
    <style:style style:name="Explanatory_32_Text_32_2" style:display-name="Explanatory Text 2" style:family="table-cell" style:data-style-name="N0">
      <style:text-properties fo:color="#7F7F7F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008000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40FF40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1AFF1A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MS Sans Serif" style:font-name-asian="MS Sans Serif" style:font-name-complex="MS Sans Serif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text-underline-style="solid" style:text-underline-type="single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_32_2" style:display-name="Neutral 2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fo:background-color="transparent" style:cell-protect="none"/>
      <style:text-properties style:font-name="MS Sans Serif" style:font-name-asian="MS Sans Serif" style:font-name-complex="MS Sans Serif" fo:font-size="8pt" style:font-size-asian="8pt" style:font-size-complex="8pt"/>
    </style:style>
    <style:style style:name="Normal_32_2_Table_32_14.1_32_Input" style:display-name="Normal 2_Table 14.1 Input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brancha" style:family="table-cell" style:data-style-name="N0">
      <style:table-cell-properties style:vertical-align="automatic" fo:background-color="transparent"/>
    </style:style>
    <style:style style:name="Normal_C5_fiuk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rmal_rpihist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sschart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Percent_32_4" style:display-name="Percent 4" style:family="table-cell" style:data-style-name="N13"/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Refdb_32_standard_32_2" style:display-name="Refdb standard 2" style:family="table-cell" style:data-style-name="N0">
      <style:table-cell-properties style:vertical-align="automatic" fo:background-color="transparent"/>
    </style:style>
    <style:style style:name="Refdb_32_standard_32_3" style:display-name="Refdb standard 3" style:family="table-cell" style:data-style-name="N0">
      <style:table-cell-properties style:vertical-align="automatic" fo:background-color="transparent"/>
    </style:style>
    <style:style style:name="Refdb_32_standard_32_4" style:display-name="Refdb standard 4" style:family="table-cell" style:data-style-name="N0">
      <style:table-cell-properties style:vertical-align="automatic" fo:background-color="transparent"/>
    </style:style>
    <style:style style:name="Refdb_32_standard_32_5" style:display-name="Refdb standard 5" style:family="table-cell" style:data-style-name="N22">
      <style:table-cell-properties style:vertical-align="automatic" fo:background-color="transparent"/>
    </style:style>
    <style:style style:name="Refdb_32_standard_Table_32_7.1_32_Input" style:display-name="Refdb standard_Table 7.1 Input" style:family="table-cell" style:data-style-name="N0">
      <style:table-cell-properties style:vertical-align="automatic" fo:background-color="transparent"/>
    </style:style>
    <style:style style:name="_254__240__39__38_O_253__8212__38_H_253__8212_h" style:display-name="þð'&amp;Oý—&amp;Hý—h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008000" fo:border-bottom="thin double #008000" fo:border-left="none" fo:border-right="none"/>
      <style:text-properties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31496062992126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Emily Stirk</meta:initial-creator>
    <dc:creator>Duckham, Maisie (DEFRA)</dc:creator>
    <meta:creation-date>2006-01-20T09:18:30Z</meta:creation-date>
    <dc:date>2021-07-21T08:23:10Z</dc:date>
    <meta:print-date>2013-04-02T12:59:39Z</meta:print-date>
    <meta:user-defined meta:name="_NewReviewCycle"/>
    <meta:user-defined meta:name="_EmailSubject">AUK 2006: Food Chain chapter</meta:user-defined>
    <meta:user-defined meta:name="_AuthorEmail">Clare.F.Burgon@defra.gsi.gov.uk</meta:user-defined>
    <meta:user-defined meta:name="_AuthorEmailDisplayName">Burgon, Clare F (ACS)</meta:user-defined>
    <meta:user-defined meta:name="_ReviewingToolsShownOnce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008000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008000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false">
        <chart:label-separator>
          <text:p text:style-name="a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">
      <style:chart-properties chart:auto-position="false">
        <chart:label-separator>
          <text:p text:style-name="a5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">
      <style:chart-properties chart:auto-position="false">
        <chart:label-separator>
          <text:p text:style-name="a7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8">
      <style:chart-properties chart:auto-position="false">
        <chart:label-separator>
          <text:p text:style-name="a9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2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008000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008000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008000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008000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0">
      <style:chart-properties chart:auto-position="false">
        <chart:label-separator>
          <text:p text:style-name="a1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4.2502362204725pt" svg:width="464.2502362204725pt" chart:style-name="Crt0">
        <chart:plot-area svg:x="0.0pt" svg:y="0.0pt" svg:width="425.9311811023622pt" svg:height="236.4795275590551pt" chart:style-name="Plt0">
          <chart:axis chart:dimension="y" chart:name="primary-y" chart:style-name="Axs0">
            <chart:title svg:x="7.5pt" svg:y="100.500157480315pt" chart:style-name="AT00">
              <text:p text:style-name="a1" text:class-names="" text:cond-style-name="">Value (£ million)</text:p>
            </chart:title>
          </chart:axis>
          <chart:axis chart:dimension="x" chart:name="primary-x" chart:style-name="Axs1">
            <chart:categories table:cell-range-address="Chart_6_9_input.$A$6:.$A$18"/>
          </chart:axis>
          <chart:series chart:values-cell-range-address="Chart_6_9_input.$B$6:.$B$18" chart:class="chart:bar" chart:attached-axis="primary-y" chart:style-name="G0S0">
            <chart:data-label chart:style-name="DL00"/>
            <chart:data-point chart:style-name="G0S0P0">
              <chart:data-label svg:x="60.00007874015747pt" svg:y="221.2504724409449pt" chart:style-name="DL000"/>
            </chart:data-point>
            <chart:data-point chart:style-name="G0S0P1">
              <chart:data-label svg:x="89.25015748031495pt" svg:y="219.7504724409449pt" chart:style-name="DL001"/>
            </chart:data-point>
            <chart:data-point chart:style-name="G0S0P2">
              <chart:data-label svg:x="120.750157480315pt" svg:y="209.25031496063pt" chart:style-name="DL002"/>
            </chart:data-point>
            <chart:data-point chart:repeated="5"/>
            <chart:data-point chart:style-name="G0S0P8">
              <chart:data-label svg:x="305.250157480315pt" svg:y="95.25015748031495pt" chart:style-name="DL008"/>
            </chart:data-point>
            <chart:data-point/>
            <chart:data-point chart:style-name="G0S0P10">
              <chart:data-label svg:x="364.500157480315pt" svg:y="66.00015748031495pt" chart:style-name="DL0010"/>
            </chart:data-point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linear" draw:angle="0" draw:start-color="#ccffcc" draw:end-color="#ffffff" draw:start-intensity="100%" draw:end-intensity="100%"/>
  </office:styles>
</office:document-styles>
</file>